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97.75mm"/>
    </style:style>
    <style:style style:name="co4" style:family="table-column">
      <style:table-column-properties fo:break-before="auto" style:column-width="89.59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107.02mm"/>
    </style:style>
    <style:style style:name="co9" style:family="table-column">
      <style:table-column-properties fo:break-before="auto" style:column-width="84.97mm"/>
    </style:style>
    <style:style style:name="co10" style:family="table-column">
      <style:table-column-properties fo:break-before="auto" style:column-width="104.02mm"/>
    </style:style>
    <style:style style:name="co11" style:family="table-column">
      <style:table-column-properties fo:break-before="auto" style:column-width="130.44mm"/>
    </style:style>
    <style:style style:name="co12" style:family="table-column">
      <style:table-column-properties fo:break-before="auto" style:column-width="55mm"/>
    </style:style>
    <style:style style:name="co13" style:family="table-column">
      <style:table-column-properties fo:break-before="auto" style:column-width="74.33mm"/>
    </style:style>
    <style:style style:name="co14" style:family="table-column">
      <style:table-column-properties fo:break-before="auto" style:column-width="46.57mm"/>
    </style:style>
    <style:style style:name="co15" style:family="table-column">
      <style:table-column-properties fo:break-before="auto" style:column-width="68.07mm"/>
    </style:style>
    <style:style style:name="co16" style:family="table-column">
      <style:table-column-properties fo:break-before="auto" style:column-width="53.38mm"/>
    </style:style>
    <style:style style:name="co17" style:family="table-column">
      <style:table-column-properties fo:break-before="auto" style:column-width="44.11mm"/>
    </style:style>
    <style:style style:name="co18" style:family="table-column">
      <style:table-column-properties fo:break-before="auto" style:column-width="104.56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11.17mm"/>
    </style:style>
    <style:style style:name="co21" style:family="table-column">
      <style:table-column-properties fo:break-before="auto" style:column-width="12.79mm"/>
    </style:style>
    <style:style style:name="co22" style:family="table-column">
      <style:table-column-properties fo:break-before="auto" style:column-width="85.51mm"/>
    </style:style>
    <style:style style:name="co23" style:family="table-column">
      <style:table-column-properties fo:break-before="auto" style:column-width="80.33mm"/>
    </style:style>
    <style:style style:name="co24" style:family="table-column">
      <style:table-column-properties fo:break-before="auto" style:column-width="38.12mm"/>
    </style:style>
    <style:style style:name="co25" style:family="table-column">
      <style:table-column-properties fo:break-before="auto" style:column-width="75.71mm"/>
    </style:style>
    <style:style style:name="co26" style:family="table-column">
      <style:table-column-properties fo:break-before="auto" style:column-width="177.01mm"/>
    </style:style>
    <style:style style:name="co27" style:family="table-column">
      <style:table-column-properties fo:break-before="auto" style:column-width="34.03mm"/>
    </style:style>
    <style:style style:name="co28" style:family="table-column">
      <style:table-column-properties fo:break-before="auto" style:column-width="42.21mm"/>
    </style:style>
    <style:style style:name="co29" style:family="table-column">
      <style:table-column-properties fo:break-before="auto" style:column-width="34.31mm"/>
    </style:style>
    <style:style style:name="co30" style:family="table-column">
      <style:table-column-properties fo:break-before="auto" style:column-width="98.04mm"/>
    </style:style>
    <style:style style:name="co31" style:family="table-column">
      <style:table-column-properties fo:break-before="auto" style:column-width="95.85mm"/>
    </style:style>
    <style:style style:name="co32" style:family="table-column">
      <style:table-column-properties fo:break-before="auto" style:column-width="74.88mm"/>
    </style:style>
    <style:style style:name="co33" style:family="table-column">
      <style:table-column-properties fo:break-before="auto" style:column-width="78.97mm"/>
    </style:style>
    <style:style style:name="co34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10"/>
    <style:style style:name="ce5" style:family="table-cell" style:parent-style-name="Default" style:data-style-name="N2">
      <style:table-cell-properties style:cell-protect="none" style:print-content="true"/>
    </style:style>
    <style:style style:name="ce8" style:family="table-cell" style:parent-style-name="Default" style:data-style-name="N1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jedynczeCech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6" table:default-cell-style-name="ce1"/>
        <table:table-column table:style-name="co4" table:default-cell-style-name="ce1"/>
        <table:table-column table:style-name="co1" table:number-columns-repeated="17" table:default-cell-style-name="ce1"/>
        <table:table-row table:style-name="ro1" table:number-rows-repeated="2">
          <table:table-cell table:number-columns-repeated="4"/>
          <table:table-cell table:style-name="Default" table:number-columns-repeated="24"/>
        </table:table-row>
        <table:table-row table:style-name="ro1">
          <table:table-cell table:number-columns-repeated="4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cy</text:p>
          </table:table-cell>
          <table:table-cell table:style-name="Default" table:number-columns-repeated="21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Cecha</text:p>
          </table:table-cell>
          <table:table-cell office:value-type="string" calcext:value-type="string">
            <text:p>F1</text:p>
          </table:table-cell>
          <table:table-cell table:style-name="Default" office:value-type="string" calcext:value-type="string">
            <text:p>Precyzja</text:p>
          </table:table-cell>
          <table:table-cell table:style-name="Default" office:value-type="string" calcext:value-type="string">
            <text:p>Czułość</text:p>
          </table:table-cell>
          <table:table-cell table:style-name="Default" office:value-type="string" calcext:value-type="string">
            <text:p>Dokładność</text:p>
          </table:table-cell>
          <table:table-cell table:style-name="Default" table:number-columns-repeated="3"/>
          <table:table-cell table:style-name="Default" office:value-type="string" calcext:value-type="string">
            <text:p>Cecha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Precyzja</text:p>
          </table:table-cell>
          <table:table-cell table:style-name="Default" office:value-type="string" calcext:value-type="string">
            <text:p>Czułość</text:p>
          </table:table-cell>
          <table:table-cell table:style-name="Default" office:value-type="string" calcext:value-type="string">
            <text:p>Dokładność</text:p>
          </table:table-cell>
          <table:table-cell table:style-name="Default" office:value-type="string" calcext:value-type="string">
            <text:p>ROC AUC</text:p>
          </table:table-cell>
          <table:table-cell table:style-name="Default"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zba znaków</text:p>
          </table:table-cell>
          <table:table-cell table:style-name="ce1" office:value-type="float" office:value="0.672236760454882" calcext:value-type="float">
            <text:p>0,67</text:p>
          </table:table-cell>
          <table:table-cell office:value-type="float" office:value="0.673620648568121" calcext:value-type="float">
            <text:p>0,67</text:p>
          </table:table-cell>
          <table:table-cell table:number-columns-repeated="2" office:value-type="float" office:value="0.672680477255829" calcext:value-type="float">
            <text:p>0,67</text:p>
          </table:table-cell>
          <table:table-cell table:style-name="Default" table:number-columns-repeated="3"/>
          <table:table-cell table:style-name="Default" office:value-type="string" calcext:value-type="string">
            <text:p>liczba znaków</text:p>
          </table:table-cell>
          <table:table-cell office:value-type="float" office:value="0.684256018678266" calcext:value-type="float">
            <text:p>0,68</text:p>
          </table:table-cell>
          <table:table-cell office:value-type="float" office:value="0.660886323871508" calcext:value-type="float">
            <text:p>0,66</text:p>
          </table:table-cell>
          <table:table-cell office:value-type="float" office:value="0.70934394534462" calcext:value-type="float">
            <text:p>0,71</text:p>
          </table:table-cell>
          <table:table-cell office:value-type="float" office:value="0.672680476360168" calcext:value-type="float">
            <text:p>0,67</text:p>
          </table:table-cell>
          <table:table-cell office:value-type="float" office:value="0.715618247081261" calcext:value-type="float">
            <text:p>0,72</text:p>
          </table:table-cell>
          <table:table-cell table:style-name="Default" table:number-columns-repeated="6"/>
          <table:table-cell table:style-name="Default" office:value-type="string" calcext:value-type="string">
            <text:p>cechy ponizej 0,7 f1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czba słów</text:p>
          </table:table-cell>
          <table:table-cell table:style-name="ce1" office:value-type="float" office:value="0.67110274822217" calcext:value-type="float">
            <text:p>0,67</text:p>
          </table:table-cell>
          <table:table-cell office:value-type="float" office:value="0.67147584423156" calcext:value-type="float">
            <text:p>0,67</text:p>
          </table:table-cell>
          <table:table-cell table:number-columns-repeated="2" office:value-type="float" office:value="0.671223668774116" calcext:value-type="float">
            <text:p>0,67</text:p>
          </table:table-cell>
          <table:table-cell table:style-name="Default" table:number-columns-repeated="3"/>
          <table:table-cell table:style-name="Default" office:value-type="string" calcext:value-type="string">
            <text:p>liczba słów</text:p>
          </table:table-cell>
          <table:table-cell office:value-type="float" office:value="0.677414071489197" calcext:value-type="float">
            <text:p>0,68</text:p>
          </table:table-cell>
          <table:table-cell office:value-type="float" office:value="0.664907585165058" calcext:value-type="float">
            <text:p>0,66</text:p>
          </table:table-cell>
          <table:table-cell office:value-type="float" office:value="0.690401883580704" calcext:value-type="float">
            <text:p>0,69</text:p>
          </table:table-cell>
          <table:table-cell office:value-type="float" office:value="0.671230381043546" calcext:value-type="float">
            <text:p>0,67</text:p>
          </table:table-cell>
          <table:table-cell office:value-type="float" office:value="0.707342814343541" calcext:value-type="float">
            <text:p>0,71</text:p>
          </table:table-cell>
          <table:table-cell table:style-name="Default"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ntyment</text:p>
          </table:table-cell>
          <table:table-cell table:style-name="ce1" office:value-type="float" office:value="0.742571505802408" calcext:value-type="float">
            <text:p>0,74</text:p>
          </table:table-cell>
          <table:table-cell office:value-type="float" office:value="0.742794328730382" calcext:value-type="float">
            <text:p>0,74</text:p>
          </table:table-cell>
          <table:table-cell table:number-columns-repeated="2" office:value-type="float" office:value="0.742618193658184" calcext:value-type="float">
            <text:p>0,74</text:p>
          </table:table-cell>
          <table:table-cell table:style-name="Default" table:number-columns-repeated="3"/>
          <table:table-cell table:style-name="Default" office:value-type="string" calcext:value-type="string">
            <text:p>sentyment</text:p>
          </table:table-cell>
          <table:table-cell office:value-type="float" office:value="0.738684360113739" calcext:value-type="float">
            <text:p>0,74</text:p>
          </table:table-cell>
          <table:table-cell office:value-type="float" office:value="0.749202800460163" calcext:value-type="float">
            <text:p>0,75</text:p>
          </table:table-cell>
          <table:table-cell office:value-type="float" office:value="0.728458747740662" calcext:value-type="float">
            <text:p>0,73</text:p>
          </table:table-cell>
          <table:table-cell office:value-type="float" office:value="0.742303503150579" calcext:value-type="float">
            <text:p>0,74</text:p>
          </table:table-cell>
          <table:table-cell office:value-type="float" office:value="0.804048650878071" calcext:value-type="float">
            <text:p>0,80</text:p>
          </table:table-cell>
          <table:table-cell table:style-name="Default" table:number-columns-repeated="6"/>
          <table:table-cell table:style-name="Default" office:value-type="string" calcext:value-type="string">
            <text:p>'chars_number'</text:p>
          </table:table-cell>
          <table:table-cell table:style-name="Default" office:value-type="string" calcext:value-type="string">
            <text:p>liczba znakó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biektywność</text:p>
          </table:table-cell>
          <table:table-cell table:style-name="ce1" office:value-type="float" office:value="0.559159531006218" calcext:value-type="float">
            <text:p>0,56</text:p>
          </table:table-cell>
          <table:table-cell office:value-type="float" office:value="0.561291732083388" calcext:value-type="float">
            <text:p>0,56</text:p>
          </table:table-cell>
          <table:table-cell table:number-columns-repeated="2" office:value-type="float" office:value="0.560529721074883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subiektywność</text:p>
          </table:table-cell>
          <table:table-cell office:value-type="float" office:value="0.583249759121951" calcext:value-type="float">
            <text:p>0,58</text:p>
          </table:table-cell>
          <table:table-cell office:value-type="float" office:value="0.554484732090695" calcext:value-type="float">
            <text:p>0,55</text:p>
          </table:table-cell>
          <table:table-cell office:value-type="float" office:value="0.615169392961598" calcext:value-type="float">
            <text:p>0,62</text:p>
          </table:table-cell>
          <table:table-cell office:value-type="float" office:value="0.560447482107136" calcext:value-type="float">
            <text:p>0,56</text:p>
          </table:table-cell>
          <table:table-cell office:value-type="float" office:value="0.579440029588657" calcext:value-type="float">
            <text:p>0,58</text:p>
          </table:table-cell>
          <table:table-cell table:style-name="Default" table:number-columns-repeated="6"/>
          <table:table-cell table:style-name="Default" office:value-type="string" calcext:value-type="string">
            <text:p>'words_number'</text:p>
          </table:table-cell>
          <table:table-cell table:style-name="Default" office:value-type="string" calcext:value-type="string">
            <text:p>liczba słó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g sentymentu</text:p>
          </table:table-cell>
          <table:table-cell table:style-name="ce1" office:value-type="float" office:value="0.495076548721008" calcext:value-type="float">
            <text:p>0,50</text:p>
          </table:table-cell>
          <table:table-cell office:value-type="float" office:value="0.50707104969087" calcext:value-type="float">
            <text:p>0,51</text:p>
          </table:table-cell>
          <table:table-cell table:number-columns-repeated="2" office:value-type="float" office:value="0.506434796911163" calcext:value-type="float">
            <text:p>0,51</text:p>
          </table:table-cell>
          <table:table-cell table:style-name="Default" table:number-columns-repeated="3"/>
          <table:table-cell table:style-name="Default" office:value-type="string" calcext:value-type="string">
            <text:p>tag sentymentu</text:p>
          </table:table-cell>
          <table:table-cell office:value-type="float" office:value="0.570806139846074" calcext:value-type="float">
            <text:p>0,57</text:p>
          </table:table-cell>
          <table:table-cell office:value-type="float" office:value="0.50495038389632" calcext:value-type="float">
            <text:p>0,50</text:p>
          </table:table-cell>
          <table:table-cell office:value-type="float" office:value="0.656419136376953" calcext:value-type="float">
            <text:p>0,66</text:p>
          </table:table-cell>
          <table:table-cell office:value-type="float" office:value="0.506434797184508" calcext:value-type="float">
            <text:p>0,51</text:p>
          </table:table-cell>
          <table:table-cell office:value-type="float" office:value="0.506435402280833" calcext:value-type="float">
            <text:p>0,51</text:p>
          </table:table-cell>
          <table:table-cell table:style-name="Default" table:number-columns-repeated="6"/>
          <table:table-cell table:style-name="Default" office:value-type="string" calcext:value-type="string">
            <text:p>'subjectivity'</text:p>
          </table:table-cell>
          <table:table-cell table:style-name="Default" office:value-type="string" calcext:value-type="string">
            <text:p>subiektywność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ks. Długość serii wiadomości</text:p>
          </table:table-cell>
          <table:table-cell table:style-name="ce1" office:value-type="float" office:value="0.70630314380773" calcext:value-type="float">
            <text:p>0,71</text:p>
          </table:table-cell>
          <table:table-cell office:value-type="float" office:value="0.713702128616613" calcext:value-type="float">
            <text:p>0,71</text:p>
          </table:table-cell>
          <table:table-cell table:number-columns-repeated="2" office:value-type="float" office:value="0.708195219049953" calcext:value-type="float">
            <text:p>0,71</text:p>
          </table:table-cell>
          <table:table-cell table:style-name="Default" table:number-columns-repeated="3"/>
          <table:table-cell table:style-name="Default" office:value-type="string" calcext:value-type="string">
            <text:p>maks. Długość serii wiadomości</text:p>
          </table:table-cell>
          <table:table-cell office:value-type="float" office:value="0.729801040878231" calcext:value-type="float">
            <text:p>0,73</text:p>
          </table:table-cell>
          <table:table-cell office:value-type="float" office:value="0.679486891000562" calcext:value-type="float">
            <text:p>0,68</text:p>
          </table:table-cell>
          <table:table-cell office:value-type="float" office:value="0.788164969671903" calcext:value-type="float">
            <text:p>0,79</text:p>
          </table:table-cell>
          <table:table-cell office:value-type="float" office:value="0.708193542032247" calcext:value-type="float">
            <text:p>0,71</text:p>
          </table:table-cell>
          <table:table-cell office:value-type="float" office:value="0.791895519498924" calcext:value-type="float">
            <text:p>0,79</text:p>
          </table:table-cell>
          <table:table-cell table:style-name="Default" table:number-columns-repeated="6"/>
          <table:table-cell table:style-name="Default" office:value-type="string" calcext:value-type="string">
            <text:p>'tag'</text:p>
          </table:table-cell>
          <table:table-cell table:style-name="Default" office:value-type="string" calcext:value-type="string">
            <text:p>tag sentymentu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iczba linków</text:p>
          </table:table-cell>
          <table:table-cell table:style-name="ce1" office:value-type="float" office:value="0.552568307672716" calcext:value-type="float">
            <text:p>0,55</text:p>
          </table:table-cell>
          <table:table-cell office:value-type="float" office:value="0.567238043762041" calcext:value-type="float">
            <text:p>0,57</text:p>
          </table:table-cell>
          <table:table-cell table:number-columns-repeated="2" office:value-type="float" office:value="0.561730581061825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liczba linków</text:p>
          </table:table-cell>
          <table:table-cell office:value-type="float" office:value="0.616596563398136" calcext:value-type="float">
            <text:p>0,62</text:p>
          </table:table-cell>
          <table:table-cell office:value-type="float" office:value="0.547995490737061" calcext:value-type="float">
            <text:p>0,55</text:p>
          </table:table-cell>
          <table:table-cell office:value-type="float" office:value="0.70483357490485" calcext:value-type="float">
            <text:p>0,70</text:p>
          </table:table-cell>
          <table:table-cell office:value-type="float" office:value="0.561731420514314" calcext:value-type="float">
            <text:p>0,56</text:p>
          </table:table-cell>
          <table:table-cell office:value-type="float" office:value="0.562128331216176" calcext:value-type="float">
            <text:p>0,56</text:p>
          </table:table-cell>
          <table:table-cell table:style-name="Default" table:number-columns-repeated="6"/>
          <table:table-cell table:style-name="Default" office:value-type="string" calcext:value-type="string">
            <text:p>'urls_number'</text:p>
          </table:table-cell>
          <table:table-cell table:style-name="Default" office:value-type="string" calcext:value-type="string">
            <text:p>liczba linkó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czba hasztagów</text:p>
          </table:table-cell>
          <table:table-cell table:style-name="ce1" office:value-type="float" office:value="0.643710438871947" calcext:value-type="float">
            <text:p>0,64</text:p>
          </table:table-cell>
          <table:table-cell office:value-type="float" office:value="0.678794225127403" calcext:value-type="float">
            <text:p>0,68</text:p>
          </table:table-cell>
          <table:table-cell table:number-columns-repeated="2" office:value-type="float" office:value="0.655376680658518" calcext:value-type="float">
            <text:p>0,66</text:p>
          </table:table-cell>
          <table:table-cell table:style-name="Default" table:number-columns-repeated="3"/>
          <table:table-cell table:style-name="Default" office:value-type="string" calcext:value-type="string">
            <text:p>liczba hasztagów</text:p>
          </table:table-cell>
          <table:table-cell office:value-type="float" office:value="0.579237755383578" calcext:value-type="float">
            <text:p>0,58</text:p>
          </table:table-cell>
          <table:table-cell office:value-type="float" office:value="0.743498961648884" calcext:value-type="float">
            <text:p>0,74</text:p>
          </table:table-cell>
          <table:table-cell office:value-type="float" office:value="0.474424761635521" calcext:value-type="float">
            <text:p>0,47</text:p>
          </table:table-cell>
          <table:table-cell office:value-type="float" office:value="0.655376681276629" calcext:value-type="float">
            <text:p>0,66</text:p>
          </table:table-cell>
          <table:table-cell office:value-type="float" office:value="0.660454276975417" calcext:value-type="float">
            <text:p>0,66</text:p>
          </table:table-cell>
          <table:table-cell table:style-name="Default" table:number-columns-repeated="6"/>
          <table:table-cell table:style-name="Default" office:value-type="string" calcext:value-type="string">
            <text:p>'hashtags_count'</text:p>
          </table:table-cell>
          <table:table-cell table:style-name="Default" office:value-type="string" calcext:value-type="string">
            <text:p>liczba hasztagó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iczba odniesień do użytkowników</text:p>
          </table:table-cell>
          <table:table-cell table:style-name="ce1" office:value-type="float" office:value="0.693745236590091" calcext:value-type="float">
            <text:p>0,69</text:p>
          </table:table-cell>
          <table:table-cell office:value-type="float" office:value="0.702071175422811" calcext:value-type="float">
            <text:p>0,70</text:p>
          </table:table-cell>
          <table:table-cell table:number-columns-repeated="2" office:value-type="float" office:value="0.696033050083666" calcext:value-type="float">
            <text:p>0,70</text:p>
          </table:table-cell>
          <table:table-cell table:style-name="Default" table:number-columns-repeated="3"/>
          <table:table-cell table:style-name="Default" office:value-type="string" calcext:value-type="string">
            <text:p>liczba odniesień do użytkowników</text:p>
          </table:table-cell>
          <table:table-cell office:value-type="float" office:value="0.667273843537992" calcext:value-type="float">
            <text:p>0,67</text:p>
          </table:table-cell>
          <table:table-cell office:value-type="float" office:value="0.737003936756437" calcext:value-type="float">
            <text:p>0,74</text:p>
          </table:table-cell>
          <table:table-cell office:value-type="float" office:value="0.609602338116271" calcext:value-type="float">
            <text:p>0,61</text:p>
          </table:table-cell>
          <table:table-cell office:value-type="float" office:value="0.69603220921865" calcext:value-type="float">
            <text:p>0,70</text:p>
          </table:table-cell>
          <table:table-cell office:value-type="float" office:value="0.702380923575849" calcext:value-type="float">
            <text:p>0,70</text:p>
          </table:table-cell>
          <table:table-cell table:style-name="Default" table:number-columns-repeated="6"/>
          <table:table-cell table:style-name="Default" office:value-type="string" calcext:value-type="string">
            <text:p>'user_mentions_count'</text:p>
          </table:table-cell>
          <table:table-cell table:style-name="Default" office:value-type="string" calcext:value-type="string">
            <text:p>liczba odniesień do użytkownikó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iczba polubień</text:p>
          </table:table-cell>
          <table:table-cell table:style-name="ce1" office:value-type="float" office:value="0.446103272024624" calcext:value-type="float">
            <text:p>0,45</text:p>
          </table:table-cell>
          <table:table-cell office:value-type="float" office:value="0.569597979009336" calcext:value-type="float">
            <text:p>0,57</text:p>
          </table:table-cell>
          <table:table-cell table:number-columns-repeated="2" office:value-type="float" office:value="0.528290280838437" calcext:value-type="float">
            <text:p>0,53</text:p>
          </table:table-cell>
          <table:table-cell table:style-name="Default" table:number-columns-repeated="3"/>
          <table:table-cell table:style-name="Default" office:value-type="string" calcext:value-type="string">
            <text:p>liczba polubień</text:p>
          </table:table-cell>
          <table:table-cell office:value-type="float" office:value="0.232712406546311" calcext:value-type="float">
            <text:p>0,23</text:p>
          </table:table-cell>
          <table:table-cell office:value-type="float" office:value="0.6231601628733" calcext:value-type="float">
            <text:p>0,62</text:p>
          </table:table-cell>
          <table:table-cell office:value-type="float" office:value="0.143072167940253" calcext:value-type="float">
            <text:p>0,14</text:p>
          </table:table-cell>
          <table:table-cell office:value-type="float" office:value="0.528281889614559" calcext:value-type="float">
            <text:p>0,53</text:p>
          </table:table-cell>
          <table:table-cell office:value-type="float" office:value="0.529034744850063" calcext:value-type="float">
            <text:p>0,53</text:p>
          </table:table-cell>
          <table:table-cell table:style-name="Default" table:number-columns-repeated="6"/>
          <table:table-cell table:style-name="Default" office:value-type="string" calcext:value-type="string">
            <text:p>'favorite_count'</text:p>
          </table:table-cell>
          <table:table-cell table:style-name="Default" office:value-type="string" calcext:value-type="string">
            <text:p>liczba polubień wiadomości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ategoria źródła publikacji</text:p>
          </table:table-cell>
          <table:table-cell table:style-name="ce1" office:value-type="float" office:value="0.80254870536081" calcext:value-type="float">
            <text:p>0,80</text:p>
          </table:table-cell>
          <table:table-cell office:value-type="float" office:value="0.843354242180989" calcext:value-type="float">
            <text:p>0,84</text:p>
          </table:table-cell>
          <table:table-cell table:number-columns-repeated="2" office:value-type="float" office:value="0.807677783502819" calcext:value-type="float">
            <text:p>0,81</text:p>
          </table:table-cell>
          <table:table-cell table:style-name="Default" table:number-columns-repeated="3"/>
          <table:table-cell table:style-name="Default" office:value-type="string" calcext:value-type="string">
            <text:p>kategoria źródła publikacji</text:p>
          </table:table-cell>
          <table:table-cell office:value-type="float" office:value="0.834372200211729" calcext:value-type="float">
            <text:p>0,83</text:p>
          </table:table-cell>
          <table:table-cell office:value-type="float" office:value="0.732676553445761" calcext:value-type="float">
            <text:p>0,73</text:p>
          </table:table-cell>
          <table:table-cell office:value-type="float" office:value="0.968849872807166" calcext:value-type="float">
            <text:p>0,97</text:p>
          </table:table-cell>
          <table:table-cell office:value-type="float" office:value="0.807677785569965" calcext:value-type="float">
            <text:p>0,81</text:p>
          </table:table-cell>
          <table:table-cell office:value-type="float" office:value="0.844306872471235" calcext:value-type="float">
            <text:p>0,84</text:p>
          </table:table-cell>
          <table:table-cell table:style-name="Default" table:number-columns-repeated="6"/>
          <table:table-cell table:style-name="Default" office:value-type="string" calcext:value-type="string">
            <text:p>'retweet_maximal_clique_in_size'</text:p>
          </table:table-cell>
          <table:table-cell table:style-name="Default" office:value-type="string" calcext:value-type="string">
            <text:p>rozmiar maksymalnej kliki w grafie retweetó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iczba obserwujących</text:p>
          </table:table-cell>
          <table:table-cell table:style-name="ce1" office:value-type="float" office:value="0.900648937814339" calcext:value-type="float">
            <text:p>0,90</text:p>
          </table:table-cell>
          <table:table-cell office:value-type="float" office:value="0.901128124936749" calcext:value-type="float">
            <text:p>0,90</text:p>
          </table:table-cell>
          <table:table-cell office:value-type="float" office:value="0.900676878871745" calcext:value-type="float">
            <text:p>0,90</text:p>
          </table:table-cell>
          <table:table-cell office:value-type="float" office:value="0.900676878871746" calcext:value-type="float">
            <text:p>0,90</text:p>
          </table:table-cell>
          <table:table-cell table:style-name="Default" table:number-columns-repeated="3"/>
          <table:table-cell table:style-name="Default" office:value-type="string" calcext:value-type="string">
            <text:p>liczba obserwujących</text:p>
          </table:table-cell>
          <table:table-cell office:value-type="float" office:value="0.902250835662501" calcext:value-type="float">
            <text:p>0,90</text:p>
          </table:table-cell>
          <table:table-cell office:value-type="float" office:value="0.887980068229917" calcext:value-type="float">
            <text:p>0,89</text:p>
          </table:table-cell>
          <table:table-cell office:value-type="float" office:value="0.916992641719902" calcext:value-type="float">
            <text:p>0,92</text:p>
          </table:table-cell>
          <table:table-cell office:value-type="float" office:value="0.900654220923199" calcext:value-type="float">
            <text:p>0,90</text:p>
          </table:table-cell>
          <table:table-cell office:value-type="float" office:value="0.972229484269505" calcext:value-type="float">
            <text:p>0,97</text:p>
          </table:table-cell>
          <table:table-cell table:style-name="Default" table:number-columns-repeated="6"/>
          <table:table-cell table:style-name="Default" office:value-type="string" calcext:value-type="string">
            <text:p>'retweet_maximal_cliques_in_number'</text:p>
          </table:table-cell>
          <table:table-cell table:style-name="Default" office:value-type="string" calcext:value-type="string">
            <text:p>liczba obecności w maksymalnych klikach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iczba obserwowanych</text:p>
          </table:table-cell>
          <table:table-cell table:style-name="ce1" office:value-type="float" office:value="0.894384525578623" calcext:value-type="float">
            <text:p>0,89</text:p>
          </table:table-cell>
          <table:table-cell office:value-type="float" office:value="0.894669009245701" calcext:value-type="float">
            <text:p>0,89</text:p>
          </table:table-cell>
          <table:table-cell office:value-type="float" office:value="0.894402364460587" calcext:value-type="float">
            <text:p>0,89</text:p>
          </table:table-cell>
          <table:table-cell office:value-type="float" office:value="0.894402364460586" calcext:value-type="float">
            <text:p>0,89</text:p>
          </table:table-cell>
          <table:table-cell table:style-name="Default" table:number-columns-repeated="3"/>
          <table:table-cell table:style-name="Default" office:value-type="string" calcext:value-type="string">
            <text:p>liczba obserwowanych</text:p>
          </table:table-cell>
          <table:table-cell office:value-type="float" office:value="0.89586975972945" calcext:value-type="float">
            <text:p>0,90</text:p>
          </table:table-cell>
          <table:table-cell office:value-type="float" office:value="0.884069702288587" calcext:value-type="float">
            <text:p>0,88</text:p>
          </table:table-cell>
          <table:table-cell office:value-type="float" office:value="0.907993416419585" calcext:value-type="float">
            <text:p>0,91</text:p>
          </table:table-cell>
          <table:table-cell office:value-type="float" office:value="0.89446194712012" calcext:value-type="float">
            <text:p>0,89</text:p>
          </table:table-cell>
          <table:table-cell office:value-type="float" office:value="0.967889006312003" calcext:value-type="float">
            <text:p>0,97</text:p>
          </table:table-cell>
          <table:table-cell table:style-name="Default" table:number-columns-repeated="6"/>
          <table:table-cell table:style-name="Default" office:value-type="string" calcext:value-type="string">
            <text:p>'num_of_similar_messages'</text:p>
          </table:table-cell>
          <table:table-cell table:style-name="Default" office:value-type="string" calcext:value-type="string">
            <text:p>liczba podobnych wiadomości (próg 0,7)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osunek obserwujących i obserwowanych</text:p>
          </table:table-cell>
          <table:table-cell table:style-name="ce1" office:value-type="float" office:value="0.984592902336589" calcext:value-type="float">
            <text:p>0,98</text:p>
          </table:table-cell>
          <table:table-cell office:value-type="float" office:value="0.984678720936903" calcext:value-type="float">
            <text:p>0,98</text:p>
          </table:table-cell>
          <table:table-cell table:number-columns-repeated="2" office:value-type="float" office:value="0.984593578965565" calcext:value-type="float">
            <text:p>0,98</text:p>
          </table:table-cell>
          <table:table-cell table:style-name="Default" table:number-columns-repeated="3"/>
          <table:table-cell table:style-name="Default" office:value-type="string" calcext:value-type="string">
            <text:p>stosunek obserwujących i obserwowanych</text:p>
          </table:table-cell>
          <table:table-cell office:value-type="float" office:value="0.984662041814355" calcext:value-type="float">
            <text:p>0,98</text:p>
          </table:table-cell>
          <table:table-cell office:value-type="float" office:value="0.978278550947329" calcext:value-type="float">
            <text:p>0,98</text:p>
          </table:table-cell>
          <table:table-cell office:value-type="float" office:value="0.991129786919379" calcext:value-type="float">
            <text:p>0,99</text:p>
          </table:table-cell>
          <table:table-cell office:value-type="float" office:value="0.984561690594744" calcext:value-type="float">
            <text:p>0,98</text:p>
          </table:table-cell>
          <table:table-cell office:value-type="float" office:value="0.998080329030513" calcext:value-type="float">
            <text:p>1,00</text:p>
          </table:table-cell>
          <table:table-cell table:style-name="Default" table:number-columns-repeated="6"/>
          <table:table-cell table:style-name="Default" office:value-type="string" calcext:value-type="string">
            <text:p>'url_portal_category'</text:p>
          </table:table-cell>
          <table:table-cell table:style-name="Default" office:value-type="string" calcext:value-type="string">
            <text:p>kategoria portalu z odnośnika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osunek obserwujących i obserwowanych retweetowanych</text:p>
          </table:table-cell>
          <table:table-cell table:style-name="ce1" office:value-type="float" office:value="0.782756895039022" calcext:value-type="float">
            <text:p>0,78</text:p>
          </table:table-cell>
          <table:table-cell office:value-type="float" office:value="0.831208788941797" calcext:value-type="float">
            <text:p>0,83</text:p>
          </table:table-cell>
          <table:table-cell table:number-columns-repeated="2" office:value-type="float" office:value="0.789582644510199" calcext:value-type="float">
            <text:p>0,79</text:p>
          </table:table-cell>
          <table:table-cell table:style-name="Default" table:number-columns-repeated="3"/>
          <table:table-cell table:style-name="Default" office:value-type="string" calcext:value-type="string">
            <text:p>stosunek obserwujących i obserwowanych retweetowanych</text:p>
          </table:table-cell>
          <table:table-cell office:value-type="float" office:value="0.821363964956387" calcext:value-type="float">
            <text:p>0,82</text:p>
          </table:table-cell>
          <table:table-cell office:value-type="float" office:value="0.713796089983076" calcext:value-type="float">
            <text:p>0,71</text:p>
          </table:table-cell>
          <table:table-cell office:value-type="float" office:value="0.967106693115312" calcext:value-type="float">
            <text:p>0,97</text:p>
          </table:table-cell>
          <table:table-cell office:value-type="float" office:value="0.789668241427671" calcext:value-type="float">
            <text:p>0,79</text:p>
          </table:table-cell>
          <table:table-cell office:value-type="float" office:value="0.82807223371763" calcext:value-type="float">
            <text:p>0,83</text:p>
          </table:table-cell>
          <table:table-cell table:style-name="Default"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ozmiar maksymalnej kliki w grafie retweetów</text:p>
          </table:table-cell>
          <table:table-cell table:style-name="ce1" office:value-type="float" office:value="0.63411365096842" calcext:value-type="float">
            <text:p>0,63</text:p>
          </table:table-cell>
          <table:table-cell office:value-type="float" office:value="0.63486741892845" calcext:value-type="float">
            <text:p>0,63</text:p>
          </table:table-cell>
          <table:table-cell table:number-columns-repeated="2" office:value-type="float" office:value="0.634418275226032" calcext:value-type="float">
            <text:p>0,63</text:p>
          </table:table-cell>
          <table:table-cell table:style-name="Default" table:number-columns-repeated="3"/>
          <table:table-cell table:style-name="Default" office:value-type="string" calcext:value-type="string">
            <text:p>rozmiar maksymalnej kliki w grafie retweetów</text:p>
          </table:table-cell>
          <table:table-cell office:value-type="float" office:value="0.644669860535116" calcext:value-type="float">
            <text:p>0,64</text:p>
          </table:table-cell>
          <table:table-cell office:value-type="float" office:value="0.627085871245287" calcext:value-type="float">
            <text:p>0,63</text:p>
          </table:table-cell>
          <table:table-cell office:value-type="float" office:value="0.663273821813886" calcext:value-type="float">
            <text:p>0,66</text:p>
          </table:table-cell>
          <table:table-cell office:value-type="float" office:value="0.634418275202952" calcext:value-type="float">
            <text:p>0,63</text:p>
          </table:table-cell>
          <table:table-cell office:value-type="float" office:value="0.668318649097842" calcext:value-type="float">
            <text:p>0,67</text:p>
          </table:table-cell>
          <table:table-cell table:style-name="Default"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iczba obecności w maksymalnych klikach</text:p>
          </table:table-cell>
          <table:table-cell table:style-name="ce1" office:value-type="float" office:value="0.577818415299372" calcext:value-type="float">
            <text:p>0,58</text:p>
          </table:table-cell>
          <table:table-cell office:value-type="float" office:value="0.633917887638093" calcext:value-type="float">
            <text:p>0,63</text:p>
          </table:table-cell>
          <table:table-cell table:number-columns-repeated="2" office:value-type="float" office:value="0.6025447154608" calcext:value-type="float">
            <text:p>0,60</text:p>
          </table:table-cell>
          <table:table-cell table:style-name="Default" table:number-columns-repeated="3"/>
          <table:table-cell table:style-name="Default" office:value-type="string" calcext:value-type="string">
            <text:p>liczba obecności w maksymalnych klikach</text:p>
          </table:table-cell>
          <table:table-cell office:value-type="float" office:value="0.475644164727344" calcext:value-type="float">
            <text:p>0,48</text:p>
          </table:table-cell>
          <table:table-cell office:value-type="float" office:value="0.698729538727559" calcext:value-type="float">
            <text:p>0,70</text:p>
          </table:table-cell>
          <table:table-cell office:value-type="float" office:value="0.360539816124415" calcext:value-type="float">
            <text:p>0,36</text:p>
          </table:table-cell>
          <table:table-cell office:value-type="float" office:value="0.602544714407616" calcext:value-type="float">
            <text:p>0,60</text:p>
          </table:table-cell>
          <table:table-cell office:value-type="float" office:value="0.656140668961388" calcext:value-type="float">
            <text:p>0,66</text:p>
          </table:table-cell>
          <table:table-cell table:style-name="Default"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Średnia 5 serii wiadomości</text:p>
          </table:table-cell>
          <table:table-cell table:style-name="ce1" office:value-type="float" office:value="0.764157559858495" calcext:value-type="float">
            <text:p>0,76</text:p>
          </table:table-cell>
          <table:table-cell office:value-type="float" office:value="0.767210827125118" calcext:value-type="float">
            <text:p>0,77</text:p>
          </table:table-cell>
          <table:table-cell table:number-columns-repeated="2" office:value-type="float" office:value="0.764709485870804" calcext:value-type="float">
            <text:p>0,76</text:p>
          </table:table-cell>
          <table:table-cell table:style-name="Default" table:number-columns-repeated="3"/>
          <table:table-cell table:style-name="Default" office:value-type="string" calcext:value-type="string">
            <text:p>Średnia 5 serii wiadomości</text:p>
          </table:table-cell>
          <table:table-cell office:value-type="float" office:value="0.775761246288818" calcext:value-type="float">
            <text:p>0,78</text:p>
          </table:table-cell>
          <table:table-cell office:value-type="float" office:value="0.740744168029187" calcext:value-type="float">
            <text:p>0,74</text:p>
          </table:table-cell>
          <table:table-cell office:value-type="float" office:value="0.814372282734624" calcext:value-type="float">
            <text:p>0,81</text:p>
          </table:table-cell>
          <table:table-cell office:value-type="float" office:value="0.764621373994236" calcext:value-type="float">
            <text:p>0,76</text:p>
          </table:table-cell>
          <table:table-cell office:value-type="float" office:value="0.850985075926295" calcext:value-type="float">
            <text:p>0,85</text:p>
          </table:table-cell>
          <table:table-cell table:style-name="Default" table:number-columns-repeated="6"/>
          <table:table-cell table:style-name="Default" office:value-type="string" calcext:value-type="string">
            <text:p>cechy ponizej 0,6 f1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ks. Liczba wiadomości w czasie 15 minut</text:p>
          </table:table-cell>
          <table:table-cell table:style-name="ce1" office:value-type="float" office:value="0.642415537644113" calcext:value-type="float">
            <text:p>0,64</text:p>
          </table:table-cell>
          <table:table-cell office:value-type="float" office:value="0.686346824894421" calcext:value-type="float">
            <text:p>0,69</text:p>
          </table:table-cell>
          <table:table-cell table:number-columns-repeated="2" office:value-type="float" office:value="0.656658101483159" calcext:value-type="float">
            <text:p>0,66</text:p>
          </table:table-cell>
          <table:table-cell table:style-name="Default" table:number-columns-repeated="3"/>
          <table:table-cell table:style-name="Default" office:value-type="string" calcext:value-type="string">
            <text:p>maks. Liczba wiadomości w czasie 15 minut</text:p>
          </table:table-cell>
          <table:table-cell office:value-type="float" office:value="0.713779414089214" calcext:value-type="float">
            <text:p>0,71</text:p>
          </table:table-cell>
          <table:table-cell office:value-type="float" office:value="0.611966996890683" calcext:value-type="float">
            <text:p>0,61</text:p>
          </table:table-cell>
          <table:table-cell office:value-type="float" office:value="0.856232587103682" calcext:value-type="float">
            <text:p>0,86</text:p>
          </table:table-cell>
          <table:table-cell office:value-type="float" office:value="0.656658101933688" calcext:value-type="float">
            <text:p>0,66</text:p>
          </table:table-cell>
          <table:table-cell office:value-type="float" office:value="0.713347178198194" calcext:value-type="float">
            <text:p>0,71</text:p>
          </table:table-cell>
          <table:table-cell table:style-name="Default"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średnie podobieństwo wiadomości</text:p>
          </table:table-cell>
          <table:table-cell table:style-name="ce1" office:value-type="float" office:value="0.766072328506078" calcext:value-type="float">
            <text:p>0,77</text:p>
          </table:table-cell>
          <table:table-cell office:value-type="float" office:value="0.767325135923667" calcext:value-type="float">
            <text:p>0,77</text:p>
          </table:table-cell>
          <table:table-cell table:number-columns-repeated="2" office:value-type="float" office:value="0.766297205713777" calcext:value-type="float">
            <text:p>0,77</text:p>
          </table:table-cell>
          <table:table-cell table:style-name="Default" table:number-columns-repeated="3"/>
          <table:table-cell table:style-name="Default" office:value-type="string" calcext:value-type="string">
            <text:p>średnie podobieństwo wiadomości</text:p>
          </table:table-cell>
          <table:table-cell office:value-type="float" office:value="0.773452033015409" calcext:value-type="float">
            <text:p>0,77</text:p>
          </table:table-cell>
          <table:table-cell office:value-type="float" office:value="0.750946042495327" calcext:value-type="float">
            <text:p>0,75</text:p>
          </table:table-cell>
          <table:table-cell office:value-type="float" office:value="0.797352966993785" calcext:value-type="float">
            <text:p>0,80</text:p>
          </table:table-cell>
          <table:table-cell office:value-type="float" office:value="0.766453297452525" calcext:value-type="float">
            <text:p>0,77</text:p>
          </table:table-cell>
          <table:table-cell office:value-type="float" office:value="0.817926251061525" calcext:value-type="float">
            <text:p>0,82</text:p>
          </table:table-cell>
          <table:table-cell table:style-name="Default" table:number-columns-repeated="6"/>
          <table:table-cell table:style-name="Default" office:value-type="string" calcext:value-type="string">
            <text:p>'subjectivity'</text:p>
          </table:table-cell>
          <table:table-cell table:style-name="Default" office:value-type="string" calcext:value-type="string">
            <text:p>subiektywność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iczba podobnych wiadomości (próg 0,7)</text:p>
          </table:table-cell>
          <table:table-cell table:style-name="ce1" office:value-type="float" office:value="0.386492013514591" calcext:value-type="float">
            <text:p>0,39</text:p>
          </table:table-cell>
          <table:table-cell office:value-type="float" office:value="0.540471301398906" calcext:value-type="float">
            <text:p>0,54</text:p>
          </table:table-cell>
          <table:table-cell table:number-columns-repeated="2" office:value-type="float" office:value="0.508323780720113" calcext:value-type="float">
            <text:p>0,51</text:p>
          </table:table-cell>
          <table:table-cell table:style-name="Default" table:number-columns-repeated="3"/>
          <table:table-cell table:style-name="Default" office:value-type="string" calcext:value-type="string">
            <text:p>liczba podobnych wiadomości (próg 0,7)</text:p>
          </table:table-cell>
          <table:table-cell office:value-type="float" office:value="0.11309313026475" calcext:value-type="float">
            <text:p>0,11</text:p>
          </table:table-cell>
          <table:table-cell office:value-type="float" office:value="0.576804398884191" calcext:value-type="float">
            <text:p>0,58</text:p>
          </table:table-cell>
          <table:table-cell office:value-type="float" office:value="0.0626938974309347" calcext:value-type="float">
            <text:p>0,06</text:p>
          </table:table-cell>
          <table:table-cell office:value-type="float" office:value="0.508344761361394" calcext:value-type="float">
            <text:p>0,51</text:p>
          </table:table-cell>
          <table:table-cell office:value-type="float" office:value="0.512567683598451" calcext:value-type="float">
            <text:p>0,51</text:p>
          </table:table-cell>
          <table:table-cell table:style-name="Default" table:number-columns-repeated="6"/>
          <table:table-cell table:style-name="Default" office:value-type="string" calcext:value-type="string">
            <text:p>'tag'</text:p>
          </table:table-cell>
          <table:table-cell table:style-name="Default" office:value-type="string" calcext:value-type="string">
            <text:p>tag sentymentu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lubione źródło publikacji użytkownika</text:p>
          </table:table-cell>
          <table:table-cell table:style-name="ce1" office:value-type="float" office:value="0.806823684289536" calcext:value-type="float">
            <text:p>0,81</text:p>
          </table:table-cell>
          <table:table-cell office:value-type="float" office:value="0.841122321804025" calcext:value-type="float">
            <text:p>0,84</text:p>
          </table:table-cell>
          <table:table-cell table:number-columns-repeated="2" office:value-type="float" office:value="0.811077283018614" calcext:value-type="float">
            <text:p>0,81</text:p>
          </table:table-cell>
          <table:table-cell table:style-name="Default" table:number-columns-repeated="3"/>
          <table:table-cell table:style-name="Default" office:value-type="string" calcext:value-type="string">
            <text:p>ulubione źródło publikacji użytkownika</text:p>
          </table:table-cell>
          <table:table-cell office:value-type="float" office:value="0.835488572590772" calcext:value-type="float">
            <text:p>0,84</text:p>
          </table:table-cell>
          <table:table-cell office:value-type="float" office:value="0.739885224565863" calcext:value-type="float">
            <text:p>0,74</text:p>
          </table:table-cell>
          <table:table-cell office:value-type="float" office:value="0.959466377683886" calcext:value-type="float">
            <text:p>0,96</text:p>
          </table:table-cell>
          <table:table-cell office:value-type="float" office:value="0.811077284906947" calcext:value-type="float">
            <text:p>0,81</text:p>
          </table:table-cell>
          <table:table-cell office:value-type="float" office:value="0.845521316648789" calcext:value-type="float">
            <text:p>0,85</text:p>
          </table:table-cell>
          <table:table-cell table:style-name="Default" table:number-columns-repeated="6"/>
          <table:table-cell table:style-name="Default" office:value-type="string" calcext:value-type="string">
            <text:p>'hashtags_count'</text:p>
          </table:table-cell>
          <table:table-cell table:style-name="Default" office:value-type="string" calcext:value-type="string">
            <text:p>liczba hasztagó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tegoria portalu z odnośnika</text:p>
          </table:table-cell>
          <table:table-cell table:style-name="ce1" office:value-type="float" office:value="0.563775289499614" calcext:value-type="float">
            <text:p>0,56</text:p>
          </table:table-cell>
          <table:table-cell office:value-type="float" office:value="0.598066250396478" calcext:value-type="float">
            <text:p>0,60</text:p>
          </table:table-cell>
          <table:table-cell table:number-columns-repeated="2" office:value-type="float" office:value="0.581830510067587" calcext:value-type="float">
            <text:p>0,58</text:p>
          </table:table-cell>
          <table:table-cell table:style-name="Default" table:number-columns-repeated="3"/>
          <table:table-cell table:style-name="Default" office:value-type="string" calcext:value-type="string">
            <text:p>kategoria portalu z odnośnika</text:p>
          </table:table-cell>
          <table:table-cell office:value-type="float" office:value="0.652522106646359" calcext:value-type="float">
            <text:p>0,65</text:p>
          </table:table-cell>
          <table:table-cell office:value-type="float" office:value="0.558163936711779" calcext:value-type="float">
            <text:p>0,56</text:p>
          </table:table-cell>
          <table:table-cell office:value-type="float" office:value="0.785276141311913" calcext:value-type="float">
            <text:p>0,79</text:p>
          </table:table-cell>
          <table:table-cell office:value-type="float" office:value="0.581830512701332" calcext:value-type="float">
            <text:p>0,58</text:p>
          </table:table-cell>
          <table:table-cell office:value-type="float" office:value="0.598933639232919" calcext:value-type="float">
            <text:p>0,60</text:p>
          </table:table-cell>
          <table:table-cell table:style-name="Default" table:number-columns-repeated="6"/>
          <table:table-cell table:style-name="Default" office:value-type="string" calcext:value-type="string">
            <text:p>'favorite_count'</text:p>
          </table:table-cell>
          <table:table-cell table:style-name="Default" office:value-type="string" calcext:value-type="string">
            <text:p>liczba polubień wiadomości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naliza emocji</text:p>
          </table:table-cell>
          <table:table-cell table:style-name="ce1" office:value-type="float" office:value="0.808672244694968" calcext:value-type="float">
            <text:p>0,81</text:p>
          </table:table-cell>
          <table:table-cell office:value-type="float" office:value="0.808909791741939" calcext:value-type="float">
            <text:p>0,81</text:p>
          </table:table-cell>
          <table:table-cell table:number-columns-repeated="2" office:value-type="float" office:value="0.808704095008081" calcext:value-type="float">
            <text:p>0,81</text:p>
          </table:table-cell>
          <table:table-cell table:style-name="Default" table:number-columns-repeated="3"/>
          <table:table-cell table:style-name="Default" office:value-type="string" calcext:value-type="string">
            <text:p>analiza emocji</text:p>
          </table:table-cell>
          <table:table-cell office:value-type="float" office:value="0.805640231299021" calcext:value-type="float">
            <text:p>0,81</text:p>
          </table:table-cell>
          <table:table-cell office:value-type="float" office:value="0.816386300777413" calcext:value-type="float">
            <text:p>0,82</text:p>
          </table:table-cell>
          <table:table-cell office:value-type="float" office:value="0.795176699534029" calcext:value-type="float">
            <text:p>0,80</text:p>
          </table:table-cell>
          <table:table-cell office:value-type="float" office:value="0.808167020780301" calcext:value-type="float">
            <text:p>0,81</text:p>
          </table:table-cell>
          <table:table-cell office:value-type="float" office:value="0.902692837223015" calcext:value-type="float">
            <text:p>0,90</text:p>
          </table:table-cell>
          <table:table-cell table:style-name="Default" table:number-columns-repeated="6"/>
          <table:table-cell table:style-name="Default" office:value-type="string" calcext:value-type="string">
            <text:p>'retweet_maximal_cliques_in_number'</text:p>
          </table:table-cell>
          <table:table-cell table:style-name="Default" office:value-type="string" calcext:value-type="string">
            <text:p>liczba obecności w maksymalnych klikach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18"/>
          <table:table-cell table:style-name="Default" office:value-type="string" calcext:value-type="string">
            <text:p>'num_of_similar_messages'</text:p>
          </table:table-cell>
          <table:table-cell table:style-name="Default" office:value-type="string" calcext:value-type="string">
            <text:p>liczba podobnych wiadomości (próg 0,7)</text:p>
          </table:table-cell>
          <table:table-cell table:style-name="Default" table:number-columns-repeated="4"/>
        </table:table-row>
        <table:table-row table:style-name="ro1" table:number-rows-repeated="6">
          <table:table-cell table:number-columns-repeated="4"/>
          <table:table-cell table:style-name="Default" table:number-columns-repeated="24"/>
        </table:table-row>
        <table:table-row table:style-name="ro1">
          <table:table-cell table:number-columns-repeated="4"/>
          <table:table-cell table:style-name="Default" office:value-type="string" calcext:value-type="string">
            <text:p>Normal</text:p>
          </table:table-cell>
          <table:table-cell table:style-name="Default" table:number-columns-repeated="23"/>
        </table:table-row>
        <table:table-row table:style-name="ro1">
          <table:table-cell table:number-columns-repeated="4"/>
          <table:table-cell table:style-name="Default" table:number-columns-repeated="24"/>
        </table:table-row>
        <table:table-row table:style-name="ro1"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3.5887" calcext:value-type="float">
            <text:p>63,59</text:p>
          </table:table-cell>
          <table:table-cell office:value-type="float" office:value="60.1437" calcext:value-type="float">
            <text:p>60,14</text:p>
          </table:table-cell>
          <table:table-cell office:value-type="float" office:value="49.9652" calcext:value-type="float">
            <text:p>49,97</text:p>
          </table:table-cell>
          <table:table-cell office:value-type="float" office:value="36.2791" calcext:value-type="float">
            <text:p>36,28</text:p>
          </table:table-cell>
          <table:table-cell office:value-type="float" office:value="20.809" calcext:value-type="float">
            <text:p>20,81</text:p>
          </table:table-cell>
          <table:table-cell office:value-type="float" office:value="39.1113" calcext:value-type="float">
            <text:p>39,11</text:p>
          </table:table-cell>
          <table:table-cell office:value-type="float" office:value="17.8659" calcext:value-type="float">
            <text:p>17,87</text:p>
          </table:table-cell>
          <table:table-cell office:value-type="float" office:value="52.7155" calcext:value-type="float">
            <text:p>52,72</text:p>
          </table:table-cell>
          <table:table-cell office:value-type="float" office:value="52.8271" calcext:value-type="float">
            <text:p>52,83</text:p>
          </table:table-cell>
          <table:table-cell office:value-type="float" office:value="58.9091" calcext:value-type="float">
            <text:p>58,91</text:p>
          </table:table-cell>
          <table:table-cell office:value-type="float" office:value="42.3569" calcext:value-type="float">
            <text:p>42,36</text:p>
          </table:table-cell>
          <table:table-cell office:value-type="float" office:value="56.2655" calcext:value-type="float">
            <text:p>56,27</text:p>
          </table:table-cell>
          <table:table-cell office:value-type="float" office:value="56.1251" calcext:value-type="float">
            <text:p>56,13</text:p>
          </table:table-cell>
          <table:table-cell office:value-type="float" office:value="62.2395" calcext:value-type="float">
            <text:p>62,24</text:p>
          </table:table-cell>
          <table:table-cell office:value-type="float" office:value="43.5487" calcext:value-type="float">
            <text:p>43,55</text:p>
          </table:table-cell>
          <table:table-cell office:value-type="float" office:value="37.351" calcext:value-type="float">
            <text:p>37,35</text:p>
          </table:table-cell>
          <table:table-cell office:value-type="float" office:value="53.1007" calcext:value-type="float">
            <text:p>53,10</text:p>
          </table:table-cell>
          <table:table-cell office:value-type="float" office:value="44.936" calcext:value-type="float">
            <text:p>44,94</text:p>
          </table:table-cell>
          <table:table-cell office:value-type="float" office:value="27.7269" calcext:value-type="float">
            <text:p>27,73</text:p>
          </table:table-cell>
          <table:table-cell office:value-type="float" office:value="48.4186" calcext:value-type="float">
            <text:p>48,42</text:p>
          </table:table-cell>
          <table:table-cell office:value-type="float" office:value="61.145" calcext:value-type="float">
            <text:p>61,15</text:p>
          </table:table-cell>
          <table:table-cell office:value-type="float" office:value="43.258" calcext:value-type="float">
            <text:p>43,26</text:p>
          </table:table-cell>
          <table:table-cell office:value-type="float" office:value="15.7178" calcext:value-type="float">
            <text:p>15,72</text:p>
          </table:table-cell>
          <table:table-cell office:value-type="float" office:value="55.5177" calcext:value-type="float">
            <text:p>55,5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0.1437" calcext:value-type="float">
            <text:p>60,14</text:p>
          </table:table-cell>
          <table:table-cell office:value-type="float" office:value="65.2049" calcext:value-type="float">
            <text:p>65,20</text:p>
          </table:table-cell>
          <table:table-cell office:value-type="float" office:value="50.9191" calcext:value-type="float">
            <text:p>50,92</text:p>
          </table:table-cell>
          <table:table-cell office:value-type="float" office:value="37.2918" calcext:value-type="float">
            <text:p>37,29</text:p>
          </table:table-cell>
          <table:table-cell office:value-type="float" office:value="21.6643" calcext:value-type="float">
            <text:p>21,66</text:p>
          </table:table-cell>
          <table:table-cell office:value-type="float" office:value="40.3059" calcext:value-type="float">
            <text:p>40,31</text:p>
          </table:table-cell>
          <table:table-cell office:value-type="float" office:value="18.2388" calcext:value-type="float">
            <text:p>18,24</text:p>
          </table:table-cell>
          <table:table-cell office:value-type="float" office:value="54.7612" calcext:value-type="float">
            <text:p>54,76</text:p>
          </table:table-cell>
          <table:table-cell office:value-type="float" office:value="53.9712" calcext:value-type="float">
            <text:p>53,97</text:p>
          </table:table-cell>
          <table:table-cell office:value-type="float" office:value="60.206" calcext:value-type="float">
            <text:p>60,21</text:p>
          </table:table-cell>
          <table:table-cell office:value-type="float" office:value="43.576" calcext:value-type="float">
            <text:p>43,58</text:p>
          </table:table-cell>
          <table:table-cell office:value-type="float" office:value="57.6433" calcext:value-type="float">
            <text:p>57,64</text:p>
          </table:table-cell>
          <table:table-cell office:value-type="float" office:value="57.5164" calcext:value-type="float">
            <text:p>57,52</text:p>
          </table:table-cell>
          <table:table-cell office:value-type="float" office:value="63.7955" calcext:value-type="float">
            <text:p>63,80</text:p>
          </table:table-cell>
          <table:table-cell office:value-type="float" office:value="44.1839" calcext:value-type="float">
            <text:p>44,18</text:p>
          </table:table-cell>
          <table:table-cell office:value-type="float" office:value="38.4386" calcext:value-type="float">
            <text:p>38,44</text:p>
          </table:table-cell>
          <table:table-cell office:value-type="float" office:value="54.5429" calcext:value-type="float">
            <text:p>54,54</text:p>
          </table:table-cell>
          <table:table-cell office:value-type="float" office:value="46.252" calcext:value-type="float">
            <text:p>46,25</text:p>
          </table:table-cell>
          <table:table-cell office:value-type="float" office:value="28.7508" calcext:value-type="float">
            <text:p>28,75</text:p>
          </table:table-cell>
          <table:table-cell office:value-type="float" office:value="49.3757" calcext:value-type="float">
            <text:p>49,38</text:p>
          </table:table-cell>
          <table:table-cell office:value-type="float" office:value="62.8069" calcext:value-type="float">
            <text:p>62,81</text:p>
          </table:table-cell>
          <table:table-cell office:value-type="float" office:value="44.4818" calcext:value-type="float">
            <text:p>44,48</text:p>
          </table:table-cell>
          <table:table-cell office:value-type="float" office:value="16.1566" calcext:value-type="float">
            <text:p>16,16</text:p>
          </table:table-cell>
          <table:table-cell office:value-type="float" office:value="56.6913" calcext:value-type="float">
            <text:p>56,6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9.9652" calcext:value-type="float">
            <text:p>49,97</text:p>
          </table:table-cell>
          <table:table-cell office:value-type="float" office:value="50.9191" calcext:value-type="float">
            <text:p>50,92</text:p>
          </table:table-cell>
          <table:table-cell office:value-type="float" office:value="75.6085" calcext:value-type="float">
            <text:p>75,61</text:p>
          </table:table-cell>
          <table:table-cell office:value-type="float" office:value="38.9189" calcext:value-type="float">
            <text:p>38,92</text:p>
          </table:table-cell>
          <table:table-cell office:value-type="float" office:value="26.6022" calcext:value-type="float">
            <text:p>26,60</text:p>
          </table:table-cell>
          <table:table-cell office:value-type="float" office:value="46.9532" calcext:value-type="float">
            <text:p>46,95</text:p>
          </table:table-cell>
          <table:table-cell office:value-type="float" office:value="29.9562" calcext:value-type="float">
            <text:p>29,96</text:p>
          </table:table-cell>
          <table:table-cell office:value-type="float" office:value="63.4104" calcext:value-type="float">
            <text:p>63,41</text:p>
          </table:table-cell>
          <table:table-cell office:value-type="float" office:value="63.2495" calcext:value-type="float">
            <text:p>63,25</text:p>
          </table:table-cell>
          <table:table-cell office:value-type="float" office:value="71.3161" calcext:value-type="float">
            <text:p>71,32</text:p>
          </table:table-cell>
          <table:table-cell office:value-type="float" office:value="50.8871" calcext:value-type="float">
            <text:p>50,89</text:p>
          </table:table-cell>
          <table:table-cell office:value-type="float" office:value="66.7205" calcext:value-type="float">
            <text:p>66,72</text:p>
          </table:table-cell>
          <table:table-cell office:value-type="float" office:value="66.7166" calcext:value-type="float">
            <text:p>66,72</text:p>
          </table:table-cell>
          <table:table-cell office:value-type="float" office:value="73.9985" calcext:value-type="float">
            <text:p>74,00</text:p>
          </table:table-cell>
          <table:table-cell office:value-type="float" office:value="55.4895" calcext:value-type="float">
            <text:p>55,49</text:p>
          </table:table-cell>
          <table:table-cell office:value-type="float" office:value="44.1841" calcext:value-type="float">
            <text:p>44,18</text:p>
          </table:table-cell>
          <table:table-cell office:value-type="float" office:value="63.0264" calcext:value-type="float">
            <text:p>63,03</text:p>
          </table:table-cell>
          <table:table-cell office:value-type="float" office:value="53.8" calcext:value-type="float">
            <text:p>53,80</text:p>
          </table:table-cell>
          <table:table-cell office:value-type="float" office:value="33.4249" calcext:value-type="float">
            <text:p>33,42</text:p>
          </table:table-cell>
          <table:table-cell office:value-type="float" office:value="56.3729" calcext:value-type="float">
            <text:p>56,37</text:p>
          </table:table-cell>
          <table:table-cell office:value-type="float" office:value="72.2438" calcext:value-type="float">
            <text:p>72,24</text:p>
          </table:table-cell>
          <table:table-cell office:value-type="float" office:value="51.9965" calcext:value-type="float">
            <text:p>52,00</text:p>
          </table:table-cell>
          <table:table-cell office:value-type="float" office:value="27.08" calcext:value-type="float">
            <text:p>27,08</text:p>
          </table:table-cell>
          <table:table-cell office:value-type="float" office:value="67.937" calcext:value-type="float">
            <text:p>67,9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.2791" calcext:value-type="float">
            <text:p>36,28</text:p>
          </table:table-cell>
          <table:table-cell office:value-type="float" office:value="37.2918" calcext:value-type="float">
            <text:p>37,29</text:p>
          </table:table-cell>
          <table:table-cell office:value-type="float" office:value="38.9189" calcext:value-type="float">
            <text:p>38,92</text:p>
          </table:table-cell>
          <table:table-cell office:value-type="float" office:value="50.4779" calcext:value-type="float">
            <text:p>50,48</text:p>
          </table:table-cell>
          <table:table-cell office:value-type="float" office:value="17.0126" calcext:value-type="float">
            <text:p>17,01</text:p>
          </table:table-cell>
          <table:table-cell office:value-type="float" office:value="31.6052" calcext:value-type="float">
            <text:p>31,61</text:p>
          </table:table-cell>
          <table:table-cell office:value-type="float" office:value="18.1339" calcext:value-type="float">
            <text:p>18,13</text:p>
          </table:table-cell>
          <table:table-cell office:value-type="float" office:value="42.6633" calcext:value-type="float">
            <text:p>42,66</text:p>
          </table:table-cell>
          <table:table-cell office:value-type="float" office:value="40.5854" calcext:value-type="float">
            <text:p>40,59</text:p>
          </table:table-cell>
          <table:table-cell office:value-type="float" office:value="46.3336" calcext:value-type="float">
            <text:p>46,33</text:p>
          </table:table-cell>
          <table:table-cell office:value-type="float" office:value="33.5031" calcext:value-type="float">
            <text:p>33,50</text:p>
          </table:table-cell>
          <table:table-cell office:value-type="float" office:value="44.5414" calcext:value-type="float">
            <text:p>44,54</text:p>
          </table:table-cell>
          <table:table-cell office:value-type="float" office:value="44.44" calcext:value-type="float">
            <text:p>44,44</text:p>
          </table:table-cell>
          <table:table-cell office:value-type="float" office:value="49.3507" calcext:value-type="float">
            <text:p>49,35</text:p>
          </table:table-cell>
          <table:table-cell office:value-type="float" office:value="32.6028" calcext:value-type="float">
            <text:p>32,60</text:p>
          </table:table-cell>
          <table:table-cell office:value-type="float" office:value="29.8864" calcext:value-type="float">
            <text:p>29,89</text:p>
          </table:table-cell>
          <table:table-cell office:value-type="float" office:value="42.4838" calcext:value-type="float">
            <text:p>42,48</text:p>
          </table:table-cell>
          <table:table-cell office:value-type="float" office:value="36.098" calcext:value-type="float">
            <text:p>36,10</text:p>
          </table:table-cell>
          <table:table-cell office:value-type="float" office:value="22.8254" calcext:value-type="float">
            <text:p>22,83</text:p>
          </table:table-cell>
          <table:table-cell office:value-type="float" office:value="36.7712" calcext:value-type="float">
            <text:p>36,77</text:p>
          </table:table-cell>
          <table:table-cell office:value-type="float" office:value="48.5201" calcext:value-type="float">
            <text:p>48,52</text:p>
          </table:table-cell>
          <table:table-cell office:value-type="float" office:value="34.2511" calcext:value-type="float">
            <text:p>34,25</text:p>
          </table:table-cell>
          <table:table-cell office:value-type="float" office:value="16.499" calcext:value-type="float">
            <text:p>16,50</text:p>
          </table:table-cell>
          <table:table-cell office:value-type="float" office:value="42.4834" calcext:value-type="float">
            <text:p>42,4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.809" calcext:value-type="float">
            <text:p>20,81</text:p>
          </table:table-cell>
          <table:table-cell office:value-type="float" office:value="21.6643" calcext:value-type="float">
            <text:p>21,66</text:p>
          </table:table-cell>
          <table:table-cell office:value-type="float" office:value="26.6022" calcext:value-type="float">
            <text:p>26,60</text:p>
          </table:table-cell>
          <table:table-cell office:value-type="float" office:value="17.0126" calcext:value-type="float">
            <text:p>17,01</text:p>
          </table:table-cell>
          <table:table-cell office:value-type="float" office:value="35.6451" calcext:value-type="float">
            <text:p>35,65</text:p>
          </table:table-cell>
          <table:table-cell office:value-type="float" office:value="22.6399" calcext:value-type="float">
            <text:p>22,64</text:p>
          </table:table-cell>
          <table:table-cell office:value-type="float" office:value="15.6075" calcext:value-type="float">
            <text:p>15,61</text:p>
          </table:table-cell>
          <table:table-cell office:value-type="float" office:value="29.8443" calcext:value-type="float">
            <text:p>29,84</text:p>
          </table:table-cell>
          <table:table-cell office:value-type="float" office:value="27.2408" calcext:value-type="float">
            <text:p>27,24</text:p>
          </table:table-cell>
          <table:table-cell office:value-type="float" office:value="32.1965" calcext:value-type="float">
            <text:p>32,20</text:p>
          </table:table-cell>
          <table:table-cell office:value-type="float" office:value="23.1416" calcext:value-type="float">
            <text:p>23,14</text:p>
          </table:table-cell>
          <table:table-cell office:value-type="float" office:value="31.4847" calcext:value-type="float">
            <text:p>31,48</text:p>
          </table:table-cell>
          <table:table-cell office:value-type="float" office:value="31.3967" calcext:value-type="float">
            <text:p>31,40</text:p>
          </table:table-cell>
          <table:table-cell office:value-type="float" office:value="34.8568" calcext:value-type="float">
            <text:p>34,86</text:p>
          </table:table-cell>
          <table:table-cell office:value-type="float" office:value="20.618" calcext:value-type="float">
            <text:p>20,62</text:p>
          </table:table-cell>
          <table:table-cell office:value-type="float" office:value="21.8802" calcext:value-type="float">
            <text:p>21,88</text:p>
          </table:table-cell>
          <table:table-cell office:value-type="float" office:value="30.2336" calcext:value-type="float">
            <text:p>30,23</text:p>
          </table:table-cell>
          <table:table-cell office:value-type="float" office:value="25.6801" calcext:value-type="float">
            <text:p>25,68</text:p>
          </table:table-cell>
          <table:table-cell office:value-type="float" office:value="16.5608" calcext:value-type="float">
            <text:p>16,56</text:p>
          </table:table-cell>
          <table:table-cell office:value-type="float" office:value="27.1782" calcext:value-type="float">
            <text:p>27,18</text:p>
          </table:table-cell>
          <table:table-cell office:value-type="float" office:value="34.0818" calcext:value-type="float">
            <text:p>34,08</text:p>
          </table:table-cell>
          <table:table-cell office:value-type="float" office:value="23.7428" calcext:value-type="float">
            <text:p>23,74</text:p>
          </table:table-cell>
          <table:table-cell office:value-type="float" office:value="14.1619" calcext:value-type="float">
            <text:p>14,16</text:p>
          </table:table-cell>
          <table:table-cell office:value-type="float" office:value="28.7334" calcext:value-type="float">
            <text:p>28,7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9.1113" calcext:value-type="float">
            <text:p>39,11</text:p>
          </table:table-cell>
          <table:table-cell office:value-type="float" office:value="40.3059" calcext:value-type="float">
            <text:p>40,31</text:p>
          </table:table-cell>
          <table:table-cell office:value-type="float" office:value="46.9532" calcext:value-type="float">
            <text:p>46,95</text:p>
          </table:table-cell>
          <table:table-cell office:value-type="float" office:value="31.6052" calcext:value-type="float">
            <text:p>31,61</text:p>
          </table:table-cell>
          <table:table-cell office:value-type="float" office:value="22.6399" calcext:value-type="float">
            <text:p>22,64</text:p>
          </table:table-cell>
          <table:table-cell office:value-type="float" office:value="62.7931" calcext:value-type="float">
            <text:p>62,79</text:p>
          </table:table-cell>
          <table:table-cell office:value-type="float" office:value="25.9679" calcext:value-type="float">
            <text:p>25,97</text:p>
          </table:table-cell>
          <table:table-cell office:value-type="float" office:value="52.9009" calcext:value-type="float">
            <text:p>52,90</text:p>
          </table:table-cell>
          <table:table-cell office:value-type="float" office:value="48.2214" calcext:value-type="float">
            <text:p>48,22</text:p>
          </table:table-cell>
          <table:table-cell office:value-type="float" office:value="56.9829" calcext:value-type="float">
            <text:p>56,98</text:p>
          </table:table-cell>
          <table:table-cell office:value-type="float" office:value="40.3036" calcext:value-type="float">
            <text:p>40,30</text:p>
          </table:table-cell>
          <table:table-cell office:value-type="float" office:value="54.8581" calcext:value-type="float">
            <text:p>54,86</text:p>
          </table:table-cell>
          <table:table-cell office:value-type="float" office:value="54.6614" calcext:value-type="float">
            <text:p>54,66</text:p>
          </table:table-cell>
          <table:table-cell office:value-type="float" office:value="61.1927" calcext:value-type="float">
            <text:p>61,19</text:p>
          </table:table-cell>
          <table:table-cell office:value-type="float" office:value="36.7841" calcext:value-type="float">
            <text:p>36,78</text:p>
          </table:table-cell>
          <table:table-cell office:value-type="float" office:value="41.6976" calcext:value-type="float">
            <text:p>41,70</text:p>
          </table:table-cell>
          <table:table-cell office:value-type="float" office:value="55.4478" calcext:value-type="float">
            <text:p>55,45</text:p>
          </table:table-cell>
          <table:table-cell office:value-type="float" office:value="52.3258" calcext:value-type="float">
            <text:p>52,33</text:p>
          </table:table-cell>
          <table:table-cell office:value-type="float" office:value="38.0343" calcext:value-type="float">
            <text:p>38,03</text:p>
          </table:table-cell>
          <table:table-cell office:value-type="float" office:value="46.6107" calcext:value-type="float">
            <text:p>46,61</text:p>
          </table:table-cell>
          <table:table-cell office:value-type="float" office:value="60.303" calcext:value-type="float">
            <text:p>60,30</text:p>
          </table:table-cell>
          <table:table-cell office:value-type="float" office:value="41.349" calcext:value-type="float">
            <text:p>41,35</text:p>
          </table:table-cell>
          <table:table-cell office:value-type="float" office:value="23.3086" calcext:value-type="float">
            <text:p>23,31</text:p>
          </table:table-cell>
          <table:table-cell office:value-type="float" office:value="50.9964" calcext:value-type="float">
            <text:p>51,0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.8659" calcext:value-type="float">
            <text:p>17,87</text:p>
          </table:table-cell>
          <table:table-cell office:value-type="float" office:value="18.2388" calcext:value-type="float">
            <text:p>18,24</text:p>
          </table:table-cell>
          <table:table-cell office:value-type="float" office:value="29.9562" calcext:value-type="float">
            <text:p>29,96</text:p>
          </table:table-cell>
          <table:table-cell office:value-type="float" office:value="18.1339" calcext:value-type="float">
            <text:p>18,13</text:p>
          </table:table-cell>
          <table:table-cell office:value-type="float" office:value="15.6075" calcext:value-type="float">
            <text:p>15,61</text:p>
          </table:table-cell>
          <table:table-cell office:value-type="float" office:value="25.9679" calcext:value-type="float">
            <text:p>25,97</text:p>
          </table:table-cell>
          <table:table-cell office:value-type="float" office:value="41.8631" calcext:value-type="float">
            <text:p>41,86</text:p>
          </table:table-cell>
          <table:table-cell office:value-type="float" office:value="35.4667" calcext:value-type="float">
            <text:p>35,47</text:p>
          </table:table-cell>
          <table:table-cell office:value-type="float" office:value="25.5025" calcext:value-type="float">
            <text:p>25,50</text:p>
          </table:table-cell>
          <table:table-cell office:value-type="float" office:value="36.8655" calcext:value-type="float">
            <text:p>36,87</text:p>
          </table:table-cell>
          <table:table-cell office:value-type="float" office:value="21.9908" calcext:value-type="float">
            <text:p>21,99</text:p>
          </table:table-cell>
          <table:table-cell office:value-type="float" office:value="37.2968" calcext:value-type="float">
            <text:p>37,30</text:p>
          </table:table-cell>
          <table:table-cell office:value-type="float" office:value="37.2116" calcext:value-type="float">
            <text:p>37,21</text:p>
          </table:table-cell>
          <table:table-cell office:value-type="float" office:value="41.0439" calcext:value-type="float">
            <text:p>41,04</text:p>
          </table:table-cell>
          <table:table-cell office:value-type="float" office:value="19.3586" calcext:value-type="float">
            <text:p>19,36</text:p>
          </table:table-cell>
          <table:table-cell office:value-type="float" office:value="26.1378" calcext:value-type="float">
            <text:p>26,14</text:p>
          </table:table-cell>
          <table:table-cell office:value-type="float" office:value="35.6507" calcext:value-type="float">
            <text:p>35,65</text:p>
          </table:table-cell>
          <table:table-cell office:value-type="float" office:value="29.6207" calcext:value-type="float">
            <text:p>29,62</text:p>
          </table:table-cell>
          <table:table-cell office:value-type="float" office:value="18.9016" calcext:value-type="float">
            <text:p>18,90</text:p>
          </table:table-cell>
          <table:table-cell office:value-type="float" office:value="30.9255" calcext:value-type="float">
            <text:p>30,93</text:p>
          </table:table-cell>
          <table:table-cell office:value-type="float" office:value="38.8031" calcext:value-type="float">
            <text:p>38,80</text:p>
          </table:table-cell>
          <table:table-cell office:value-type="float" office:value="23.1715" calcext:value-type="float">
            <text:p>23,17</text:p>
          </table:table-cell>
          <table:table-cell office:value-type="float" office:value="37.8257" calcext:value-type="float">
            <text:p>37,83</text:p>
          </table:table-cell>
          <table:table-cell office:value-type="float" office:value="31.9388" calcext:value-type="float">
            <text:p>31,9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2.7155" calcext:value-type="float">
            <text:p>52,72</text:p>
          </table:table-cell>
          <table:table-cell office:value-type="float" office:value="54.7612" calcext:value-type="float">
            <text:p>54,76</text:p>
          </table:table-cell>
          <table:table-cell office:value-type="float" office:value="63.4104" calcext:value-type="float">
            <text:p>63,41</text:p>
          </table:table-cell>
          <table:table-cell office:value-type="float" office:value="42.6633" calcext:value-type="float">
            <text:p>42,66</text:p>
          </table:table-cell>
          <table:table-cell office:value-type="float" office:value="29.8443" calcext:value-type="float">
            <text:p>29,84</text:p>
          </table:table-cell>
          <table:table-cell office:value-type="float" office:value="52.9009" calcext:value-type="float">
            <text:p>52,90</text:p>
          </table:table-cell>
          <table:table-cell office:value-type="float" office:value="35.4667" calcext:value-type="float">
            <text:p>35,47</text:p>
          </table:table-cell>
          <table:table-cell office:value-type="float" office:value="83.6329" calcext:value-type="float">
            <text:p>83,63</text:p>
          </table:table-cell>
          <table:table-cell office:value-type="float" office:value="65.5911" calcext:value-type="float">
            <text:p>65,59</text:p>
          </table:table-cell>
          <table:table-cell office:value-type="float" office:value="76.5543" calcext:value-type="float">
            <text:p>76,55</text:p>
          </table:table-cell>
          <table:table-cell office:value-type="float" office:value="54.0479" calcext:value-type="float">
            <text:p>54,05</text:p>
          </table:table-cell>
          <table:table-cell office:value-type="float" office:value="73.7746" calcext:value-type="float">
            <text:p>73,77</text:p>
          </table:table-cell>
          <table:table-cell office:value-type="float" office:value="73.55" calcext:value-type="float">
            <text:p>73,55</text:p>
          </table:table-cell>
          <table:table-cell office:value-type="float" office:value="81.7451" calcext:value-type="float">
            <text:p>81,75</text:p>
          </table:table-cell>
          <table:table-cell office:value-type="float" office:value="50.9423" calcext:value-type="float">
            <text:p>50,94</text:p>
          </table:table-cell>
          <table:table-cell office:value-type="float" office:value="50.9616" calcext:value-type="float">
            <text:p>50,96</text:p>
          </table:table-cell>
          <table:table-cell office:value-type="float" office:value="70.9239" calcext:value-type="float">
            <text:p>70,92</text:p>
          </table:table-cell>
          <table:table-cell office:value-type="float" office:value="60.2085" calcext:value-type="float">
            <text:p>60,21</text:p>
          </table:table-cell>
          <table:table-cell office:value-type="float" office:value="38.7768" calcext:value-type="float">
            <text:p>38,78</text:p>
          </table:table-cell>
          <table:table-cell office:value-type="float" office:value="61.506" calcext:value-type="float">
            <text:p>61,51</text:p>
          </table:table-cell>
          <table:table-cell office:value-type="float" office:value="79.9551" calcext:value-type="float">
            <text:p>79,96</text:p>
          </table:table-cell>
          <table:table-cell office:value-type="float" office:value="55.4248" calcext:value-type="float">
            <text:p>55,42</text:p>
          </table:table-cell>
          <table:table-cell office:value-type="float" office:value="32.218" calcext:value-type="float">
            <text:p>32,22</text:p>
          </table:table-cell>
          <table:table-cell office:value-type="float" office:value="68.943" calcext:value-type="float">
            <text:p>68,9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2.8271" calcext:value-type="float">
            <text:p>52,83</text:p>
          </table:table-cell>
          <table:table-cell office:value-type="float" office:value="53.9712" calcext:value-type="float">
            <text:p>53,97</text:p>
          </table:table-cell>
          <table:table-cell office:value-type="float" office:value="63.2495" calcext:value-type="float">
            <text:p>63,25</text:p>
          </table:table-cell>
          <table:table-cell office:value-type="float" office:value="40.5854" calcext:value-type="float">
            <text:p>40,59</text:p>
          </table:table-cell>
          <table:table-cell office:value-type="float" office:value="27.2408" calcext:value-type="float">
            <text:p>27,24</text:p>
          </table:table-cell>
          <table:table-cell office:value-type="float" office:value="48.2214" calcext:value-type="float">
            <text:p>48,22</text:p>
          </table:table-cell>
          <table:table-cell office:value-type="float" office:value="25.5025" calcext:value-type="float">
            <text:p>25,50</text:p>
          </table:table-cell>
          <table:table-cell office:value-type="float" office:value="65.5911" calcext:value-type="float">
            <text:p>65,59</text:p>
          </table:table-cell>
          <table:table-cell office:value-type="float" office:value="78.2464" calcext:value-type="float">
            <text:p>78,25</text:p>
          </table:table-cell>
          <table:table-cell office:value-type="float" office:value="74.8086" calcext:value-type="float">
            <text:p>74,81</text:p>
          </table:table-cell>
          <table:table-cell office:value-type="float" office:value="55.9654" calcext:value-type="float">
            <text:p>55,97</text:p>
          </table:table-cell>
          <table:table-cell office:value-type="float" office:value="68.9879" calcext:value-type="float">
            <text:p>68,99</text:p>
          </table:table-cell>
          <table:table-cell office:value-type="float" office:value="69.0158" calcext:value-type="float">
            <text:p>69,02</text:p>
          </table:table-cell>
          <table:table-cell office:value-type="float" office:value="76.5388" calcext:value-type="float">
            <text:p>76,54</text:p>
          </table:table-cell>
          <table:table-cell office:value-type="float" office:value="59.4316" calcext:value-type="float">
            <text:p>59,43</text:p>
          </table:table-cell>
          <table:table-cell office:value-type="float" office:value="45.2656" calcext:value-type="float">
            <text:p>45,27</text:p>
          </table:table-cell>
          <table:table-cell office:value-type="float" office:value="64.906" calcext:value-type="float">
            <text:p>64,91</text:p>
          </table:table-cell>
          <table:table-cell office:value-type="float" office:value="55.5608" calcext:value-type="float">
            <text:p>55,56</text:p>
          </table:table-cell>
          <table:table-cell office:value-type="float" office:value="34.112" calcext:value-type="float">
            <text:p>34,11</text:p>
          </table:table-cell>
          <table:table-cell office:value-type="float" office:value="56.7081" calcext:value-type="float">
            <text:p>56,71</text:p>
          </table:table-cell>
          <table:table-cell office:value-type="float" office:value="75.513" calcext:value-type="float">
            <text:p>75,51</text:p>
          </table:table-cell>
          <table:table-cell office:value-type="float" office:value="56.91" calcext:value-type="float">
            <text:p>56,91</text:p>
          </table:table-cell>
          <table:table-cell office:value-type="float" office:value="23.0285" calcext:value-type="float">
            <text:p>23,03</text:p>
          </table:table-cell>
          <table:table-cell office:value-type="float" office:value="67.8065" calcext:value-type="float">
            <text:p>67,8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8.9091" calcext:value-type="float">
            <text:p>58,91</text:p>
          </table:table-cell>
          <table:table-cell office:value-type="float" office:value="60.206" calcext:value-type="float">
            <text:p>60,21</text:p>
          </table:table-cell>
          <table:table-cell office:value-type="float" office:value="71.3161" calcext:value-type="float">
            <text:p>71,32</text:p>
          </table:table-cell>
          <table:table-cell office:value-type="float" office:value="46.3336" calcext:value-type="float">
            <text:p>46,33</text:p>
          </table:table-cell>
          <table:table-cell office:value-type="float" office:value="32.1965" calcext:value-type="float">
            <text:p>32,20</text:p>
          </table:table-cell>
          <table:table-cell office:value-type="float" office:value="56.9829" calcext:value-type="float">
            <text:p>56,98</text:p>
          </table:table-cell>
          <table:table-cell office:value-type="float" office:value="36.8655" calcext:value-type="float">
            <text:p>36,87</text:p>
          </table:table-cell>
          <table:table-cell office:value-type="float" office:value="76.5543" calcext:value-type="float">
            <text:p>76,55</text:p>
          </table:table-cell>
          <table:table-cell office:value-type="float" office:value="74.8086" calcext:value-type="float">
            <text:p>74,81</text:p>
          </table:table-cell>
          <table:table-cell office:value-type="float" office:value="91.3491" calcext:value-type="float">
            <text:p>91,35</text:p>
          </table:table-cell>
          <table:table-cell office:value-type="float" office:value="60.3466" calcext:value-type="float">
            <text:p>60,35</text:p>
          </table:table-cell>
          <table:table-cell office:value-type="float" office:value="80.4032" calcext:value-type="float">
            <text:p>80,40</text:p>
          </table:table-cell>
          <table:table-cell office:value-type="float" office:value="80.4261" calcext:value-type="float">
            <text:p>80,43</text:p>
          </table:table-cell>
          <table:table-cell office:value-type="float" office:value="89.2706" calcext:value-type="float">
            <text:p>89,27</text:p>
          </table:table-cell>
          <table:table-cell office:value-type="float" office:value="61.2326" calcext:value-type="float">
            <text:p>61,23</text:p>
          </table:table-cell>
          <table:table-cell office:value-type="float" office:value="55.1362" calcext:value-type="float">
            <text:p>55,14</text:p>
          </table:table-cell>
          <table:table-cell office:value-type="float" office:value="76.8646" calcext:value-type="float">
            <text:p>76,86</text:p>
          </table:table-cell>
          <table:table-cell office:value-type="float" office:value="65.1803" calcext:value-type="float">
            <text:p>65,18</text:p>
          </table:table-cell>
          <table:table-cell office:value-type="float" office:value="41.0268" calcext:value-type="float">
            <text:p>41,03</text:p>
          </table:table-cell>
          <table:table-cell office:value-type="float" office:value="67.1579" calcext:value-type="float">
            <text:p>67,16</text:p>
          </table:table-cell>
          <table:table-cell office:value-type="float" office:value="87.378" calcext:value-type="float">
            <text:p>87,38</text:p>
          </table:table-cell>
          <table:table-cell office:value-type="float" office:value="61.6394" calcext:value-type="float">
            <text:p>61,64</text:p>
          </table:table-cell>
          <table:table-cell office:value-type="float" office:value="33.1872" calcext:value-type="float">
            <text:p>33,19</text:p>
          </table:table-cell>
          <table:table-cell office:value-type="float" office:value="76.73" calcext:value-type="float">
            <text:p>76,7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2.3569" calcext:value-type="float">
            <text:p>42,36</text:p>
          </table:table-cell>
          <table:table-cell office:value-type="float" office:value="43.576" calcext:value-type="float">
            <text:p>43,58</text:p>
          </table:table-cell>
          <table:table-cell office:value-type="float" office:value="50.8871" calcext:value-type="float">
            <text:p>50,89</text:p>
          </table:table-cell>
          <table:table-cell office:value-type="float" office:value="33.5031" calcext:value-type="float">
            <text:p>33,50</text:p>
          </table:table-cell>
          <table:table-cell office:value-type="float" office:value="23.1416" calcext:value-type="float">
            <text:p>23,14</text:p>
          </table:table-cell>
          <table:table-cell office:value-type="float" office:value="40.3036" calcext:value-type="float">
            <text:p>40,30</text:p>
          </table:table-cell>
          <table:table-cell office:value-type="float" office:value="21.9908" calcext:value-type="float">
            <text:p>21,99</text:p>
          </table:table-cell>
          <table:table-cell office:value-type="float" office:value="54.0479" calcext:value-type="float">
            <text:p>54,05</text:p>
          </table:table-cell>
          <table:table-cell office:value-type="float" office:value="55.9654" calcext:value-type="float">
            <text:p>55,97</text:p>
          </table:table-cell>
          <table:table-cell office:value-type="float" office:value="60.3466" calcext:value-type="float">
            <text:p>60,35</text:p>
          </table:table-cell>
          <table:table-cell office:value-type="float" office:value="64.6506" calcext:value-type="float">
            <text:p>64,65</text:p>
          </table:table-cell>
          <table:table-cell office:value-type="float" office:value="56.7805" calcext:value-type="float">
            <text:p>56,78</text:p>
          </table:table-cell>
          <table:table-cell office:value-type="float" office:value="56.9043" calcext:value-type="float">
            <text:p>56,90</text:p>
          </table:table-cell>
          <table:table-cell office:value-type="float" office:value="63.2876" calcext:value-type="float">
            <text:p>63,29</text:p>
          </table:table-cell>
          <table:table-cell office:value-type="float" office:value="46.8156" calcext:value-type="float">
            <text:p>46,82</text:p>
          </table:table-cell>
          <table:table-cell office:value-type="float" office:value="37.6882" calcext:value-type="float">
            <text:p>37,69</text:p>
          </table:table-cell>
          <table:table-cell office:value-type="float" office:value="53.5229" calcext:value-type="float">
            <text:p>53,52</text:p>
          </table:table-cell>
          <table:table-cell office:value-type="float" office:value="46.3794" calcext:value-type="float">
            <text:p>46,38</text:p>
          </table:table-cell>
          <table:table-cell office:value-type="float" office:value="28.8702" calcext:value-type="float">
            <text:p>28,87</text:p>
          </table:table-cell>
          <table:table-cell office:value-type="float" office:value="46.2498" calcext:value-type="float">
            <text:p>46,25</text:p>
          </table:table-cell>
          <table:table-cell office:value-type="float" office:value="62.6389" calcext:value-type="float">
            <text:p>62,64</text:p>
          </table:table-cell>
          <table:table-cell office:value-type="float" office:value="62.7213" calcext:value-type="float">
            <text:p>62,72</text:p>
          </table:table-cell>
          <table:table-cell office:value-type="float" office:value="20.5413" calcext:value-type="float">
            <text:p>20,54</text:p>
          </table:table-cell>
          <table:table-cell office:value-type="float" office:value="54.5435" calcext:value-type="float">
            <text:p>54,5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.2655" calcext:value-type="float">
            <text:p>56,27</text:p>
          </table:table-cell>
          <table:table-cell office:value-type="float" office:value="57.6433" calcext:value-type="float">
            <text:p>57,64</text:p>
          </table:table-cell>
          <table:table-cell office:value-type="float" office:value="66.7205" calcext:value-type="float">
            <text:p>66,72</text:p>
          </table:table-cell>
          <table:table-cell office:value-type="float" office:value="44.5414" calcext:value-type="float">
            <text:p>44,54</text:p>
          </table:table-cell>
          <table:table-cell office:value-type="float" office:value="31.4847" calcext:value-type="float">
            <text:p>31,48</text:p>
          </table:table-cell>
          <table:table-cell office:value-type="float" office:value="54.8581" calcext:value-type="float">
            <text:p>54,86</text:p>
          </table:table-cell>
          <table:table-cell office:value-type="float" office:value="37.2968" calcext:value-type="float">
            <text:p>37,30</text:p>
          </table:table-cell>
          <table:table-cell office:value-type="float" office:value="73.7746" calcext:value-type="float">
            <text:p>73,77</text:p>
          </table:table-cell>
          <table:table-cell office:value-type="float" office:value="68.9879" calcext:value-type="float">
            <text:p>68,99</text:p>
          </table:table-cell>
          <table:table-cell office:value-type="float" office:value="80.4032" calcext:value-type="float">
            <text:p>80,40</text:p>
          </table:table-cell>
          <table:table-cell office:value-type="float" office:value="56.7805" calcext:value-type="float">
            <text:p>56,78</text:p>
          </table:table-cell>
          <table:table-cell office:value-type="float" office:value="88.3907" calcext:value-type="float">
            <text:p>88,39</text:p>
          </table:table-cell>
          <table:table-cell office:value-type="float" office:value="78.6136" calcext:value-type="float">
            <text:p>78,61</text:p>
          </table:table-cell>
          <table:table-cell office:value-type="float" office:value="86.6455" calcext:value-type="float">
            <text:p>86,65</text:p>
          </table:table-cell>
          <table:table-cell office:value-type="float" office:value="54.2401" calcext:value-type="float">
            <text:p>54,24</text:p>
          </table:table-cell>
          <table:table-cell office:value-type="float" office:value="53.291" calcext:value-type="float">
            <text:p>53,29</text:p>
          </table:table-cell>
          <table:table-cell office:value-type="float" office:value="74.2487" calcext:value-type="float">
            <text:p>74,25</text:p>
          </table:table-cell>
          <table:table-cell office:value-type="float" office:value="62.7975" calcext:value-type="float">
            <text:p>62,80</text:p>
          </table:table-cell>
          <table:table-cell office:value-type="float" office:value="39.3323" calcext:value-type="float">
            <text:p>39,33</text:p>
          </table:table-cell>
          <table:table-cell office:value-type="float" office:value="65.0551" calcext:value-type="float">
            <text:p>65,06</text:p>
          </table:table-cell>
          <table:table-cell office:value-type="float" office:value="84.2306" calcext:value-type="float">
            <text:p>84,23</text:p>
          </table:table-cell>
          <table:table-cell office:value-type="float" office:value="58.2374" calcext:value-type="float">
            <text:p>58,24</text:p>
          </table:table-cell>
          <table:table-cell office:value-type="float" office:value="33.7085" calcext:value-type="float">
            <text:p>33,71</text:p>
          </table:table-cell>
          <table:table-cell office:value-type="float" office:value="72.5872" calcext:value-type="float">
            <text:p>72,5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.1251" calcext:value-type="float">
            <text:p>56,13</text:p>
          </table:table-cell>
          <table:table-cell office:value-type="float" office:value="57.5164" calcext:value-type="float">
            <text:p>57,52</text:p>
          </table:table-cell>
          <table:table-cell office:value-type="float" office:value="66.7166" calcext:value-type="float">
            <text:p>66,72</text:p>
          </table:table-cell>
          <table:table-cell office:value-type="float" office:value="44.44" calcext:value-type="float">
            <text:p>44,44</text:p>
          </table:table-cell>
          <table:table-cell office:value-type="float" office:value="31.3967" calcext:value-type="float">
            <text:p>31,40</text:p>
          </table:table-cell>
          <table:table-cell office:value-type="float" office:value="54.6614" calcext:value-type="float">
            <text:p>54,66</text:p>
          </table:table-cell>
          <table:table-cell office:value-type="float" office:value="37.2116" calcext:value-type="float">
            <text:p>37,21</text:p>
          </table:table-cell>
          <table:table-cell office:value-type="float" office:value="73.55" calcext:value-type="float">
            <text:p>73,55</text:p>
          </table:table-cell>
          <table:table-cell office:value-type="float" office:value="69.0158" calcext:value-type="float">
            <text:p>69,02</text:p>
          </table:table-cell>
          <table:table-cell office:value-type="float" office:value="80.4261" calcext:value-type="float">
            <text:p>80,43</text:p>
          </table:table-cell>
          <table:table-cell office:value-type="float" office:value="56.9043" calcext:value-type="float">
            <text:p>56,90</text:p>
          </table:table-cell>
          <table:table-cell office:value-type="float" office:value="78.6136" calcext:value-type="float">
            <text:p>78,61</text:p>
          </table:table-cell>
          <table:table-cell office:value-type="float" office:value="88.1406" calcext:value-type="float">
            <text:p>88,14</text:p>
          </table:table-cell>
          <table:table-cell office:value-type="float" office:value="86.4158" calcext:value-type="float">
            <text:p>86,42</text:p>
          </table:table-cell>
          <table:table-cell office:value-type="float" office:value="54.435" calcext:value-type="float">
            <text:p>54,44</text:p>
          </table:table-cell>
          <table:table-cell office:value-type="float" office:value="53.0023" calcext:value-type="float">
            <text:p>53,00</text:p>
          </table:table-cell>
          <table:table-cell office:value-type="float" office:value="74.0804" calcext:value-type="float">
            <text:p>74,08</text:p>
          </table:table-cell>
          <table:table-cell office:value-type="float" office:value="62.5857" calcext:value-type="float">
            <text:p>62,59</text:p>
          </table:table-cell>
          <table:table-cell office:value-type="float" office:value="39.0312" calcext:value-type="float">
            <text:p>39,03</text:p>
          </table:table-cell>
          <table:table-cell office:value-type="float" office:value="64.849" calcext:value-type="float">
            <text:p>64,85</text:p>
          </table:table-cell>
          <table:table-cell office:value-type="float" office:value="84.0438" calcext:value-type="float">
            <text:p>84,04</text:p>
          </table:table-cell>
          <table:table-cell office:value-type="float" office:value="58.3657" calcext:value-type="float">
            <text:p>58,37</text:p>
          </table:table-cell>
          <table:table-cell office:value-type="float" office:value="33.6783" calcext:value-type="float">
            <text:p>33,68</text:p>
          </table:table-cell>
          <table:table-cell office:value-type="float" office:value="72.5011" calcext:value-type="float">
            <text:p>72,5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2.2395" calcext:value-type="float">
            <text:p>62,24</text:p>
          </table:table-cell>
          <table:table-cell office:value-type="float" office:value="63.7955" calcext:value-type="float">
            <text:p>63,80</text:p>
          </table:table-cell>
          <table:table-cell office:value-type="float" office:value="73.9985" calcext:value-type="float">
            <text:p>74,00</text:p>
          </table:table-cell>
          <table:table-cell office:value-type="float" office:value="49.3507" calcext:value-type="float">
            <text:p>49,35</text:p>
          </table:table-cell>
          <table:table-cell office:value-type="float" office:value="34.8568" calcext:value-type="float">
            <text:p>34,86</text:p>
          </table:table-cell>
          <table:table-cell office:value-type="float" office:value="61.1927" calcext:value-type="float">
            <text:p>61,19</text:p>
          </table:table-cell>
          <table:table-cell office:value-type="float" office:value="41.0439" calcext:value-type="float">
            <text:p>41,04</text:p>
          </table:table-cell>
          <table:table-cell office:value-type="float" office:value="81.7451" calcext:value-type="float">
            <text:p>81,75</text:p>
          </table:table-cell>
          <table:table-cell office:value-type="float" office:value="76.5388" calcext:value-type="float">
            <text:p>76,54</text:p>
          </table:table-cell>
          <table:table-cell office:value-type="float" office:value="89.2706" calcext:value-type="float">
            <text:p>89,27</text:p>
          </table:table-cell>
          <table:table-cell office:value-type="float" office:value="63.2876" calcext:value-type="float">
            <text:p>63,29</text:p>
          </table:table-cell>
          <table:table-cell office:value-type="float" office:value="86.6455" calcext:value-type="float">
            <text:p>86,65</text:p>
          </table:table-cell>
          <table:table-cell office:value-type="float" office:value="86.4158" calcext:value-type="float">
            <text:p>86,42</text:p>
          </table:table-cell>
          <table:table-cell office:value-type="float" office:value="97.7967" calcext:value-type="float">
            <text:p>97,80</text:p>
          </table:table-cell>
          <table:table-cell office:value-type="float" office:value="60.0927" calcext:value-type="float">
            <text:p>60,09</text:p>
          </table:table-cell>
          <table:table-cell office:value-type="float" office:value="59.0472" calcext:value-type="float">
            <text:p>59,05</text:p>
          </table:table-cell>
          <table:table-cell office:value-type="float" office:value="82.4329" calcext:value-type="float">
            <text:p>82,43</text:p>
          </table:table-cell>
          <table:table-cell office:value-type="float" office:value="69.887" calcext:value-type="float">
            <text:p>69,89</text:p>
          </table:table-cell>
          <table:table-cell office:value-type="float" office:value="44.3597" calcext:value-type="float">
            <text:p>44,36</text:p>
          </table:table-cell>
          <table:table-cell office:value-type="float" office:value="71.8992" calcext:value-type="float">
            <text:p>71,90</text:p>
          </table:table-cell>
          <table:table-cell office:value-type="float" office:value="93.2871" calcext:value-type="float">
            <text:p>93,29</text:p>
          </table:table-cell>
          <table:table-cell office:value-type="float" office:value="64.8782" calcext:value-type="float">
            <text:p>64,88</text:p>
          </table:table-cell>
          <table:table-cell office:value-type="float" office:value="37.1036" calcext:value-type="float">
            <text:p>37,10</text:p>
          </table:table-cell>
          <table:table-cell office:value-type="float" office:value="80.4153" calcext:value-type="float">
            <text:p>80,4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3.5487" calcext:value-type="float">
            <text:p>43,55</text:p>
          </table:table-cell>
          <table:table-cell office:value-type="float" office:value="44.1839" calcext:value-type="float">
            <text:p>44,18</text:p>
          </table:table-cell>
          <table:table-cell office:value-type="float" office:value="55.4895" calcext:value-type="float">
            <text:p>55,49</text:p>
          </table:table-cell>
          <table:table-cell office:value-type="float" office:value="32.6028" calcext:value-type="float">
            <text:p>32,60</text:p>
          </table:table-cell>
          <table:table-cell office:value-type="float" office:value="20.618" calcext:value-type="float">
            <text:p>20,62</text:p>
          </table:table-cell>
          <table:table-cell office:value-type="float" office:value="36.7841" calcext:value-type="float">
            <text:p>36,78</text:p>
          </table:table-cell>
          <table:table-cell office:value-type="float" office:value="19.3586" calcext:value-type="float">
            <text:p>19,36</text:p>
          </table:table-cell>
          <table:table-cell office:value-type="float" office:value="50.9423" calcext:value-type="float">
            <text:p>50,94</text:p>
          </table:table-cell>
          <table:table-cell office:value-type="float" office:value="59.4316" calcext:value-type="float">
            <text:p>59,43</text:p>
          </table:table-cell>
          <table:table-cell office:value-type="float" office:value="61.2326" calcext:value-type="float">
            <text:p>61,23</text:p>
          </table:table-cell>
          <table:table-cell office:value-type="float" office:value="46.8156" calcext:value-type="float">
            <text:p>46,82</text:p>
          </table:table-cell>
          <table:table-cell office:value-type="float" office:value="54.2401" calcext:value-type="float">
            <text:p>54,24</text:p>
          </table:table-cell>
          <table:table-cell office:value-type="float" office:value="54.435" calcext:value-type="float">
            <text:p>54,44</text:p>
          </table:table-cell>
          <table:table-cell office:value-type="float" office:value="60.0927" calcext:value-type="float">
            <text:p>60,09</text:p>
          </table:table-cell>
          <table:table-cell office:value-type="float" office:value="61.2326" calcext:value-type="float">
            <text:p>61,23</text:p>
          </table:table-cell>
          <table:table-cell office:value-type="float" office:value="33.4801" calcext:value-type="float">
            <text:p>33,48</text:p>
          </table:table-cell>
          <table:table-cell office:value-type="float" office:value="49.4964" calcext:value-type="float">
            <text:p>49,50</text:p>
          </table:table-cell>
          <table:table-cell office:value-type="float" office:value="42.8369" calcext:value-type="float">
            <text:p>42,84</text:p>
          </table:table-cell>
          <table:table-cell office:value-type="float" office:value="24.7743" calcext:value-type="float">
            <text:p>24,77</text:p>
          </table:table-cell>
          <table:table-cell office:value-type="float" office:value="44.7724" calcext:value-type="float">
            <text:p>44,77</text:p>
          </table:table-cell>
          <table:table-cell office:value-type="float" office:value="59.4314" calcext:value-type="float">
            <text:p>59,43</text:p>
          </table:table-cell>
          <table:table-cell office:value-type="float" office:value="47.2355" calcext:value-type="float">
            <text:p>47,24</text:p>
          </table:table-cell>
          <table:table-cell office:value-type="float" office:value="17.7695" calcext:value-type="float">
            <text:p>17,77</text:p>
          </table:table-cell>
          <table:table-cell office:value-type="float" office:value="57.4436" calcext:value-type="float">
            <text:p>57,4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7.351" calcext:value-type="float">
            <text:p>37,35</text:p>
          </table:table-cell>
          <table:table-cell office:value-type="float" office:value="38.4386" calcext:value-type="float">
            <text:p>38,44</text:p>
          </table:table-cell>
          <table:table-cell office:value-type="float" office:value="44.1841" calcext:value-type="float">
            <text:p>44,18</text:p>
          </table:table-cell>
          <table:table-cell office:value-type="float" office:value="29.8864" calcext:value-type="float">
            <text:p>29,89</text:p>
          </table:table-cell>
          <table:table-cell office:value-type="float" office:value="21.8802" calcext:value-type="float">
            <text:p>21,88</text:p>
          </table:table-cell>
          <table:table-cell office:value-type="float" office:value="41.6976" calcext:value-type="float">
            <text:p>41,70</text:p>
          </table:table-cell>
          <table:table-cell office:value-type="float" office:value="26.1378" calcext:value-type="float">
            <text:p>26,14</text:p>
          </table:table-cell>
          <table:table-cell office:value-type="float" office:value="50.9616" calcext:value-type="float">
            <text:p>50,96</text:p>
          </table:table-cell>
          <table:table-cell office:value-type="float" office:value="45.2656" calcext:value-type="float">
            <text:p>45,27</text:p>
          </table:table-cell>
          <table:table-cell office:value-type="float" office:value="55.1362" calcext:value-type="float">
            <text:p>55,14</text:p>
          </table:table-cell>
          <table:table-cell office:value-type="float" office:value="37.6882" calcext:value-type="float">
            <text:p>37,69</text:p>
          </table:table-cell>
          <table:table-cell office:value-type="float" office:value="53.291" calcext:value-type="float">
            <text:p>53,29</text:p>
          </table:table-cell>
          <table:table-cell office:value-type="float" office:value="53.0023" calcext:value-type="float">
            <text:p>53,00</text:p>
          </table:table-cell>
          <table:table-cell office:value-type="float" office:value="59.0472" calcext:value-type="float">
            <text:p>59,05</text:p>
          </table:table-cell>
          <table:table-cell office:value-type="float" office:value="33.4801" calcext:value-type="float">
            <text:p>33,48</text:p>
          </table:table-cell>
          <table:table-cell office:value-type="float" office:value="60.5564" calcext:value-type="float">
            <text:p>60,56</text:p>
          </table:table-cell>
          <table:table-cell office:value-type="float" office:value="55.2159" calcext:value-type="float">
            <text:p>55,22</text:p>
          </table:table-cell>
          <table:table-cell office:value-type="float" office:value="46.8537" calcext:value-type="float">
            <text:p>46,85</text:p>
          </table:table-cell>
          <table:table-cell office:value-type="float" office:value="34.0153" calcext:value-type="float">
            <text:p>34,02</text:p>
          </table:table-cell>
          <table:table-cell office:value-type="float" office:value="46.3643" calcext:value-type="float">
            <text:p>46,36</text:p>
          </table:table-cell>
          <table:table-cell office:value-type="float" office:value="57.6044" calcext:value-type="float">
            <text:p>57,60</text:p>
          </table:table-cell>
          <table:table-cell office:value-type="float" office:value="38.6504" calcext:value-type="float">
            <text:p>38,65</text:p>
          </table:table-cell>
          <table:table-cell office:value-type="float" office:value="23.3084" calcext:value-type="float">
            <text:p>23,31</text:p>
          </table:table-cell>
          <table:table-cell office:value-type="float" office:value="48.4773" calcext:value-type="float">
            <text:p>48,4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3.1007" calcext:value-type="float">
            <text:p>53,10</text:p>
          </table:table-cell>
          <table:table-cell office:value-type="float" office:value="54.5429" calcext:value-type="float">
            <text:p>54,54</text:p>
          </table:table-cell>
          <table:table-cell office:value-type="float" office:value="63.0264" calcext:value-type="float">
            <text:p>63,03</text:p>
          </table:table-cell>
          <table:table-cell office:value-type="float" office:value="42.4838" calcext:value-type="float">
            <text:p>42,48</text:p>
          </table:table-cell>
          <table:table-cell office:value-type="float" office:value="30.2336" calcext:value-type="float">
            <text:p>30,23</text:p>
          </table:table-cell>
          <table:table-cell office:value-type="float" office:value="55.4478" calcext:value-type="float">
            <text:p>55,45</text:p>
          </table:table-cell>
          <table:table-cell office:value-type="float" office:value="35.6507" calcext:value-type="float">
            <text:p>35,65</text:p>
          </table:table-cell>
          <table:table-cell office:value-type="float" office:value="70.9239" calcext:value-type="float">
            <text:p>70,92</text:p>
          </table:table-cell>
          <table:table-cell office:value-type="float" office:value="64.906" calcext:value-type="float">
            <text:p>64,91</text:p>
          </table:table-cell>
          <table:table-cell office:value-type="float" office:value="76.8646" calcext:value-type="float">
            <text:p>76,86</text:p>
          </table:table-cell>
          <table:table-cell office:value-type="float" office:value="53.5229" calcext:value-type="float">
            <text:p>53,52</text:p>
          </table:table-cell>
          <table:table-cell office:value-type="float" office:value="74.2487" calcext:value-type="float">
            <text:p>74,25</text:p>
          </table:table-cell>
          <table:table-cell office:value-type="float" office:value="74.0804" calcext:value-type="float">
            <text:p>74,08</text:p>
          </table:table-cell>
          <table:table-cell office:value-type="float" office:value="82.4329" calcext:value-type="float">
            <text:p>82,43</text:p>
          </table:table-cell>
          <table:table-cell office:value-type="float" office:value="49.4964" calcext:value-type="float">
            <text:p>49,50</text:p>
          </table:table-cell>
          <table:table-cell office:value-type="float" office:value="55.2159" calcext:value-type="float">
            <text:p>55,22</text:p>
          </table:table-cell>
          <table:table-cell office:value-type="float" office:value="84.4553" calcext:value-type="float">
            <text:p>84,46</text:p>
          </table:table-cell>
          <table:table-cell office:value-type="float" office:value="62.6582" calcext:value-type="float">
            <text:p>62,66</text:p>
          </table:table-cell>
          <table:table-cell office:value-type="float" office:value="42.6966" calcext:value-type="float">
            <text:p>42,70</text:p>
          </table:table-cell>
          <table:table-cell office:value-type="float" office:value="62.4776" calcext:value-type="float">
            <text:p>62,48</text:p>
          </table:table-cell>
          <table:table-cell office:value-type="float" office:value="80.5553" calcext:value-type="float">
            <text:p>80,56</text:p>
          </table:table-cell>
          <table:table-cell office:value-type="float" office:value="54.872" calcext:value-type="float">
            <text:p>54,87</text:p>
          </table:table-cell>
          <table:table-cell office:value-type="float" office:value="32.0822" calcext:value-type="float">
            <text:p>32,08</text:p>
          </table:table-cell>
          <table:table-cell office:value-type="float" office:value="68.7078" calcext:value-type="float">
            <text:p>68,7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4.936" calcext:value-type="float">
            <text:p>44,94</text:p>
          </table:table-cell>
          <table:table-cell office:value-type="float" office:value="46.252" calcext:value-type="float">
            <text:p>46,25</text:p>
          </table:table-cell>
          <table:table-cell office:value-type="float" office:value="53.8" calcext:value-type="float">
            <text:p>53,80</text:p>
          </table:table-cell>
          <table:table-cell office:value-type="float" office:value="36.098" calcext:value-type="float">
            <text:p>36,10</text:p>
          </table:table-cell>
          <table:table-cell office:value-type="float" office:value="25.6801" calcext:value-type="float">
            <text:p>25,68</text:p>
          </table:table-cell>
          <table:table-cell office:value-type="float" office:value="52.3258" calcext:value-type="float">
            <text:p>52,33</text:p>
          </table:table-cell>
          <table:table-cell office:value-type="float" office:value="29.6207" calcext:value-type="float">
            <text:p>29,62</text:p>
          </table:table-cell>
          <table:table-cell office:value-type="float" office:value="60.2085" calcext:value-type="float">
            <text:p>60,21</text:p>
          </table:table-cell>
          <table:table-cell office:value-type="float" office:value="55.5608" calcext:value-type="float">
            <text:p>55,56</text:p>
          </table:table-cell>
          <table:table-cell office:value-type="float" office:value="65.1803" calcext:value-type="float">
            <text:p>65,18</text:p>
          </table:table-cell>
          <table:table-cell office:value-type="float" office:value="46.3794" calcext:value-type="float">
            <text:p>46,38</text:p>
          </table:table-cell>
          <table:table-cell office:value-type="float" office:value="62.7975" calcext:value-type="float">
            <text:p>62,80</text:p>
          </table:table-cell>
          <table:table-cell office:value-type="float" office:value="62.5857" calcext:value-type="float">
            <text:p>62,59</text:p>
          </table:table-cell>
          <table:table-cell office:value-type="float" office:value="69.887" calcext:value-type="float">
            <text:p>69,89</text:p>
          </table:table-cell>
          <table:table-cell office:value-type="float" office:value="42.8369" calcext:value-type="float">
            <text:p>42,84</text:p>
          </table:table-cell>
          <table:table-cell office:value-type="float" office:value="46.8537" calcext:value-type="float">
            <text:p>46,85</text:p>
          </table:table-cell>
          <table:table-cell office:value-type="float" office:value="62.6582" calcext:value-type="float">
            <text:p>62,66</text:p>
          </table:table-cell>
          <table:table-cell office:value-type="float" office:value="71.6334" calcext:value-type="float">
            <text:p>71,63</text:p>
          </table:table-cell>
          <table:table-cell office:value-type="float" office:value="40.385" calcext:value-type="float">
            <text:p>40,39</text:p>
          </table:table-cell>
          <table:table-cell office:value-type="float" office:value="53.0278" calcext:value-type="float">
            <text:p>53,03</text:p>
          </table:table-cell>
          <table:table-cell office:value-type="float" office:value="68.5944" calcext:value-type="float">
            <text:p>68,59</text:p>
          </table:table-cell>
          <table:table-cell office:value-type="float" office:value="47.5942" calcext:value-type="float">
            <text:p>47,59</text:p>
          </table:table-cell>
          <table:table-cell office:value-type="float" office:value="26.6826" calcext:value-type="float">
            <text:p>26,68</text:p>
          </table:table-cell>
          <table:table-cell office:value-type="float" office:value="58.4299" calcext:value-type="float">
            <text:p>58,4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7.7269" calcext:value-type="float">
            <text:p>27,73</text:p>
          </table:table-cell>
          <table:table-cell office:value-type="float" office:value="28.7508" calcext:value-type="float">
            <text:p>28,75</text:p>
          </table:table-cell>
          <table:table-cell office:value-type="float" office:value="33.4249" calcext:value-type="float">
            <text:p>33,42</text:p>
          </table:table-cell>
          <table:table-cell office:value-type="float" office:value="22.8254" calcext:value-type="float">
            <text:p>22,83</text:p>
          </table:table-cell>
          <table:table-cell office:value-type="float" office:value="16.5608" calcext:value-type="float">
            <text:p>16,56</text:p>
          </table:table-cell>
          <table:table-cell office:value-type="float" office:value="38.0343" calcext:value-type="float">
            <text:p>38,03</text:p>
          </table:table-cell>
          <table:table-cell office:value-type="float" office:value="18.9016" calcext:value-type="float">
            <text:p>18,90</text:p>
          </table:table-cell>
          <table:table-cell office:value-type="float" office:value="38.7768" calcext:value-type="float">
            <text:p>38,78</text:p>
          </table:table-cell>
          <table:table-cell office:value-type="float" office:value="34.112" calcext:value-type="float">
            <text:p>34,11</text:p>
          </table:table-cell>
          <table:table-cell office:value-type="float" office:value="41.0268" calcext:value-type="float">
            <text:p>41,03</text:p>
          </table:table-cell>
          <table:table-cell office:value-type="float" office:value="28.8702" calcext:value-type="float">
            <text:p>28,87</text:p>
          </table:table-cell>
          <table:table-cell office:value-type="float" office:value="39.3323" calcext:value-type="float">
            <text:p>39,33</text:p>
          </table:table-cell>
          <table:table-cell office:value-type="float" office:value="39.0312" calcext:value-type="float">
            <text:p>39,03</text:p>
          </table:table-cell>
          <table:table-cell office:value-type="float" office:value="44.3597" calcext:value-type="float">
            <text:p>44,36</text:p>
          </table:table-cell>
          <table:table-cell office:value-type="float" office:value="24.7743" calcext:value-type="float">
            <text:p>24,77</text:p>
          </table:table-cell>
          <table:table-cell office:value-type="float" office:value="34.0153" calcext:value-type="float">
            <text:p>34,02</text:p>
          </table:table-cell>
          <table:table-cell office:value-type="float" office:value="42.6966" calcext:value-type="float">
            <text:p>42,70</text:p>
          </table:table-cell>
          <table:table-cell office:value-type="float" office:value="40.385" calcext:value-type="float">
            <text:p>40,39</text:p>
          </table:table-cell>
          <table:table-cell office:value-type="float" office:value="45.7084" calcext:value-type="float">
            <text:p>45,71</text:p>
          </table:table-cell>
          <table:table-cell office:value-type="float" office:value="34.278" calcext:value-type="float">
            <text:p>34,28</text:p>
          </table:table-cell>
          <table:table-cell office:value-type="float" office:value="44.1782" calcext:value-type="float">
            <text:p>44,18</text:p>
          </table:table-cell>
          <table:table-cell office:value-type="float" office:value="29.7061" calcext:value-type="float">
            <text:p>29,71</text:p>
          </table:table-cell>
          <table:table-cell office:value-type="float" office:value="16.8045" calcext:value-type="float">
            <text:p>16,80</text:p>
          </table:table-cell>
          <table:table-cell office:value-type="float" office:value="36.4919" calcext:value-type="float">
            <text:p>36,4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8.4186" calcext:value-type="float">
            <text:p>48,42</text:p>
          </table:table-cell>
          <table:table-cell office:value-type="float" office:value="49.3757" calcext:value-type="float">
            <text:p>49,38</text:p>
          </table:table-cell>
          <table:table-cell office:value-type="float" office:value="56.3729" calcext:value-type="float">
            <text:p>56,37</text:p>
          </table:table-cell>
          <table:table-cell office:value-type="float" office:value="36.7712" calcext:value-type="float">
            <text:p>36,77</text:p>
          </table:table-cell>
          <table:table-cell office:value-type="float" office:value="27.1782" calcext:value-type="float">
            <text:p>27,18</text:p>
          </table:table-cell>
          <table:table-cell office:value-type="float" office:value="46.6107" calcext:value-type="float">
            <text:p>46,61</text:p>
          </table:table-cell>
          <table:table-cell office:value-type="float" office:value="30.9255" calcext:value-type="float">
            <text:p>30,93</text:p>
          </table:table-cell>
          <table:table-cell office:value-type="float" office:value="61.506" calcext:value-type="float">
            <text:p>61,51</text:p>
          </table:table-cell>
          <table:table-cell office:value-type="float" office:value="56.7081" calcext:value-type="float">
            <text:p>56,71</text:p>
          </table:table-cell>
          <table:table-cell office:value-type="float" office:value="67.1579" calcext:value-type="float">
            <text:p>67,16</text:p>
          </table:table-cell>
          <table:table-cell office:value-type="float" office:value="46.2498" calcext:value-type="float">
            <text:p>46,25</text:p>
          </table:table-cell>
          <table:table-cell office:value-type="float" office:value="65.0551" calcext:value-type="float">
            <text:p>65,06</text:p>
          </table:table-cell>
          <table:table-cell office:value-type="float" office:value="64.849" calcext:value-type="float">
            <text:p>64,85</text:p>
          </table:table-cell>
          <table:table-cell office:value-type="float" office:value="71.8992" calcext:value-type="float">
            <text:p>71,90</text:p>
          </table:table-cell>
          <table:table-cell office:value-type="float" office:value="44.7724" calcext:value-type="float">
            <text:p>44,77</text:p>
          </table:table-cell>
          <table:table-cell office:value-type="float" office:value="46.3643" calcext:value-type="float">
            <text:p>46,36</text:p>
          </table:table-cell>
          <table:table-cell office:value-type="float" office:value="62.4776" calcext:value-type="float">
            <text:p>62,48</text:p>
          </table:table-cell>
          <table:table-cell office:value-type="float" office:value="53.0278" calcext:value-type="float">
            <text:p>53,03</text:p>
          </table:table-cell>
          <table:table-cell office:value-type="float" office:value="34.278" calcext:value-type="float">
            <text:p>34,28</text:p>
          </table:table-cell>
          <table:table-cell office:value-type="float" office:value="73.5292" calcext:value-type="float">
            <text:p>73,53</text:p>
          </table:table-cell>
          <table:table-cell office:value-type="float" office:value="69.4879" calcext:value-type="float">
            <text:p>69,49</text:p>
          </table:table-cell>
          <table:table-cell office:value-type="float" office:value="47.4523" calcext:value-type="float">
            <text:p>47,45</text:p>
          </table:table-cell>
          <table:table-cell office:value-type="float" office:value="27.367" calcext:value-type="float">
            <text:p>27,37</text:p>
          </table:table-cell>
          <table:table-cell office:value-type="float" office:value="62.2134" calcext:value-type="float">
            <text:p>62,2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1.145" calcext:value-type="float">
            <text:p>61,15</text:p>
          </table:table-cell>
          <table:table-cell office:value-type="float" office:value="62.8069" calcext:value-type="float">
            <text:p>62,81</text:p>
          </table:table-cell>
          <table:table-cell office:value-type="float" office:value="72.2438" calcext:value-type="float">
            <text:p>72,24</text:p>
          </table:table-cell>
          <table:table-cell office:value-type="float" office:value="48.5201" calcext:value-type="float">
            <text:p>48,52</text:p>
          </table:table-cell>
          <table:table-cell office:value-type="float" office:value="34.0818" calcext:value-type="float">
            <text:p>34,08</text:p>
          </table:table-cell>
          <table:table-cell office:value-type="float" office:value="60.303" calcext:value-type="float">
            <text:p>60,30</text:p>
          </table:table-cell>
          <table:table-cell office:value-type="float" office:value="38.8031" calcext:value-type="float">
            <text:p>38,80</text:p>
          </table:table-cell>
          <table:table-cell office:value-type="float" office:value="79.9551" calcext:value-type="float">
            <text:p>79,96</text:p>
          </table:table-cell>
          <table:table-cell office:value-type="float" office:value="75.513" calcext:value-type="float">
            <text:p>75,51</text:p>
          </table:table-cell>
          <table:table-cell office:value-type="float" office:value="87.378" calcext:value-type="float">
            <text:p>87,38</text:p>
          </table:table-cell>
          <table:table-cell office:value-type="float" office:value="62.6389" calcext:value-type="float">
            <text:p>62,64</text:p>
          </table:table-cell>
          <table:table-cell office:value-type="float" office:value="84.2306" calcext:value-type="float">
            <text:p>84,23</text:p>
          </table:table-cell>
          <table:table-cell office:value-type="float" office:value="84.0438" calcext:value-type="float">
            <text:p>84,04</text:p>
          </table:table-cell>
          <table:table-cell office:value-type="float" office:value="93.2871" calcext:value-type="float">
            <text:p>93,29</text:p>
          </table:table-cell>
          <table:table-cell office:value-type="float" office:value="59.4314" calcext:value-type="float">
            <text:p>59,43</text:p>
          </table:table-cell>
          <table:table-cell office:value-type="float" office:value="57.6044" calcext:value-type="float">
            <text:p>57,60</text:p>
          </table:table-cell>
          <table:table-cell office:value-type="float" office:value="80.5553" calcext:value-type="float">
            <text:p>80,56</text:p>
          </table:table-cell>
          <table:table-cell office:value-type="float" office:value="68.5944" calcext:value-type="float">
            <text:p>68,59</text:p>
          </table:table-cell>
          <table:table-cell office:value-type="float" office:value="44.1782" calcext:value-type="float">
            <text:p>44,18</text:p>
          </table:table-cell>
          <table:table-cell office:value-type="float" office:value="69.4879" calcext:value-type="float">
            <text:p>69,49</text:p>
          </table:table-cell>
          <table:table-cell office:value-type="float" office:value="95.3949" calcext:value-type="float">
            <text:p>95,39</text:p>
          </table:table-cell>
          <table:table-cell office:value-type="float" office:value="64.1348" calcext:value-type="float">
            <text:p>64,13</text:p>
          </table:table-cell>
          <table:table-cell office:value-type="float" office:value="35.2141" calcext:value-type="float">
            <text:p>35,21</text:p>
          </table:table-cell>
          <table:table-cell office:value-type="float" office:value="78.4886" calcext:value-type="float">
            <text:p>78,4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43.258" calcext:value-type="float">
            <text:p>43,26</text:p>
          </table:table-cell>
          <table:table-cell office:value-type="float" office:value="44.4818" calcext:value-type="float">
            <text:p>44,48</text:p>
          </table:table-cell>
          <table:table-cell office:value-type="float" office:value="51.9965" calcext:value-type="float">
            <text:p>52,00</text:p>
          </table:table-cell>
          <table:table-cell office:value-type="float" office:value="34.2511" calcext:value-type="float">
            <text:p>34,25</text:p>
          </table:table-cell>
          <table:table-cell office:value-type="float" office:value="23.7428" calcext:value-type="float">
            <text:p>23,74</text:p>
          </table:table-cell>
          <table:table-cell office:value-type="float" office:value="41.349" calcext:value-type="float">
            <text:p>41,35</text:p>
          </table:table-cell>
          <table:table-cell office:value-type="float" office:value="23.1715" calcext:value-type="float">
            <text:p>23,17</text:p>
          </table:table-cell>
          <table:table-cell office:value-type="float" office:value="55.4248" calcext:value-type="float">
            <text:p>55,42</text:p>
          </table:table-cell>
          <table:table-cell office:value-type="float" office:value="56.91" calcext:value-type="float">
            <text:p>56,91</text:p>
          </table:table-cell>
          <table:table-cell office:value-type="float" office:value="61.6394" calcext:value-type="float">
            <text:p>61,64</text:p>
          </table:table-cell>
          <table:table-cell office:value-type="float" office:value="62.7213" calcext:value-type="float">
            <text:p>62,72</text:p>
          </table:table-cell>
          <table:table-cell office:value-type="float" office:value="58.2374" calcext:value-type="float">
            <text:p>58,24</text:p>
          </table:table-cell>
          <table:table-cell office:value-type="float" office:value="58.3657" calcext:value-type="float">
            <text:p>58,37</text:p>
          </table:table-cell>
          <table:table-cell office:value-type="float" office:value="64.8782" calcext:value-type="float">
            <text:p>64,88</text:p>
          </table:table-cell>
          <table:table-cell office:value-type="float" office:value="47.2355" calcext:value-type="float">
            <text:p>47,24</text:p>
          </table:table-cell>
          <table:table-cell office:value-type="float" office:value="38.6504" calcext:value-type="float">
            <text:p>38,65</text:p>
          </table:table-cell>
          <table:table-cell office:value-type="float" office:value="54.872" calcext:value-type="float">
            <text:p>54,87</text:p>
          </table:table-cell>
          <table:table-cell office:value-type="float" office:value="47.5942" calcext:value-type="float">
            <text:p>47,59</text:p>
          </table:table-cell>
          <table:table-cell office:value-type="float" office:value="29.7061" calcext:value-type="float">
            <text:p>29,71</text:p>
          </table:table-cell>
          <table:table-cell office:value-type="float" office:value="47.4523" calcext:value-type="float">
            <text:p>47,45</text:p>
          </table:table-cell>
          <table:table-cell office:value-type="float" office:value="64.1348" calcext:value-type="float">
            <text:p>64,13</text:p>
          </table:table-cell>
          <table:table-cell office:value-type="float" office:value="66.2688" calcext:value-type="float">
            <text:p>66,27</text:p>
          </table:table-cell>
          <table:table-cell office:value-type="float" office:value="21.5982" calcext:value-type="float">
            <text:p>21,60</text:p>
          </table:table-cell>
          <table:table-cell office:value-type="float" office:value="55.7971" calcext:value-type="float">
            <text:p>55,8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5.7178" calcext:value-type="float">
            <text:p>15,72</text:p>
          </table:table-cell>
          <table:table-cell office:value-type="float" office:value="16.1566" calcext:value-type="float">
            <text:p>16,16</text:p>
          </table:table-cell>
          <table:table-cell office:value-type="float" office:value="27.08" calcext:value-type="float">
            <text:p>27,08</text:p>
          </table:table-cell>
          <table:table-cell office:value-type="float" office:value="16.499" calcext:value-type="float">
            <text:p>16,50</text:p>
          </table:table-cell>
          <table:table-cell office:value-type="float" office:value="14.1619" calcext:value-type="float">
            <text:p>14,16</text:p>
          </table:table-cell>
          <table:table-cell office:value-type="float" office:value="23.3086" calcext:value-type="float">
            <text:p>23,31</text:p>
          </table:table-cell>
          <table:table-cell office:value-type="float" office:value="37.8257" calcext:value-type="float">
            <text:p>37,83</text:p>
          </table:table-cell>
          <table:table-cell office:value-type="float" office:value="32.218" calcext:value-type="float">
            <text:p>32,22</text:p>
          </table:table-cell>
          <table:table-cell office:value-type="float" office:value="23.0285" calcext:value-type="float">
            <text:p>23,03</text:p>
          </table:table-cell>
          <table:table-cell office:value-type="float" office:value="33.1872" calcext:value-type="float">
            <text:p>33,19</text:p>
          </table:table-cell>
          <table:table-cell office:value-type="float" office:value="20.5413" calcext:value-type="float">
            <text:p>20,54</text:p>
          </table:table-cell>
          <table:table-cell office:value-type="float" office:value="33.7085" calcext:value-type="float">
            <text:p>33,71</text:p>
          </table:table-cell>
          <table:table-cell office:value-type="float" office:value="33.6783" calcext:value-type="float">
            <text:p>33,68</text:p>
          </table:table-cell>
          <table:table-cell office:value-type="float" office:value="37.1036" calcext:value-type="float">
            <text:p>37,10</text:p>
          </table:table-cell>
          <table:table-cell office:value-type="float" office:value="17.7695" calcext:value-type="float">
            <text:p>17,77</text:p>
          </table:table-cell>
          <table:table-cell office:value-type="float" office:value="23.3084" calcext:value-type="float">
            <text:p>23,31</text:p>
          </table:table-cell>
          <table:table-cell office:value-type="float" office:value="32.0822" calcext:value-type="float">
            <text:p>32,08</text:p>
          </table:table-cell>
          <table:table-cell office:value-type="float" office:value="26.6826" calcext:value-type="float">
            <text:p>26,68</text:p>
          </table:table-cell>
          <table:table-cell office:value-type="float" office:value="16.8045" calcext:value-type="float">
            <text:p>16,80</text:p>
          </table:table-cell>
          <table:table-cell office:value-type="float" office:value="27.367" calcext:value-type="float">
            <text:p>27,37</text:p>
          </table:table-cell>
          <table:table-cell office:value-type="float" office:value="35.2141" calcext:value-type="float">
            <text:p>35,21</text:p>
          </table:table-cell>
          <table:table-cell office:value-type="float" office:value="21.5982" calcext:value-type="float">
            <text:p>21,60</text:p>
          </table:table-cell>
          <table:table-cell office:value-type="float" office:value="37.8386" calcext:value-type="float">
            <text:p>37,84</text:p>
          </table:table-cell>
          <table:table-cell office:value-type="float" office:value="28.7456" calcext:value-type="float">
            <text:p>28,75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5.5177" calcext:value-type="float">
            <text:p>55,52</text:p>
          </table:table-cell>
          <table:table-cell office:value-type="float" office:value="56.6913" calcext:value-type="float">
            <text:p>56,69</text:p>
          </table:table-cell>
          <table:table-cell office:value-type="float" office:value="67.937" calcext:value-type="float">
            <text:p>67,94</text:p>
          </table:table-cell>
          <table:table-cell office:value-type="float" office:value="42.4834" calcext:value-type="float">
            <text:p>42,48</text:p>
          </table:table-cell>
          <table:table-cell office:value-type="float" office:value="28.7334" calcext:value-type="float">
            <text:p>28,73</text:p>
          </table:table-cell>
          <table:table-cell office:value-type="float" office:value="50.9964" calcext:value-type="float">
            <text:p>51,00</text:p>
          </table:table-cell>
          <table:table-cell office:value-type="float" office:value="31.9388" calcext:value-type="float">
            <text:p>31,94</text:p>
          </table:table-cell>
          <table:table-cell office:value-type="float" office:value="68.943" calcext:value-type="float">
            <text:p>68,94</text:p>
          </table:table-cell>
          <table:table-cell office:value-type="float" office:value="67.8065" calcext:value-type="float">
            <text:p>67,81</text:p>
          </table:table-cell>
          <table:table-cell office:value-type="float" office:value="76.73" calcext:value-type="float">
            <text:p>76,73</text:p>
          </table:table-cell>
          <table:table-cell office:value-type="float" office:value="54.5435" calcext:value-type="float">
            <text:p>54,54</text:p>
          </table:table-cell>
          <table:table-cell office:value-type="float" office:value="72.5872" calcext:value-type="float">
            <text:p>72,59</text:p>
          </table:table-cell>
          <table:table-cell office:value-type="float" office:value="72.5011" calcext:value-type="float">
            <text:p>72,50</text:p>
          </table:table-cell>
          <table:table-cell office:value-type="float" office:value="80.4153" calcext:value-type="float">
            <text:p>80,42</text:p>
          </table:table-cell>
          <table:table-cell office:value-type="float" office:value="57.4436" calcext:value-type="float">
            <text:p>57,44</text:p>
          </table:table-cell>
          <table:table-cell office:value-type="float" office:value="48.4773" calcext:value-type="float">
            <text:p>48,48</text:p>
          </table:table-cell>
          <table:table-cell office:value-type="float" office:value="68.7078" calcext:value-type="float">
            <text:p>68,71</text:p>
          </table:table-cell>
          <table:table-cell office:value-type="float" office:value="58.4299" calcext:value-type="float">
            <text:p>58,43</text:p>
          </table:table-cell>
          <table:table-cell office:value-type="float" office:value="36.4919" calcext:value-type="float">
            <text:p>36,49</text:p>
          </table:table-cell>
          <table:table-cell office:value-type="float" office:value="62.2134" calcext:value-type="float">
            <text:p>62,21</text:p>
          </table:table-cell>
          <table:table-cell office:value-type="float" office:value="78.4886" calcext:value-type="float">
            <text:p>78,49</text:p>
          </table:table-cell>
          <table:table-cell office:value-type="float" office:value="55.7971" calcext:value-type="float">
            <text:p>55,80</text:p>
          </table:table-cell>
          <table:table-cell office:value-type="float" office:value="28.7456" calcext:value-type="float">
            <text:p>28,75</text:p>
          </table:table-cell>
          <table:table-cell office:value-type="float" office:value="82.1606" calcext:value-type="float">
            <text:p>82,16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4"/>
        </table:table-row>
        <table:table-row table:style-name="ro1">
          <table:table-cell table:number-columns-repeated="4"/>
          <table:table-cell table:style-name="Default" office:value-type="string" calcext:value-type="string">
            <text:p>Trolls</text:p>
          </table:table-cell>
          <table:table-cell table:style-name="Default" table:number-columns-repeated="23"/>
        </table:table-row>
        <table:table-row table:style-name="ro1">
          <table:table-cell table:number-columns-repeated="4"/>
          <table:table-cell table:style-name="Default" table:number-columns-repeated="24"/>
        </table:table-row>
        <table:table-row table:style-name="ro1"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0.9474" calcext:value-type="float">
            <text:p>70,95</text:p>
          </table:table-cell>
          <table:table-cell office:value-type="float" office:value="65.0265" calcext:value-type="float">
            <text:p>65,03</text:p>
          </table:table-cell>
          <table:table-cell office:value-type="float" office:value="52.4347" calcext:value-type="float">
            <text:p>52,43</text:p>
          </table:table-cell>
          <table:table-cell office:value-type="float" office:value="47.0838" calcext:value-type="float">
            <text:p>47,08</text:p>
          </table:table-cell>
          <table:table-cell office:value-type="float" office:value="45.1491" calcext:value-type="float">
            <text:p>45,15</text:p>
          </table:table-cell>
          <table:table-cell office:value-type="float" office:value="55.0118" calcext:value-type="float">
            <text:p>55,01</text:p>
          </table:table-cell>
          <table:table-cell office:value-type="float" office:value="48.3837" calcext:value-type="float">
            <text:p>48,38</text:p>
          </table:table-cell>
          <table:table-cell office:value-type="float" office:value="34.9654" calcext:value-type="float">
            <text:p>34,97</text:p>
          </table:table-cell>
          <table:table-cell office:value-type="float" office:value="48.0607" calcext:value-type="float">
            <text:p>48,06</text:p>
          </table:table-cell>
          <table:table-cell office:value-type="float" office:value="10.6198" calcext:value-type="float">
            <text:p>10,62</text:p>
          </table:table-cell>
          <table:table-cell office:value-type="float" office:value="69.6004" calcext:value-type="float">
            <text:p>69,60</text:p>
          </table:table-cell>
          <table:table-cell office:value-type="float" office:value="65.1694" calcext:value-type="float">
            <text:p>65,17</text:p>
          </table:table-cell>
          <table:table-cell office:value-type="float" office:value="64.5907" calcext:value-type="float">
            <text:p>64,59</text:p>
          </table:table-cell>
          <table:table-cell office:value-type="float" office:value="70.3472" calcext:value-type="float">
            <text:p>70,35</text:p>
          </table:table-cell>
          <table:table-cell office:value-type="float" office:value="69.2076" calcext:value-type="float">
            <text:p>69,21</text:p>
          </table:table-cell>
          <table:table-cell office:value-type="float" office:value="48.4345" calcext:value-type="float">
            <text:p>48,43</text:p>
          </table:table-cell>
          <table:table-cell office:value-type="float" office:value="24.2087" calcext:value-type="float">
            <text:p>24,21</text:p>
          </table:table-cell>
          <table:table-cell office:value-type="float" office:value="57.847" calcext:value-type="float">
            <text:p>57,85</text:p>
          </table:table-cell>
          <table:table-cell office:value-type="float" office:value="60.0754" calcext:value-type="float">
            <text:p>60,08</text:p>
          </table:table-cell>
          <table:table-cell office:value-type="float" office:value="56.2331" calcext:value-type="float">
            <text:p>56,23</text:p>
          </table:table-cell>
          <table:table-cell office:value-type="float" office:value="4.75594" calcext:value-type="float">
            <text:p>4,76</text:p>
          </table:table-cell>
          <table:table-cell office:value-type="float" office:value="69.1942" calcext:value-type="float">
            <text:p>69,19</text:p>
          </table:table-cell>
          <table:table-cell office:value-type="float" office:value="54.4237" calcext:value-type="float">
            <text:p>54,42</text:p>
          </table:table-cell>
          <table:table-cell office:value-type="float" office:value="59.5992" calcext:value-type="float">
            <text:p>59,6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5.0265" calcext:value-type="float">
            <text:p>65,03</text:p>
          </table:table-cell>
          <table:table-cell office:value-type="float" office:value="69.0398" calcext:value-type="float">
            <text:p>69,04</text:p>
          </table:table-cell>
          <table:table-cell office:value-type="float" office:value="50.6372" calcext:value-type="float">
            <text:p>50,64</text:p>
          </table:table-cell>
          <table:table-cell office:value-type="float" office:value="46.3423" calcext:value-type="float">
            <text:p>46,34</text:p>
          </table:table-cell>
          <table:table-cell office:value-type="float" office:value="43.982" calcext:value-type="float">
            <text:p>43,98</text:p>
          </table:table-cell>
          <table:table-cell office:value-type="float" office:value="53.7094" calcext:value-type="float">
            <text:p>53,71</text:p>
          </table:table-cell>
          <table:table-cell office:value-type="float" office:value="46.5516" calcext:value-type="float">
            <text:p>46,55</text:p>
          </table:table-cell>
          <table:table-cell office:value-type="float" office:value="35.2907" calcext:value-type="float">
            <text:p>35,29</text:p>
          </table:table-cell>
          <table:table-cell office:value-type="float" office:value="46.5222" calcext:value-type="float">
            <text:p>46,52</text:p>
          </table:table-cell>
          <table:table-cell office:value-type="float" office:value="10.6035" calcext:value-type="float">
            <text:p>10,60</text:p>
          </table:table-cell>
          <table:table-cell office:value-type="float" office:value="67.7233" calcext:value-type="float">
            <text:p>67,72</text:p>
          </table:table-cell>
          <table:table-cell office:value-type="float" office:value="63.5988" calcext:value-type="float">
            <text:p>63,60</text:p>
          </table:table-cell>
          <table:table-cell office:value-type="float" office:value="63.1132" calcext:value-type="float">
            <text:p>63,11</text:p>
          </table:table-cell>
          <table:table-cell office:value-type="float" office:value="68.4351" calcext:value-type="float">
            <text:p>68,44</text:p>
          </table:table-cell>
          <table:table-cell office:value-type="float" office:value="67.3653" calcext:value-type="float">
            <text:p>67,37</text:p>
          </table:table-cell>
          <table:table-cell office:value-type="float" office:value="47.6308" calcext:value-type="float">
            <text:p>47,63</text:p>
          </table:table-cell>
          <table:table-cell office:value-type="float" office:value="23.7988" calcext:value-type="float">
            <text:p>23,80</text:p>
          </table:table-cell>
          <table:table-cell office:value-type="float" office:value="56.578" calcext:value-type="float">
            <text:p>56,58</text:p>
          </table:table-cell>
          <table:table-cell office:value-type="float" office:value="58.5325" calcext:value-type="float">
            <text:p>58,53</text:p>
          </table:table-cell>
          <table:table-cell office:value-type="float" office:value="54.4465" calcext:value-type="float">
            <text:p>54,45</text:p>
          </table:table-cell>
          <table:table-cell office:value-type="float" office:value="4.62956" calcext:value-type="float">
            <text:p>4,63</text:p>
          </table:table-cell>
          <table:table-cell office:value-type="float" office:value="67.3341" calcext:value-type="float">
            <text:p>67,33</text:p>
          </table:table-cell>
          <table:table-cell office:value-type="float" office:value="52.6547" calcext:value-type="float">
            <text:p>52,65</text:p>
          </table:table-cell>
          <table:table-cell office:value-type="float" office:value="57.7202" calcext:value-type="float">
            <text:p>57,7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2.4347" calcext:value-type="float">
            <text:p>52,43</text:p>
          </table:table-cell>
          <table:table-cell office:value-type="float" office:value="50.6372" calcext:value-type="float">
            <text:p>50,64</text:p>
          </table:table-cell>
          <table:table-cell office:value-type="float" office:value="72.9151" calcext:value-type="float">
            <text:p>72,92</text:p>
          </table:table-cell>
          <table:table-cell office:value-type="float" office:value="44.9415" calcext:value-type="float">
            <text:p>44,94</text:p>
          </table:table-cell>
          <table:table-cell office:value-type="float" office:value="48.6326" calcext:value-type="float">
            <text:p>48,63</text:p>
          </table:table-cell>
          <table:table-cell office:value-type="float" office:value="57.0357" calcext:value-type="float">
            <text:p>57,04</text:p>
          </table:table-cell>
          <table:table-cell office:value-type="float" office:value="52.747" calcext:value-type="float">
            <text:p>52,75</text:p>
          </table:table-cell>
          <table:table-cell office:value-type="float" office:value="33.3503" calcext:value-type="float">
            <text:p>33,35</text:p>
          </table:table-cell>
          <table:table-cell office:value-type="float" office:value="44.5154" calcext:value-type="float">
            <text:p>44,52</text:p>
          </table:table-cell>
          <table:table-cell office:value-type="float" office:value="9.17135" calcext:value-type="float">
            <text:p>9,17</text:p>
          </table:table-cell>
          <table:table-cell office:value-type="float" office:value="70.9202" calcext:value-type="float">
            <text:p>70,92</text:p>
          </table:table-cell>
          <table:table-cell office:value-type="float" office:value="65.643" calcext:value-type="float">
            <text:p>65,64</text:p>
          </table:table-cell>
          <table:table-cell office:value-type="float" office:value="64.8683" calcext:value-type="float">
            <text:p>64,87</text:p>
          </table:table-cell>
          <table:table-cell office:value-type="float" office:value="72.1669" calcext:value-type="float">
            <text:p>72,17</text:p>
          </table:table-cell>
          <table:table-cell office:value-type="float" office:value="70.7945" calcext:value-type="float">
            <text:p>70,79</text:p>
          </table:table-cell>
          <table:table-cell office:value-type="float" office:value="46.9774" calcext:value-type="float">
            <text:p>46,98</text:p>
          </table:table-cell>
          <table:table-cell office:value-type="float" office:value="26.2051" calcext:value-type="float">
            <text:p>26,21</text:p>
          </table:table-cell>
          <table:table-cell office:value-type="float" office:value="57.8979" calcext:value-type="float">
            <text:p>57,90</text:p>
          </table:table-cell>
          <table:table-cell office:value-type="float" office:value="62.1461" calcext:value-type="float">
            <text:p>62,15</text:p>
          </table:table-cell>
          <table:table-cell office:value-type="float" office:value="59.618" calcext:value-type="float">
            <text:p>59,62</text:p>
          </table:table-cell>
          <table:table-cell office:value-type="float" office:value="5.24401" calcext:value-type="float">
            <text:p>5,24</text:p>
          </table:table-cell>
          <table:table-cell office:value-type="float" office:value="70.3049" calcext:value-type="float">
            <text:p>70,30</text:p>
          </table:table-cell>
          <table:table-cell office:value-type="float" office:value="58.7267" calcext:value-type="float">
            <text:p>58,73</text:p>
          </table:table-cell>
          <table:table-cell office:value-type="float" office:value="60.4238" calcext:value-type="float">
            <text:p>60,4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7.0838" calcext:value-type="float">
            <text:p>47,08</text:p>
          </table:table-cell>
          <table:table-cell office:value-type="float" office:value="46.3423" calcext:value-type="float">
            <text:p>46,34</text:p>
          </table:table-cell>
          <table:table-cell office:value-type="float" office:value="44.9415" calcext:value-type="float">
            <text:p>44,94</text:p>
          </table:table-cell>
          <table:table-cell office:value-type="float" office:value="61.628" calcext:value-type="float">
            <text:p>61,63</text:p>
          </table:table-cell>
          <table:table-cell office:value-type="float" office:value="39.6428" calcext:value-type="float">
            <text:p>39,64</text:p>
          </table:table-cell>
          <table:table-cell office:value-type="float" office:value="48.48" calcext:value-type="float">
            <text:p>48,48</text:p>
          </table:table-cell>
          <table:table-cell office:value-type="float" office:value="42.8736" calcext:value-type="float">
            <text:p>42,87</text:p>
          </table:table-cell>
          <table:table-cell office:value-type="float" office:value="30.6317" calcext:value-type="float">
            <text:p>30,63</text:p>
          </table:table-cell>
          <table:table-cell office:value-type="float" office:value="38.5972" calcext:value-type="float">
            <text:p>38,60</text:p>
          </table:table-cell>
          <table:table-cell office:value-type="float" office:value="9.07249" calcext:value-type="float">
            <text:p>9,07</text:p>
          </table:table-cell>
          <table:table-cell office:value-type="float" office:value="59.9165" calcext:value-type="float">
            <text:p>59,92</text:p>
          </table:table-cell>
          <table:table-cell office:value-type="float" office:value="56.8323" calcext:value-type="float">
            <text:p>56,83</text:p>
          </table:table-cell>
          <table:table-cell office:value-type="float" office:value="56.3177" calcext:value-type="float">
            <text:p>56,32</text:p>
          </table:table-cell>
          <table:table-cell office:value-type="float" office:value="61.0881" calcext:value-type="float">
            <text:p>61,09</text:p>
          </table:table-cell>
          <table:table-cell office:value-type="float" office:value="59.7602" calcext:value-type="float">
            <text:p>59,76</text:p>
          </table:table-cell>
          <table:table-cell office:value-type="float" office:value="42.0415" calcext:value-type="float">
            <text:p>42,04</text:p>
          </table:table-cell>
          <table:table-cell office:value-type="float" office:value="21.9775" calcext:value-type="float">
            <text:p>21,98</text:p>
          </table:table-cell>
          <table:table-cell office:value-type="float" office:value="50.5422" calcext:value-type="float">
            <text:p>50,54</text:p>
          </table:table-cell>
          <table:table-cell office:value-type="float" office:value="52.7182" calcext:value-type="float">
            <text:p>52,72</text:p>
          </table:table-cell>
          <table:table-cell office:value-type="float" office:value="48.3924" calcext:value-type="float">
            <text:p>48,39</text:p>
          </table:table-cell>
          <table:table-cell office:value-type="float" office:value="4.11649" calcext:value-type="float">
            <text:p>4,12</text:p>
          </table:table-cell>
          <table:table-cell office:value-type="float" office:value="59.427" calcext:value-type="float">
            <text:p>59,43</text:p>
          </table:table-cell>
          <table:table-cell office:value-type="float" office:value="47.8199" calcext:value-type="float">
            <text:p>47,82</text:p>
          </table:table-cell>
          <table:table-cell office:value-type="float" office:value="49.6741" calcext:value-type="float">
            <text:p>49,6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5.1491" calcext:value-type="float">
            <text:p>45,15</text:p>
          </table:table-cell>
          <table:table-cell office:value-type="float" office:value="43.982" calcext:value-type="float">
            <text:p>43,98</text:p>
          </table:table-cell>
          <table:table-cell office:value-type="float" office:value="48.6326" calcext:value-type="float">
            <text:p>48,63</text:p>
          </table:table-cell>
          <table:table-cell office:value-type="float" office:value="39.6428" calcext:value-type="float">
            <text:p>39,64</text:p>
          </table:table-cell>
          <table:table-cell office:value-type="float" office:value="65.6418" calcext:value-type="float">
            <text:p>65,64</text:p>
          </table:table-cell>
          <table:table-cell office:value-type="float" office:value="51.7442" calcext:value-type="float">
            <text:p>51,74</text:p>
          </table:table-cell>
          <table:table-cell office:value-type="float" office:value="46.4252" calcext:value-type="float">
            <text:p>46,43</text:p>
          </table:table-cell>
          <table:table-cell office:value-type="float" office:value="30.937" calcext:value-type="float">
            <text:p>30,94</text:p>
          </table:table-cell>
          <table:table-cell office:value-type="float" office:value="39.9917" calcext:value-type="float">
            <text:p>39,99</text:p>
          </table:table-cell>
          <table:table-cell office:value-type="float" office:value="9.51457" calcext:value-type="float">
            <text:p>9,51</text:p>
          </table:table-cell>
          <table:table-cell office:value-type="float" office:value="63.4846" calcext:value-type="float">
            <text:p>63,48</text:p>
          </table:table-cell>
          <table:table-cell office:value-type="float" office:value="60.1617" calcext:value-type="float">
            <text:p>60,16</text:p>
          </table:table-cell>
          <table:table-cell office:value-type="float" office:value="59.5387" calcext:value-type="float">
            <text:p>59,54</text:p>
          </table:table-cell>
          <table:table-cell office:value-type="float" office:value="65.0405" calcext:value-type="float">
            <text:p>65,04</text:p>
          </table:table-cell>
          <table:table-cell office:value-type="float" office:value="63.4304" calcext:value-type="float">
            <text:p>63,43</text:p>
          </table:table-cell>
          <table:table-cell office:value-type="float" office:value="43.8281" calcext:value-type="float">
            <text:p>43,83</text:p>
          </table:table-cell>
          <table:table-cell office:value-type="float" office:value="23.6307" calcext:value-type="float">
            <text:p>23,63</text:p>
          </table:table-cell>
          <table:table-cell office:value-type="float" office:value="53.2049" calcext:value-type="float">
            <text:p>53,20</text:p>
          </table:table-cell>
          <table:table-cell office:value-type="float" office:value="56.2625" calcext:value-type="float">
            <text:p>56,26</text:p>
          </table:table-cell>
          <table:table-cell office:value-type="float" office:value="52.5866" calcext:value-type="float">
            <text:p>52,59</text:p>
          </table:table-cell>
          <table:table-cell office:value-type="float" office:value="4.17574" calcext:value-type="float">
            <text:p>4,18</text:p>
          </table:table-cell>
          <table:table-cell office:value-type="float" office:value="62.8267" calcext:value-type="float">
            <text:p>62,83</text:p>
          </table:table-cell>
          <table:table-cell office:value-type="float" office:value="51.6769" calcext:value-type="float">
            <text:p>51,68</text:p>
          </table:table-cell>
          <table:table-cell office:value-type="float" office:value="51.8738" calcext:value-type="float">
            <text:p>51,8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5.0118" calcext:value-type="float">
            <text:p>55,01</text:p>
          </table:table-cell>
          <table:table-cell office:value-type="float" office:value="53.7094" calcext:value-type="float">
            <text:p>53,71</text:p>
          </table:table-cell>
          <table:table-cell office:value-type="float" office:value="57.0357" calcext:value-type="float">
            <text:p>57,04</text:p>
          </table:table-cell>
          <table:table-cell office:value-type="float" office:value="48.48" calcext:value-type="float">
            <text:p>48,48</text:p>
          </table:table-cell>
          <table:table-cell office:value-type="float" office:value="51.7442" calcext:value-type="float">
            <text:p>51,74</text:p>
          </table:table-cell>
          <table:table-cell office:value-type="float" office:value="78.8459" calcext:value-type="float">
            <text:p>78,85</text:p>
          </table:table-cell>
          <table:table-cell office:value-type="float" office:value="55.6281" calcext:value-type="float">
            <text:p>55,63</text:p>
          </table:table-cell>
          <table:table-cell office:value-type="float" office:value="38.1221" calcext:value-type="float">
            <text:p>38,12</text:p>
          </table:table-cell>
          <table:table-cell office:value-type="float" office:value="44.8408" calcext:value-type="float">
            <text:p>44,84</text:p>
          </table:table-cell>
          <table:table-cell office:value-type="float" office:value="11.204" calcext:value-type="float">
            <text:p>11,20</text:p>
          </table:table-cell>
          <table:table-cell office:value-type="float" office:value="75.7728" calcext:value-type="float">
            <text:p>75,77</text:p>
          </table:table-cell>
          <table:table-cell office:value-type="float" office:value="73.9444" calcext:value-type="float">
            <text:p>73,94</text:p>
          </table:table-cell>
          <table:table-cell office:value-type="float" office:value="73.4" calcext:value-type="float">
            <text:p>73,40</text:p>
          </table:table-cell>
          <table:table-cell office:value-type="float" office:value="78.4228" calcext:value-type="float">
            <text:p>78,42</text:p>
          </table:table-cell>
          <table:table-cell office:value-type="float" office:value="75.9059" calcext:value-type="float">
            <text:p>75,91</text:p>
          </table:table-cell>
          <table:table-cell office:value-type="float" office:value="54.0424" calcext:value-type="float">
            <text:p>54,04</text:p>
          </table:table-cell>
          <table:table-cell office:value-type="float" office:value="32.8366" calcext:value-type="float">
            <text:p>32,84</text:p>
          </table:table-cell>
          <table:table-cell office:value-type="float" office:value="69.7415" calcext:value-type="float">
            <text:p>69,74</text:p>
          </table:table-cell>
          <table:table-cell office:value-type="float" office:value="72.0739" calcext:value-type="float">
            <text:p>72,07</text:p>
          </table:table-cell>
          <table:table-cell office:value-type="float" office:value="63.0107" calcext:value-type="float">
            <text:p>63,01</text:p>
          </table:table-cell>
          <table:table-cell office:value-type="float" office:value="5.07684" calcext:value-type="float">
            <text:p>5,08</text:p>
          </table:table-cell>
          <table:table-cell office:value-type="float" office:value="74.8116" calcext:value-type="float">
            <text:p>74,81</text:p>
          </table:table-cell>
          <table:table-cell office:value-type="float" office:value="62.0548" calcext:value-type="float">
            <text:p>62,05</text:p>
          </table:table-cell>
          <table:table-cell office:value-type="float" office:value="62.2779" calcext:value-type="float">
            <text:p>62,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8.3837" calcext:value-type="float">
            <text:p>48,38</text:p>
          </table:table-cell>
          <table:table-cell office:value-type="float" office:value="46.5516" calcext:value-type="float">
            <text:p>46,55</text:p>
          </table:table-cell>
          <table:table-cell office:value-type="float" office:value="52.747" calcext:value-type="float">
            <text:p>52,75</text:p>
          </table:table-cell>
          <table:table-cell office:value-type="float" office:value="42.8736" calcext:value-type="float">
            <text:p>42,87</text:p>
          </table:table-cell>
          <table:table-cell office:value-type="float" office:value="46.4252" calcext:value-type="float">
            <text:p>46,43</text:p>
          </table:table-cell>
          <table:table-cell office:value-type="float" office:value="55.6281" calcext:value-type="float">
            <text:p>55,63</text:p>
          </table:table-cell>
          <table:table-cell office:value-type="float" office:value="70.483" calcext:value-type="float">
            <text:p>70,48</text:p>
          </table:table-cell>
          <table:table-cell office:value-type="float" office:value="41.3784" calcext:value-type="float">
            <text:p>41,38</text:p>
          </table:table-cell>
          <table:table-cell office:value-type="float" office:value="44.0342" calcext:value-type="float">
            <text:p>44,03</text:p>
          </table:table-cell>
          <table:table-cell office:value-type="float" office:value="9.53639" calcext:value-type="float">
            <text:p>9,54</text:p>
          </table:table-cell>
          <table:table-cell office:value-type="float" office:value="68.2397" calcext:value-type="float">
            <text:p>68,24</text:p>
          </table:table-cell>
          <table:table-cell office:value-type="float" office:value="63.7694" calcext:value-type="float">
            <text:p>63,77</text:p>
          </table:table-cell>
          <table:table-cell office:value-type="float" office:value="63.0892" calcext:value-type="float">
            <text:p>63,09</text:p>
          </table:table-cell>
          <table:table-cell office:value-type="float" office:value="69.8337" calcext:value-type="float">
            <text:p>69,83</text:p>
          </table:table-cell>
          <table:table-cell office:value-type="float" office:value="68.1971" calcext:value-type="float">
            <text:p>68,20</text:p>
          </table:table-cell>
          <table:table-cell office:value-type="float" office:value="46.1209" calcext:value-type="float">
            <text:p>46,12</text:p>
          </table:table-cell>
          <table:table-cell office:value-type="float" office:value="28.3344" calcext:value-type="float">
            <text:p>28,33</text:p>
          </table:table-cell>
          <table:table-cell office:value-type="float" office:value="56.1138" calcext:value-type="float">
            <text:p>56,11</text:p>
          </table:table-cell>
          <table:table-cell office:value-type="float" office:value="60.2405" calcext:value-type="float">
            <text:p>60,24</text:p>
          </table:table-cell>
          <table:table-cell office:value-type="float" office:value="57.1049" calcext:value-type="float">
            <text:p>57,10</text:p>
          </table:table-cell>
          <table:table-cell office:value-type="float" office:value="4.71331" calcext:value-type="float">
            <text:p>4,71</text:p>
          </table:table-cell>
          <table:table-cell office:value-type="float" office:value="67.6107" calcext:value-type="float">
            <text:p>67,61</text:p>
          </table:table-cell>
          <table:table-cell office:value-type="float" office:value="70.4503" calcext:value-type="float">
            <text:p>70,45</text:p>
          </table:table-cell>
          <table:table-cell office:value-type="float" office:value="56.6005" calcext:value-type="float">
            <text:p>56,6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4.9654" calcext:value-type="float">
            <text:p>34,97</text:p>
          </table:table-cell>
          <table:table-cell office:value-type="float" office:value="35.2907" calcext:value-type="float">
            <text:p>35,29</text:p>
          </table:table-cell>
          <table:table-cell office:value-type="float" office:value="33.3503" calcext:value-type="float">
            <text:p>33,35</text:p>
          </table:table-cell>
          <table:table-cell office:value-type="float" office:value="30.6317" calcext:value-type="float">
            <text:p>30,63</text:p>
          </table:table-cell>
          <table:table-cell office:value-type="float" office:value="30.937" calcext:value-type="float">
            <text:p>30,94</text:p>
          </table:table-cell>
          <table:table-cell office:value-type="float" office:value="38.1221" calcext:value-type="float">
            <text:p>38,12</text:p>
          </table:table-cell>
          <table:table-cell office:value-type="float" office:value="41.3784" calcext:value-type="float">
            <text:p>41,38</text:p>
          </table:table-cell>
          <table:table-cell office:value-type="float" office:value="47.4424" calcext:value-type="float">
            <text:p>47,44</text:p>
          </table:table-cell>
          <table:table-cell office:value-type="float" office:value="32.201" calcext:value-type="float">
            <text:p>32,20</text:p>
          </table:table-cell>
          <table:table-cell office:value-type="float" office:value="7.66805" calcext:value-type="float">
            <text:p>7,67</text:p>
          </table:table-cell>
          <table:table-cell office:value-type="float" office:value="46.5739" calcext:value-type="float">
            <text:p>46,57</text:p>
          </table:table-cell>
          <table:table-cell office:value-type="float" office:value="44.656" calcext:value-type="float">
            <text:p>44,66</text:p>
          </table:table-cell>
          <table:table-cell office:value-type="float" office:value="44.4236" calcext:value-type="float">
            <text:p>44,42</text:p>
          </table:table-cell>
          <table:table-cell office:value-type="float" office:value="47.1236" calcext:value-type="float">
            <text:p>47,12</text:p>
          </table:table-cell>
          <table:table-cell office:value-type="float" office:value="46.3562" calcext:value-type="float">
            <text:p>46,36</text:p>
          </table:table-cell>
          <table:table-cell office:value-type="float" office:value="36.0906" calcext:value-type="float">
            <text:p>36,09</text:p>
          </table:table-cell>
          <table:table-cell office:value-type="float" office:value="18.6062" calcext:value-type="float">
            <text:p>18,61</text:p>
          </table:table-cell>
          <table:table-cell office:value-type="float" office:value="40.6533" calcext:value-type="float">
            <text:p>40,65</text:p>
          </table:table-cell>
          <table:table-cell office:value-type="float" office:value="42.4467" calcext:value-type="float">
            <text:p>42,45</text:p>
          </table:table-cell>
          <table:table-cell office:value-type="float" office:value="35.8053" calcext:value-type="float">
            <text:p>35,81</text:p>
          </table:table-cell>
          <table:table-cell office:value-type="float" office:value="3.09471" calcext:value-type="float">
            <text:p>3,09</text:p>
          </table:table-cell>
          <table:table-cell office:value-type="float" office:value="46.4198" calcext:value-type="float">
            <text:p>46,42</text:p>
          </table:table-cell>
          <table:table-cell office:value-type="float" office:value="44.022" calcext:value-type="float">
            <text:p>44,02</text:p>
          </table:table-cell>
          <table:table-cell office:value-type="float" office:value="37.3853" calcext:value-type="float">
            <text:p>37,3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8.0607" calcext:value-type="float">
            <text:p>48,06</text:p>
          </table:table-cell>
          <table:table-cell office:value-type="float" office:value="46.5222" calcext:value-type="float">
            <text:p>46,52</text:p>
          </table:table-cell>
          <table:table-cell office:value-type="float" office:value="44.5154" calcext:value-type="float">
            <text:p>44,52</text:p>
          </table:table-cell>
          <table:table-cell office:value-type="float" office:value="38.5972" calcext:value-type="float">
            <text:p>38,60</text:p>
          </table:table-cell>
          <table:table-cell office:value-type="float" office:value="39.9917" calcext:value-type="float">
            <text:p>39,99</text:p>
          </table:table-cell>
          <table:table-cell office:value-type="float" office:value="44.8408" calcext:value-type="float">
            <text:p>44,84</text:p>
          </table:table-cell>
          <table:table-cell office:value-type="float" office:value="44.0342" calcext:value-type="float">
            <text:p>44,03</text:p>
          </table:table-cell>
          <table:table-cell office:value-type="float" office:value="32.201" calcext:value-type="float">
            <text:p>32,20</text:p>
          </table:table-cell>
          <table:table-cell office:value-type="float" office:value="60.9602" calcext:value-type="float">
            <text:p>60,96</text:p>
          </table:table-cell>
          <table:table-cell office:value-type="float" office:value="13.0849" calcext:value-type="float">
            <text:p>13,08</text:p>
          </table:table-cell>
          <table:table-cell office:value-type="float" office:value="60.544" calcext:value-type="float">
            <text:p>60,54</text:p>
          </table:table-cell>
          <table:table-cell office:value-type="float" office:value="55.4319" calcext:value-type="float">
            <text:p>55,43</text:p>
          </table:table-cell>
          <table:table-cell office:value-type="float" office:value="54.2466" calcext:value-type="float">
            <text:p>54,25</text:p>
          </table:table-cell>
          <table:table-cell office:value-type="float" office:value="60.3387" calcext:value-type="float">
            <text:p>60,34</text:p>
          </table:table-cell>
          <table:table-cell office:value-type="float" office:value="60.76" calcext:value-type="float">
            <text:p>60,76</text:p>
          </table:table-cell>
          <table:table-cell office:value-type="float" office:value="37.1714" calcext:value-type="float">
            <text:p>37,17</text:p>
          </table:table-cell>
          <table:table-cell office:value-type="float" office:value="14.2682" calcext:value-type="float">
            <text:p>14,27</text:p>
          </table:table-cell>
          <table:table-cell office:value-type="float" office:value="48.4956" calcext:value-type="float">
            <text:p>48,50</text:p>
          </table:table-cell>
          <table:table-cell office:value-type="float" office:value="50.1537" calcext:value-type="float">
            <text:p>50,15</text:p>
          </table:table-cell>
          <table:table-cell office:value-type="float" office:value="44.7014" calcext:value-type="float">
            <text:p>44,70</text:p>
          </table:table-cell>
          <table:table-cell office:value-type="float" office:value="4.85648" calcext:value-type="float">
            <text:p>4,86</text:p>
          </table:table-cell>
          <table:table-cell office:value-type="float" office:value="60.4003" calcext:value-type="float">
            <text:p>60,40</text:p>
          </table:table-cell>
          <table:table-cell office:value-type="float" office:value="49.9474" calcext:value-type="float">
            <text:p>49,95</text:p>
          </table:table-cell>
          <table:table-cell office:value-type="float" office:value="49.7122" calcext:value-type="float">
            <text:p>49,7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.6198" calcext:value-type="float">
            <text:p>10,62</text:p>
          </table:table-cell>
          <table:table-cell office:value-type="float" office:value="10.6035" calcext:value-type="float">
            <text:p>10,60</text:p>
          </table:table-cell>
          <table:table-cell office:value-type="float" office:value="9.17135" calcext:value-type="float">
            <text:p>9,17</text:p>
          </table:table-cell>
          <table:table-cell office:value-type="float" office:value="9.07249" calcext:value-type="float">
            <text:p>9,07</text:p>
          </table:table-cell>
          <table:table-cell office:value-type="float" office:value="9.51457" calcext:value-type="float">
            <text:p>9,51</text:p>
          </table:table-cell>
          <table:table-cell office:value-type="float" office:value="11.204" calcext:value-type="float">
            <text:p>11,20</text:p>
          </table:table-cell>
          <table:table-cell office:value-type="float" office:value="9.53639" calcext:value-type="float">
            <text:p>9,54</text:p>
          </table:table-cell>
          <table:table-cell office:value-type="float" office:value="7.66805" calcext:value-type="float">
            <text:p>7,67</text:p>
          </table:table-cell>
          <table:table-cell office:value-type="float" office:value="13.0849" calcext:value-type="float">
            <text:p>13,08</text:p>
          </table:table-cell>
          <table:table-cell office:value-type="float" office:value="14.3089" calcext:value-type="float">
            <text:p>14,31</text:p>
          </table:table-cell>
          <table:table-cell office:value-type="float" office:value="14.1893" calcext:value-type="float">
            <text:p>14,19</text:p>
          </table:table-cell>
          <table:table-cell office:value-type="float" office:value="14.0362" calcext:value-type="float">
            <text:p>14,04</text:p>
          </table:table-cell>
          <table:table-cell office:value-type="float" office:value="14.0295" calcext:value-type="float">
            <text:p>14,03</text:p>
          </table:table-cell>
          <table:table-cell office:value-type="float" office:value="14.2922" calcext:value-type="float">
            <text:p>14,29</text:p>
          </table:table-cell>
          <table:table-cell office:value-type="float" office:value="14.3089" calcext:value-type="float">
            <text:p>14,31</text:p>
          </table:table-cell>
          <table:table-cell office:value-type="float" office:value="10.1575" calcext:value-type="float">
            <text:p>10,16</text:p>
          </table:table-cell>
          <table:table-cell office:value-type="float" office:value="4.9409" calcext:value-type="float">
            <text:p>4,94</text:p>
          </table:table-cell>
          <table:table-cell office:value-type="float" office:value="12.0286" calcext:value-type="float">
            <text:p>12,03</text:p>
          </table:table-cell>
          <table:table-cell office:value-type="float" office:value="10.9784" calcext:value-type="float">
            <text:p>10,98</text:p>
          </table:table-cell>
          <table:table-cell office:value-type="float" office:value="10.152" calcext:value-type="float">
            <text:p>10,15</text:p>
          </table:table-cell>
          <table:table-cell office:value-type="float" office:value="0.773888" calcext:value-type="float">
            <text:p>0,77</text:p>
          </table:table-cell>
          <table:table-cell office:value-type="float" office:value="14.1831" calcext:value-type="float">
            <text:p>14,18</text:p>
          </table:table-cell>
          <table:table-cell office:value-type="float" office:value="10.7735" calcext:value-type="float">
            <text:p>10,77</text:p>
          </table:table-cell>
          <table:table-cell office:value-type="float" office:value="10.5483" calcext:value-type="float">
            <text:p>10,5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9.6004" calcext:value-type="float">
            <text:p>69,60</text:p>
          </table:table-cell>
          <table:table-cell office:value-type="float" office:value="67.7233" calcext:value-type="float">
            <text:p>67,72</text:p>
          </table:table-cell>
          <table:table-cell office:value-type="float" office:value="70.9202" calcext:value-type="float">
            <text:p>70,92</text:p>
          </table:table-cell>
          <table:table-cell office:value-type="float" office:value="59.9165" calcext:value-type="float">
            <text:p>59,92</text:p>
          </table:table-cell>
          <table:table-cell office:value-type="float" office:value="63.4846" calcext:value-type="float">
            <text:p>63,48</text:p>
          </table:table-cell>
          <table:table-cell office:value-type="float" office:value="75.7728" calcext:value-type="float">
            <text:p>75,77</text:p>
          </table:table-cell>
          <table:table-cell office:value-type="float" office:value="68.2397" calcext:value-type="float">
            <text:p>68,24</text:p>
          </table:table-cell>
          <table:table-cell office:value-type="float" office:value="46.5739" calcext:value-type="float">
            <text:p>46,57</text:p>
          </table:table-cell>
          <table:table-cell office:value-type="float" office:value="60.544" calcext:value-type="float">
            <text:p>60,54</text:p>
          </table:table-cell>
          <table:table-cell office:value-type="float" office:value="14.1893" calcext:value-type="float">
            <text:p>14,19</text:p>
          </table:table-cell>
          <table:table-cell office:value-type="float" office:value="96.885" calcext:value-type="float">
            <text:p>96,89</text:p>
          </table:table-cell>
          <table:table-cell office:value-type="float" office:value="88.6778" calcext:value-type="float">
            <text:p>88,68</text:p>
          </table:table-cell>
          <table:table-cell office:value-type="float" office:value="87.6631" calcext:value-type="float">
            <text:p>87,66</text:p>
          </table:table-cell>
          <table:table-cell office:value-type="float" office:value="96.0112" calcext:value-type="float">
            <text:p>96,01</text:p>
          </table:table-cell>
          <table:table-cell office:value-type="float" office:value="93.8316" calcext:value-type="float">
            <text:p>93,83</text:p>
          </table:table-cell>
          <table:table-cell office:value-type="float" office:value="66.118" calcext:value-type="float">
            <text:p>66,12</text:p>
          </table:table-cell>
          <table:table-cell office:value-type="float" office:value="33.1276" calcext:value-type="float">
            <text:p>33,13</text:p>
          </table:table-cell>
          <table:table-cell office:value-type="float" office:value="78.29" calcext:value-type="float">
            <text:p>78,29</text:p>
          </table:table-cell>
          <table:table-cell office:value-type="float" office:value="82.5626" calcext:value-type="float">
            <text:p>82,56</text:p>
          </table:table-cell>
          <table:table-cell office:value-type="float" office:value="77.1434" calcext:value-type="float">
            <text:p>77,14</text:p>
          </table:table-cell>
          <table:table-cell office:value-type="float" office:value="6.09191" calcext:value-type="float">
            <text:p>6,09</text:p>
          </table:table-cell>
          <table:table-cell office:value-type="float" office:value="95.7472" calcext:value-type="float">
            <text:p>95,75</text:p>
          </table:table-cell>
          <table:table-cell office:value-type="float" office:value="76.203" calcext:value-type="float">
            <text:p>76,20</text:p>
          </table:table-cell>
          <table:table-cell office:value-type="float" office:value="77.753" calcext:value-type="float">
            <text:p>77,7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5.1694" calcext:value-type="float">
            <text:p>65,17</text:p>
          </table:table-cell>
          <table:table-cell office:value-type="float" office:value="63.5988" calcext:value-type="float">
            <text:p>63,60</text:p>
          </table:table-cell>
          <table:table-cell office:value-type="float" office:value="65.643" calcext:value-type="float">
            <text:p>65,64</text:p>
          </table:table-cell>
          <table:table-cell office:value-type="float" office:value="56.8323" calcext:value-type="float">
            <text:p>56,83</text:p>
          </table:table-cell>
          <table:table-cell office:value-type="float" office:value="60.1617" calcext:value-type="float">
            <text:p>60,16</text:p>
          </table:table-cell>
          <table:table-cell office:value-type="float" office:value="73.9444" calcext:value-type="float">
            <text:p>73,94</text:p>
          </table:table-cell>
          <table:table-cell office:value-type="float" office:value="63.7694" calcext:value-type="float">
            <text:p>63,77</text:p>
          </table:table-cell>
          <table:table-cell office:value-type="float" office:value="44.656" calcext:value-type="float">
            <text:p>44,66</text:p>
          </table:table-cell>
          <table:table-cell office:value-type="float" office:value="55.4319" calcext:value-type="float">
            <text:p>55,43</text:p>
          </table:table-cell>
          <table:table-cell office:value-type="float" office:value="14.0362" calcext:value-type="float">
            <text:p>14,04</text:p>
          </table:table-cell>
          <table:table-cell office:value-type="float" office:value="88.6778" calcext:value-type="float">
            <text:p>88,68</text:p>
          </table:table-cell>
          <table:table-cell office:value-type="float" office:value="91.7447" calcext:value-type="float">
            <text:p>91,74</text:p>
          </table:table-cell>
          <table:table-cell office:value-type="float" office:value="86.8963" calcext:value-type="float">
            <text:p>86,90</text:p>
          </table:table-cell>
          <table:table-cell office:value-type="float" office:value="91.5201" calcext:value-type="float">
            <text:p>91,52</text:p>
          </table:table-cell>
          <table:table-cell office:value-type="float" office:value="88.5377" calcext:value-type="float">
            <text:p>88,54</text:p>
          </table:table-cell>
          <table:table-cell office:value-type="float" office:value="63.3854" calcext:value-type="float">
            <text:p>63,39</text:p>
          </table:table-cell>
          <table:table-cell office:value-type="float" office:value="34.5975" calcext:value-type="float">
            <text:p>34,60</text:p>
          </table:table-cell>
          <table:table-cell office:value-type="float" office:value="77.423" calcext:value-type="float">
            <text:p>77,42</text:p>
          </table:table-cell>
          <table:table-cell office:value-type="float" office:value="79.417" calcext:value-type="float">
            <text:p>79,42</text:p>
          </table:table-cell>
          <table:table-cell office:value-type="float" office:value="72.6118" calcext:value-type="float">
            <text:p>72,61</text:p>
          </table:table-cell>
          <table:table-cell office:value-type="float" office:value="5.82153" calcext:value-type="float">
            <text:p>5,82</text:p>
          </table:table-cell>
          <table:table-cell office:value-type="float" office:value="87.7591" calcext:value-type="float">
            <text:p>87,76</text:p>
          </table:table-cell>
          <table:table-cell office:value-type="float" office:value="71.0797" calcext:value-type="float">
            <text:p>71,08</text:p>
          </table:table-cell>
          <table:table-cell office:value-type="float" office:value="72.0659" calcext:value-type="float">
            <text:p>72,0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.5907" calcext:value-type="float">
            <text:p>64,59</text:p>
          </table:table-cell>
          <table:table-cell office:value-type="float" office:value="63.1132" calcext:value-type="float">
            <text:p>63,11</text:p>
          </table:table-cell>
          <table:table-cell office:value-type="float" office:value="64.8683" calcext:value-type="float">
            <text:p>64,87</text:p>
          </table:table-cell>
          <table:table-cell office:value-type="float" office:value="56.3177" calcext:value-type="float">
            <text:p>56,32</text:p>
          </table:table-cell>
          <table:table-cell office:value-type="float" office:value="59.5387" calcext:value-type="float">
            <text:p>59,54</text:p>
          </table:table-cell>
          <table:table-cell office:value-type="float" office:value="73.4" calcext:value-type="float">
            <text:p>73,40</text:p>
          </table:table-cell>
          <table:table-cell office:value-type="float" office:value="63.0892" calcext:value-type="float">
            <text:p>63,09</text:p>
          </table:table-cell>
          <table:table-cell office:value-type="float" office:value="44.4236" calcext:value-type="float">
            <text:p>44,42</text:p>
          </table:table-cell>
          <table:table-cell office:value-type="float" office:value="54.2466" calcext:value-type="float">
            <text:p>54,25</text:p>
          </table:table-cell>
          <table:table-cell office:value-type="float" office:value="14.0295" calcext:value-type="float">
            <text:p>14,03</text:p>
          </table:table-cell>
          <table:table-cell office:value-type="float" office:value="87.6631" calcext:value-type="float">
            <text:p>87,66</text:p>
          </table:table-cell>
          <table:table-cell office:value-type="float" office:value="86.8963" calcext:value-type="float">
            <text:p>86,90</text:p>
          </table:table-cell>
          <table:table-cell office:value-type="float" office:value="90.7399" calcext:value-type="float">
            <text:p>90,74</text:p>
          </table:table-cell>
          <table:table-cell office:value-type="float" office:value="90.3941" calcext:value-type="float">
            <text:p>90,39</text:p>
          </table:table-cell>
          <table:table-cell office:value-type="float" office:value="87.5257" calcext:value-type="float">
            <text:p>87,53</text:p>
          </table:table-cell>
          <table:table-cell office:value-type="float" office:value="64.1922" calcext:value-type="float">
            <text:p>64,19</text:p>
          </table:table-cell>
          <table:table-cell office:value-type="float" office:value="35.1094" calcext:value-type="float">
            <text:p>35,11</text:p>
          </table:table-cell>
          <table:table-cell office:value-type="float" office:value="76.5605" calcext:value-type="float">
            <text:p>76,56</text:p>
          </table:table-cell>
          <table:table-cell office:value-type="float" office:value="78.3171" calcext:value-type="float">
            <text:p>78,32</text:p>
          </table:table-cell>
          <table:table-cell office:value-type="float" office:value="71.8475" calcext:value-type="float">
            <text:p>71,85</text:p>
          </table:table-cell>
          <table:table-cell office:value-type="float" office:value="5.85979" calcext:value-type="float">
            <text:p>5,86</text:p>
          </table:table-cell>
          <table:table-cell office:value-type="float" office:value="86.7409" calcext:value-type="float">
            <text:p>86,74</text:p>
          </table:table-cell>
          <table:table-cell office:value-type="float" office:value="70.2444" calcext:value-type="float">
            <text:p>70,24</text:p>
          </table:table-cell>
          <table:table-cell office:value-type="float" office:value="71.2885" calcext:value-type="float">
            <text:p>71,29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0.3472" calcext:value-type="float">
            <text:p>70,35</text:p>
          </table:table-cell>
          <table:table-cell office:value-type="float" office:value="68.4351" calcext:value-type="float">
            <text:p>68,44</text:p>
          </table:table-cell>
          <table:table-cell office:value-type="float" office:value="72.1669" calcext:value-type="float">
            <text:p>72,17</text:p>
          </table:table-cell>
          <table:table-cell office:value-type="float" office:value="61.0881" calcext:value-type="float">
            <text:p>61,09</text:p>
          </table:table-cell>
          <table:table-cell office:value-type="float" office:value="65.0405" calcext:value-type="float">
            <text:p>65,04</text:p>
          </table:table-cell>
          <table:table-cell office:value-type="float" office:value="78.4228" calcext:value-type="float">
            <text:p>78,42</text:p>
          </table:table-cell>
          <table:table-cell office:value-type="float" office:value="69.8337" calcext:value-type="float">
            <text:p>69,83</text:p>
          </table:table-cell>
          <table:table-cell office:value-type="float" office:value="47.1236" calcext:value-type="float">
            <text:p>47,12</text:p>
          </table:table-cell>
          <table:table-cell office:value-type="float" office:value="60.3387" calcext:value-type="float">
            <text:p>60,34</text:p>
          </table:table-cell>
          <table:table-cell office:value-type="float" office:value="14.2922" calcext:value-type="float">
            <text:p>14,29</text:p>
          </table:table-cell>
          <table:table-cell office:value-type="float" office:value="96.0112" calcext:value-type="float">
            <text:p>96,01</text:p>
          </table:table-cell>
          <table:table-cell office:value-type="float" office:value="91.5201" calcext:value-type="float">
            <text:p>91,52</text:p>
          </table:table-cell>
          <table:table-cell office:value-type="float" office:value="90.3941" calcext:value-type="float">
            <text:p>90,39</text:p>
          </table:table-cell>
          <table:table-cell office:value-type="float" office:value="99.1221" calcext:value-type="float">
            <text:p>99,12</text:p>
          </table:table-cell>
          <table:table-cell office:value-type="float" office:value="95.8221" calcext:value-type="float">
            <text:p>95,82</text:p>
          </table:table-cell>
          <table:table-cell office:value-type="float" office:value="66.1297" calcext:value-type="float">
            <text:p>66,13</text:p>
          </table:table-cell>
          <table:table-cell office:value-type="float" office:value="36.0016" calcext:value-type="float">
            <text:p>36,00</text:p>
          </table:table-cell>
          <table:table-cell office:value-type="float" office:value="80.8493" calcext:value-type="float">
            <text:p>80,85</text:p>
          </table:table-cell>
          <table:table-cell office:value-type="float" office:value="85.0043" calcext:value-type="float">
            <text:p>85,00</text:p>
          </table:table-cell>
          <table:table-cell office:value-type="float" office:value="79.0507" calcext:value-type="float">
            <text:p>79,05</text:p>
          </table:table-cell>
          <table:table-cell office:value-type="float" office:value="6.20268" calcext:value-type="float">
            <text:p>6,20</text:p>
          </table:table-cell>
          <table:table-cell office:value-type="float" office:value="95.0797" calcext:value-type="float">
            <text:p>95,08</text:p>
          </table:table-cell>
          <table:table-cell office:value-type="float" office:value="77.7976" calcext:value-type="float">
            <text:p>77,80</text:p>
          </table:table-cell>
          <table:table-cell office:value-type="float" office:value="78.7841" calcext:value-type="float">
            <text:p>78,7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9.2076" calcext:value-type="float">
            <text:p>69,21</text:p>
          </table:table-cell>
          <table:table-cell office:value-type="float" office:value="67.3653" calcext:value-type="float">
            <text:p>67,37</text:p>
          </table:table-cell>
          <table:table-cell office:value-type="float" office:value="70.7945" calcext:value-type="float">
            <text:p>70,79</text:p>
          </table:table-cell>
          <table:table-cell office:value-type="float" office:value="59.7602" calcext:value-type="float">
            <text:p>59,76</text:p>
          </table:table-cell>
          <table:table-cell office:value-type="float" office:value="63.4304" calcext:value-type="float">
            <text:p>63,43</text:p>
          </table:table-cell>
          <table:table-cell office:value-type="float" office:value="75.9059" calcext:value-type="float">
            <text:p>75,91</text:p>
          </table:table-cell>
          <table:table-cell office:value-type="float" office:value="68.1971" calcext:value-type="float">
            <text:p>68,20</text:p>
          </table:table-cell>
          <table:table-cell office:value-type="float" office:value="46.3562" calcext:value-type="float">
            <text:p>46,36</text:p>
          </table:table-cell>
          <table:table-cell office:value-type="float" office:value="60.76" calcext:value-type="float">
            <text:p>60,76</text:p>
          </table:table-cell>
          <table:table-cell office:value-type="float" office:value="14.3089" calcext:value-type="float">
            <text:p>14,31</text:p>
          </table:table-cell>
          <table:table-cell office:value-type="float" office:value="93.8316" calcext:value-type="float">
            <text:p>93,83</text:p>
          </table:table-cell>
          <table:table-cell office:value-type="float" office:value="88.5377" calcext:value-type="float">
            <text:p>88,54</text:p>
          </table:table-cell>
          <table:table-cell office:value-type="float" office:value="87.5257" calcext:value-type="float">
            <text:p>87,53</text:p>
          </table:table-cell>
          <table:table-cell office:value-type="float" office:value="95.8221" calcext:value-type="float">
            <text:p>95,82</text:p>
          </table:table-cell>
          <table:table-cell office:value-type="float" office:value="96.6839" calcext:value-type="float">
            <text:p>96,68</text:p>
          </table:table-cell>
          <table:table-cell office:value-type="float" office:value="63.8346" calcext:value-type="float">
            <text:p>63,83</text:p>
          </table:table-cell>
          <table:table-cell office:value-type="float" office:value="34.2476" calcext:value-type="float">
            <text:p>34,25</text:p>
          </table:table-cell>
          <table:table-cell office:value-type="float" office:value="78.48" calcext:value-type="float">
            <text:p>78,48</text:p>
          </table:table-cell>
          <table:table-cell office:value-type="float" office:value="82.5039" calcext:value-type="float">
            <text:p>82,50</text:p>
          </table:table-cell>
          <table:table-cell office:value-type="float" office:value="76.7146" calcext:value-type="float">
            <text:p>76,71</text:p>
          </table:table-cell>
          <table:table-cell office:value-type="float" office:value="6.22802" calcext:value-type="float">
            <text:p>6,23</text:p>
          </table:table-cell>
          <table:table-cell office:value-type="float" office:value="92.9855" calcext:value-type="float">
            <text:p>92,99</text:p>
          </table:table-cell>
          <table:table-cell office:value-type="float" office:value="76.1157" calcext:value-type="float">
            <text:p>76,12</text:p>
          </table:table-cell>
          <table:table-cell office:value-type="float" office:value="77.3196" calcext:value-type="float">
            <text:p>77,3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8.4345" calcext:value-type="float">
            <text:p>48,43</text:p>
          </table:table-cell>
          <table:table-cell office:value-type="float" office:value="47.6308" calcext:value-type="float">
            <text:p>47,63</text:p>
          </table:table-cell>
          <table:table-cell office:value-type="float" office:value="46.9774" calcext:value-type="float">
            <text:p>46,98</text:p>
          </table:table-cell>
          <table:table-cell office:value-type="float" office:value="42.0415" calcext:value-type="float">
            <text:p>42,04</text:p>
          </table:table-cell>
          <table:table-cell office:value-type="float" office:value="43.8281" calcext:value-type="float">
            <text:p>43,83</text:p>
          </table:table-cell>
          <table:table-cell office:value-type="float" office:value="54.0424" calcext:value-type="float">
            <text:p>54,04</text:p>
          </table:table-cell>
          <table:table-cell office:value-type="float" office:value="46.1209" calcext:value-type="float">
            <text:p>46,12</text:p>
          </table:table-cell>
          <table:table-cell office:value-type="float" office:value="36.0906" calcext:value-type="float">
            <text:p>36,09</text:p>
          </table:table-cell>
          <table:table-cell office:value-type="float" office:value="37.1714" calcext:value-type="float">
            <text:p>37,17</text:p>
          </table:table-cell>
          <table:table-cell office:value-type="float" office:value="10.1575" calcext:value-type="float">
            <text:p>10,16</text:p>
          </table:table-cell>
          <table:table-cell office:value-type="float" office:value="66.118" calcext:value-type="float">
            <text:p>66,12</text:p>
          </table:table-cell>
          <table:table-cell office:value-type="float" office:value="63.3854" calcext:value-type="float">
            <text:p>63,39</text:p>
          </table:table-cell>
          <table:table-cell office:value-type="float" office:value="64.1922" calcext:value-type="float">
            <text:p>64,19</text:p>
          </table:table-cell>
          <table:table-cell office:value-type="float" office:value="66.1297" calcext:value-type="float">
            <text:p>66,13</text:p>
          </table:table-cell>
          <table:table-cell office:value-type="float" office:value="63.8346" calcext:value-type="float">
            <text:p>63,83</text:p>
          </table:table-cell>
          <table:table-cell office:value-type="float" office:value="66.3272" calcext:value-type="float">
            <text:p>66,33</text:p>
          </table:table-cell>
          <table:table-cell office:value-type="float" office:value="25.6388" calcext:value-type="float">
            <text:p>25,64</text:p>
          </table:table-cell>
          <table:table-cell office:value-type="float" office:value="57.7421" calcext:value-type="float">
            <text:p>57,74</text:p>
          </table:table-cell>
          <table:table-cell office:value-type="float" office:value="60.8543" calcext:value-type="float">
            <text:p>60,85</text:p>
          </table:table-cell>
          <table:table-cell office:value-type="float" office:value="53.0919" calcext:value-type="float">
            <text:p>53,09</text:p>
          </table:table-cell>
          <table:table-cell office:value-type="float" office:value="3.70899" calcext:value-type="float">
            <text:p>3,71</text:p>
          </table:table-cell>
          <table:table-cell office:value-type="float" office:value="66.2027" calcext:value-type="float">
            <text:p>66,20</text:p>
          </table:table-cell>
          <table:table-cell office:value-type="float" office:value="51.2751" calcext:value-type="float">
            <text:p>51,28</text:p>
          </table:table-cell>
          <table:table-cell office:value-type="float" office:value="52.5468" calcext:value-type="float">
            <text:p>52,5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4.2087" calcext:value-type="float">
            <text:p>24,21</text:p>
          </table:table-cell>
          <table:table-cell office:value-type="float" office:value="23.7988" calcext:value-type="float">
            <text:p>23,80</text:p>
          </table:table-cell>
          <table:table-cell office:value-type="float" office:value="26.2051" calcext:value-type="float">
            <text:p>26,21</text:p>
          </table:table-cell>
          <table:table-cell office:value-type="float" office:value="21.9775" calcext:value-type="float">
            <text:p>21,98</text:p>
          </table:table-cell>
          <table:table-cell office:value-type="float" office:value="23.6307" calcext:value-type="float">
            <text:p>23,63</text:p>
          </table:table-cell>
          <table:table-cell office:value-type="float" office:value="32.8366" calcext:value-type="float">
            <text:p>32,84</text:p>
          </table:table-cell>
          <table:table-cell office:value-type="float" office:value="28.3344" calcext:value-type="float">
            <text:p>28,33</text:p>
          </table:table-cell>
          <table:table-cell office:value-type="float" office:value="18.6062" calcext:value-type="float">
            <text:p>18,61</text:p>
          </table:table-cell>
          <table:table-cell office:value-type="float" office:value="14.2682" calcext:value-type="float">
            <text:p>14,27</text:p>
          </table:table-cell>
          <table:table-cell office:value-type="float" office:value="4.9409" calcext:value-type="float">
            <text:p>4,94</text:p>
          </table:table-cell>
          <table:table-cell office:value-type="float" office:value="33.1276" calcext:value-type="float">
            <text:p>33,13</text:p>
          </table:table-cell>
          <table:table-cell office:value-type="float" office:value="34.5975" calcext:value-type="float">
            <text:p>34,60</text:p>
          </table:table-cell>
          <table:table-cell office:value-type="float" office:value="35.1094" calcext:value-type="float">
            <text:p>35,11</text:p>
          </table:table-cell>
          <table:table-cell office:value-type="float" office:value="36.0016" calcext:value-type="float">
            <text:p>36,00</text:p>
          </table:table-cell>
          <table:table-cell office:value-type="float" office:value="34.2476" calcext:value-type="float">
            <text:p>34,25</text:p>
          </table:table-cell>
          <table:table-cell office:value-type="float" office:value="25.6388" calcext:value-type="float">
            <text:p>25,64</text:p>
          </table:table-cell>
          <table:table-cell office:value-type="float" office:value="36.0537" calcext:value-type="float">
            <text:p>36,05</text:p>
          </table:table-cell>
          <table:table-cell office:value-type="float" office:value="32.0664" calcext:value-type="float">
            <text:p>32,07</text:p>
          </table:table-cell>
          <table:table-cell office:value-type="float" office:value="31.7047" calcext:value-type="float">
            <text:p>31,70</text:p>
          </table:table-cell>
          <table:table-cell office:value-type="float" office:value="30.6135" calcext:value-type="float">
            <text:p>30,61</text:p>
          </table:table-cell>
          <table:table-cell office:value-type="float" office:value="2.32636" calcext:value-type="float">
            <text:p>2,33</text:p>
          </table:table-cell>
          <table:table-cell office:value-type="float" office:value="32.1221" calcext:value-type="float">
            <text:p>32,12</text:p>
          </table:table-cell>
          <table:table-cell office:value-type="float" office:value="30.0861" calcext:value-type="float">
            <text:p>30,09</text:p>
          </table:table-cell>
          <table:table-cell office:value-type="float" office:value="28.1555" calcext:value-type="float">
            <text:p>28,1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7.847" calcext:value-type="float">
            <text:p>57,85</text:p>
          </table:table-cell>
          <table:table-cell office:value-type="float" office:value="56.578" calcext:value-type="float">
            <text:p>56,58</text:p>
          </table:table-cell>
          <table:table-cell office:value-type="float" office:value="57.8979" calcext:value-type="float">
            <text:p>57,90</text:p>
          </table:table-cell>
          <table:table-cell office:value-type="float" office:value="50.5422" calcext:value-type="float">
            <text:p>50,54</text:p>
          </table:table-cell>
          <table:table-cell office:value-type="float" office:value="53.2049" calcext:value-type="float">
            <text:p>53,20</text:p>
          </table:table-cell>
          <table:table-cell office:value-type="float" office:value="69.7415" calcext:value-type="float">
            <text:p>69,74</text:p>
          </table:table-cell>
          <table:table-cell office:value-type="float" office:value="56.1138" calcext:value-type="float">
            <text:p>56,11</text:p>
          </table:table-cell>
          <table:table-cell office:value-type="float" office:value="40.6533" calcext:value-type="float">
            <text:p>40,65</text:p>
          </table:table-cell>
          <table:table-cell office:value-type="float" office:value="48.4956" calcext:value-type="float">
            <text:p>48,50</text:p>
          </table:table-cell>
          <table:table-cell office:value-type="float" office:value="12.0286" calcext:value-type="float">
            <text:p>12,03</text:p>
          </table:table-cell>
          <table:table-cell office:value-type="float" office:value="78.29" calcext:value-type="float">
            <text:p>78,29</text:p>
          </table:table-cell>
          <table:table-cell office:value-type="float" office:value="77.423" calcext:value-type="float">
            <text:p>77,42</text:p>
          </table:table-cell>
          <table:table-cell office:value-type="float" office:value="76.5605" calcext:value-type="float">
            <text:p>76,56</text:p>
          </table:table-cell>
          <table:table-cell office:value-type="float" office:value="80.8493" calcext:value-type="float">
            <text:p>80,85</text:p>
          </table:table-cell>
          <table:table-cell office:value-type="float" office:value="78.48" calcext:value-type="float">
            <text:p>78,48</text:p>
          </table:table-cell>
          <table:table-cell office:value-type="float" office:value="57.7421" calcext:value-type="float">
            <text:p>57,74</text:p>
          </table:table-cell>
          <table:table-cell office:value-type="float" office:value="32.0664" calcext:value-type="float">
            <text:p>32,07</text:p>
          </table:table-cell>
          <table:table-cell office:value-type="float" office:value="81.3085" calcext:value-type="float">
            <text:p>81,31</text:p>
          </table:table-cell>
          <table:table-cell office:value-type="float" office:value="73.666" calcext:value-type="float">
            <text:p>73,67</text:p>
          </table:table-cell>
          <table:table-cell office:value-type="float" office:value="63.7511" calcext:value-type="float">
            <text:p>63,75</text:p>
          </table:table-cell>
          <table:table-cell office:value-type="float" office:value="4.93653" calcext:value-type="float">
            <text:p>4,94</text:p>
          </table:table-cell>
          <table:table-cell office:value-type="float" office:value="77.3137" calcext:value-type="float">
            <text:p>77,31</text:p>
          </table:table-cell>
          <table:table-cell office:value-type="float" office:value="62.7953" calcext:value-type="float">
            <text:p>62,80</text:p>
          </table:table-cell>
          <table:table-cell office:value-type="float" office:value="63.7704" calcext:value-type="float">
            <text:p>63,7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60.0754" calcext:value-type="float">
            <text:p>60,08</text:p>
          </table:table-cell>
          <table:table-cell office:value-type="float" office:value="58.5325" calcext:value-type="float">
            <text:p>58,53</text:p>
          </table:table-cell>
          <table:table-cell office:value-type="float" office:value="62.1461" calcext:value-type="float">
            <text:p>62,15</text:p>
          </table:table-cell>
          <table:table-cell office:value-type="float" office:value="52.7182" calcext:value-type="float">
            <text:p>52,72</text:p>
          </table:table-cell>
          <table:table-cell office:value-type="float" office:value="56.2625" calcext:value-type="float">
            <text:p>56,26</text:p>
          </table:table-cell>
          <table:table-cell office:value-type="float" office:value="72.0739" calcext:value-type="float">
            <text:p>72,07</text:p>
          </table:table-cell>
          <table:table-cell office:value-type="float" office:value="60.2405" calcext:value-type="float">
            <text:p>60,24</text:p>
          </table:table-cell>
          <table:table-cell office:value-type="float" office:value="42.4467" calcext:value-type="float">
            <text:p>42,45</text:p>
          </table:table-cell>
          <table:table-cell office:value-type="float" office:value="50.1537" calcext:value-type="float">
            <text:p>50,15</text:p>
          </table:table-cell>
          <table:table-cell office:value-type="float" office:value="10.9784" calcext:value-type="float">
            <text:p>10,98</text:p>
          </table:table-cell>
          <table:table-cell office:value-type="float" office:value="82.5626" calcext:value-type="float">
            <text:p>82,56</text:p>
          </table:table-cell>
          <table:table-cell office:value-type="float" office:value="79.417" calcext:value-type="float">
            <text:p>79,42</text:p>
          </table:table-cell>
          <table:table-cell office:value-type="float" office:value="78.3171" calcext:value-type="float">
            <text:p>78,32</text:p>
          </table:table-cell>
          <table:table-cell office:value-type="float" office:value="85.0043" calcext:value-type="float">
            <text:p>85,00</text:p>
          </table:table-cell>
          <table:table-cell office:value-type="float" office:value="82.5039" calcext:value-type="float">
            <text:p>82,50</text:p>
          </table:table-cell>
          <table:table-cell office:value-type="float" office:value="60.8543" calcext:value-type="float">
            <text:p>60,85</text:p>
          </table:table-cell>
          <table:table-cell office:value-type="float" office:value="31.7047" calcext:value-type="float">
            <text:p>31,70</text:p>
          </table:table-cell>
          <table:table-cell office:value-type="float" office:value="73.666" calcext:value-type="float">
            <text:p>73,67</text:p>
          </table:table-cell>
          <table:table-cell office:value-type="float" office:value="85.6232" calcext:value-type="float">
            <text:p>85,62</text:p>
          </table:table-cell>
          <table:table-cell office:value-type="float" office:value="68.2552" calcext:value-type="float">
            <text:p>68,26</text:p>
          </table:table-cell>
          <table:table-cell office:value-type="float" office:value="5.2675" calcext:value-type="float">
            <text:p>5,27</text:p>
          </table:table-cell>
          <table:table-cell office:value-type="float" office:value="81.6229" calcext:value-type="float">
            <text:p>81,62</text:p>
          </table:table-cell>
          <table:table-cell office:value-type="float" office:value="67.5182" calcext:value-type="float">
            <text:p>67,52</text:p>
          </table:table-cell>
          <table:table-cell office:value-type="float" office:value="67.7978" calcext:value-type="float">
            <text:p>67,8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6.2331" calcext:value-type="float">
            <text:p>56,23</text:p>
          </table:table-cell>
          <table:table-cell office:value-type="float" office:value="54.4465" calcext:value-type="float">
            <text:p>54,45</text:p>
          </table:table-cell>
          <table:table-cell office:value-type="float" office:value="59.618" calcext:value-type="float">
            <text:p>59,62</text:p>
          </table:table-cell>
          <table:table-cell office:value-type="float" office:value="48.3924" calcext:value-type="float">
            <text:p>48,39</text:p>
          </table:table-cell>
          <table:table-cell office:value-type="float" office:value="52.5866" calcext:value-type="float">
            <text:p>52,59</text:p>
          </table:table-cell>
          <table:table-cell office:value-type="float" office:value="63.0107" calcext:value-type="float">
            <text:p>63,01</text:p>
          </table:table-cell>
          <table:table-cell office:value-type="float" office:value="57.1049" calcext:value-type="float">
            <text:p>57,10</text:p>
          </table:table-cell>
          <table:table-cell office:value-type="float" office:value="35.8053" calcext:value-type="float">
            <text:p>35,81</text:p>
          </table:table-cell>
          <table:table-cell office:value-type="float" office:value="44.7014" calcext:value-type="float">
            <text:p>44,70</text:p>
          </table:table-cell>
          <table:table-cell office:value-type="float" office:value="10.152" calcext:value-type="float">
            <text:p>10,15</text:p>
          </table:table-cell>
          <table:table-cell office:value-type="float" office:value="77.1434" calcext:value-type="float">
            <text:p>77,14</text:p>
          </table:table-cell>
          <table:table-cell office:value-type="float" office:value="72.6118" calcext:value-type="float">
            <text:p>72,61</text:p>
          </table:table-cell>
          <table:table-cell office:value-type="float" office:value="71.8475" calcext:value-type="float">
            <text:p>71,85</text:p>
          </table:table-cell>
          <table:table-cell office:value-type="float" office:value="79.0507" calcext:value-type="float">
            <text:p>79,05</text:p>
          </table:table-cell>
          <table:table-cell office:value-type="float" office:value="76.7146" calcext:value-type="float">
            <text:p>76,71</text:p>
          </table:table-cell>
          <table:table-cell office:value-type="float" office:value="53.0919" calcext:value-type="float">
            <text:p>53,09</text:p>
          </table:table-cell>
          <table:table-cell office:value-type="float" office:value="30.6135" calcext:value-type="float">
            <text:p>30,61</text:p>
          </table:table-cell>
          <table:table-cell office:value-type="float" office:value="63.7511" calcext:value-type="float">
            <text:p>63,75</text:p>
          </table:table-cell>
          <table:table-cell office:value-type="float" office:value="68.2552" calcext:value-type="float">
            <text:p>68,26</text:p>
          </table:table-cell>
          <table:table-cell office:value-type="float" office:value="79.7302" calcext:value-type="float">
            <text:p>79,73</text:p>
          </table:table-cell>
          <table:table-cell office:value-type="float" office:value="4.59197" calcext:value-type="float">
            <text:p>4,59</text:p>
          </table:table-cell>
          <table:table-cell office:value-type="float" office:value="76.3779" calcext:value-type="float">
            <text:p>76,38</text:p>
          </table:table-cell>
          <table:table-cell office:value-type="float" office:value="63.186" calcext:value-type="float">
            <text:p>63,19</text:p>
          </table:table-cell>
          <table:table-cell office:value-type="float" office:value="64.5583" calcext:value-type="float">
            <text:p>64,5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.75594" calcext:value-type="float">
            <text:p>4,76</text:p>
          </table:table-cell>
          <table:table-cell office:value-type="float" office:value="4.62956" calcext:value-type="float">
            <text:p>4,63</text:p>
          </table:table-cell>
          <table:table-cell office:value-type="float" office:value="5.24401" calcext:value-type="float">
            <text:p>5,24</text:p>
          </table:table-cell>
          <table:table-cell office:value-type="float" office:value="4.11649" calcext:value-type="float">
            <text:p>4,12</text:p>
          </table:table-cell>
          <table:table-cell office:value-type="float" office:value="4.17574" calcext:value-type="float">
            <text:p>4,18</text:p>
          </table:table-cell>
          <table:table-cell office:value-type="float" office:value="5.07684" calcext:value-type="float">
            <text:p>5,08</text:p>
          </table:table-cell>
          <table:table-cell office:value-type="float" office:value="4.71331" calcext:value-type="float">
            <text:p>4,71</text:p>
          </table:table-cell>
          <table:table-cell office:value-type="float" office:value="3.09471" calcext:value-type="float">
            <text:p>3,09</text:p>
          </table:table-cell>
          <table:table-cell office:value-type="float" office:value="4.85648" calcext:value-type="float">
            <text:p>4,86</text:p>
          </table:table-cell>
          <table:table-cell office:value-type="float" office:value="0.773888" calcext:value-type="float">
            <text:p>0,77</text:p>
          </table:table-cell>
          <table:table-cell office:value-type="float" office:value="6.09191" calcext:value-type="float">
            <text:p>6,09</text:p>
          </table:table-cell>
          <table:table-cell office:value-type="float" office:value="5.82153" calcext:value-type="float">
            <text:p>5,82</text:p>
          </table:table-cell>
          <table:table-cell office:value-type="float" office:value="5.85979" calcext:value-type="float">
            <text:p>5,86</text:p>
          </table:table-cell>
          <table:table-cell office:value-type="float" office:value="6.20268" calcext:value-type="float">
            <text:p>6,20</text:p>
          </table:table-cell>
          <table:table-cell office:value-type="float" office:value="6.22802" calcext:value-type="float">
            <text:p>6,23</text:p>
          </table:table-cell>
          <table:table-cell office:value-type="float" office:value="3.70899" calcext:value-type="float">
            <text:p>3,71</text:p>
          </table:table-cell>
          <table:table-cell office:value-type="float" office:value="2.32636" calcext:value-type="float">
            <text:p>2,33</text:p>
          </table:table-cell>
          <table:table-cell office:value-type="float" office:value="4.93653" calcext:value-type="float">
            <text:p>4,94</text:p>
          </table:table-cell>
          <table:table-cell office:value-type="float" office:value="5.2675" calcext:value-type="float">
            <text:p>5,27</text:p>
          </table:table-cell>
          <table:table-cell office:value-type="float" office:value="4.59197" calcext:value-type="float">
            <text:p>4,59</text:p>
          </table:table-cell>
          <table:table-cell office:value-type="float" office:value="6.26982" calcext:value-type="float">
            <text:p>6,27</text:p>
          </table:table-cell>
          <table:table-cell office:value-type="float" office:value="5.96251" calcext:value-type="float">
            <text:p>5,96</text:p>
          </table:table-cell>
          <table:table-cell office:value-type="float" office:value="5.19685" calcext:value-type="float">
            <text:p>5,20</text:p>
          </table:table-cell>
          <table:table-cell office:value-type="float" office:value="5.54108" calcext:value-type="float">
            <text:p>5,5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9.1942" calcext:value-type="float">
            <text:p>69,19</text:p>
          </table:table-cell>
          <table:table-cell office:value-type="float" office:value="67.3341" calcext:value-type="float">
            <text:p>67,33</text:p>
          </table:table-cell>
          <table:table-cell office:value-type="float" office:value="70.3049" calcext:value-type="float">
            <text:p>70,30</text:p>
          </table:table-cell>
          <table:table-cell office:value-type="float" office:value="59.427" calcext:value-type="float">
            <text:p>59,43</text:p>
          </table:table-cell>
          <table:table-cell office:value-type="float" office:value="62.8267" calcext:value-type="float">
            <text:p>62,83</text:p>
          </table:table-cell>
          <table:table-cell office:value-type="float" office:value="74.8116" calcext:value-type="float">
            <text:p>74,81</text:p>
          </table:table-cell>
          <table:table-cell office:value-type="float" office:value="67.6107" calcext:value-type="float">
            <text:p>67,61</text:p>
          </table:table-cell>
          <table:table-cell office:value-type="float" office:value="46.4198" calcext:value-type="float">
            <text:p>46,42</text:p>
          </table:table-cell>
          <table:table-cell office:value-type="float" office:value="60.4003" calcext:value-type="float">
            <text:p>60,40</text:p>
          </table:table-cell>
          <table:table-cell office:value-type="float" office:value="14.1831" calcext:value-type="float">
            <text:p>14,18</text:p>
          </table:table-cell>
          <table:table-cell office:value-type="float" office:value="95.7472" calcext:value-type="float">
            <text:p>95,75</text:p>
          </table:table-cell>
          <table:table-cell office:value-type="float" office:value="87.7591" calcext:value-type="float">
            <text:p>87,76</text:p>
          </table:table-cell>
          <table:table-cell office:value-type="float" office:value="86.7409" calcext:value-type="float">
            <text:p>86,74</text:p>
          </table:table-cell>
          <table:table-cell office:value-type="float" office:value="95.0797" calcext:value-type="float">
            <text:p>95,08</text:p>
          </table:table-cell>
          <table:table-cell office:value-type="float" office:value="92.9855" calcext:value-type="float">
            <text:p>92,99</text:p>
          </table:table-cell>
          <table:table-cell office:value-type="float" office:value="66.2027" calcext:value-type="float">
            <text:p>66,20</text:p>
          </table:table-cell>
          <table:table-cell office:value-type="float" office:value="32.1221" calcext:value-type="float">
            <text:p>32,12</text:p>
          </table:table-cell>
          <table:table-cell office:value-type="float" office:value="77.3137" calcext:value-type="float">
            <text:p>77,31</text:p>
          </table:table-cell>
          <table:table-cell office:value-type="float" office:value="81.6229" calcext:value-type="float">
            <text:p>81,62</text:p>
          </table:table-cell>
          <table:table-cell office:value-type="float" office:value="76.3779" calcext:value-type="float">
            <text:p>76,38</text:p>
          </table:table-cell>
          <table:table-cell office:value-type="float" office:value="5.96251" calcext:value-type="float">
            <text:p>5,96</text:p>
          </table:table-cell>
          <table:table-cell office:value-type="float" office:value="95.9466" calcext:value-type="float">
            <text:p>95,95</text:p>
          </table:table-cell>
          <table:table-cell office:value-type="float" office:value="75.5505" calcext:value-type="float">
            <text:p>75,55</text:p>
          </table:table-cell>
          <table:table-cell office:value-type="float" office:value="77.1936" calcext:value-type="float">
            <text:p>77,1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4.4237" calcext:value-type="float">
            <text:p>54,42</text:p>
          </table:table-cell>
          <table:table-cell office:value-type="float" office:value="52.6547" calcext:value-type="float">
            <text:p>52,65</text:p>
          </table:table-cell>
          <table:table-cell office:value-type="float" office:value="58.7267" calcext:value-type="float">
            <text:p>58,73</text:p>
          </table:table-cell>
          <table:table-cell office:value-type="float" office:value="47.8199" calcext:value-type="float">
            <text:p>47,82</text:p>
          </table:table-cell>
          <table:table-cell office:value-type="float" office:value="51.6769" calcext:value-type="float">
            <text:p>51,68</text:p>
          </table:table-cell>
          <table:table-cell office:value-type="float" office:value="62.0548" calcext:value-type="float">
            <text:p>62,05</text:p>
          </table:table-cell>
          <table:table-cell office:value-type="float" office:value="70.4503" calcext:value-type="float">
            <text:p>70,45</text:p>
          </table:table-cell>
          <table:table-cell office:value-type="float" office:value="44.022" calcext:value-type="float">
            <text:p>44,02</text:p>
          </table:table-cell>
          <table:table-cell office:value-type="float" office:value="49.9474" calcext:value-type="float">
            <text:p>49,95</text:p>
          </table:table-cell>
          <table:table-cell office:value-type="float" office:value="10.7735" calcext:value-type="float">
            <text:p>10,77</text:p>
          </table:table-cell>
          <table:table-cell office:value-type="float" office:value="76.203" calcext:value-type="float">
            <text:p>76,20</text:p>
          </table:table-cell>
          <table:table-cell office:value-type="float" office:value="71.0797" calcext:value-type="float">
            <text:p>71,08</text:p>
          </table:table-cell>
          <table:table-cell office:value-type="float" office:value="70.2444" calcext:value-type="float">
            <text:p>70,24</text:p>
          </table:table-cell>
          <table:table-cell office:value-type="float" office:value="77.7976" calcext:value-type="float">
            <text:p>77,80</text:p>
          </table:table-cell>
          <table:table-cell office:value-type="float" office:value="76.1157" calcext:value-type="float">
            <text:p>76,12</text:p>
          </table:table-cell>
          <table:table-cell office:value-type="float" office:value="51.2751" calcext:value-type="float">
            <text:p>51,28</text:p>
          </table:table-cell>
          <table:table-cell office:value-type="float" office:value="30.0861" calcext:value-type="float">
            <text:p>30,09</text:p>
          </table:table-cell>
          <table:table-cell office:value-type="float" office:value="62.7953" calcext:value-type="float">
            <text:p>62,80</text:p>
          </table:table-cell>
          <table:table-cell office:value-type="float" office:value="67.5182" calcext:value-type="float">
            <text:p>67,52</text:p>
          </table:table-cell>
          <table:table-cell office:value-type="float" office:value="63.186" calcext:value-type="float">
            <text:p>63,19</text:p>
          </table:table-cell>
          <table:table-cell office:value-type="float" office:value="5.19685" calcext:value-type="float">
            <text:p>5,20</text:p>
          </table:table-cell>
          <table:table-cell office:value-type="float" office:value="75.5505" calcext:value-type="float">
            <text:p>75,55</text:p>
          </table:table-cell>
          <table:table-cell office:value-type="float" office:value="78.5275" calcext:value-type="float">
            <text:p>78,53</text:p>
          </table:table-cell>
          <table:table-cell office:value-type="float" office:value="63.0097" calcext:value-type="float">
            <text:p>63,0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9.5992" calcext:value-type="float">
            <text:p>59,60</text:p>
          </table:table-cell>
          <table:table-cell office:value-type="float" office:value="57.7202" calcext:value-type="float">
            <text:p>57,72</text:p>
          </table:table-cell>
          <table:table-cell office:value-type="float" office:value="60.4238" calcext:value-type="float">
            <text:p>60,42</text:p>
          </table:table-cell>
          <table:table-cell office:value-type="float" office:value="49.6741" calcext:value-type="float">
            <text:p>49,67</text:p>
          </table:table-cell>
          <table:table-cell office:value-type="float" office:value="51.8738" calcext:value-type="float">
            <text:p>51,87</text:p>
          </table:table-cell>
          <table:table-cell office:value-type="float" office:value="62.2779" calcext:value-type="float">
            <text:p>62,28</text:p>
          </table:table-cell>
          <table:table-cell office:value-type="float" office:value="56.6005" calcext:value-type="float">
            <text:p>56,60</text:p>
          </table:table-cell>
          <table:table-cell office:value-type="float" office:value="37.3853" calcext:value-type="float">
            <text:p>37,39</text:p>
          </table:table-cell>
          <table:table-cell office:value-type="float" office:value="49.7122" calcext:value-type="float">
            <text:p>49,71</text:p>
          </table:table-cell>
          <table:table-cell office:value-type="float" office:value="10.5483" calcext:value-type="float">
            <text:p>10,55</text:p>
          </table:table-cell>
          <table:table-cell office:value-type="float" office:value="77.753" calcext:value-type="float">
            <text:p>77,75</text:p>
          </table:table-cell>
          <table:table-cell office:value-type="float" office:value="72.0659" calcext:value-type="float">
            <text:p>72,07</text:p>
          </table:table-cell>
          <table:table-cell office:value-type="float" office:value="71.2885" calcext:value-type="float">
            <text:p>71,29</text:p>
          </table:table-cell>
          <table:table-cell office:value-type="float" office:value="78.7841" calcext:value-type="float">
            <text:p>78,78</text:p>
          </table:table-cell>
          <table:table-cell office:value-type="float" office:value="77.3196" calcext:value-type="float">
            <text:p>77,32</text:p>
          </table:table-cell>
          <table:table-cell office:value-type="float" office:value="52.5468" calcext:value-type="float">
            <text:p>52,55</text:p>
          </table:table-cell>
          <table:table-cell office:value-type="float" office:value="28.1555" calcext:value-type="float">
            <text:p>28,16</text:p>
          </table:table-cell>
          <table:table-cell office:value-type="float" office:value="63.7704" calcext:value-type="float">
            <text:p>63,77</text:p>
          </table:table-cell>
          <table:table-cell office:value-type="float" office:value="67.7978" calcext:value-type="float">
            <text:p>67,80</text:p>
          </table:table-cell>
          <table:table-cell office:value-type="float" office:value="64.5583" calcext:value-type="float">
            <text:p>64,56</text:p>
          </table:table-cell>
          <table:table-cell office:value-type="float" office:value="5.54108" calcext:value-type="float">
            <text:p>5,54</text:p>
          </table:table-cell>
          <table:table-cell office:value-type="float" office:value="77.1936" calcext:value-type="float">
            <text:p>77,19</text:p>
          </table:table-cell>
          <table:table-cell office:value-type="float" office:value="63.0097" calcext:value-type="float">
            <text:p>63,01</text:p>
          </table:table-cell>
          <table:table-cell office:value-type="float" office:value="79.5802" calcext:value-type="float">
            <text:p>79,58</text:p>
          </table:table-cell>
        </table:table-row>
      </table:table>
      <table:table table:name="porownaniegrup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3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kopia</text:p>
          </table:table-cell>
          <table:table-cell office:value-type="string" calcext:value-type="string">
            <text:p>To 2 bez emo part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 table:number-columns-repeated="14"/>
          <table:table-cell office:value-type="float" office:value="0.920767713295215" calcext:value-type="float">
            <text:p>0,920767713295215</text:p>
          </table:table-cell>
          <table:table-cell office:value-type="float" office:value="0.926864397723043" calcext:value-type="float">
            <text:p>0,926864397723043</text:p>
          </table:table-cell>
          <table:table-cell office:value-type="float" office:value="0.923805382295365" calcext:value-type="float">
            <text:p>0,923805382295365</text:p>
          </table:table-cell>
          <table:table-cell office:value-type="float" office:value="0.9235544807598" calcext:value-type="float">
            <text:p>0,9235544807598</text:p>
          </table:table-cell>
          <table:table-cell office:value-type="float" office:value="0.975057662955431" calcext:value-type="float">
            <text:p>0,975057662955431</text:p>
          </table:table-cell>
        </table:table-row>
        <table:table-row table:style-name="ro1">
          <table:table-cell table:number-columns-repeated="14"/>
          <table:table-cell office:value-type="float" office:value="0.921556873434428" calcext:value-type="float">
            <text:p>0,921556873434428</text:p>
          </table:table-cell>
          <table:table-cell office:value-type="float" office:value="0.926878543330174" calcext:value-type="float">
            <text:p>0,926878543330174</text:p>
          </table:table-cell>
          <table:table-cell office:value-type="float" office:value="0.924209487242189" calcext:value-type="float">
            <text:p>0,924209487242189</text:p>
          </table:table-cell>
          <table:table-cell office:value-type="float" office:value="0.923991690030963" calcext:value-type="float">
            <text:p>0,923991690030963</text:p>
          </table:table-cell>
          <table:table-cell office:value-type="float" office:value="0.975218908304362" calcext:value-type="float">
            <text:p>0,975218908304362</text:p>
          </table:table-cell>
        </table:table-row>
        <table:table-row table:style-name="ro1">
          <table:table-cell table:number-columns-repeated="14"/>
          <table:table-cell office:value-type="float" office:value="0.982000270158836" calcext:value-type="float">
            <text:p>0,982000270158836</text:p>
          </table:table-cell>
          <table:table-cell office:value-type="float" office:value="0.9857490446649" calcext:value-type="float">
            <text:p>0,9857490446649</text:p>
          </table:table-cell>
          <table:table-cell office:value-type="float" office:value="0.983870935880119" calcext:value-type="float">
            <text:p>0,983870935880119</text:p>
          </table:table-cell>
          <table:table-cell office:value-type="float" office:value="0.983839998799283" calcext:value-type="float">
            <text:p>0,983839998799283</text:p>
          </table:table-cell>
          <table:table-cell office:value-type="float" office:value="0.997444451174431" calcext:value-type="float">
            <text:p>0,9974444511744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iza treści</text:p>
          </table:table-cell>
          <table:table-cell office:value-type="string" calcext:value-type="string">
            <text:p>Analiza zachowań i statystyk</text:p>
          </table:table-cell>
          <table:table-cell office:value-type="string" calcext:value-type="string">
            <text:p>Analiza zależności</text:p>
          </table:table-cell>
          <table:table-cell table:number-columns-repeated="8"/>
          <table:table-cell office:value-type="float" office:value="0.996021001401581" calcext:value-type="float">
            <text:p>0,996021001401581</text:p>
          </table:table-cell>
          <table:table-cell office:value-type="float" office:value="0.998168754659953" calcext:value-type="float">
            <text:p>0,998168754659953</text:p>
          </table:table-cell>
          <table:table-cell office:value-type="float" office:value="0.997093625357091" calcext:value-type="float">
            <text:p>0,997093625357091</text:p>
          </table:table-cell>
          <table:table-cell office:value-type="float" office:value="0.997090578728983" calcext:value-type="float">
            <text:p>0,997090578728983</text:p>
          </table:table-cell>
          <table:table-cell office:value-type="float" office:value="0.999516259726597" calcext:value-type="float">
            <text:p>0,9995162597265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style-name="ce3" office:value-type="float" office:value="0.923805382295365" calcext:value-type="float">
            <text:p>0,924</text:p>
          </table:table-cell>
          <table:table-cell table:style-name="ce3" office:value-type="float" office:value="0.983870935880119" calcext:value-type="float">
            <text:p>0,984</text:p>
          </table:table-cell>
          <table:table-cell table:style-name="ce3" office:value-type="float" office:value="0.997093625357091" calcext:value-type="float">
            <text:p>0,99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recyzja</text:p>
          </table:table-cell>
          <table:table-cell table:style-name="ce3" office:value-type="float" office:value="0.920767713295215" calcext:value-type="float">
            <text:p>0,921</text:p>
          </table:table-cell>
          <table:table-cell table:style-name="ce3" office:value-type="float" office:value="0.982000270158836" calcext:value-type="float">
            <text:p>0,982</text:p>
          </table:table-cell>
          <table:table-cell table:style-name="ce3" office:value-type="float" office:value="0.996021001401581" calcext:value-type="float">
            <text:p>0,9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zułość</text:p>
          </table:table-cell>
          <table:table-cell table:style-name="ce3" office:value-type="float" office:value="0.926864397723043" calcext:value-type="float">
            <text:p>0,927</text:p>
          </table:table-cell>
          <table:table-cell table:style-name="ce3" office:value-type="float" office:value="0.9857490446649" calcext:value-type="float">
            <text:p>0,986</text:p>
          </table:table-cell>
          <table:table-cell table:style-name="ce3" office:value-type="float" office:value="0.998168754659953" calcext:value-type="float">
            <text:p>0,99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okładność</text:p>
          </table:table-cell>
          <table:table-cell table:style-name="ce3" office:value-type="float" office:value="0.9235544807598" calcext:value-type="float">
            <text:p>0,924</text:p>
          </table:table-cell>
          <table:table-cell table:style-name="ce3" office:value-type="float" office:value="0.983839998799283" calcext:value-type="float">
            <text:p>0,984</text:p>
          </table:table-cell>
          <table:table-cell table:style-name="ce3" office:value-type="float" office:value="0.997090578728983" calcext:value-type="float">
            <text:p>0,99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OC AUC</text:p>
          </table:table-cell>
          <table:table-cell table:style-name="ce3" office:value-type="float" office:value="0.975057662955431" calcext:value-type="float">
            <text:p>0,975</text:p>
          </table:table-cell>
          <table:table-cell table:style-name="ce3" office:value-type="float" office:value="0.997444451174431" calcext:value-type="float">
            <text:p>0,997</text:p>
          </table:table-cell>
          <table:table-cell table:style-name="ce3" office:value-type="float" office:value="0.999516259726597" calcext:value-type="float">
            <text:p>1,000</text:p>
          </table:table-cell>
          <table:table-cell table:number-columns-repeated="1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920767713295215" calcext:value-type="float">
            <text:p>0,920767713295215</text:p>
          </table:table-cell>
          <table:table-cell office:value-type="float" office:value="0.926864397723043" calcext:value-type="float">
            <text:p>0,926864397723043</text:p>
          </table:table-cell>
          <table:table-cell office:value-type="float" office:value="0.923805382295365" calcext:value-type="float">
            <text:p>0,923805382295365</text:p>
          </table:table-cell>
          <table:table-cell office:value-type="float" office:value="0.9235544807598" calcext:value-type="float">
            <text:p>0,9235544807598</text:p>
          </table:table-cell>
          <table:table-cell office:value-type="float" office:value="0.975057662955431" calcext:value-type="float">
            <text:p>0,9750576629554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982000270158836" calcext:value-type="float">
            <text:p>0,982000270158836</text:p>
          </table:table-cell>
          <table:table-cell office:value-type="float" office:value="0.9857490446649" calcext:value-type="float">
            <text:p>0,9857490446649</text:p>
          </table:table-cell>
          <table:table-cell office:value-type="float" office:value="0.983870935880119" calcext:value-type="float">
            <text:p>0,983870935880119</text:p>
          </table:table-cell>
          <table:table-cell office:value-type="float" office:value="0.983839998799283" calcext:value-type="float">
            <text:p>0,983839998799283</text:p>
          </table:table-cell>
          <table:table-cell office:value-type="float" office:value="0.997444451174431" calcext:value-type="float">
            <text:p>0,9974444511744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996021001401581" calcext:value-type="float">
            <text:p>0,996021001401581</text:p>
          </table:table-cell>
          <table:table-cell office:value-type="float" office:value="0.998168754659953" calcext:value-type="float">
            <text:p>0,998168754659953</text:p>
          </table:table-cell>
          <table:table-cell office:value-type="float" office:value="0.997093625357091" calcext:value-type="float">
            <text:p>0,997093625357091</text:p>
          </table:table-cell>
          <table:table-cell office:value-type="float" office:value="0.997090578728983" calcext:value-type="float">
            <text:p>0,997090578728983</text:p>
          </table:table-cell>
          <table:table-cell office:value-type="float" office:value="0.999516259726597" calcext:value-type="float">
            <text:p>0,999516259726597</text:p>
          </table:table-cell>
          <table:table-cell table:number-columns-repeated="11"/>
        </table:table-row>
      </table:table>
      <table:table table:name="emocjeSentyment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szystkie cechy emocji</text:p>
          </table:table-cell>
          <table:table-cell table:style-name="ce1" office:value-type="float" office:value="0.806308133426406" calcext:value-type="float">
            <text:p>0,81</text:p>
          </table:table-cell>
          <table:table-cell table:style-name="ce5" office:value-type="float" office:value="0.816948021069555" calcext:value-type="float">
            <text:p>0,82</text:p>
          </table:table-cell>
          <table:table-cell table:style-name="ce1" office:value-type="float" office:value="0.79594394082645" calcext:value-type="float">
            <text:p>0,80</text:p>
          </table:table-cell>
          <table:table-cell table:style-name="ce1" office:value-type="float" office:value="0.808800600103179" calcext:value-type="float">
            <text:p>0,81</text:p>
          </table:table-cell>
          <table:table-cell table:style-name="ce1" office:value-type="float" office:value="0.902717293149768" calcext:value-type="float">
            <text:p>0,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najbardziej wyróżniających emocji i suma ich udziałów</text:p>
          </table:table-cell>
          <table:table-cell table:style-name="ce1" office:value-type="float" office:value="0.805690724685542" calcext:value-type="float">
            <text:p>0,81</text:p>
          </table:table-cell>
          <table:table-cell table:style-name="ce1" office:value-type="float" office:value="0.813482829227376" calcext:value-type="float">
            <text:p>0,81</text:p>
          </table:table-cell>
          <table:table-cell table:style-name="ce1" office:value-type="float" office:value="0.798049369201587" calcext:value-type="float">
            <text:p>0,80</text:p>
          </table:table-cell>
          <table:table-cell table:style-name="ce1" office:value-type="float" office:value="0.807535124872934" calcext:value-type="float">
            <text:p>0,81</text:p>
          </table:table-cell>
          <table:table-cell table:style-name="ce1" office:value-type="float" office:value="0.893715289869891" calcext:value-type="float">
            <text:p>0,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najbardziej wyróżniających emocji</text:p>
          </table:table-cell>
          <table:table-cell table:style-name="ce1" office:value-type="float" office:value="0.790476249989911" calcext:value-type="float">
            <text:p>0,79</text:p>
          </table:table-cell>
          <table:table-cell table:style-name="ce1" office:value-type="float" office:value="0.803710276529845" calcext:value-type="float">
            <text:p>0,80</text:p>
          </table:table-cell>
          <table:table-cell table:style-name="ce1" office:value-type="float" office:value="0.777672414767741" calcext:value-type="float">
            <text:p>0,78</text:p>
          </table:table-cell>
          <table:table-cell table:style-name="ce1" office:value-type="float" office:value="0.793870831652093" calcext:value-type="float">
            <text:p>0,79</text:p>
          </table:table-cell>
          <table:table-cell table:style-name="ce1" office:value-type="float" office:value="0.874144625304942" calcext:value-type="float">
            <text:p>0,8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suma udziału 5, emocja nr 1 i jej udział</text:p>
          </table:table-cell>
          <table:table-cell table:style-name="ce1" office:value-type="float" office:value="0.773793985465017" calcext:value-type="float">
            <text:p>0,77</text:p>
          </table:table-cell>
          <table:table-cell table:style-name="ce1" office:value-type="float" office:value="0.7881032616949" calcext:value-type="float">
            <text:p>0,79</text:p>
          </table:table-cell>
          <table:table-cell table:style-name="ce1" office:value-type="float" office:value="0.759998661083643" calcext:value-type="float">
            <text:p>0,76</text:p>
          </table:table-cell>
          <table:table-cell table:style-name="ce1" office:value-type="float" office:value="0.777829993224747" calcext:value-type="float">
            <text:p>0,78</text:p>
          </table:table-cell>
          <table:table-cell table:style-name="ce1" office:value-type="float" office:value="0.872261213204791" calcext:value-type="float">
            <text:p>0,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tyment i subiektywność</text:p>
          </table:table-cell>
          <table:table-cell table:style-name="ce1" office:value-type="float" office:value="0.7468101157607" calcext:value-type="float">
            <text:p>0,75</text:p>
          </table:table-cell>
          <table:table-cell table:style-name="ce1" office:value-type="float" office:value="0.758746072676383" calcext:value-type="float">
            <text:p>0,76</text:p>
          </table:table-cell>
          <table:table-cell table:style-name="ce1" office:value-type="float" office:value="0.735245431263801" calcext:value-type="float">
            <text:p>0,74</text:p>
          </table:table-cell>
          <table:table-cell table:style-name="ce1" office:value-type="float" office:value="0.750732182051244" calcext:value-type="float">
            <text:p>0,75</text:p>
          </table:table-cell>
          <table:table-cell table:style-name="ce1" office:value-type="float" office:value="0.820105772352334" calcext:value-type="float">
            <text:p>0,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tyment</text:p>
          </table:table-cell>
          <table:table-cell table:style-name="ce1" office:value-type="float" office:value="0.738684360113739" calcext:value-type="float">
            <text:p>0,74</text:p>
          </table:table-cell>
          <table:table-cell table:style-name="ce1" office:value-type="float" office:value="0.749202800460163" calcext:value-type="float">
            <text:p>0,75</text:p>
          </table:table-cell>
          <table:table-cell table:style-name="ce1" office:value-type="float" office:value="0.728458747740662" calcext:value-type="float">
            <text:p>0,73</text:p>
          </table:table-cell>
          <table:table-cell table:style-name="ce1" office:value-type="float" office:value="0.742303503150579" calcext:value-type="float">
            <text:p>0,74</text:p>
          </table:table-cell>
          <table:table-cell table:style-name="ce1" office:value-type="float" office:value="0.804048650878071" calcext:value-type="float">
            <text:p>0,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iektywność</text:p>
          </table:table-cell>
          <table:table-cell table:style-name="ce1" office:value-type="float" office:value="0.583249759121951" calcext:value-type="float">
            <text:p>0,58</text:p>
          </table:table-cell>
          <table:table-cell table:style-name="ce1" office:value-type="float" office:value="0.554484732090695" calcext:value-type="float">
            <text:p>0,55</text:p>
          </table:table-cell>
          <table:table-cell table:style-name="ce1" office:value-type="float" office:value="0.615169392961598" calcext:value-type="float">
            <text:p>0,62</text:p>
          </table:table-cell>
          <table:table-cell table:style-name="ce1" office:value-type="float" office:value="0.560447482107136" calcext:value-type="float">
            <text:p>0,56</text:p>
          </table:table-cell>
          <table:table-cell table:style-name="ce1" office:value-type="float" office:value="0.579440029588657" calcext:value-type="float">
            <text:p>0,58</text:p>
          </table:table-cell>
        </table:table-row>
      </table:table>
      <table:table table:name="serie-15minitp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szystkie</text:p>
          </table:table-cell>
          <table:table-cell table:style-name="ce1" office:value-type="float" office:value="0.942081803903697" calcext:value-type="float">
            <text:p>0,94</text:p>
          </table:table-cell>
          <table:table-cell table:style-name="ce1" office:value-type="float" office:value="0.928037175530026" calcext:value-type="float">
            <text:p>0,93</text:p>
          </table:table-cell>
          <table:table-cell table:style-name="ce1" office:value-type="float" office:value="0.956558327104108" calcext:value-type="float">
            <text:p>0,96</text:p>
          </table:table-cell>
          <table:table-cell table:style-name="ce1" office:value-type="float" office:value="0.941192265352481" calcext:value-type="float">
            <text:p>0,94</text:p>
          </table:table-cell>
          <table:table-cell table:style-name="ce1" office:value-type="float" office:value="0.98707322783443" calcext:value-type="float">
            <text:p>0,99</text:p>
          </table:table-cell>
        </table:table-row>
        <table:table-row table:style-name="ro1">
          <table:table-cell/>
          <table:table-cell office:value-type="string" calcext:value-type="string">
            <text:p>15 minut</text:p>
          </table:table-cell>
          <table:table-cell/>
          <table:table-cell office:value-type="string" calcext:value-type="string">
            <text:p>maks. Seria i maks. Liczba wiad. W oknie</text:p>
          </table:table-cell>
          <table:table-cell table:style-name="ce1" office:value-type="float" office:value="0.816145826054157" calcext:value-type="float">
            <text:p>0,82</text:p>
          </table:table-cell>
          <table:table-cell table:style-name="ce1" office:value-type="float" office:value="0.782416335288997" calcext:value-type="float">
            <text:p>0,78</text:p>
          </table:table-cell>
          <table:table-cell table:style-name="ce1" office:value-type="float" office:value="0.852935305439429" calcext:value-type="float">
            <text:p>0,85</text:p>
          </table:table-cell>
          <table:table-cell table:style-name="ce1" office:value-type="float" office:value="0.807861560561305" calcext:value-type="float">
            <text:p>0,81</text:p>
          </table:table-cell>
          <table:table-cell table:style-name="ce1" office:value-type="float" office:value="0.8983316305798" calcext:value-type="float">
            <text:p>0,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Średnia 5 serii i maks. Liczba wiad. W oknie</text:p>
          </table:table-cell>
          <table:table-cell table:style-name="ce1" office:value-type="float" office:value="0.869508881211812" calcext:value-type="float">
            <text:p>0,87</text:p>
          </table:table-cell>
          <table:table-cell table:style-name="ce1" office:value-type="float" office:value="0.840471853999123" calcext:value-type="float">
            <text:p>0,84</text:p>
          </table:table-cell>
          <table:table-cell table:style-name="ce1" office:value-type="float" office:value="0.90062593176524" calcext:value-type="float">
            <text:p>0,90</text:p>
          </table:table-cell>
          <table:table-cell table:style-name="ce1" office:value-type="float" office:value="0.864840732799938" calcext:value-type="float">
            <text:p>0,86</text:p>
          </table:table-cell>
          <table:table-cell table:style-name="ce1" office:value-type="float" office:value="0.945449753070382" calcext:value-type="float">
            <text:p>0,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Średnia 5 serii wiadomości</text:p>
          </table:table-cell>
          <table:table-cell table:style-name="ce1" office:value-type="float" office:value="0.775761246288818" calcext:value-type="float">
            <text:p>0,78</text:p>
          </table:table-cell>
          <table:table-cell table:style-name="ce1" office:value-type="float" office:value="0.740744168029187" calcext:value-type="float">
            <text:p>0,74</text:p>
          </table:table-cell>
          <table:table-cell table:style-name="ce1" office:value-type="float" office:value="0.814372282734624" calcext:value-type="float">
            <text:p>0,81</text:p>
          </table:table-cell>
          <table:table-cell table:style-name="ce1" office:value-type="float" office:value="0.764621373994236" calcext:value-type="float">
            <text:p>0,76</text:p>
          </table:table-cell>
          <table:table-cell table:style-name="ce1" office:value-type="float" office:value="0.850985075926295" calcext:value-type="float">
            <text:p>0,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ks. Długość serii wiadomości</text:p>
          </table:table-cell>
          <table:table-cell table:style-name="ce1" office:value-type="float" office:value="0.729801040878231" calcext:value-type="float">
            <text:p>0,73</text:p>
          </table:table-cell>
          <table:table-cell table:style-name="ce1" office:value-type="float" office:value="0.679486891000562" calcext:value-type="float">
            <text:p>0,68</text:p>
          </table:table-cell>
          <table:table-cell table:style-name="ce1" office:value-type="float" office:value="0.788164969671903" calcext:value-type="float">
            <text:p>0,79</text:p>
          </table:table-cell>
          <table:table-cell table:style-name="ce1" office:value-type="float" office:value="0.708193542032247" calcext:value-type="float">
            <text:p>0,71</text:p>
          </table:table-cell>
          <table:table-cell table:style-name="ce1" office:value-type="float" office:value="0.791895519498924" calcext:value-type="float">
            <text:p>0,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ks. Liczba wiadomości w oknie</text:p>
          </table:table-cell>
          <table:table-cell table:style-name="ce1" office:value-type="float" office:value="0.713779414089214" calcext:value-type="float">
            <text:p>0,71</text:p>
          </table:table-cell>
          <table:table-cell table:style-name="ce1" office:value-type="float" office:value="0.611966996890683" calcext:value-type="float">
            <text:p>0,61</text:p>
          </table:table-cell>
          <table:table-cell table:style-name="ce1" office:value-type="float" office:value="0.856232587103682" calcext:value-type="float">
            <text:p>0,86</text:p>
          </table:table-cell>
          <table:table-cell table:style-name="ce1" office:value-type="float" office:value="0.656658101933688" calcext:value-type="float">
            <text:p>0,66</text:p>
          </table:table-cell>
          <table:table-cell table:style-name="ce1" office:value-type="float" office:value="0.713347178198194" calcext:value-type="float">
            <text:p>0,71</text:p>
          </table:table-cell>
        </table:table-row>
      </table:table>
      <table:table table:name="zebrane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rodla publikacj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ech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egoria wiadomości i ulubiona użytkownika</text:p>
          </table:table-cell>
          <table:table-cell table:style-name="ce3" office:value-type="float" office:value="0.841356566688534" calcext:value-type="float">
            <text:p>0,841</text:p>
          </table:table-cell>
          <table:table-cell table:style-name="ce3" office:value-type="float" office:value="0.751356528376042" calcext:value-type="float">
            <text:p>0,751</text:p>
          </table:table-cell>
          <table:table-cell table:style-name="ce3" office:value-type="float" office:value="0.955852777680469" calcext:value-type="float">
            <text:p>0,956</text:p>
          </table:table-cell>
          <table:table-cell table:style-name="ce3" office:value-type="float" office:value="0.819768621478821" calcext:value-type="float">
            <text:p>0,820</text:p>
          </table:table-cell>
          <table:table-cell table:style-name="ce3" office:value-type="float" office:value="0.858505652519334" calcext:value-type="float">
            <text:p>0,8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egoria źródła pub. Wiadomości</text:p>
          </table:table-cell>
          <table:table-cell table:style-name="ce3" office:value-type="float" office:value="0.834371381698188" calcext:value-type="float">
            <text:p>0,834</text:p>
          </table:table-cell>
          <table:table-cell table:style-name="ce3" office:value-type="float" office:value="0.732675391537189" calcext:value-type="float">
            <text:p>0,733</text:p>
          </table:table-cell>
          <table:table-cell table:style-name="ce3" office:value-type="float" office:value="0.968849718013693" calcext:value-type="float">
            <text:p>0,969</text:p>
          </table:table-cell>
          <table:table-cell table:style-name="ce3" office:value-type="float" office:value="0.807677781746069" calcext:value-type="float">
            <text:p>0,808</text:p>
          </table:table-cell>
          <table:table-cell table:style-name="ce3" office:value-type="float" office:value="0.844307040276223" calcext:value-type="float">
            <text:p>0,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lubiona kategoria źródła pub. Użytkownika</text:p>
          </table:table-cell>
          <table:table-cell table:style-name="ce3" office:value-type="float" office:value="0.835488023020983" calcext:value-type="float">
            <text:p>0,835</text:p>
          </table:table-cell>
          <table:table-cell table:style-name="ce3" office:value-type="float" office:value="0.739884054186256" calcext:value-type="float">
            <text:p>0,740</text:p>
          </table:table-cell>
          <table:table-cell table:style-name="ce3" office:value-type="float" office:value="0.959466005362658" calcext:value-type="float">
            <text:p>0,959</text:p>
          </table:table-cell>
          <table:table-cell table:style-name="ce3" office:value-type="float" office:value="0.811077282005575" calcext:value-type="float">
            <text:p>0,811</text:p>
          </table:table-cell>
          <table:table-cell table:style-name="ce3" office:value-type="float" office:value="0.84552088048919" calcext:value-type="float">
            <text:p>0,846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bserwujacy obserwowan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ech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a obserwujących, obserwowanych, stosunek</text:p>
          </table:table-cell>
          <table:table-cell table:style-name="ce3" office:value-type="float" office:value="0.99650405029367" calcext:value-type="float">
            <text:p>0,997</text:p>
          </table:table-cell>
          <table:table-cell table:style-name="ce3" office:value-type="float" office:value="0.994573322003016" calcext:value-type="float">
            <text:p>0,995</text:p>
          </table:table-cell>
          <table:table-cell table:style-name="ce3" office:value-type="float" office:value="0.998442345364151" calcext:value-type="float">
            <text:p>0,998</text:p>
          </table:table-cell>
          <table:table-cell table:style-name="ce3" office:value-type="float" office:value="0.99649728237281" calcext:value-type="float">
            <text:p>0,996</text:p>
          </table:table-cell>
          <table:table-cell table:style-name="ce3" office:value-type="float" office:value="0.999330715028185" calcext:value-type="float">
            <text:p>0,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a obserwujących i obserwowanych</text:p>
          </table:table-cell>
          <table:table-cell table:style-name="ce3" office:value-type="float" office:value="0.996236874443949" calcext:value-type="float">
            <text:p>0,996</text:p>
          </table:table-cell>
          <table:table-cell table:style-name="ce3" office:value-type="float" office:value="0.994059323741741" calcext:value-type="float">
            <text:p>0,994</text:p>
          </table:table-cell>
          <table:table-cell table:style-name="ce3" office:value-type="float" office:value="0.998424020705324" calcext:value-type="float">
            <text:p>0,998</text:p>
          </table:table-cell>
          <table:table-cell table:style-name="ce3" office:value-type="float" office:value="0.996228745817572" calcext:value-type="float">
            <text:p>0,996</text:p>
          </table:table-cell>
          <table:table-cell table:style-name="ce3" office:value-type="float" office:value="0.999336541722933" calcext:value-type="float">
            <text:p>0,999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stosunek obserwujących i obserwowanych</text:p>
          </table:table-cell>
          <table:table-cell table:style-name="ce3" office:value-type="float" office:value="0.984662041814355" calcext:value-type="float">
            <text:p>0,985</text:p>
          </table:table-cell>
          <table:table-cell table:style-name="ce3" office:value-type="float" office:value="0.978278550947329" calcext:value-type="float">
            <text:p>0,978</text:p>
          </table:table-cell>
          <table:table-cell table:style-name="ce3" office:value-type="float" office:value="0.991129786919379" calcext:value-type="float">
            <text:p>0,991</text:p>
          </table:table-cell>
          <table:table-cell table:style-name="ce3" office:value-type="float" office:value="0.984561690594744" calcext:value-type="float">
            <text:p>0,985</text:p>
          </table:table-cell>
          <table:table-cell table:style-name="ce3" office:value-type="float" office:value="0.998080329030513" calcext:value-type="float">
            <text:p>0,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a obserwujących</text:p>
          </table:table-cell>
          <table:table-cell table:style-name="ce3" office:value-type="float" office:value="0.902250835662501" calcext:value-type="float">
            <text:p>0,902</text:p>
          </table:table-cell>
          <table:table-cell table:style-name="ce3" office:value-type="float" office:value="0.887980068229917" calcext:value-type="float">
            <text:p>0,888</text:p>
          </table:table-cell>
          <table:table-cell table:style-name="ce3" office:value-type="float" office:value="0.916992641719902" calcext:value-type="float">
            <text:p>0,917</text:p>
          </table:table-cell>
          <table:table-cell table:style-name="ce3" office:value-type="float" office:value="0.900654220923199" calcext:value-type="float">
            <text:p>0,901</text:p>
          </table:table-cell>
          <table:table-cell table:style-name="ce3" office:value-type="float" office:value="0.972229484269505" calcext:value-type="float">
            <text:p>0,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a obserwowanych</text:p>
          </table:table-cell>
          <table:table-cell table:style-name="ce3" office:value-type="float" office:value="0.89586975972945" calcext:value-type="float">
            <text:p>0,896</text:p>
          </table:table-cell>
          <table:table-cell table:style-name="ce3" office:value-type="float" office:value="0.884069702288587" calcext:value-type="float">
            <text:p>0,884</text:p>
          </table:table-cell>
          <table:table-cell table:style-name="ce3" office:value-type="float" office:value="0.907993416419585" calcext:value-type="float">
            <text:p>0,908</text:p>
          </table:table-cell>
          <table:table-cell table:style-name="ce3" office:value-type="float" office:value="0.89446194712012" calcext:value-type="float">
            <text:p>0,894</text:p>
          </table:table-cell>
          <table:table-cell table:style-name="ce3" office:value-type="float" office:value="0.967889006312003" calcext:value-type="float">
            <text:p>0,968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dobienstwo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ech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e podobieństwo i liczba podobnych (próg 0,7)</text:p>
          </table:table-cell>
          <table:table-cell table:style-name="ce3" office:value-type="float" office:value="0.774939563354263" calcext:value-type="float">
            <text:p>0,775</text:p>
          </table:table-cell>
          <table:table-cell table:style-name="ce3" office:value-type="float" office:value="0.753644793472481" calcext:value-type="float">
            <text:p>0,754</text:p>
          </table:table-cell>
          <table:table-cell table:style-name="ce3" office:value-type="float" office:value="0.797477921408796" calcext:value-type="float">
            <text:p>0,797</text:p>
          </table:table-cell>
          <table:table-cell table:style-name="ce3" office:value-type="float" office:value="0.768395985613437" calcext:value-type="float">
            <text:p>0,768</text:p>
          </table:table-cell>
          <table:table-cell table:style-name="ce3" office:value-type="float" office:value="0.821757940585348" calcext:value-type="float">
            <text:p>0,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e podobieństwo wiadomości</text:p>
          </table:table-cell>
          <table:table-cell table:style-name="ce3" office:value-type="float" office:value="0.773452033015409" calcext:value-type="float">
            <text:p>0,773</text:p>
          </table:table-cell>
          <table:table-cell table:style-name="ce3" office:value-type="float" office:value="0.750946042495327" calcext:value-type="float">
            <text:p>0,751</text:p>
          </table:table-cell>
          <table:table-cell table:style-name="ce3" office:value-type="float" office:value="0.797352966993785" calcext:value-type="float">
            <text:p>0,797</text:p>
          </table:table-cell>
          <table:table-cell table:style-name="ce3" office:value-type="float" office:value="0.766453297452525" calcext:value-type="float">
            <text:p>0,766</text:p>
          </table:table-cell>
          <table:table-cell table:style-name="ce3" office:value-type="float" office:value="0.817926251061525" calcext:value-type="float">
            <text:p>0,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a podobnych wiadomości (próg 0,7)</text:p>
          </table:table-cell>
          <table:table-cell table:style-name="ce3" office:value-type="float" office:value="0.11309313026475" calcext:value-type="float">
            <text:p>0,113</text:p>
          </table:table-cell>
          <table:table-cell table:style-name="ce3" office:value-type="float" office:value="0.576804398884191" calcext:value-type="float">
            <text:p>0,577</text:p>
          </table:table-cell>
          <table:table-cell table:style-name="ce3" office:value-type="float" office:value="0.0626938974309347" calcext:value-type="float">
            <text:p>0,063</text:p>
          </table:table-cell>
          <table:table-cell table:style-name="ce3" office:value-type="float" office:value="0.508344761361394" calcext:value-type="float">
            <text:p>0,508</text:p>
          </table:table-cell>
          <table:table-cell table:style-name="ce3" office:value-type="float" office:value="0.512567683598451" calcext:value-type="float">
            <text:p>0,513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ste liczby z tekstu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ech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y: znaków, słów, linków, hasztagów, odniesień do użytk.</text:p>
          </table:table-cell>
          <table:table-cell table:style-name="ce1" office:value-type="float" office:value="0.777560460304577" calcext:value-type="float">
            <text:p>0,78</text:p>
          </table:table-cell>
          <table:table-cell table:style-name="ce1" office:value-type="float" office:value="0.817389284062893" calcext:value-type="float">
            <text:p>0,82</text:p>
          </table:table-cell>
          <table:table-cell table:style-name="ce1" office:value-type="float" office:value="0.74143968316678" calcext:value-type="float">
            <text:p>0,74</text:p>
          </table:table-cell>
          <table:table-cell table:style-name="ce1" office:value-type="float" office:value="0.787895899834935" calcext:value-type="float">
            <text:p>0,79</text:p>
          </table:table-cell>
          <table:table-cell table:style-name="ce1" office:value-type="float" office:value="0.865930615561782" calcext:value-type="float">
            <text:p>0,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y: znaków, linków, hasztagów, odniesień do użytk.</text:p>
          </table:table-cell>
          <table:table-cell table:style-name="ce1" office:value-type="float" office:value="0.763319103505926" calcext:value-type="float">
            <text:p>0,76</text:p>
          </table:table-cell>
          <table:table-cell table:style-name="ce1" office:value-type="float" office:value="0.817673495712721" calcext:value-type="float">
            <text:p>0,82</text:p>
          </table:table-cell>
          <table:table-cell table:style-name="ce1" office:value-type="float" office:value="0.715756491367653" calcext:value-type="float">
            <text:p>0,72</text:p>
          </table:table-cell>
          <table:table-cell table:style-name="ce1" office:value-type="float" office:value="0.778072513782267" calcext:value-type="float">
            <text:p>0,78</text:p>
          </table:table-cell>
          <table:table-cell table:style-name="ce1" office:value-type="float" office:value="0.854612748560527" calcext:value-type="float">
            <text:p>0,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y: słów, linków, hasztagów, odniesień do użytkowników</text:p>
          </table:table-cell>
          <table:table-cell table:style-name="ce1" office:value-type="float" office:value="0.752974463414961" calcext:value-type="float">
            <text:p>0,75</text:p>
          </table:table-cell>
          <table:table-cell table:style-name="ce1" office:value-type="float" office:value="0.806337285821181" calcext:value-type="float">
            <text:p>0,81</text:p>
          </table:table-cell>
          <table:table-cell table:style-name="ce1" office:value-type="float" office:value="0.706267222142587" calcext:value-type="float">
            <text:p>0,71</text:p>
          </table:table-cell>
          <table:table-cell table:style-name="ce1" office:value-type="float" office:value="0.768310386250185" calcext:value-type="float">
            <text:p>0,77</text:p>
          </table:table-cell>
          <table:table-cell table:style-name="ce1" office:value-type="float" office:value="0.843446879526336" calcext:value-type="float">
            <text:p>0,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y: linków, hasztagów, odniesień do użytkowników</text:p>
          </table:table-cell>
          <table:table-cell table:style-name="ce1" office:value-type="float" office:value="0.687011779225896" calcext:value-type="float">
            <text:p>0,69</text:p>
          </table:table-cell>
          <table:table-cell table:style-name="ce1" office:value-type="float" office:value="0.818780606333358" calcext:value-type="float">
            <text:p>0,82</text:p>
          </table:table-cell>
          <table:table-cell table:style-name="ce1" office:value-type="float" office:value="0.591779156795872" calcext:value-type="float">
            <text:p>0,59</text:p>
          </table:table-cell>
          <table:table-cell table:style-name="ce1" office:value-type="float" office:value="0.730400638750864" calcext:value-type="float">
            <text:p>0,73</text:p>
          </table:table-cell>
          <table:table-cell table:style-name="ce1" office:value-type="float" office:value="0.794711350629076" calcext:value-type="float">
            <text:p>0,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czby: hasztagów, odniesień do użytkowników</text:p>
          </table:table-cell>
          <table:table-cell table:style-name="ce1" office:value-type="float" office:value="0.717733084305241" calcext:value-type="float">
            <text:p>0,72</text:p>
          </table:table-cell>
          <table:table-cell table:style-name="ce1" office:value-type="float" office:value="0.715218627984696" calcext:value-type="float">
            <text:p>0,72</text:p>
          </table:table-cell>
          <table:table-cell table:style-name="ce1" office:value-type="float" office:value="0.720271594539579" calcext:value-type="float">
            <text:p>0,72</text:p>
          </table:table-cell>
          <table:table-cell table:style-name="ce1" office:value-type="float" office:value="0.71673886236466" calcext:value-type="float">
            <text:p>0,72</text:p>
          </table:table-cell>
          <table:table-cell table:style-name="ce1" office:value-type="float" office:value="0.764957827589749" calcext:value-type="float">
            <text:p>0,76</text:p>
          </table:table-cell>
        </table:table-row>
      </table:table>
      <table:table table:name="retweety,2zbiory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Zbiór retweetowy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ech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tosunek Ret. Użytk.</text:span>, liczba obec. W maks. Klikach, rozmiar maks. Kliki</text:p>
          </table:table-cell>
          <table:table-cell table:style-name="ce1" office:value-type="float" office:value="0.916724341870462" calcext:value-type="float">
            <text:p>0,92</text:p>
          </table:table-cell>
          <table:table-cell table:style-name="ce1" office:value-type="float" office:value="0.918672039985589" calcext:value-type="float">
            <text:p>0,92</text:p>
          </table:table-cell>
          <table:table-cell table:style-name="ce1" office:value-type="float" office:value="0.914789723479174" calcext:value-type="float">
            <text:p>0,91</text:p>
          </table:table-cell>
          <table:table-cell table:style-name="ce1" office:value-type="float" office:value="0.916901129072363" calcext:value-type="float">
            <text:p>0,92</text:p>
          </table:table-cell>
          <table:table-cell table:style-name="ce1" office:value-type="float" office:value="0.954955116512311" calcext:value-type="float">
            <text:p>0,95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tosunek Ret. Użytk.</text:span>, rozmiar maks. Kliki</text:p>
          </table:table-cell>
          <table:table-cell table:style-name="ce1" office:value-type="float" office:value="0.899083748909661" calcext:value-type="float">
            <text:p>0,90</text:p>
          </table:table-cell>
          <table:table-cell table:style-name="ce1" office:value-type="float" office:value="0.900656236536239" calcext:value-type="float">
            <text:p>0,90</text:p>
          </table:table-cell>
          <table:table-cell table:style-name="ce1" office:value-type="float" office:value="0.897525068399621" calcext:value-type="float">
            <text:p>0,90</text:p>
          </table:table-cell>
          <table:table-cell table:style-name="ce1" office:value-type="float" office:value="0.899265758175459" calcext:value-type="float">
            <text:p>0,90</text:p>
          </table:table-cell>
          <table:table-cell table:style-name="ce1" office:value-type="float" office:value="0.94179211503432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tosunek</text:span> Ret. Użytk., liczba obecności w maks. Klik</text:p>
          </table:table-cell>
          <table:table-cell table:style-name="ce1" office:value-type="float" office:value="0.883045252218079" calcext:value-type="float">
            <text:p>0,88</text:p>
          </table:table-cell>
          <table:table-cell table:style-name="ce1" office:value-type="float" office:value="0.885479657353517" calcext:value-type="float">
            <text:p>0,89</text:p>
          </table:table-cell>
          <table:table-cell table:style-name="ce1" office:value-type="float" office:value="0.880632180240728" calcext:value-type="float">
            <text:p>0,88</text:p>
          </table:table-cell>
          <table:table-cell table:style-name="ce1" office:value-type="float" office:value="0.883370867445193" calcext:value-type="float">
            <text:p>0,88</text:p>
          </table:table-cell>
          <table:table-cell table:style-name="ce1" office:value-type="float" office:value="0.934573675817432" calcext:value-type="float">
            <text:p>0,93</text:p>
          </table:table-cell>
        </table:table-row>
        <table:table-row table:style-name="ro1">
          <table:table-cell/>
          <table:table-cell office:value-type="string" calcext:value-type="string">
            <text:p>liczba maks. Klik, rozmiar maks. Kliki</text:p>
          </table:table-cell>
          <table:table-cell table:style-name="ce1" office:value-type="float" office:value="0.806207423030158" calcext:value-type="float">
            <text:p>0,81</text:p>
          </table:table-cell>
          <table:table-cell table:style-name="ce1" office:value-type="float" office:value="0.702060883655672" calcext:value-type="float">
            <text:p>0,70</text:p>
          </table:table-cell>
          <table:table-cell table:style-name="ce1" office:value-type="float" office:value="0.94665565889801" calcext:value-type="float">
            <text:p>0,95</text:p>
          </table:table-cell>
          <table:table-cell table:style-name="ce1" office:value-type="float" office:value="0.772455885082443" calcext:value-type="float">
            <text:p>0,77</text:p>
          </table:table-cell>
          <table:table-cell table:style-name="ce1" office:value-type="float" office:value="0.869400357355232" calcext:value-type="float">
            <text:p>0,87</text:p>
          </table:table-cell>
        </table:table-row>
        <table:table-row table:style-name="ro1">
          <table:table-cell/>
          <table:table-cell office:value-type="string" calcext:value-type="string">
            <text:p>stosunek obserwujących i obserwowanych retweetowanych</text:p>
          </table:table-cell>
          <table:table-cell table:style-name="ce1" office:value-type="float" office:value="0.909852058227854" calcext:value-type="float">
            <text:p>0,91</text:p>
          </table:table-cell>
          <table:table-cell table:style-name="ce1" office:value-type="float" office:value="0.907540450685483" calcext:value-type="float">
            <text:p>0,91</text:p>
          </table:table-cell>
          <table:table-cell table:style-name="ce1" office:value-type="float" office:value="0.912183901575621" calcext:value-type="float">
            <text:p>0,91</text:p>
          </table:table-cell>
          <table:table-cell table:style-name="ce1" office:value-type="float" office:value="0.909624272647919" calcext:value-type="float">
            <text:p>0,91</text:p>
          </table:table-cell>
          <table:table-cell table:style-name="ce1" office:value-type="float" office:value="0.946943807666525" calcext:value-type="float">
            <text:p>0,95</text:p>
          </table:table-cell>
        </table:table-row>
        <table:table-row table:style-name="ro1">
          <table:table-cell/>
          <table:table-cell office:value-type="string" calcext:value-type="string">
            <text:p>rozmiar maksymalnej kliki dla użytkownika</text:p>
          </table:table-cell>
          <table:table-cell table:style-name="ce1" office:value-type="float" office:value="0.746254406313655" calcext:value-type="float">
            <text:p>0,75</text:p>
          </table:table-cell>
          <table:table-cell table:style-name="ce1" office:value-type="float" office:value="0.616192449200084" calcext:value-type="float">
            <text:p>0,62</text:p>
          </table:table-cell>
          <table:table-cell table:style-name="ce1" office:value-type="float" office:value="0.945940583742309" calcext:value-type="float">
            <text:p>0,95</text:p>
          </table:table-cell>
          <table:table-cell table:style-name="ce1" office:value-type="float" office:value="0.678365304515529" calcext:value-type="float">
            <text:p>0,68</text:p>
          </table:table-cell>
          <table:table-cell table:style-name="ce1" office:value-type="float" office:value="0.758524950682275" calcext:value-type="float">
            <text:p>0,76</text:p>
          </table:table-cell>
        </table:table-row>
        <table:table-row table:style-name="ro1">
          <table:table-cell/>
          <table:table-cell office:value-type="string" calcext:value-type="string">
            <text:p>liczba obecności w maksymalnych klikach</text:p>
          </table:table-cell>
          <table:table-cell table:style-name="ce1" office:value-type="float" office:value="0.661225494142792" calcext:value-type="float">
            <text:p>0,66</text:p>
          </table:table-cell>
          <table:table-cell table:style-name="ce1" office:value-type="float" office:value="0.753238786885702" calcext:value-type="float">
            <text:p>0,75</text:p>
          </table:table-cell>
          <table:table-cell table:style-name="ce1" office:value-type="float" office:value="0.589250271312723" calcext:value-type="float">
            <text:p>0,59</text:p>
          </table:table-cell>
          <table:table-cell table:style-name="ce1" office:value-type="float" office:value="0.698102987670707" calcext:value-type="float">
            <text:p>0,70</text:p>
          </table:table-cell>
          <table:table-cell table:style-name="ce1" office:value-type="float" office:value="0.763478894397803" calcext:value-type="float">
            <text:p>0,76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zbior normalny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Cech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tosunek Ret. Użytk.</text:span>, liczba obec. W maks. Klikach, rozmiar maks. Kliki</text:p>
          </table:table-cell>
          <table:table-cell table:style-name="ce1" office:value-type="float" office:value="0.809845926716255" calcext:value-type="float">
            <text:p>0,81</text:p>
          </table:table-cell>
          <table:table-cell table:style-name="ce1" office:value-type="float" office:value="0.847934384550416" calcext:value-type="float">
            <text:p>0,85</text:p>
          </table:table-cell>
          <table:table-cell table:style-name="ce1" office:value-type="float" office:value="0.775034464651572" calcext:value-type="float">
            <text:p>0,78</text:p>
          </table:table-cell>
          <table:table-cell table:style-name="ce1" office:value-type="float" office:value="0.818022297820398" calcext:value-type="float">
            <text:p>0,82</text:p>
          </table:table-cell>
          <table:table-cell table:style-name="ce1" office:value-type="float" office:value="0.902012461558434" calcext:value-type="float">
            <text:p>0,90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tosunek Ret. Użytk.</text:span>, rozmiar maks. Kliki</text:p>
          </table:table-cell>
          <table:table-cell table:style-name="ce1" office:value-type="float" office:value="0.791958243167559" calcext:value-type="float">
            <text:p>0,79</text:p>
          </table:table-cell>
          <table:table-cell table:style-name="ce1" office:value-type="float" office:value="0.813261353926039" calcext:value-type="float">
            <text:p>0,81</text:p>
          </table:table-cell>
          <table:table-cell table:style-name="ce1" office:value-type="float" office:value="0.771744594321862" calcext:value-type="float">
            <text:p>0,77</text:p>
          </table:table-cell>
          <table:table-cell table:style-name="ce1" office:value-type="float" office:value="0.797271167901116" calcext:value-type="float">
            <text:p>0,80</text:p>
          </table:table-cell>
          <table:table-cell table:style-name="ce1" office:value-type="float" office:value="0.877260149835868" calcext:value-type="float">
            <text:p>0,88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tosunek</text:span> Ret. Użytk., liczba obecności w maks. Klik</text:p>
          </table:table-cell>
          <table:table-cell table:style-name="ce1" office:value-type="float" office:value="0.815631096921612" calcext:value-type="float">
            <text:p>0,82</text:p>
          </table:table-cell>
          <table:table-cell table:style-name="ce1" office:value-type="float" office:value="0.71500888774166" calcext:value-type="float">
            <text:p>0,72</text:p>
          </table:table-cell>
          <table:table-cell table:style-name="ce1" office:value-type="float" office:value="0.949220754764053" calcext:value-type="float">
            <text:p>0,95</text:p>
          </table:table-cell>
          <table:table-cell table:style-name="ce1" office:value-type="float" office:value="0.785437114075174" calcext:value-type="float">
            <text:p>0,79</text:p>
          </table:table-cell>
          <table:table-cell table:style-name="ce1" office:value-type="float" office:value="0.850183429794083" calcext:value-type="float">
            <text:p>0,85</text:p>
          </table:table-cell>
        </table:table-row>
        <table:table-row table:style-name="ro1">
          <table:table-cell/>
          <table:table-cell office:value-type="string" calcext:value-type="string">
            <text:p>liczba maks. Klik, rozmiar maks. Kliki</text:p>
          </table:table-cell>
          <table:table-cell table:style-name="ce1" office:value-type="float" office:value="0.721201022695991" calcext:value-type="float">
            <text:p>0,72</text:p>
          </table:table-cell>
          <table:table-cell table:style-name="ce1" office:value-type="float" office:value="0.686622654109969" calcext:value-type="float">
            <text:p>0,69</text:p>
          </table:table-cell>
          <table:table-cell table:style-name="ce1" office:value-type="float" office:value="0.75945123933605" calcext:value-type="float">
            <text:p>0,76</text:p>
          </table:table-cell>
          <table:table-cell table:style-name="ce1" office:value-type="float" office:value="0.706417847418175" calcext:value-type="float">
            <text:p>0,71</text:p>
          </table:table-cell>
          <table:table-cell table:style-name="ce1" office:value-type="float" office:value="0.77075359879594" calcext:value-type="float">
            <text:p>0,77</text:p>
          </table:table-cell>
        </table:table-row>
        <table:table-row table:style-name="ro1">
          <table:table-cell/>
          <table:table-cell office:value-type="string" calcext:value-type="string">
            <text:p>stosunek obserwujących i obserwowanych retweetowanych</text:p>
          </table:table-cell>
          <table:table-cell table:style-name="ce1" office:value-type="float" office:value="0.821363964956387" calcext:value-type="float">
            <text:p>0,82</text:p>
          </table:table-cell>
          <table:table-cell table:style-name="ce1" office:value-type="float" office:value="0.713796089983076" calcext:value-type="float">
            <text:p>0,71</text:p>
          </table:table-cell>
          <table:table-cell table:style-name="ce1" office:value-type="float" office:value="0.967106693115312" calcext:value-type="float">
            <text:p>0,97</text:p>
          </table:table-cell>
          <table:table-cell table:style-name="ce1" office:value-type="float" office:value="0.789668241427671" calcext:value-type="float">
            <text:p>0,79</text:p>
          </table:table-cell>
          <table:table-cell table:style-name="ce1" office:value-type="float" office:value="0.82807223371763" calcext:value-type="float">
            <text:p>0,83</text:p>
          </table:table-cell>
        </table:table-row>
        <table:table-row table:style-name="ro1">
          <table:table-cell/>
          <table:table-cell office:value-type="string" calcext:value-type="string">
            <text:p>rozmiar maksymalnej kliki dla użytkownika</text:p>
          </table:table-cell>
          <table:table-cell table:style-name="ce1" office:value-type="float" office:value="0.644669860535116" calcext:value-type="float">
            <text:p>0,64</text:p>
          </table:table-cell>
          <table:table-cell table:style-name="ce1" office:value-type="float" office:value="0.627085871245287" calcext:value-type="float">
            <text:p>0,63</text:p>
          </table:table-cell>
          <table:table-cell table:style-name="ce1" office:value-type="float" office:value="0.663273821813886" calcext:value-type="float">
            <text:p>0,66</text:p>
          </table:table-cell>
          <table:table-cell table:style-name="ce1" office:value-type="float" office:value="0.634418275202952" calcext:value-type="float">
            <text:p>0,63</text:p>
          </table:table-cell>
          <table:table-cell table:style-name="ce1" office:value-type="float" office:value="0.668318649097842" calcext:value-type="float">
            <text:p>0,67</text:p>
          </table:table-cell>
        </table:table-row>
        <table:table-row table:style-name="ro1">
          <table:table-cell/>
          <table:table-cell office:value-type="string" calcext:value-type="string">
            <text:p>liczba obecności w maksymalnych klikach</text:p>
          </table:table-cell>
          <table:table-cell table:style-name="ce1" office:value-type="float" office:value="0.475644164727344" calcext:value-type="float">
            <text:p>0,48</text:p>
          </table:table-cell>
          <table:table-cell table:style-name="ce1" office:value-type="float" office:value="0.698729538727559" calcext:value-type="float">
            <text:p>0,70</text:p>
          </table:table-cell>
          <table:table-cell table:style-name="ce1" office:value-type="float" office:value="0.360539816124415" calcext:value-type="float">
            <text:p>0,36</text:p>
          </table:table-cell>
          <table:table-cell table:style-name="ce1" office:value-type="float" office:value="0.602544714407616" calcext:value-type="float">
            <text:p>0,60</text:p>
          </table:table-cell>
          <table:table-cell table:style-name="ce1" office:value-type="float" office:value="0.656140668961388" calcext:value-type="float">
            <text:p>0,66</text:p>
          </table:table-cell>
        </table:table-row>
      </table:table>
      <table:table table:name="korelacje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r</text:p>
          </table:table-cell>
          <table:table-cell office:value-type="string" calcext:value-type="string">
            <text:p>Cecha pierwsza</text:p>
          </table:table-cell>
          <table:table-cell office:value-type="string" calcext:value-type="string">
            <text:p>Cecha druga</text:p>
          </table:table-cell>
          <table:table-cell office:value-type="string" calcext:value-type="string">
            <text:p>Korelacja cech</text:p>
          </table:table-cell>
          <table:table-cell office:value-type="string" calcext:value-type="string">
            <text:p>Korelacja pierwszej z kategorią</text:p>
          </table:table-cell>
          <table:table-cell office:value-type="string" calcext:value-type="string">
            <text:p>Korelacja drugiej z kategorią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hars_number</text:p>
          </table:table-cell>
          <table:table-cell office:value-type="string" calcext:value-type="string">
            <text:p>words_number</text:p>
          </table:table-cell>
          <table:table-cell table:style-name="ce1" office:value-type="float" office:value="0.936323275315486" calcext:value-type="float">
            <text:p>0,94</text:p>
          </table:table-cell>
          <table:table-cell table:style-name="ce1" office:value-type="float" office:value="-0.333146697776874" calcext:value-type="float">
            <text:p>-0,33</text:p>
          </table:table-cell>
          <table:table-cell table:style-name="ce1" office:value-type="float" office:value="-0.337364882006572" calcext:value-type="float">
            <text:p>-0,3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x_serie_size</text:p>
          </table:table-cell>
          <table:table-cell office:value-type="string" calcext:value-type="string">
            <text:p>top_n_series_avg</text:p>
          </table:table-cell>
          <table:table-cell table:style-name="ce1" office:value-type="float" office:value="0.929432317909908" calcext:value-type="float">
            <text:p>0,93</text:p>
          </table:table-cell>
          <table:table-cell table:style-name="ce1" office:value-type="float" office:value="0.222298137031644" calcext:value-type="float">
            <text:p>0,22</text:p>
          </table:table-cell>
          <table:table-cell table:style-name="ce1" office:value-type="float" office:value="0.219213400001979" calcext:value-type="float">
            <text:p>0,2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weet_client_category</text:p>
          </table:table-cell>
          <table:table-cell office:value-type="string" calcext:value-type="string">
            <text:p>favorite_client_category</text:p>
          </table:table-cell>
          <table:table-cell table:style-name="ce1" office:value-type="float" office:value="0.893574958357592" calcext:value-type="float">
            <text:p>0,89</text:p>
          </table:table-cell>
          <table:table-cell table:style-name="ce1" office:value-type="float" office:value="0.546666024806771" calcext:value-type="float">
            <text:p>0,55</text:p>
          </table:table-cell>
          <table:table-cell table:style-name="ce1" office:value-type="float" office:value="0.542154217600312" calcext:value-type="float">
            <text:p>0,5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m_of_5</text:p>
          </table:table-cell>
          <table:table-cell office:value-type="string" calcext:value-type="string">
            <text:p>emotion_nr_1_part</text:p>
          </table:table-cell>
          <table:table-cell table:style-name="ce1" office:value-type="float" office:value="0.884469533874444" calcext:value-type="float">
            <text:p>0,88</text:p>
          </table:table-cell>
          <table:table-cell table:style-name="ce1" office:value-type="float" office:value="0.104840699742136" calcext:value-type="float">
            <text:p>0,10</text:p>
          </table:table-cell>
          <table:table-cell table:style-name="ce1" office:value-type="float" office:value="0.114544749965367" calcext:value-type="float">
            <text:p>0,1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tag</text:p>
          </table:table-cell>
          <table:table-cell table:style-name="ce1" office:value-type="float" office:value="0.830821482095715" calcext:value-type="float">
            <text:p>0,83</text:p>
          </table:table-cell>
          <table:table-cell table:style-name="ce1" office:value-type="float" office:value="-0.0119912925632927" calcext:value-type="float">
            <text:p>-0,01</text:p>
          </table:table-cell>
          <table:table-cell table:style-name="ce1" office:value-type="float" office:value="0.0134908515239293" calcext:value-type="float">
            <text:p>0,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motion_nr_4_part</text:p>
          </table:table-cell>
          <table:table-cell office:value-type="string" calcext:value-type="string">
            <text:p>emotion_nr_5_part</text:p>
          </table:table-cell>
          <table:table-cell table:style-name="ce1" office:value-type="float" office:value="0.828650509849957" calcext:value-type="float">
            <text:p>0,83</text:p>
          </table:table-cell>
          <table:table-cell table:style-name="ce1" office:value-type="float" office:value="-0.00781999546957352" calcext:value-type="float">
            <text:p>-0,01</text:p>
          </table:table-cell>
          <table:table-cell table:style-name="ce1" office:value-type="float" office:value="-0.0379081244127281" calcext:value-type="float">
            <text:p>-0,0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um_of_5</text:p>
          </table:table-cell>
          <table:table-cell office:value-type="string" calcext:value-type="string">
            <text:p>emotion_nr_2_part</text:p>
          </table:table-cell>
          <table:table-cell table:style-name="ce1" office:value-type="float" office:value="0.802276717197944" calcext:value-type="float">
            <text:p>0,80</text:p>
          </table:table-cell>
          <table:table-cell table:style-name="ce1" office:value-type="float" office:value="0.104840699742136" calcext:value-type="float">
            <text:p>0,10</text:p>
          </table:table-cell>
          <table:table-cell table:style-name="ce1" office:value-type="float" office:value="0.0791578979364064" calcext:value-type="float">
            <text:p>0,0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motion_nr_3_part</text:p>
          </table:table-cell>
          <table:table-cell office:value-type="string" calcext:value-type="string">
            <text:p>emotion_nr_4_part</text:p>
          </table:table-cell>
          <table:table-cell table:style-name="ce1" office:value-type="float" office:value="0.73407756657882" calcext:value-type="float">
            <text:p>0,73</text:p>
          </table:table-cell>
          <table:table-cell table:style-name="ce1" office:value-type="float" office:value="0.0317804285237807" calcext:value-type="float">
            <text:p>0,03</text:p>
          </table:table-cell>
          <table:table-cell table:style-name="ce1" office:value-type="float" office:value="-0.00781999546957352" calcext:value-type="float">
            <text:p>-0,0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op_n_series_avg</text:p>
          </table:table-cell>
          <table:table-cell office:value-type="string" calcext:value-type="string">
            <text:p>max_tweets_number_in_time_window</text:p>
          </table:table-cell>
          <table:table-cell table:style-name="ce1" office:value-type="float" office:value="0.677425563136754" calcext:value-type="float">
            <text:p>0,68</text:p>
          </table:table-cell>
          <table:table-cell table:style-name="ce1" office:value-type="float" office:value="0.219213400001979" calcext:value-type="float">
            <text:p>0,22</text:p>
          </table:table-cell>
          <table:table-cell table:style-name="ce1" office:value-type="float" office:value="0.202993712663343" calcext:value-type="float">
            <text:p>0,2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um_of_5</text:p>
          </table:table-cell>
          <table:table-cell office:value-type="string" calcext:value-type="string">
            <text:p>emotion_nr_3_part</text:p>
          </table:table-cell>
          <table:table-cell table:style-name="ce1" office:value-type="float" office:value="0.582710881262954" calcext:value-type="float">
            <text:p>0,58</text:p>
          </table:table-cell>
          <table:table-cell table:style-name="ce1" office:value-type="float" office:value="0.104840699742136" calcext:value-type="float">
            <text:p>0,10</text:p>
          </table:table-cell>
          <table:table-cell table:style-name="ce1" office:value-type="float" office:value="0.0317804285237807" calcext:value-type="float">
            <text:p>0,0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ax_serie_size</text:p>
          </table:table-cell>
          <table:table-cell office:value-type="string" calcext:value-type="string">
            <text:p>max_tweets_number_in_time_window</text:p>
          </table:table-cell>
          <table:table-cell table:style-name="ce1" office:value-type="float" office:value="0.565154971999682" calcext:value-type="float">
            <text:p>0,57</text:p>
          </table:table-cell>
          <table:table-cell table:style-name="ce1" office:value-type="float" office:value="0.222298137031644" calcext:value-type="float">
            <text:p>0,22</text:p>
          </table:table-cell>
          <table:table-cell table:style-name="ce1" office:value-type="float" office:value="0.202993712663343" calcext:value-type="float">
            <text:p>0,2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motion_nr_3_part</text:p>
          </table:table-cell>
          <table:table-cell office:value-type="string" calcext:value-type="string">
            <text:p>emotion_nr_5_part</text:p>
          </table:table-cell>
          <table:table-cell table:style-name="ce1" office:value-type="float" office:value="0.553419045702118" calcext:value-type="float">
            <text:p>0,55</text:p>
          </table:table-cell>
          <table:table-cell table:style-name="ce1" office:value-type="float" office:value="0.0317804285237807" calcext:value-type="float">
            <text:p>0,03</text:p>
          </table:table-cell>
          <table:table-cell table:style-name="ce1" office:value-type="float" office:value="-0.0379081244127281" calcext:value-type="float">
            <text:p>-0,0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emotion_nr_1_part</text:p>
          </table:table-cell>
          <table:table-cell office:value-type="string" calcext:value-type="string">
            <text:p>emotion_nr_2_part</text:p>
          </table:table-cell>
          <table:table-cell table:style-name="ce1" office:value-type="float" office:value="0.546510373251953" calcext:value-type="float">
            <text:p>0,55</text:p>
          </table:table-cell>
          <table:table-cell table:style-name="ce1" office:value-type="float" office:value="0.114544749965367" calcext:value-type="float">
            <text:p>0,11</text:p>
          </table:table-cell>
          <table:table-cell table:style-name="ce1" office:value-type="float" office:value="0.0791578979364064" calcext:value-type="float">
            <text:p>0,0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motion_nr_2_part</text:p>
          </table:table-cell>
          <table:table-cell office:value-type="string" calcext:value-type="string">
            <text:p>emotion_nr_3_part</text:p>
          </table:table-cell>
          <table:table-cell table:style-name="ce1" office:value-type="float" office:value="0.543501262780585" calcext:value-type="float">
            <text:p>0,54</text:p>
          </table:table-cell>
          <table:table-cell table:style-name="ce1" office:value-type="float" office:value="0.0791578979364064" calcext:value-type="float">
            <text:p>0,08</text:p>
          </table:table-cell>
          <table:table-cell table:style-name="ce1" office:value-type="float" office:value="0.0317804285237807" calcext:value-type="float">
            <text:p>0,0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ollower_count</text:p>
          </table:table-cell>
          <table:table-cell office:value-type="string" calcext:value-type="string">
            <text:p>ratio_follower_following</text:p>
          </table:table-cell>
          <table:table-cell table:style-name="ce1" office:value-type="float" office:value="0.519467624623223" calcext:value-type="float">
            <text:p>0,52</text:p>
          </table:table-cell>
          <table:table-cell table:style-name="ce1" office:value-type="float" office:value="-0.00437780931246917" calcext:value-type="float">
            <text:p>0,00</text:p>
          </table:table-cell>
          <table:table-cell table:style-name="ce1" office:value-type="float" office:value="-0.00621781978245964" calcext:value-type="float">
            <text:p>-0,01</text:p>
          </table:table-cell>
        </table:table-row>
      </table:table>
      <table:table table:name="lasso" table:style-name="ta1"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wszystkie cech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r</text:p>
          </table:table-cell>
          <table:table-cell office:value-type="string" calcext:value-type="string">
            <text:p>Cech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czba znakó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czba słó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ntyme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biektywność</text:p>
          </table:table-cell>
          <table:table-cell table:number-columns-repeated="3"/>
          <table:table-cell office:value-type="string" calcext:value-type="string">
            <text:p>Wybrane</text:p>
          </table:table-cell>
          <table:table-cell office:value-type="string" calcext:value-type="string">
            <text:p>Odrzuc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ag sentyment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czba obserwowanych</text:p>
          </table:table-cell>
          <table:table-cell office:value-type="string" calcext:value-type="string">
            <text:p>liczba znakó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aks. Długość serii wiadomośc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czba obecności w maksymalnych klikach</text:p>
          </table:table-cell>
          <table:table-cell office:value-type="string" calcext:value-type="string">
            <text:p>liczba słó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iczba linkó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osunek obserwujących i obserwowanych retweetowanych</text:p>
          </table:table-cell>
          <table:table-cell office:value-type="string" calcext:value-type="string">
            <text:p>senty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liczba hasztagów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czba obserwujących</text:p>
          </table:table-cell>
          <table:table-cell office:value-type="string" calcext:value-type="string">
            <text:p>subiektywnoś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czba odniesień do użytkownikó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g sentyment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iczba polubień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ks. Długość serii wiadomoś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ategoria źródła publikacji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czba linkó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iczba obserwujących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czba hasztagó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iczba obserwowanyc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iczba odniesień do użytkownikó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tosunek obserwujących i obserwowanyc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czba polubie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tosunek obserwujących i obserwowanych retweetowanych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ategoria źródła publikacj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ozmiar maksymalnej kliki w grafie retweetów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osunek obserwujących i obserwowany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czba obecności w maksymalnych klikach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ozmiar maksymalnej kliki w grafie retweetó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Średnia 5 serii wiadomości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Średnia 5 serii wiadomoś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ks. Liczba wiadomości w czasie 15 minu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ks. Liczba wiadomości w czasie 15 minu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średnie podobieństwo wiadomośc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średnie podobieństwo wiadomośc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liczba podobnych wiadomości (próg 0,7)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iczba podobnych wiadomości (próg 0,7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ulubione źródło publikacji użytkownika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ulubione źródło publikacji użytkownik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kategoria portalu z odnośnika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ategoria portalu z odnośnik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uma udziałów 5 najbardziej wyróźniających się emocji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ma udziałów 5 najbardziej wyróźniających się emocj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emocja nr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mocja nr 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emocja nr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mocja nr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emocja nr 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emocja nr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emocja nr 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mocja nr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emocja nr 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mocja nr 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udział emocji nr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dział emocji nr 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udział emocji nr 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udział emocji nr 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udział emocji nr 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udział emocji nr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dział emocji nr 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udział emocji nr 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udział emocji nr 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udział emocji nr 5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Wszystkie – wybrane w poprzednim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Wybrane</text:p>
          </table:table-cell>
          <table:table-cell office:value-type="string" calcext:value-type="string">
            <text:p>Odrzucon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ulubione źródło publikacji użytkownika</text:p>
          </table:table-cell>
          <table:table-cell office:value-type="string" calcext:value-type="string">
            <text:p>liczba słó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czba znakó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ategoria źródła publikacji</text:p>
          </table:table-cell>
          <table:table-cell office:value-type="string" calcext:value-type="string">
            <text:p>senty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czba słó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iczba linków</text:p>
          </table:table-cell>
          <table:table-cell office:value-type="string" calcext:value-type="string">
            <text:p>subiektywność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entymen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czba odniesień do użytkowników</text:p>
          </table:table-cell>
          <table:table-cell office:value-type="string" calcext:value-type="string">
            <text:p>tag sentyment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biektywność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iczba hasztagów</text:p>
          </table:table-cell>
          <table:table-cell office:value-type="string" calcext:value-type="string">
            <text:p>rozmiar maksymalnej kliki w grafie retweetó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g sentyment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ategoria portalu z odnośnika</text:p>
          </table:table-cell>
          <table:table-cell office:value-type="string" calcext:value-type="string">
            <text:p>średnie podobieństwo wiadomośc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aks. Długość serii wiadomości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aks. Liczba wiadomości w czasie 15 minut</text:p>
          </table:table-cell>
          <table:table-cell office:value-type="string" calcext:value-type="string">
            <text:p>suma udziałów 5 najbardziej wyróźniających się emocj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czba linków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liczba znaków</text:p>
          </table:table-cell>
          <table:table-cell office:value-type="string" calcext:value-type="string">
            <text:p>udział emocji nr 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czba hasztagów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aks. Długość serii wiadomości</text:p>
          </table:table-cell>
          <table:table-cell office:value-type="string" calcext:value-type="string">
            <text:p>udział emocji nr 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czba odniesień do użytkowników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iczba podobnych wiadomości (próg 0,7)</text:p>
          </table:table-cell>
          <table:table-cell office:value-type="string" calcext:value-type="string">
            <text:p>udział emocji nr 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czba polubień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Średnia 5 serii wiadomości</text:p>
          </table:table-cell>
          <table:table-cell office:value-type="string" calcext:value-type="string">
            <text:p>udział emocji nr 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tegoria źródła publikacji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mocja nr 4</text:p>
          </table:table-cell>
          <table:table-cell office:value-type="string" calcext:value-type="string">
            <text:p>udział emocji nr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osunek obserwujących i obserwowanych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emocja nr 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zmiar maksymalnej kliki w grafie retweetów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mocja nr 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Średnia 5 serii wiadomości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mocja nr 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ks. Liczba wiadomości w czasie 15 minu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mocja nr 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średnie podobieństwo wiadomośc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czba polubień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czba podobnych wiadomości (próg 0,7)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tosunek obserwujących i obserwowanych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lubione źródło publikacji użytkownik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ategoria portalu z odnośnik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uma udziałów 5 najbardziej wyróźniających się emocj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mocja nr 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mocja nr 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mocja nr 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mocja nr 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mocja nr 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dział emocji nr 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dział emocji nr 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dział emocji nr 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dział emocji nr 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dział emocji nr 5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Wszystkie – wybrane w poprzednim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Wybrane</text:p>
          </table:table-cell>
          <table:table-cell office:value-type="string" calcext:value-type="string">
            <text:p>Odrzuco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czba słó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ma udziałów 5 najbardziej wyróźniających się emocji</text:p>
          </table:table-cell>
          <table:table-cell office:value-type="string" calcext:value-type="string">
            <text:p>udział emocji nr 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entyme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biektywność</text:p>
          </table:table-cell>
          <table:table-cell office:value-type="string" calcext:value-type="string">
            <text:p>udział emocji nr 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biektywnoś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dział emocji nr 1</text:p>
          </table:table-cell>
          <table:table-cell office:value-type="string" calcext:value-type="string">
            <text:p>udział emocji nr 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g sentymentu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ozmiar maksymalnej kliki w grafie retweetów</text:p>
          </table:table-cell>
          <table:table-cell office:value-type="string" calcext:value-type="string">
            <text:p>udział emocji nr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ozmiar maksymalnej kliki w grafie retweetó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ag sentymentu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średnie podobieństwo wiadomości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iczba słów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uma udziałów 5 najbardziej wyróźniających się emocji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średnie podobieństwo wiadomośc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dział emocji nr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entyme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dział emocji nr 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dział emocji nr 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dział emocji nr 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dział emocji nr 5</text:p>
          </table:table-cell>
          <table:table-cell table:number-columns-repeated="9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SZYSTKIE CECHY BEZ FOLLOWER, FOLLOWING, RATIO</text:p>
          </table:table-cell>
          <table:table-cell table:number-columns-repeated="9"/>
        </table:table-row>
      </table:table>
      <table:table table:name="wyniki-odfiltrowanych" table:style-name="ta1"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row table:style-name="ro1" table:number-rows-repeated="7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Zestaw cech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szystkie dostępne cechy</text:p>
          </table:table-cell>
          <table:table-cell table:style-name="ce8" office:value-type="float" office:value="0.995794018899932" calcext:value-type="float">
            <text:p>0,99579</text:p>
          </table:table-cell>
          <table:table-cell table:style-name="ce8" office:value-type="float" office:value="0.99755074404459" calcext:value-type="float">
            <text:p>0,99755</text:p>
          </table:table-cell>
          <table:table-cell table:style-name="ce8" office:value-type="float" office:value="0.994043559126585" calcext:value-type="float">
            <text:p>0,99404</text:p>
          </table:table-cell>
          <table:table-cell table:style-name="ce8" office:value-type="float" office:value="0.995801605765216" calcext:value-type="float">
            <text:p>0,99580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bez obserwujących, obserwowanych oraz ich stosunku</text:p>
          </table:table-cell>
          <table:table-cell table:style-name="ce8" office:value-type="float" office:value="0.992157677093827" calcext:value-type="float">
            <text:p>0,99216</text:p>
          </table:table-cell>
          <table:table-cell table:style-name="ce8" office:value-type="float" office:value="0.993258198991708" calcext:value-type="float">
            <text:p>0,99326</text:p>
          </table:table-cell>
          <table:table-cell table:style-name="ce8" office:value-type="float" office:value="0.991059777738081" calcext:value-type="float">
            <text:p>0,99106</text:p>
          </table:table-cell>
          <table:table-cell table:style-name="ce8" office:value-type="float" office:value="0.992166297511906" calcext:value-type="float">
            <text:p>0,99217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3"/>
          <table:table-cell table:style-name="ce8" table:number-columns-repeated="5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earson</text:p>
          </table:table-cell>
          <table:table-cell table:style-name="ce8" office:value-type="float" office:value="0.994722399405195" calcext:value-type="float">
            <text:p>0,99472</text:p>
          </table:table-cell>
          <table:table-cell table:style-name="ce8" office:value-type="float" office:value="0.996456274754895" calcext:value-type="float">
            <text:p>0,99646</text:p>
          </table:table-cell>
          <table:table-cell table:style-name="ce8" office:value-type="float" office:value="0.992994695031801" calcext:value-type="float">
            <text:p>0,99299</text:p>
          </table:table-cell>
          <table:table-cell table:style-name="ce8" office:value-type="float" office:value="0.994731657336697" calcext:value-type="float">
            <text:p>0,99473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earson + obserwujący</text:p>
          </table:table-cell>
          <table:table-cell table:style-name="ce8" office:value-type="float" office:value="0.995841206112017" calcext:value-type="float">
            <text:p>0,99584</text:p>
          </table:table-cell>
          <table:table-cell table:style-name="ce8" office:value-type="float" office:value="0.997455872594537" calcext:value-type="float">
            <text:p>0,99746</text:p>
          </table:table-cell>
          <table:table-cell table:style-name="ce8" office:value-type="float" office:value="0.994231884208604" calcext:value-type="float">
            <text:p>0,99423</text:p>
          </table:table-cell>
          <table:table-cell table:style-name="ce8" office:value-type="float" office:value="0.995847760256888" calcext:value-type="float">
            <text:p>0,99585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Zestaw 1 z metody Lasso</text:p>
          </table:table-cell>
          <table:table-cell table:style-name="ce8" office:value-type="float" office:value="0.995078404896801" calcext:value-type="float">
            <text:p>0,99508</text:p>
          </table:table-cell>
          <table:table-cell table:style-name="ce8" office:value-type="float" office:value="0.995070870920652" calcext:value-type="float">
            <text:p>0,99507</text:p>
          </table:table-cell>
          <table:table-cell table:style-name="ce8" office:value-type="float" office:value="0.995085981438146" calcext:value-type="float">
            <text:p>0,99509</text:p>
          </table:table-cell>
          <table:table-cell table:style-name="ce8" office:value-type="float" office:value="0.995078236392199" calcext:value-type="float">
            <text:p>0,99508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Zestaw 2 z metody Lasso</text:p>
          </table:table-cell>
          <table:table-cell table:style-name="ce8" office:value-type="float" office:value="0.985686400703471" calcext:value-type="float">
            <text:p>0,98569</text:p>
          </table:table-cell>
          <table:table-cell table:style-name="ce8" office:value-type="float" office:value="0.986239164233434" calcext:value-type="float">
            <text:p>0,98624</text:p>
          </table:table-cell>
          <table:table-cell table:style-name="ce8" office:value-type="float" office:value="0.985134524922331" calcext:value-type="float">
            <text:p>0,98513</text:p>
          </table:table-cell>
          <table:table-cell table:style-name="ce8" office:value-type="float" office:value="0.985694577755175" calcext:value-type="float">
            <text:p>0,98569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łączone zestawy 1 i 2 z metody Lasso</text:p>
          </table:table-cell>
          <table:table-cell table:style-name="ce8" office:value-type="float" office:value="0.995477355781521" calcext:value-type="float">
            <text:p>0,99548</text:p>
          </table:table-cell>
          <table:table-cell table:style-name="ce8" office:value-type="float" office:value="0.997358402873234" calcext:value-type="float">
            <text:p>0,99736</text:p>
          </table:table-cell>
          <table:table-cell table:style-name="ce8" office:value-type="float" office:value="0.993603436442559" calcext:value-type="float">
            <text:p>0,99360</text:p>
          </table:table-cell>
          <table:table-cell table:style-name="ce8" office:value-type="float" office:value="0.995486076552761" calcext:value-type="float">
            <text:p>0,99549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3"/>
          <table:table-cell table:style-name="ce8" table:number-columns-repeated="4"/>
          <table:table-cell table:style-name="ce8" office:value-type="float" office:value="0.999868032802908" calcext:value-type="float">
            <text:p>0,9998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Zbiór cech przed wykonaniem metody eliminacji</text:p>
          </table:table-cell>
          <table:table-cell table:style-name="ce8" office:value-type="float" office:value="0.996881616097792" calcext:value-type="float">
            <text:p>0,99688</text:p>
          </table:table-cell>
          <table:table-cell table:style-name="ce8" office:value-type="float" office:value="0.998268293570562" calcext:value-type="float">
            <text:p>0,99827</text:p>
          </table:table-cell>
          <table:table-cell table:style-name="ce8" office:value-type="float" office:value="0.995498848970883" calcext:value-type="float">
            <text:p>0,99550</text:p>
          </table:table-cell>
          <table:table-cell table:style-name="ce8" office:value-type="float" office:value="0.996885820338791" calcext:value-type="float">
            <text:p>0,99689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Zbiór cech wybranych metodą eliminacji</text:p>
          </table:table-cell>
          <table:table-cell table:style-name="ce8" office:value-type="float" office:value="0.999644085085611" calcext:value-type="float">
            <text:p>0,99964</text:p>
          </table:table-cell>
          <table:table-cell table:style-name="ce8" office:value-type="float" office:value="0.999808581525869" calcext:value-type="float">
            <text:p>0,99981</text:p>
          </table:table-cell>
          <table:table-cell table:style-name="ce8" office:value-type="float" office:value="0.999479648743195" calcext:value-type="float">
            <text:p>0,99948</text:p>
          </table:table-cell>
          <table:table-cell table:style-name="ce8" office:value-type="float" office:value="0.999644189489832" calcext:value-type="float">
            <text:p>0,99964</text:p>
          </table:table-cell>
          <table:table-cell table:style-name="ce8" office:value-type="float" office:value="0.948673620767566" calcext:value-type="float">
            <text:p>0,94867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8" table:number-columns-repeated="4"/>
          <table:table-cell table:style-name="ce8" office:value-type="float" office:value="0.7829699831436" calcext:value-type="float">
            <text:p>0,7829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Zbiór najgorszych 12 cech</text:p>
          </table:table-cell>
          <table:table-cell table:style-name="ce8" office:value-type="float" office:value="0.882677620670872" calcext:value-type="float">
            <text:p>0,88268</text:p>
          </table:table-cell>
          <table:table-cell table:style-name="ce8" office:value-type="float" office:value="0.897428404137918" calcext:value-type="float">
            <text:p>0,89743</text:p>
          </table:table-cell>
          <table:table-cell table:style-name="ce8" office:value-type="float" office:value="0.868406378193339" calcext:value-type="float">
            <text:p>0,86841</text:p>
          </table:table-cell>
          <table:table-cell table:style-name="ce8" office:value-type="float" office:value="0.884574780437648" calcext:value-type="float">
            <text:p>0,88457</text:p>
          </table:table-cell>
          <table:table-cell table:style-name="ce8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Zbiór najgorszych 6 cech</text:p>
          </table:table-cell>
          <table:table-cell table:style-name="ce8" office:value-type="float" office:value="0.68626830236427" calcext:value-type="float">
            <text:p>0,68627</text:p>
          </table:table-cell>
          <table:table-cell table:style-name="ce8" office:value-type="float" office:value="0.749060705903008" calcext:value-type="float">
            <text:p>0,74906</text:p>
          </table:table-cell>
          <table:table-cell table:style-name="ce8" office:value-type="float" office:value="0.633206322557049" calcext:value-type="float">
            <text:p>0,63321</text:p>
          </table:table-cell>
          <table:table-cell table:style-name="ce8" office:value-type="float" office:value="0.710533159969404" calcext:value-type="float">
            <text:p>0,71053</text:p>
          </table:table-cell>
          <table:table-cell table:style-name="ce8" table:number-columns-repeated="5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8" table:number-columns-repeated="5"/>
          <table:table-cell table:number-columns-repeated="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Kolejność usuwania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Kolejność eliminacji</text:p>
          </table:table-cell>
          <table:table-cell office:value-type="string" calcext:value-type="string">
            <text:p>Usunięta cech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arson + follower_count, max_serie_size, max_tweets_number_in_time_window, tweet_client_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entyment</text:p>
          </table:table-cell>
          <table:table-cell/>
          <table:table-cell office:value-type="string" calcext:value-type="string">
            <text:p>polarity</text:p>
          </table:table-cell>
          <table:table-cell table:number-columns-repeated="2"/>
          <table:table-cell office:value-type="string" calcext:value-type="string">
            <text:p>liczba znaków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emocja nr 1</text:p>
          </table:table-cell>
          <table:table-cell/>
          <table:table-cell office:value-type="string" calcext:value-type="string">
            <text:p>emotion_nr_1</text:p>
          </table:table-cell>
          <table:table-cell table:number-columns-repeated="2"/>
          <table:table-cell office:value-type="string" calcext:value-type="string">
            <text:p>sentyment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liczba znaków</text:p>
          </table:table-cell>
          <table:table-cell/>
          <table:table-cell office:value-type="string" calcext:value-type="string">
            <text:p>chars_number</text:p>
          </table:table-cell>
          <table:table-cell table:number-columns-repeated="2"/>
          <table:table-cell office:value-type="string" calcext:value-type="string">
            <text:p>subiektywność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emocja nr 3</text:p>
          </table:table-cell>
          <table:table-cell/>
          <table:table-cell office:value-type="string" calcext:value-type="string">
            <text:p>emotion_nr_3</text:p>
          </table:table-cell>
          <table:table-cell table:number-columns-repeated="2"/>
          <table:table-cell office:value-type="string" calcext:value-type="string">
            <text:p>maks. Długość serii wiadomości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emocja nr 2</text:p>
          </table:table-cell>
          <table:table-cell/>
          <table:table-cell office:value-type="string" calcext:value-type="string">
            <text:p>emotion_nr_2</text:p>
          </table:table-cell>
          <table:table-cell table:number-columns-repeated="2"/>
          <table:table-cell office:value-type="string" calcext:value-type="string">
            <text:p>liczba linków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subiektywność</text:p>
          </table:table-cell>
          <table:table-cell/>
          <table:table-cell office:value-type="string" calcext:value-type="string">
            <text:p>subjectivity</text:p>
          </table:table-cell>
          <table:table-cell table:number-columns-repeated="2"/>
          <table:table-cell office:value-type="string" calcext:value-type="string">
            <text:p>liczba hasztagów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emocja nr 5</text:p>
          </table:table-cell>
          <table:table-cell/>
          <table:table-cell office:value-type="string" calcext:value-type="string">
            <text:p>emotion_nr_5</text:p>
          </table:table-cell>
          <table:table-cell table:number-columns-repeated="2"/>
          <table:table-cell office:value-type="string" calcext:value-type="string">
            <text:p>liczba odniesień do użytkownikó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 1 iteracji usuniety sentyment <text:s text:c="2"/>‘polarity’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średnie podobieństwo wiadomości</text:p>
          </table:table-cell>
          <table:table-cell/>
          <table:table-cell office:value-type="string" calcext:value-type="string">
            <text:p>avg_similarity</text:p>
          </table:table-cell>
          <table:table-cell table:number-columns-repeated="2"/>
          <table:table-cell office:value-type="string" calcext:value-type="string">
            <text:p>liczba polubień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stosunek obserwujących i obserwowanych retweetowanych</text:p>
          </table:table-cell>
          <table:table-cell/>
          <table:table-cell office:value-type="string" calcext:value-type="string">
            <text:p>retweeted_user_ratio_follower_following</text:p>
          </table:table-cell>
          <table:table-cell table:number-columns-repeated="2"/>
          <table:table-cell office:value-type="string" calcext:value-type="string">
            <text:p>kategoria źródła publikacji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emocja nr 4</text:p>
          </table:table-cell>
          <table:table-cell/>
          <table:table-cell office:value-type="string" calcext:value-type="string">
            <text:p>emotion_nr_4</text:p>
          </table:table-cell>
          <table:table-cell table:number-columns-repeated="2"/>
          <table:table-cell office:value-type="string" calcext:value-type="string">
            <text:p>liczba obserwujących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liczba hasztagów</text:p>
          </table:table-cell>
          <table:table-cell/>
          <table:table-cell office:value-type="string" calcext:value-type="string">
            <text:p>hashtags_count</text:p>
          </table:table-cell>
          <table:table-cell table:number-columns-repeated="2"/>
          <table:table-cell office:value-type="string" calcext:value-type="string">
            <text:p>liczba obserwowanych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string" calcext:value-type="string">
            <text:p>liczba odniesień do użytkowników</text:p>
          </table:table-cell>
          <table:table-cell/>
          <table:table-cell office:value-type="string" calcext:value-type="string">
            <text:p>user_mentions_count</text:p>
          </table:table-cell>
          <table:table-cell table:number-columns-repeated="2"/>
          <table:table-cell office:value-type="string" calcext:value-type="string">
            <text:p>stosunek obserwujących i obserwowanych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string" calcext:value-type="string">
            <text:p>liczba linków</text:p>
          </table:table-cell>
          <table:table-cell/>
          <table:table-cell office:value-type="string" calcext:value-type="string">
            <text:p>urls_number</text:p>
          </table:table-cell>
          <table:table-cell table:number-columns-repeated="2"/>
          <table:table-cell office:value-type="string" calcext:value-type="string">
            <text:p>stosunek obserwujących i obserwowanych retweetowanych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kategoria portalu z odnośnika</text:p>
          </table:table-cell>
          <table:table-cell/>
          <table:table-cell office:value-type="string" calcext:value-type="string">
            <text:p>url_portal_category</text:p>
          </table:table-cell>
          <table:table-cell table:number-columns-repeated="2"/>
          <table:table-cell office:value-type="string" calcext:value-type="string">
            <text:p>rozmiar maksymalnej kliki w grafie retweetó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otion_nr_1</text:p>
          </table:table-cell>
          <table:table-cell office:value-type="float" office:value="0.998335524770069" calcext:value-type="float">
            <text:p>0,998335524770069</text:p>
          </table:table-cell>
          <table:table-cell office:value-type="float" office:value="0.99562648360615" calcext:value-type="float">
            <text:p>0,99562648360615</text:p>
          </table:table-cell>
          <table:table-cell office:value-type="float" office:value="0.996979133735276" calcext:value-type="float">
            <text:p>0,996979133735276</text:p>
          </table:table-cell>
          <table:table-cell office:value-type="float" office:value="0.996983164780118" calcext:value-type="float">
            <text:p>0,99698316478011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kategoria źródła publikacji</text:p>
          </table:table-cell>
          <table:table-cell/>
          <table:table-cell office:value-type="string" calcext:value-type="string">
            <text:p>tweet_client_category</text:p>
          </table:table-cell>
          <table:table-cell table:number-columns-repeated="2"/>
          <table:table-cell office:value-type="string" calcext:value-type="string">
            <text:p>liczba obecności w maksymalnych klika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otion_nr_4</text:p>
          </table:table-cell>
          <table:table-cell office:value-type="float" office:value="0.998265185325952" calcext:value-type="float">
            <text:p>0,998265185325952</text:p>
          </table:table-cell>
          <table:table-cell office:value-type="float" office:value="0.995601297295815" calcext:value-type="float">
            <text:p>0,995601297295815</text:p>
          </table:table-cell>
          <table:table-cell office:value-type="float" office:value="0.996931436532116" calcext:value-type="float">
            <text:p>0,996931436532116</text:p>
          </table:table-cell>
          <table:table-cell office:value-type="float" office:value="0.996935331661608" calcext:value-type="float">
            <text:p>0,996935331661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liczba polubień</text:p>
          </table:table-cell>
          <table:table-cell/>
          <table:table-cell office:value-type="string" calcext:value-type="string">
            <text:p>favorite_count</text:p>
          </table:table-cell>
          <table:table-cell table:number-columns-repeated="2"/>
          <table:table-cell office:value-type="string" calcext:value-type="string">
            <text:p>Średnia 5 serii wiadomośc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otion_nr_3</text:p>
          </table:table-cell>
          <table:table-cell office:value-type="float" office:value="0.998263189631191" calcext:value-type="float">
            <text:p>0,998263189631191</text:p>
          </table:table-cell>
          <table:table-cell office:value-type="float" office:value="0.99559948874108" calcext:value-type="float">
            <text:p>0,99559948874108</text:p>
          </table:table-cell>
          <table:table-cell office:value-type="float" office:value="0.996929534626412" calcext:value-type="float">
            <text:p>0,996929534626412</text:p>
          </table:table-cell>
          <table:table-cell office:value-type="float" office:value="0.996933653274204" calcext:value-type="float">
            <text:p>0,9969336532742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liczba podobnych wiadomości (próg 0,7)</text:p>
          </table:table-cell>
          <table:table-cell/>
          <table:table-cell office:value-type="string" calcext:value-type="string">
            <text:p>num_of_similar_messages</text:p>
          </table:table-cell>
          <table:table-cell table:number-columns-repeated="2"/>
          <table:table-cell office:value-type="string" calcext:value-type="string">
            <text:p>maks. Liczba wiadomości w czasie 15 minu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rs_number</text:p>
          </table:table-cell>
          <table:table-cell office:value-type="float" office:value="0.99830173934477" calcext:value-type="float">
            <text:p>0,99830173934477</text:p>
          </table:table-cell>
          <table:table-cell office:value-type="float" office:value="0.995530724880559" calcext:value-type="float">
            <text:p>0,995530724880559</text:p>
          </table:table-cell>
          <table:table-cell office:value-type="float" office:value="0.996914275291074" calcext:value-type="float">
            <text:p>0,996914275291074</text:p>
          </table:table-cell>
          <table:table-cell office:value-type="float" office:value="0.99691854787911" calcext:value-type="float">
            <text:p>0,996918547879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liczba obecności w maksymalnych klikach</text:p>
          </table:table-cell>
          <table:table-cell/>
          <table:table-cell office:value-type="string" calcext:value-type="string">
            <text:p>retweet_maximal_cliques_in_number</text:p>
          </table:table-cell>
          <table:table-cell table:number-columns-repeated="2"/>
          <table:table-cell office:value-type="string" calcext:value-type="string">
            <text:p>średnie podobieństwo wiadomośc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bjectivity</text:p>
          </table:table-cell>
          <table:table-cell office:value-type="float" office:value="0.998268194350765" calcext:value-type="float">
            <text:p>0,998268194350765</text:p>
          </table:table-cell>
          <table:table-cell office:value-type="float" office:value="0.995503951726521" calcext:value-type="float">
            <text:p>0,995503951726521</text:p>
          </table:table-cell>
          <table:table-cell office:value-type="float" office:value="0.996884139660631" calcext:value-type="float">
            <text:p>0,996884139660631</text:p>
          </table:table-cell>
          <table:table-cell office:value-type="float" office:value="0.996888338032572" calcext:value-type="float">
            <text:p>0,996888338032572</text:p>
          </table:table-cell>
          <table:table-cell table:number-columns-repeated="9"/>
          <table:table-cell office:value-type="string" calcext:value-type="string">
            <text:p>liczba podobnych wiadomości (próg 0,7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rl_portal_category</text:p>
          </table:table-cell>
          <table:table-cell office:value-type="float" office:value="0.998130519926241" calcext:value-type="float">
            <text:p>0,998130519926241</text:p>
          </table:table-cell>
          <table:table-cell office:value-type="float" office:value="0.995574328797057" calcext:value-type="float">
            <text:p>0,995574328797057</text:p>
          </table:table-cell>
          <table:table-cell office:value-type="float" office:value="0.996850771484511" calcext:value-type="float">
            <text:p>0,996850771484511</text:p>
          </table:table-cell>
          <table:table-cell office:value-type="float" office:value="0.996854770861937" calcext:value-type="float">
            <text:p>0,996854770861937</text:p>
          </table:table-cell>
          <table:table-cell table:number-columns-repeated="9"/>
          <table:table-cell office:value-type="string" calcext:value-type="string">
            <text:p>ulubione źródło publikacji użytkowni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otion_nr_5</text:p>
          </table:table-cell>
          <table:table-cell office:value-type="float" office:value="0.998160832039304" calcext:value-type="float">
            <text:p>0,998160832039304</text:p>
          </table:table-cell>
          <table:table-cell office:value-type="float" office:value="0.995535961403869" calcext:value-type="float">
            <text:p>0,995535961403869</text:p>
          </table:table-cell>
          <table:table-cell office:value-type="float" office:value="0.99684665292392" calcext:value-type="float">
            <text:p>0,99684665292392</text:p>
          </table:table-cell>
          <table:table-cell office:value-type="float" office:value="0.99685057546384" calcext:value-type="float">
            <text:p>0,99685057546384</text:p>
          </table:table-cell>
          <table:table-cell table:number-columns-repeated="9"/>
          <table:table-cell office:value-type="string" calcext:value-type="string">
            <text:p>kategoria portalu z odnośni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otion_nr_2</text:p>
          </table:table-cell>
          <table:table-cell office:value-type="float" office:value="0.998177364036409" calcext:value-type="float">
            <text:p>0,998177364036409</text:p>
          </table:table-cell>
          <table:table-cell office:value-type="float" office:value="0.995466913546683" calcext:value-type="float">
            <text:p>0,995466913546683</text:p>
          </table:table-cell>
          <table:table-cell office:value-type="float" office:value="0.996820278799165" calcext:value-type="float">
            <text:p>0,996820278799165</text:p>
          </table:table-cell>
          <table:table-cell office:value-type="float" office:value="0.99682456062808" calcext:value-type="float">
            <text:p>0,99682456062808</text:p>
          </table:table-cell>
          <table:table-cell table:number-columns-repeated="9"/>
          <table:table-cell office:value-type="string" calcext:value-type="string">
            <text:p>emocja nr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rls_number</text:p>
          </table:table-cell>
          <table:table-cell office:value-type="float" office:value="0.998175477874553" calcext:value-type="float">
            <text:p>0,998175477874553</text:p>
          </table:table-cell>
          <table:table-cell office:value-type="float" office:value="0.995424974361995" calcext:value-type="float">
            <text:p>0,995424974361995</text:p>
          </table:table-cell>
          <table:table-cell office:value-type="float" office:value="0.996798299757729" calcext:value-type="float">
            <text:p>0,996798299757729</text:p>
          </table:table-cell>
          <table:table-cell office:value-type="float" office:value="0.996802742331246" calcext:value-type="float">
            <text:p>0,996802742331246</text:p>
          </table:table-cell>
          <table:table-cell table:number-columns-repeated="9"/>
          <table:table-cell office:value-type="string" calcext:value-type="string">
            <text:p>emocja nr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m_of_similar_messages</text:p>
          </table:table-cell>
          <table:table-cell office:value-type="float" office:value="0.998234268991504" calcext:value-type="float">
            <text:p>0,998234268991504</text:p>
          </table:table-cell>
          <table:table-cell office:value-type="float" office:value="0.995329450111826" calcext:value-type="float">
            <text:p>0,995329450111826</text:p>
          </table:table-cell>
          <table:table-cell office:value-type="float" office:value="0.996779708570187" calcext:value-type="float">
            <text:p>0,996779708570187</text:p>
          </table:table-cell>
          <table:table-cell office:value-type="float" office:value="0.99678428037965" calcext:value-type="float">
            <text:p>0,99678428037965</text:p>
          </table:table-cell>
          <table:table-cell table:number-columns-repeated="9"/>
          <table:table-cell office:value-type="string" calcext:value-type="string">
            <text:p>emocja nr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avorite_count</text:p>
          </table:table-cell>
          <table:table-cell office:value-type="float" office:value="0.998103386377956" calcext:value-type="float">
            <text:p>0,998103386377956</text:p>
          </table:table-cell>
          <table:table-cell office:value-type="float" office:value="0.995398149569795" calcext:value-type="float">
            <text:p>0,995398149569795</text:p>
          </table:table-cell>
          <table:table-cell office:value-type="float" office:value="0.996748911470675" calcext:value-type="float">
            <text:p>0,996748911470675</text:p>
          </table:table-cell>
          <table:table-cell office:value-type="float" office:value="0.996753230987302" calcext:value-type="float">
            <text:p>0,996753230987302</text:p>
          </table:table-cell>
          <table:table-cell table:number-columns-repeated="9"/>
          <table:table-cell office:value-type="string" calcext:value-type="string">
            <text:p>emocja nr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shtags_count</text:p>
          </table:table-cell>
          <table:table-cell office:value-type="float" office:value="0.998134964616884" calcext:value-type="float">
            <text:p>0,998134964616884</text:p>
          </table:table-cell>
          <table:table-cell office:value-type="float" office:value="0.995253798589834" calcext:value-type="float">
            <text:p>0,995253798589834</text:p>
          </table:table-cell>
          <table:table-cell office:value-type="float" office:value="0.996692281225361" calcext:value-type="float">
            <text:p>0,996692281225361</text:p>
          </table:table-cell>
          <table:table-cell office:value-type="float" office:value="0.996697006009233" calcext:value-type="float">
            <text:p>0,996697006009233</text:p>
          </table:table-cell>
          <table:table-cell table:number-columns-repeated="9"/>
          <table:table-cell office:value-type="string" calcext:value-type="string">
            <text:p>emocja nr 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tweeted_user_ratio_follower_following</text:p>
          </table:table-cell>
          <table:table-cell office:value-type="float" office:value="0.997975686443819" calcext:value-type="float">
            <text:p>0,997975686443819</text:p>
          </table:table-cell>
          <table:table-cell office:value-type="float" office:value="0.995369810492044" calcext:value-type="float">
            <text:p>0,995369810492044</text:p>
          </table:table-cell>
          <table:table-cell office:value-type="float" office:value="0.996671022999611" calcext:value-type="float">
            <text:p>0,996671022999611</text:p>
          </table:table-cell>
          <table:table-cell office:value-type="float" office:value="0.996675187599725" calcext:value-type="float">
            <text:p>0,99667518759972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weet_client_category</text:p>
          </table:table-cell>
          <table:table-cell office:value-type="float" office:value="0.99808074068954" calcext:value-type="float">
            <text:p>0,99808074068954</text:p>
          </table:table-cell>
          <table:table-cell office:value-type="float" office:value="0.995039055773684" calcext:value-type="float">
            <text:p>0,995039055773684</text:p>
          </table:table-cell>
          <table:table-cell office:value-type="float" office:value="0.996557551279288" calcext:value-type="float">
            <text:p>0,996557551279288</text:p>
          </table:table-cell>
          <table:table-cell office:value-type="float" office:value="0.996562737974569" calcext:value-type="float">
            <text:p>0,99656273797456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s_in_number</text:p>
          </table:table-cell>
          <table:table-cell office:value-type="float" office:value="0.997761658670058" calcext:value-type="float">
            <text:p>0,997761658670058</text:p>
          </table:table-cell>
          <table:table-cell office:value-type="float" office:value="0.995057210392644" calcext:value-type="float">
            <text:p>0,995057210392644</text:p>
          </table:table-cell>
          <table:table-cell office:value-type="float" office:value="0.996407591499422" calcext:value-type="float">
            <text:p>0,996407591499422</text:p>
          </table:table-cell>
          <table:table-cell office:value-type="float" office:value="0.996412525541247" calcext:value-type="float">
            <text:p>0,99641252554124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_tweets_number_in_time_window</text:p>
          </table:table-cell>
          <table:table-cell office:value-type="float" office:value="0.997749825928115" calcext:value-type="float">
            <text:p>0,997749825928115</text:p>
          </table:table-cell>
          <table:table-cell office:value-type="float" office:value="0.995043830089151" calcext:value-type="float">
            <text:p>0,995043830089151</text:p>
          </table:table-cell>
          <table:table-cell office:value-type="float" office:value="0.996394961572108" calcext:value-type="float">
            <text:p>0,996394961572108</text:p>
          </table:table-cell>
          <table:table-cell office:value-type="float" office:value="0.996399937635712" calcext:value-type="float">
            <text:p>0,9963999376357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_serie_size</text:p>
          </table:table-cell>
          <table:table-cell office:value-type="float" office:value="0.997835400117467" calcext:value-type="float">
            <text:p>0,997835400117467</text:p>
          </table:table-cell>
          <table:table-cell office:value-type="float" office:value="0.994936737855392" calcext:value-type="float">
            <text:p>0,994936737855392</text:p>
          </table:table-cell>
          <table:table-cell office:value-type="float" office:value="0.996383909528378" calcext:value-type="float">
            <text:p>0,996383909528378</text:p>
          </table:table-cell>
          <table:table-cell office:value-type="float" office:value="0.996389028680954" calcext:value-type="float">
            <text:p>0,99638902868095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_in_size</text:p>
          </table:table-cell>
          <table:table-cell office:value-type="float" office:value="0.997633932336219" calcext:value-type="float">
            <text:p>0,997633932336219</text:p>
          </table:table-cell>
          <table:table-cell office:value-type="float" office:value="0.994981818153575" calcext:value-type="float">
            <text:p>0,994981818153575</text:p>
          </table:table-cell>
          <table:table-cell office:value-type="float" office:value="0.996306091313721" calcext:value-type="float">
            <text:p>0,996306091313721</text:p>
          </table:table-cell>
          <table:table-cell office:value-type="float" office:value="0.996310985314504" calcext:value-type="float">
            <text:p>0,99631098531450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p_n_series_avg</text:p>
          </table:table-cell>
          <table:table-cell office:value-type="float" office:value="0.997766182197158" calcext:value-type="float">
            <text:p>0,997766182197158</text:p>
          </table:table-cell>
          <table:table-cell office:value-type="float" office:value="0.994812178067709" calcext:value-type="float">
            <text:p>0,994812178067709</text:p>
          </table:table-cell>
          <table:table-cell office:value-type="float" office:value="0.996286971120153" calcext:value-type="float">
            <text:p>0,996286971120153</text:p>
          </table:table-cell>
          <table:table-cell office:value-type="float" office:value="0.996292523426287" calcext:value-type="float">
            <text:p>0,99629252342628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vorite_client_category</text:p>
          </table:table-cell>
          <table:table-cell office:value-type="float" office:value="0.997933770362851" calcext:value-type="float">
            <text:p>0,997933770362851</text:p>
          </table:table-cell>
          <table:table-cell office:value-type="float" office:value="0.994612447765971" calcext:value-type="float">
            <text:p>0,994612447765971</text:p>
          </table:table-cell>
          <table:table-cell office:value-type="float" office:value="0.996270318846227" calcext:value-type="float">
            <text:p>0,996270318846227</text:p>
          </table:table-cell>
          <table:table-cell office:value-type="float" office:value="0.996276579098051" calcext:value-type="float">
            <text:p>0,99627657909805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r_mentions_count</text:p>
          </table:table-cell>
          <table:table-cell office:value-type="float" office:value="0.997245481880097" calcext:value-type="float">
            <text:p>0,997245481880097</text:p>
          </table:table-cell>
          <table:table-cell office:value-type="float" office:value="0.995266951093882" calcext:value-type="float">
            <text:p>0,995266951093882</text:p>
          </table:table-cell>
          <table:table-cell office:value-type="float" office:value="0.996255202783765" calcext:value-type="float">
            <text:p>0,996255202783765</text:p>
          </table:table-cell>
          <table:table-cell office:value-type="float" office:value="0.996258956199314" calcext:value-type="float">
            <text:p>0,99625895619931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ing_count</text:p>
          </table:table-cell>
          <table:table-cell office:value-type="float" office:value="0.997614388839163" calcext:value-type="float">
            <text:p>0,997614388839163</text:p>
          </table:table-cell>
          <table:table-cell office:value-type="float" office:value="0.994486845079967" calcext:value-type="float">
            <text:p>0,994486845079967</text:p>
          </table:table-cell>
          <table:table-cell office:value-type="float" office:value="0.996048140084638" calcext:value-type="float">
            <text:p>0,996048140084638</text:p>
          </table:table-cell>
          <table:table-cell office:value-type="float" office:value="0.996054197611942" calcext:value-type="float">
            <text:p>0,99605419761194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er_count</text:p>
          </table:table-cell>
          <table:table-cell office:value-type="float" office:value="0.997553429783429" calcext:value-type="float">
            <text:p>0,997553429783429</text:p>
          </table:table-cell>
          <table:table-cell office:value-type="float" office:value="0.994397950745689" calcext:value-type="float">
            <text:p>0,994397950745689</text:p>
          </table:table-cell>
          <table:table-cell office:value-type="float" office:value="0.995973129728141" calcext:value-type="float">
            <text:p>0,995973129728141</text:p>
          </table:table-cell>
          <table:table-cell office:value-type="float" office:value="0.99597951134424" calcext:value-type="float">
            <text:p>0,9959795113442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vg_similarity</text:p>
          </table:table-cell>
          <table:table-cell office:value-type="float" office:value="0.997887051360485" calcext:value-type="float">
            <text:p>0,997887051360485</text:p>
          </table:table-cell>
          <table:table-cell office:value-type="float" office:value="0.994020386554869" calcext:value-type="float">
            <text:p>0,994020386554869</text:p>
          </table:table-cell>
          <table:table-cell office:value-type="float" office:value="0.995949915167738" calcext:value-type="float">
            <text:p>0,995949915167738</text:p>
          </table:table-cell>
          <table:table-cell office:value-type="float" office:value="0.995957692047419" calcext:value-type="float">
            <text:p>0,99595769204741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tio_follower_following</text:p>
          </table:table-cell>
          <table:table-cell office:value-type="float" office:value="0.99744786752518" calcext:value-type="float">
            <text:p>0,99744786752518</text:p>
          </table:table-cell>
          <table:table-cell office:value-type="float" office:value="0.994455031300866" calcext:value-type="float">
            <text:p>0,994455031300866</text:p>
          </table:table-cell>
          <table:table-cell office:value-type="float" office:value="0.995949142646625" calcext:value-type="float">
            <text:p>0,995949142646625</text:p>
          </table:table-cell>
          <table:table-cell office:value-type="float" office:value="0.995955174867716" calcext:value-type="float">
            <text:p>0,995955174867716</text:p>
          </table:table-cell>
          <table:table-cell table:number-columns-repeated="15"/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hars_number</text:p>
          </table:table-cell>
          <table:table-cell table:style-name="ce8" office:value-type="float" office:value="0.998455428232936" calcext:value-type="float">
            <text:p>0,99846</text:p>
          </table:table-cell>
          <table:table-cell table:style-name="ce8" office:value-type="float" office:value="0.995829766849951" calcext:value-type="float">
            <text:p>0,99583</text:p>
          </table:table-cell>
          <table:table-cell table:style-name="ce8" office:value-type="float" office:value="0.997140853335209" calcext:value-type="float">
            <text:p>0,99714</text:p>
          </table:table-cell>
          <table:table-cell table:style-name="ce8" office:value-type="float" office:value="0.997144285830174" calcext:value-type="float">
            <text:p>0,9971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rl_portal_category</text:p>
          </table:table-cell>
          <table:table-cell office:value-type="float" office:value="0.99833960146471" calcext:value-type="float">
            <text:p>0,99833960146471</text:p>
          </table:table-cell>
          <table:table-cell office:value-type="float" office:value="0.995821293586136" calcext:value-type="float">
            <text:p>0,995821293586136</text:p>
          </table:table-cell>
          <table:table-cell office:value-type="float" office:value="0.997078824359849" calcext:value-type="float">
            <text:p>0,997078824359849</text:p>
          </table:table-cell>
          <table:table-cell office:value-type="float" office:value="0.997082186820128" calcext:value-type="float">
            <text:p>0,99708218682012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motion_nr_3</text:p>
          </table:table-cell>
          <table:table-cell office:value-type="float" office:value="0.998312376392446" calcext:value-type="float">
            <text:p>0,998312376392446</text:p>
          </table:table-cell>
          <table:table-cell office:value-type="float" office:value="0.99578590723253" calcext:value-type="float">
            <text:p>0,99578590723253</text:p>
          </table:table-cell>
          <table:table-cell office:value-type="float" office:value="0.997047504763567" calcext:value-type="float">
            <text:p>0,997047504763567</text:p>
          </table:table-cell>
          <table:table-cell office:value-type="float" office:value="0.997051137681298" calcext:value-type="float">
            <text:p>0,99705113768129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jectivity</text:p>
          </table:table-cell>
          <table:table-cell office:value-type="float" office:value="0.998302476148632" calcext:value-type="float">
            <text:p>0,998302476148632</text:p>
          </table:table-cell>
          <table:table-cell office:value-type="float" office:value="0.995786089998774" calcext:value-type="float">
            <text:p>0,995786089998774</text:p>
          </table:table-cell>
          <table:table-cell office:value-type="float" office:value="0.997042676766373" calcext:value-type="float">
            <text:p>0,997042676766373</text:p>
          </table:table-cell>
          <table:table-cell office:value-type="float" office:value="0.997046102610632" calcext:value-type="float">
            <text:p>0,99704610261063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motion_nr_5</text:p>
          </table:table-cell>
          <table:table-cell office:value-type="float" office:value="0.99830892388893" calcext:value-type="float">
            <text:p>0,99830892388893</text:p>
          </table:table-cell>
          <table:table-cell office:value-type="float" office:value="0.995737346448411" calcext:value-type="float">
            <text:p>0,995737346448411</text:p>
          </table:table-cell>
          <table:table-cell office:value-type="float" office:value="0.997021437546609" calcext:value-type="float">
            <text:p>0,997021437546609</text:p>
          </table:table-cell>
          <table:table-cell office:value-type="float" office:value="0.997025123422994" calcext:value-type="float">
            <text:p>0,99702512342299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rls_number</text:p>
          </table:table-cell>
          <table:table-cell office:value-type="float" office:value="0.998297050481488" calcext:value-type="float">
            <text:p>0,998297050481488</text:p>
          </table:table-cell>
          <table:table-cell office:value-type="float" office:value="0.995678269887743" calcext:value-type="float">
            <text:p>0,995678269887743</text:p>
          </table:table-cell>
          <table:table-cell office:value-type="float" office:value="0.996985925146119" calcext:value-type="float">
            <text:p>0,996985925146119</text:p>
          </table:table-cell>
          <table:table-cell office:value-type="float" office:value="0.996989878224104" calcext:value-type="float">
            <text:p>0,99698987822410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motion_nr_2</text:p>
          </table:table-cell>
          <table:table-cell office:value-type="float" office:value="0.998258264354711" calcext:value-type="float">
            <text:p>0,998258264354711</text:p>
          </table:table-cell>
          <table:table-cell office:value-type="float" office:value="0.995688310801263" calcext:value-type="float">
            <text:p>0,995688310801263</text:p>
          </table:table-cell>
          <table:table-cell office:value-type="float" office:value="0.99697161147346" calcext:value-type="float">
            <text:p>0,99697161147346</text:p>
          </table:table-cell>
          <table:table-cell office:value-type="float" office:value="0.996975611902996" calcext:value-type="float">
            <text:p>0,99697561190299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um_of_similar_messages</text:p>
          </table:table-cell>
          <table:table-cell office:value-type="float" office:value="0.998208134172146" calcext:value-type="float">
            <text:p>0,998208134172146</text:p>
          </table:table-cell>
          <table:table-cell office:value-type="float" office:value="0.995681547540618" calcext:value-type="float">
            <text:p>0,995681547540618</text:p>
          </table:table-cell>
          <table:table-cell office:value-type="float" office:value="0.996943226031062" calcext:value-type="float">
            <text:p>0,996943226031062</text:p>
          </table:table-cell>
          <table:table-cell office:value-type="float" office:value="0.996947080225556" calcext:value-type="float">
            <text:p>0,99694708022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motion_nr_4</text:p>
          </table:table-cell>
          <table:table-cell office:value-type="float" office:value="0.998202731107815" calcext:value-type="float">
            <text:p>0,998202731107815</text:p>
          </table:table-cell>
          <table:table-cell office:value-type="float" office:value="0.995686667681597" calcext:value-type="float">
            <text:p>0,995686667681597</text:p>
          </table:table-cell>
          <table:table-cell office:value-type="float" office:value="0.996943094857722" calcext:value-type="float">
            <text:p>0,996943094857722</text:p>
          </table:table-cell>
          <table:table-cell office:value-type="float" office:value="0.996947079936827" calcext:value-type="float">
            <text:p>0,99694707993682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ashtags_count</text:p>
          </table:table-cell>
          <table:table-cell office:value-type="float" office:value="0.99824795718896" calcext:value-type="float">
            <text:p>0,99824795718896</text:p>
          </table:table-cell>
          <table:table-cell office:value-type="float" office:value="0.995562669259584" calcext:value-type="float">
            <text:p>0,995562669259584</text:p>
          </table:table-cell>
          <table:table-cell office:value-type="float" office:value="0.996903487426301" calcext:value-type="float">
            <text:p>0,996903487426301</text:p>
          </table:table-cell>
          <table:table-cell office:value-type="float" office:value="0.996907638762383" calcext:value-type="float">
            <text:p>0,996907638762383</text:p>
          </table:table-cell>
          <table:table-cell table:number-columns-repeated="9"/>
          <table:table-cell office:value-type="string" calcext:value-type="string">
            <text:p>start do analizy</text:p>
          </table:table-cell>
          <table:table-cell table:number-columns-repeated="2"/>
          <table:table-cell office:value-type="string" calcext:value-type="string">
            <text:p>zbiór wynikow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tweeted_user_ratio_follower_following</text:p>
          </table:table-cell>
          <table:table-cell office:value-type="float" office:value="0.998135475119721" calcext:value-type="float">
            <text:p>0,998135475119721</text:p>
          </table:table-cell>
          <table:table-cell office:value-type="float" office:value="0.995597904954979" calcext:value-type="float">
            <text:p>0,995597904954979</text:p>
          </table:table-cell>
          <table:table-cell office:value-type="float" office:value="0.99686503562727" calcext:value-type="float">
            <text:p>0,99686503562727</text:p>
          </table:table-cell>
          <table:table-cell office:value-type="float" office:value="0.996869036732346" calcext:value-type="float">
            <text:p>0,99686903673234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vorite_count</text:p>
          </table:table-cell>
          <table:table-cell office:value-type="float" office:value="0.998169234546109" calcext:value-type="float">
            <text:p>0,998169234546109</text:p>
          </table:table-cell>
          <table:table-cell office:value-type="float" office:value="0.995544218923231" calcext:value-type="float">
            <text:p>0,995544218923231</text:p>
          </table:table-cell>
          <table:table-cell office:value-type="float" office:value="0.996854974436188" calcext:value-type="float">
            <text:p>0,996854974436188</text:p>
          </table:table-cell>
          <table:table-cell office:value-type="float" office:value="0.996858966605099" calcext:value-type="float">
            <text:p>0,996858966605099</text:p>
          </table:table-cell>
          <table:table-cell table:number-columns-repeated="9"/>
          <table:table-cell office:value-type="string" calcext:value-type="string">
            <text:p>Cecha</text:p>
          </table:table-cell>
          <table:table-cell table:number-columns-repeated="2"/>
          <table:table-cell office:value-type="string" calcext:value-type="string">
            <text:p>Cecha</text:p>
          </table:table-cell>
          <table:table-cell/>
          <table:table-cell office:value-type="string" calcext:value-type="string">
            <text:p>Cech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eet_client_category</text:p>
          </table:table-cell>
          <table:table-cell office:value-type="float" office:value="0.998296485375022" calcext:value-type="float">
            <text:p>0,998296485375022</text:p>
          </table:table-cell>
          <table:table-cell office:value-type="float" office:value="0.995337833276816" calcext:value-type="float">
            <text:p>0,995337833276816</text:p>
          </table:table-cell>
          <table:table-cell office:value-type="float" office:value="0.996814943623854" calcext:value-type="float">
            <text:p>0,996814943623854</text:p>
          </table:table-cell>
          <table:table-cell office:value-type="float" office:value="0.996819525437697" calcext:value-type="float">
            <text:p>0,99681952543769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iczba znakó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czba zna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_serie_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s. Długość serii wiadomoś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weet_maximal_cliques_in_number</text:p>
          </table:table-cell>
          <table:table-cell office:value-type="float" office:value="0.997963793928701" calcext:value-type="float">
            <text:p>0,997963793928701</text:p>
          </table:table-cell>
          <table:table-cell office:value-type="float" office:value="0.995367875824156" calcext:value-type="float">
            <text:p>0,995367875824156</text:p>
          </table:table-cell>
          <table:table-cell office:value-type="float" office:value="0.996664117778448" calcext:value-type="float">
            <text:p>0,996664117778448</text:p>
          </table:table-cell>
          <table:table-cell office:value-type="float" office:value="0.996668473909263" calcext:value-type="float">
            <text:p>0,99666847390926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iczba słó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ty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llower_c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czba obserwujący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_serie_size</text:p>
          </table:table-cell>
          <table:table-cell office:value-type="float" office:value="0.997943583749992" calcext:value-type="float">
            <text:p>0,997943583749992</text:p>
          </table:table-cell>
          <table:table-cell office:value-type="float" office:value="0.995354514450599" calcext:value-type="float">
            <text:p>0,995354514450599</text:p>
          </table:table-cell>
          <table:table-cell office:value-type="float" office:value="0.996647340257156" calcext:value-type="float">
            <text:p>0,996647340257156</text:p>
          </table:table-cell>
          <table:table-cell office:value-type="float" office:value="0.996651690077469" calcext:value-type="float">
            <text:p>0,99665169007746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enty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iektywność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tio_follower_follow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sunek obserwujących i obserwowany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_n_series_avg</text:p>
          </table:table-cell>
          <table:table-cell office:value-type="float" office:value="0.99800378478097" calcext:value-type="float">
            <text:p>0,99800378478097</text:p>
          </table:table-cell>
          <table:table-cell office:value-type="float" office:value="0.995084332858136" calcext:value-type="float">
            <text:p>0,995084332858136</text:p>
          </table:table-cell>
          <table:table-cell office:value-type="float" office:value="0.996541908821314" calcext:value-type="float">
            <text:p>0,996541908821314</text:p>
          </table:table-cell>
          <table:table-cell office:value-type="float" office:value="0.996546793449152" calcext:value-type="float">
            <text:p>0,99654679344915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subiektywnoś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s. Długość serii wiadomośc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llowing_co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czba obserwowany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_tweets_number_in_time_window</text:p>
          </table:table-cell>
          <table:table-cell office:value-type="float" office:value="0.997902849985692" calcext:value-type="float">
            <text:p>0,997902849985692</text:p>
          </table:table-cell>
          <table:table-cell office:value-type="float" office:value="0.995129177455665" calcext:value-type="float">
            <text:p>0,995129177455665</text:p>
          </table:table-cell>
          <table:table-cell office:value-type="float" office:value="0.996514067610442" calcext:value-type="float">
            <text:p>0,996514067610442</text:p>
          </table:table-cell>
          <table:table-cell office:value-type="float" office:value="0.996519100711896" calcext:value-type="float">
            <text:p>0,99651910071189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tag sentyment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czba linków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x_tweets_number_in_time_wind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ks. Liczba wiadomości w czasie 15 min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weet_maximal_clique_in_size</text:p>
          </table:table-cell>
          <table:table-cell office:value-type="float" office:value="0.997753641116007" calcext:value-type="float">
            <text:p>0,997753641116007</text:p>
          </table:table-cell>
          <table:table-cell office:value-type="float" office:value="0.995255484199441" calcext:value-type="float">
            <text:p>0,995255484199441</text:p>
          </table:table-cell>
          <table:table-cell office:value-type="float" office:value="0.996502986161325" calcext:value-type="float">
            <text:p>0,996502986161325</text:p>
          </table:table-cell>
          <table:table-cell office:value-type="float" office:value="0.996507351866263" calcext:value-type="float">
            <text:p>0,9965073518662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maks. Długość serii wiadomośc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czba hasztagów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tweet_maximal_clique_in_siz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zmiar maksymalnej kliki w grafie retweetó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_mentions_count</text:p>
          </table:table-cell>
          <table:table-cell office:value-type="float" office:value="0.997433759280346" calcext:value-type="float">
            <text:p>0,997433759280346</text:p>
          </table:table-cell>
          <table:table-cell office:value-type="float" office:value="0.995569287905464" calcext:value-type="float">
            <text:p>0,995569287905464</text:p>
          </table:table-cell>
          <table:table-cell office:value-type="float" office:value="0.996500621499274" calcext:value-type="float">
            <text:p>0,996500621499274</text:p>
          </table:table-cell>
          <table:table-cell office:value-type="float" office:value="0.996503995436519" calcext:value-type="float">
            <text:p>0,99650399543651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liczba linkó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czba odniesień do użytkowników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p_n_series_av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Średnia 5 serii wiadomoś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g_similarity</text:p>
          </table:table-cell>
          <table:table-cell office:value-type="float" office:value="0.998192607697735" calcext:value-type="float">
            <text:p>0,998192607697735</text:p>
          </table:table-cell>
          <table:table-cell office:value-type="float" office:value="0.994551989287568" calcext:value-type="float">
            <text:p>0,994551989287568</text:p>
          </table:table-cell>
          <table:table-cell office:value-type="float" office:value="0.996368965445363" calcext:value-type="float">
            <text:p>0,996368965445363</text:p>
          </table:table-cell>
          <table:table-cell office:value-type="float" office:value="0.996375601356368" calcext:value-type="float">
            <text:p>0,99637560135636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liczba hasztagó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czba polubień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vorite_client_catego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lubione źródło publikacji użytkownik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rite_client_category</text:p>
          </table:table-cell>
          <table:table-cell office:value-type="float" office:value="0.997929057272383" calcext:value-type="float">
            <text:p>0,997929057272383</text:p>
          </table:table-cell>
          <table:table-cell office:value-type="float" office:value="0.994708512822092" calcext:value-type="float">
            <text:p>0,994708512822092</text:p>
          </table:table-cell>
          <table:table-cell office:value-type="float" office:value="0.996316152482833" calcext:value-type="float">
            <text:p>0,996316152482833</text:p>
          </table:table-cell>
          <table:table-cell office:value-type="float" office:value="0.996321893825605" calcext:value-type="float">
            <text:p>0,99632189382560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liczba odniesień do użytkownikó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tegoria źródła publikacj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tio_follower_following</text:p>
          </table:table-cell>
          <table:table-cell office:value-type="float" office:value="0.997635488086748" calcext:value-type="float">
            <text:p>0,997635488086748</text:p>
          </table:table-cell>
          <table:table-cell office:value-type="float" office:value="0.994817823301352" calcext:value-type="float">
            <text:p>0,994817823301352</text:p>
          </table:table-cell>
          <table:table-cell office:value-type="float" office:value="0.996224604185642" calcext:value-type="float">
            <text:p>0,996224604185642</text:p>
          </table:table-cell>
          <table:table-cell office:value-type="float" office:value="0.996229584701419" calcext:value-type="float">
            <text:p>0,99622958470141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liczba polubień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czba obserwujący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llower_count</text:p>
          </table:table-cell>
          <table:table-cell office:value-type="float" office:value="0.997764280813711" calcext:value-type="float">
            <text:p>0,997764280813711</text:p>
          </table:table-cell>
          <table:table-cell office:value-type="float" office:value="0.994678147099754" calcext:value-type="float">
            <text:p>0,994678147099754</text:p>
          </table:table-cell>
          <table:table-cell office:value-type="float" office:value="0.996218816232855" calcext:value-type="float">
            <text:p>0,996218816232855</text:p>
          </table:table-cell>
          <table:table-cell office:value-type="float" office:value="0.996224549863144" calcext:value-type="float">
            <text:p>0,996224549863144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kategoria źródła publikacj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czba obserwowany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llowing_count</text:p>
          </table:table-cell>
          <table:table-cell office:value-type="float" office:value="0.997739008486576" calcext:value-type="float">
            <text:p>0,997739008486576</text:p>
          </table:table-cell>
          <table:table-cell office:value-type="float" office:value="0.994698214116499" calcext:value-type="float">
            <text:p>0,994698214116499</text:p>
          </table:table-cell>
          <table:table-cell office:value-type="float" office:value="0.996216270339225" calcext:value-type="float">
            <text:p>0,996216270339225</text:p>
          </table:table-cell>
          <table:table-cell office:value-type="float" office:value="0.996222032042604" calcext:value-type="float">
            <text:p>0,996222032042604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liczba obserwujący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osunek obserwujących i obserwowanych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office:value-type="string" calcext:value-type="string">
            <text:p>liczba obserwowany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osunek obserwujących i obserwowanych retweetowanych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14" calcext:value-type="float">
            <text:p>14</text:p>
          </table:table-cell>
          <table:table-cell office:value-type="string" calcext:value-type="string">
            <text:p>stosunek obserwujących i obserwowanyc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zmiar maksymalnej kliki w grafie retweetów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15" calcext:value-type="float">
            <text:p>15</text:p>
          </table:table-cell>
          <table:table-cell office:value-type="string" calcext:value-type="string">
            <text:p>stosunek obserwujących i obserwowanych retweetowany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czba obecności w maksymalnych klikach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office:value-type="string" calcext:value-type="string">
            <text:p>rozmiar maksymalnej kliki w grafie retweetó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Średnia 5 serii wiadomości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  <table:table-cell office:value-type="string" calcext:value-type="string">
            <text:p>liczba obecności w maksymalnych klika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ks. Liczba wiadomości w czasie 15 minut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string" calcext:value-type="string">
            <text:p>Średnia 5 serii wiadomośc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średnie podobieństwo wiadomości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string" calcext:value-type="string">
            <text:p>maks. Liczba wiadomości w czasie 15 min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czba podobnych wiadomości (próg 0,7)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string" calcext:value-type="string">
            <text:p>średnie podobieństwo wiadomośc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lubione źródło publikacji użytkowni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otion_nr_3</text:p>
          </table:table-cell>
          <table:table-cell office:value-type="float" office:value="0.998586685926346" calcext:value-type="float">
            <text:p>0,998586685926346</text:p>
          </table:table-cell>
          <table:table-cell office:value-type="float" office:value="0.996304241665839" calcext:value-type="float">
            <text:p>0,996304241665839</text:p>
          </table:table-cell>
          <table:table-cell office:value-type="float" office:value="0.997444131660524" calcext:value-type="float">
            <text:p>0,997444131660524</text:p>
          </table:table-cell>
          <table:table-cell office:value-type="float" office:value="0.997447229080732" calcext:value-type="float">
            <text:p>0,997447229080732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liczba podobnych wiadomości (próg 0,7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tegoria portalu z odnośnik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rl_portal_category</text:p>
          </table:table-cell>
          <table:table-cell office:value-type="float" office:value="0.998527994300994" calcext:value-type="float">
            <text:p>0,998527994300994</text:p>
          </table:table-cell>
          <table:table-cell office:value-type="float" office:value="0.996280811410209" calcext:value-type="float">
            <text:p>0,996280811410209</text:p>
          </table:table-cell>
          <table:table-cell office:value-type="float" office:value="0.997403101771556" calcext:value-type="float">
            <text:p>0,997403101771556</text:p>
          </table:table-cell>
          <table:table-cell office:value-type="float" office:value="0.997406108596359" calcext:value-type="float">
            <text:p>0,997406108596359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ulubione źródło publikacji użytkownik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mocja nr 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otion_nr_2</text:p>
          </table:table-cell>
          <table:table-cell office:value-type="float" office:value="0.998519546939824" calcext:value-type="float">
            <text:p>0,998519546939824</text:p>
          </table:table-cell>
          <table:table-cell office:value-type="float" office:value="0.996276061027187" calcext:value-type="float">
            <text:p>0,996276061027187</text:p>
          </table:table-cell>
          <table:table-cell office:value-type="float" office:value="0.99739649926163" calcext:value-type="float">
            <text:p>0,99739649926163</text:p>
          </table:table-cell>
          <table:table-cell office:value-type="float" office:value="0.997399395779126" calcext:value-type="float">
            <text:p>0,997399395779126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kategoria portalu z odnośnik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mocja nr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rls_number</text:p>
          </table:table-cell>
          <table:table-cell office:value-type="float" office:value="0.998583205523136" calcext:value-type="float">
            <text:p>0,998583205523136</text:p>
          </table:table-cell>
          <table:table-cell office:value-type="float" office:value="0.996190137025196" calcext:value-type="float">
            <text:p>0,996190137025196</text:p>
          </table:table-cell>
          <table:table-cell office:value-type="float" office:value="0.997385215919688" calcext:value-type="float">
            <text:p>0,997385215919688</text:p>
          </table:table-cell>
          <table:table-cell office:value-type="float" office:value="0.997388486352544" calcext:value-type="float">
            <text:p>0,99738848635254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suma udziałów 5 wyróżnionych emocj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mocja nr 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otion_nr_4</text:p>
          </table:table-cell>
          <table:table-cell office:value-type="float" office:value="0.998584830713608" calcext:value-type="float">
            <text:p>0,998584830713608</text:p>
          </table:table-cell>
          <table:table-cell office:value-type="float" office:value="0.996155085300998" calcext:value-type="float">
            <text:p>0,996155085300998</text:p>
          </table:table-cell>
          <table:table-cell office:value-type="float" office:value="0.997368412998442" calcext:value-type="float">
            <text:p>0,997368412998442</text:p>
          </table:table-cell>
          <table:table-cell office:value-type="float" office:value="0.997371702795394" calcext:value-type="float">
            <text:p>0,99737170279539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emocja nr 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mocja nr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otion_nr_5</text:p>
          </table:table-cell>
          <table:table-cell office:value-type="float" office:value="0.998494284801402" calcext:value-type="float">
            <text:p>0,998494284801402</text:p>
          </table:table-cell>
          <table:table-cell office:value-type="float" office:value="0.99623714968373" calcext:value-type="float">
            <text:p>0,99623714968373</text:p>
          </table:table-cell>
          <table:table-cell office:value-type="float" office:value="0.997364397791359" calcext:value-type="float">
            <text:p>0,997364397791359</text:p>
          </table:table-cell>
          <table:table-cell office:value-type="float" office:value="0.997367506939557" calcext:value-type="float">
            <text:p>0,997367506939557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string" calcext:value-type="string">
            <text:p>emocja nr 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mocja nr 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shtags_count</text:p>
          </table:table-cell>
          <table:table-cell office:value-type="float" office:value="0.998598318252805" calcext:value-type="float">
            <text:p>0,998598318252805</text:p>
          </table:table-cell>
          <table:table-cell office:value-type="float" office:value="0.996077637822153" calcext:value-type="float">
            <text:p>0,996077637822153</text:p>
          </table:table-cell>
          <table:table-cell office:value-type="float" office:value="0.997336345940515" calcext:value-type="float">
            <text:p>0,997336345940515</text:p>
          </table:table-cell>
          <table:table-cell office:value-type="float" office:value="0.997339814040332" calcext:value-type="float">
            <text:p>0,997339814040332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emocja nr 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bjectivity</text:p>
          </table:table-cell>
          <table:table-cell office:value-type="float" office:value="0.998554516745436" calcext:value-type="float">
            <text:p>0,998554516745436</text:p>
          </table:table-cell>
          <table:table-cell office:value-type="float" office:value="0.996042463297168" calcext:value-type="float">
            <text:p>0,996042463297168</text:p>
          </table:table-cell>
          <table:table-cell office:value-type="float" office:value="0.997296891015286" calcext:value-type="float">
            <text:p>0,997296891015286</text:p>
          </table:table-cell>
          <table:table-cell office:value-type="float" office:value="0.997300372746171" calcext:value-type="float">
            <text:p>0,997300372746171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emocja nr 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tweeted_user_ratio_follower_following</text:p>
          </table:table-cell>
          <table:table-cell office:value-type="float" office:value="0.998467283823945" calcext:value-type="float">
            <text:p>0,998467283823945</text:p>
          </table:table-cell>
          <table:table-cell office:value-type="float" office:value="0.996114756714243" calcext:value-type="float">
            <text:p>0,996114756714243</text:p>
          </table:table-cell>
          <table:table-cell office:value-type="float" office:value="0.997289593988572" calcext:value-type="float">
            <text:p>0,997289593988572</text:p>
          </table:table-cell>
          <table:table-cell office:value-type="float" office:value="0.997292819883133" calcext:value-type="float">
            <text:p>0,997292819883133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emocja nr 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um_of_similar_messages</text:p>
          </table:table-cell>
          <table:table-cell office:value-type="float" office:value="0.998522152343964" calcext:value-type="float">
            <text:p>0,998522152343964</text:p>
          </table:table-cell>
          <table:table-cell office:value-type="float" office:value="0.995935006041329" calcext:value-type="float">
            <text:p>0,995935006041329</text:p>
          </table:table-cell>
          <table:table-cell office:value-type="float" office:value="0.997226852917064" calcext:value-type="float">
            <text:p>0,997226852917064</text:p>
          </table:table-cell>
          <table:table-cell office:value-type="float" office:value="0.997230721225196" calcext:value-type="float">
            <text:p>0,997230721225196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udział emocji nr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weet_client_category</text:p>
          </table:table-cell>
          <table:table-cell office:value-type="float" office:value="0.998572784406357" calcext:value-type="float">
            <text:p>0,998572784406357</text:p>
          </table:table-cell>
          <table:table-cell office:value-type="float" office:value="0.995857625861536" calcext:value-type="float">
            <text:p>0,995857625861536</text:p>
          </table:table-cell>
          <table:table-cell office:value-type="float" office:value="0.997213313066584" calcext:value-type="float">
            <text:p>0,997213313066584</text:p>
          </table:table-cell>
          <table:table-cell office:value-type="float" office:value="0.997217294266802" calcext:value-type="float">
            <text:p>0,997217294266802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string" calcext:value-type="string">
            <text:p>udział emocji nr 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avorite_count</text:p>
          </table:table-cell>
          <table:table-cell office:value-type="float" office:value="0.998342710991111" calcext:value-type="float">
            <text:p>0,998342710991111</text:p>
          </table:table-cell>
          <table:table-cell office:value-type="float" office:value="0.99594174943751" calcext:value-type="float">
            <text:p>0,99594174943751</text:p>
          </table:table-cell>
          <table:table-cell office:value-type="float" office:value="0.997140734482073" calcext:value-type="float">
            <text:p>0,997140734482073</text:p>
          </table:table-cell>
          <table:table-cell office:value-type="float" office:value="0.99714428627383" calcext:value-type="float">
            <text:p>0,99714428627383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string" calcext:value-type="string">
            <text:p>udział emocji nr 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g_similarity</text:p>
          </table:table-cell>
          <table:table-cell office:value-type="float" office:value="0.998622718498226" calcext:value-type="float">
            <text:p>0,998622718498226</text:p>
          </table:table-cell>
          <table:table-cell office:value-type="float" office:value="0.995488742292395" calcext:value-type="float">
            <text:p>0,995488742292395</text:p>
          </table:table-cell>
          <table:table-cell office:value-type="float" office:value="0.997053231250867" calcext:value-type="float">
            <text:p>0,997053231250867</text:p>
          </table:table-cell>
          <table:table-cell office:value-type="float" office:value="0.99705785147035" calcext:value-type="float">
            <text:p>0,99705785147035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string" calcext:value-type="string">
            <text:p>udział emocji nr 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r_mentions_count</text:p>
          </table:table-cell>
          <table:table-cell office:value-type="float" office:value="0.997903202633764" calcext:value-type="float">
            <text:p>0,997903202633764</text:p>
          </table:table-cell>
          <table:table-cell office:value-type="float" office:value="0.996040864344772" calcext:value-type="float">
            <text:p>0,996040864344772</text:p>
          </table:table-cell>
          <table:table-cell office:value-type="float" office:value="0.996971125473594" calcext:value-type="float">
            <text:p>0,996971125473594</text:p>
          </table:table-cell>
          <table:table-cell office:value-type="float" office:value="0.996973933691645" calcext:value-type="float">
            <text:p>0,996973933691645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string" calcext:value-type="string">
            <text:p>udział emocji nr 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x_tweets_number_in_time_window</text:p>
          </table:table-cell>
          <table:table-cell office:value-type="float" office:value="0.998275111554862" calcext:value-type="float">
            <text:p>0,998275111554862</text:p>
          </table:table-cell>
          <table:table-cell office:value-type="float" office:value="0.995634611146589" calcext:value-type="float">
            <text:p>0,995634611146589</text:p>
          </table:table-cell>
          <table:table-cell office:value-type="float" office:value="0.996953089833965" calcext:value-type="float">
            <text:p>0,996953089833965</text:p>
          </table:table-cell>
          <table:table-cell office:value-type="float" office:value="0.996957149944358" calcext:value-type="float">
            <text:p>0,99695714994435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_serie_size</text:p>
          </table:table-cell>
          <table:table-cell office:value-type="float" office:value="0.998172491474627" calcext:value-type="float">
            <text:p>0,998172491474627</text:p>
          </table:table-cell>
          <table:table-cell office:value-type="float" office:value="0.995629551056983" calcext:value-type="float">
            <text:p>0,995629551056983</text:p>
          </table:table-cell>
          <table:table-cell office:value-type="float" office:value="0.996899339897192" calcext:value-type="float">
            <text:p>0,996899339897192</text:p>
          </table:table-cell>
          <table:table-cell office:value-type="float" office:value="0.996903442645986" calcext:value-type="float">
            <text:p>0,99690344264598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p_n_series_avg</text:p>
          </table:table-cell>
          <table:table-cell office:value-type="float" office:value="0.998215839917644" calcext:value-type="float">
            <text:p>0,998215839917644</text:p>
          </table:table-cell>
          <table:table-cell office:value-type="float" office:value="0.99541972854591" calcext:value-type="float">
            <text:p>0,99541972854591</text:p>
          </table:table-cell>
          <table:table-cell office:value-type="float" office:value="0.996815787757779" calcext:value-type="float">
            <text:p>0,996815787757779</text:p>
          </table:table-cell>
          <table:table-cell office:value-type="float" office:value="0.996820364610273" calcext:value-type="float">
            <text:p>0,99682036461027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s_in_number</text:p>
          </table:table-cell>
          <table:table-cell office:value-type="float" office:value="0.997997776185641" calcext:value-type="float">
            <text:p>0,997997776185641</text:p>
          </table:table-cell>
          <table:table-cell office:value-type="float" office:value="0.995617845065117" calcext:value-type="float">
            <text:p>0,995617845065117</text:p>
          </table:table-cell>
          <table:table-cell office:value-type="float" office:value="0.996806335618784" calcext:value-type="float">
            <text:p>0,996806335618784</text:p>
          </table:table-cell>
          <table:table-cell office:value-type="float" office:value="0.996810294581616" calcext:value-type="float">
            <text:p>0,99681029458161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_in_size</text:p>
          </table:table-cell>
          <table:table-cell office:value-type="float" office:value="0.997979305613999" calcext:value-type="float">
            <text:p>0,997979305613999</text:p>
          </table:table-cell>
          <table:table-cell office:value-type="float" office:value="0.995629660315992" calcext:value-type="float">
            <text:p>0,995629660315992</text:p>
          </table:table-cell>
          <table:table-cell office:value-type="float" office:value="0.996803039618788" calcext:value-type="float">
            <text:p>0,996803039618788</text:p>
          </table:table-cell>
          <table:table-cell office:value-type="float" office:value="0.996806937433572" calcext:value-type="float">
            <text:p>0,99680693743357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vorite_client_category</text:p>
          </table:table-cell>
          <table:table-cell office:value-type="float" office:value="0.998262490654519" calcext:value-type="float">
            <text:p>0,998262490654519</text:p>
          </table:table-cell>
          <table:table-cell office:value-type="float" office:value="0.995273605271878" calcext:value-type="float">
            <text:p>0,995273605271878</text:p>
          </table:table-cell>
          <table:table-cell office:value-type="float" office:value="0.996765780314716" calcext:value-type="float">
            <text:p>0,996765780314716</text:p>
          </table:table-cell>
          <table:table-cell office:value-type="float" office:value="0.996770853055064" calcext:value-type="float">
            <text:p>0,99677085305506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ing_count</text:p>
          </table:table-cell>
          <table:table-cell office:value-type="float" office:value="0.998012175144914" calcext:value-type="float">
            <text:p>0,998012175144914</text:p>
          </table:table-cell>
          <table:table-cell office:value-type="float" office:value="0.995225189908392" calcext:value-type="float">
            <text:p>0,995225189908392</text:p>
          </table:table-cell>
          <table:table-cell office:value-type="float" office:value="0.996616694019094" calcext:value-type="float">
            <text:p>0,996616694019094</text:p>
          </table:table-cell>
          <table:table-cell office:value-type="float" office:value="0.996621480245016" calcext:value-type="float">
            <text:p>0,99662148024501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tio_follower_following</text:p>
          </table:table-cell>
          <table:table-cell office:value-type="float" office:value="0.997872870561764" calcext:value-type="float">
            <text:p>0,997872870561764</text:p>
          </table:table-cell>
          <table:table-cell office:value-type="float" office:value="0.995271902405549" calcext:value-type="float">
            <text:p>0,995271902405549</text:p>
          </table:table-cell>
          <table:table-cell office:value-type="float" office:value="0.996570653829064" calcext:value-type="float">
            <text:p>0,996570653829064</text:p>
          </table:table-cell>
          <table:table-cell office:value-type="float" office:value="0.996575325239267" calcext:value-type="float">
            <text:p>0,9965753252392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er_count</text:p>
          </table:table-cell>
          <table:table-cell office:value-type="float" office:value="0.997954567613391" calcext:value-type="float">
            <text:p>0,997954567613391</text:p>
          </table:table-cell>
          <table:table-cell office:value-type="float" office:value="0.995139445216307" calcext:value-type="float">
            <text:p>0,995139445216307</text:p>
          </table:table-cell>
          <table:table-cell office:value-type="float" office:value="0.996544966222865" calcext:value-type="float">
            <text:p>0,996544966222865</text:p>
          </table:table-cell>
          <table:table-cell office:value-type="float" office:value="0.996550150287341" calcext:value-type="float">
            <text:p>0,996550150287341</text:p>
          </table:table-cell>
          <table:table-cell table:number-columns-repeated="15"/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emotion_nr_2</text:p>
          </table:table-cell>
          <table:table-cell office:value-type="float" office:value="0.998629056988532" calcext:value-type="float">
            <text:p>0,998629056988532</text:p>
          </table:table-cell>
          <table:table-cell office:value-type="float" office:value="0.996468632212722" calcext:value-type="float">
            <text:p>0,996468632212722</text:p>
          </table:table-cell>
          <table:table-cell office:value-type="float" office:value="0.997547655367776" calcext:value-type="float">
            <text:p>0,997547655367776</text:p>
          </table:table-cell>
          <table:table-cell office:value-type="float" office:value="0.997550447032916" calcext:value-type="float">
            <text:p>0,99755044703291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motion_nr_5</text:p>
          </table:table-cell>
          <table:table-cell office:value-type="float" office:value="0.99858544945404" calcext:value-type="float">
            <text:p>0,99858544945404</text:p>
          </table:table-cell>
          <table:table-cell office:value-type="float" office:value="0.996452031303508" calcext:value-type="float">
            <text:p>0,996452031303508</text:p>
          </table:table-cell>
          <table:table-cell office:value-type="float" office:value="0.997517561062746" calcext:value-type="float">
            <text:p>0,997517561062746</text:p>
          </table:table-cell>
          <table:table-cell office:value-type="float" office:value="0.997520236813143" calcext:value-type="float">
            <text:p>0,99752023681314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motion_nr_4</text:p>
          </table:table-cell>
          <table:table-cell office:value-type="float" office:value="0.998571830625495" calcext:value-type="float">
            <text:p>0,998571830625495</text:p>
          </table:table-cell>
          <table:table-cell office:value-type="float" office:value="0.996448835944991" calcext:value-type="float">
            <text:p>0,996448835944991</text:p>
          </table:table-cell>
          <table:table-cell office:value-type="float" office:value="0.997509179401446" calcext:value-type="float">
            <text:p>0,997509179401446</text:p>
          </table:table-cell>
          <table:table-cell office:value-type="float" office:value="0.997511845087385" calcext:value-type="float">
            <text:p>0,99751184508738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bjectivity</text:p>
          </table:table-cell>
          <table:table-cell office:value-type="float" office:value="0.998570216543376" calcext:value-type="float">
            <text:p>0,998570216543376</text:p>
          </table:table-cell>
          <table:table-cell office:value-type="float" office:value="0.996368346877757" calcext:value-type="float">
            <text:p>0,996368346877757</text:p>
          </table:table-cell>
          <table:table-cell office:value-type="float" office:value="0.997468038733486" calcext:value-type="float">
            <text:p>0,997468038733486</text:p>
          </table:table-cell>
          <table:table-cell office:value-type="float" office:value="0.997470725117091" calcext:value-type="float">
            <text:p>0,99747072511709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rl_portal_category</text:p>
          </table:table-cell>
          <table:table-cell office:value-type="float" office:value="0.998554902075626" calcext:value-type="float">
            <text:p>0,998554902075626</text:p>
          </table:table-cell>
          <table:table-cell office:value-type="float" office:value="0.996351775133934" calcext:value-type="float">
            <text:p>0,996351775133934</text:p>
          </table:table-cell>
          <table:table-cell office:value-type="float" office:value="0.997452060959586" calcext:value-type="float">
            <text:p>0,997452060959586</text:p>
          </table:table-cell>
          <table:table-cell office:value-type="float" office:value="0.99745478103533" calcext:value-type="float">
            <text:p>0,997454781035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ashtags_count</text:p>
          </table:table-cell>
          <table:table-cell office:value-type="float" office:value="0.998605207587924" calcext:value-type="float">
            <text:p>0,998605207587924</text:p>
          </table:table-cell>
          <table:table-cell office:value-type="float" office:value="0.996269142132257" calcext:value-type="float">
            <text:p>0,996269142132257</text:p>
          </table:table-cell>
          <table:table-cell office:value-type="float" office:value="0.997435788280245" calcext:value-type="float">
            <text:p>0,997435788280245</text:p>
          </table:table-cell>
          <table:table-cell office:value-type="float" office:value="0.997438836538082" calcext:value-type="float">
            <text:p>0,99743883653808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rls_number</text:p>
          </table:table-cell>
          <table:table-cell office:value-type="float" office:value="0.99861199191144" calcext:value-type="float">
            <text:p>0,99861199191144</text:p>
          </table:table-cell>
          <table:table-cell office:value-type="float" office:value="0.996222344371762" calcext:value-type="float">
            <text:p>0,996222344371762</text:p>
          </table:table-cell>
          <table:table-cell office:value-type="float" office:value="0.997415707433408" calcext:value-type="float">
            <text:p>0,997415707433408</text:p>
          </table:table-cell>
          <table:table-cell office:value-type="float" office:value="0.997418696107533" calcext:value-type="float">
            <text:p>0,9974186961075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ed_user_ratio_follower_following</text:p>
          </table:table-cell>
          <table:table-cell office:value-type="float" office:value="0.998497594521902" calcext:value-type="float">
            <text:p>0,998497594521902</text:p>
          </table:table-cell>
          <table:table-cell office:value-type="float" office:value="0.996284023393628" calcext:value-type="float">
            <text:p>0,996284023393628</text:p>
          </table:table-cell>
          <table:table-cell office:value-type="float" office:value="0.99738956296574" calcext:value-type="float">
            <text:p>0,99738956296574</text:p>
          </table:table-cell>
          <table:table-cell office:value-type="float" office:value="0.997392682511194" calcext:value-type="float">
            <text:p>0,99739268251119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um_of_similar_messages</text:p>
          </table:table-cell>
          <table:table-cell office:value-type="float" office:value="0.998509203857402" calcext:value-type="float">
            <text:p>0,998509203857402</text:p>
          </table:table-cell>
          <table:table-cell office:value-type="float" office:value="0.996223721199141" calcext:value-type="float">
            <text:p>0,996223721199141</text:p>
          </table:table-cell>
          <table:table-cell office:value-type="float" office:value="0.997365131351135" calcext:value-type="float">
            <text:p>0,997365131351135</text:p>
          </table:table-cell>
          <table:table-cell office:value-type="float" office:value="0.997368346055796" calcext:value-type="float">
            <text:p>0,99736834605579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vorite_count</text:p>
          </table:table-cell>
          <table:table-cell office:value-type="float" office:value="0.998467462401789" calcext:value-type="float">
            <text:p>0,998467462401789</text:p>
          </table:table-cell>
          <table:table-cell office:value-type="float" office:value="0.996247421526556" calcext:value-type="float">
            <text:p>0,996247421526556</text:p>
          </table:table-cell>
          <table:table-cell office:value-type="float" office:value="0.997356174036475" calcext:value-type="float">
            <text:p>0,997356174036475</text:p>
          </table:table-cell>
          <table:table-cell office:value-type="float" office:value="0.997359115199715" calcext:value-type="float">
            <text:p>0,99735911519971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weet_client_category</text:p>
          </table:table-cell>
          <table:table-cell office:value-type="float" office:value="0.998519284361812" calcext:value-type="float">
            <text:p>0,998519284361812</text:p>
          </table:table-cell>
          <table:table-cell office:value-type="float" office:value="0.996136728587265" calcext:value-type="float">
            <text:p>0,996136728587265</text:p>
          </table:table-cell>
          <table:table-cell office:value-type="float" office:value="0.997326555100106" calcext:value-type="float">
            <text:p>0,997326555100106</text:p>
          </table:table-cell>
          <table:table-cell office:value-type="float" office:value="0.99732974406097" calcext:value-type="float">
            <text:p>0,9973297440609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vg_similarity</text:p>
          </table:table-cell>
          <table:table-cell office:value-type="float" office:value="0.99872402164629" calcext:value-type="float">
            <text:p>0,99872402164629</text:p>
          </table:table-cell>
          <table:table-cell office:value-type="float" office:value="0.995827812002929" calcext:value-type="float">
            <text:p>0,995827812002929</text:p>
          </table:table-cell>
          <table:table-cell office:value-type="float" office:value="0.997273772428786" calcext:value-type="float">
            <text:p>0,997273772428786</text:p>
          </table:table-cell>
          <table:table-cell office:value-type="float" office:value="0.9972777148824" calcext:value-type="float">
            <text:p>0,997277714882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_serie_size</text:p>
          </table:table-cell>
          <table:table-cell office:value-type="float" office:value="0.998325866379035" calcext:value-type="float">
            <text:p>0,998325866379035</text:p>
          </table:table-cell>
          <table:table-cell office:value-type="float" office:value="0.996049247732945" calcext:value-type="float">
            <text:p>0,996049247732945</text:p>
          </table:table-cell>
          <table:table-cell office:value-type="float" office:value="0.997186238025595" calcext:value-type="float">
            <text:p>0,997186238025595</text:p>
          </table:table-cell>
          <table:table-cell office:value-type="float" office:value="0.997189601740811" calcext:value-type="float">
            <text:p>0,9971896017408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s_in_number</text:p>
          </table:table-cell>
          <table:table-cell office:value-type="float" office:value="0.998220271344758" calcext:value-type="float">
            <text:p>0,998220271344758</text:p>
          </table:table-cell>
          <table:table-cell office:value-type="float" office:value="0.996071407713534" calcext:value-type="float">
            <text:p>0,996071407713534</text:p>
          </table:table-cell>
          <table:table-cell office:value-type="float" office:value="0.997144649646972" calcext:value-type="float">
            <text:p>0,997144649646972</text:p>
          </table:table-cell>
          <table:table-cell office:value-type="float" office:value="0.997147642548646" calcext:value-type="float">
            <text:p>0,99714764254864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_tweets_number_in_time_window</text:p>
          </table:table-cell>
          <table:table-cell office:value-type="float" office:value="0.998325885306622" calcext:value-type="float">
            <text:p>0,998325885306622</text:p>
          </table:table-cell>
          <table:table-cell office:value-type="float" office:value="0.995903365318569" calcext:value-type="float">
            <text:p>0,995903365318569</text:p>
          </table:table-cell>
          <table:table-cell office:value-type="float" office:value="0.997113130555042" calcext:value-type="float">
            <text:p>0,997113130555042</text:p>
          </table:table-cell>
          <table:table-cell office:value-type="float" office:value="0.997116593332352" calcext:value-type="float">
            <text:p>0,99711659333235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r_mentions_count</text:p>
          </table:table-cell>
          <table:table-cell office:value-type="float" office:value="0.997917249824021" calcext:value-type="float">
            <text:p>0,997917249824021</text:p>
          </table:table-cell>
          <table:table-cell office:value-type="float" office:value="0.996299697889465" calcext:value-type="float">
            <text:p>0,996299697889465</text:p>
          </table:table-cell>
          <table:table-cell office:value-type="float" office:value="0.99710776732346" calcext:value-type="float">
            <text:p>0,99710776732346</text:p>
          </table:table-cell>
          <table:table-cell office:value-type="float" office:value="0.997109879782733" calcext:value-type="float">
            <text:p>0,9971098797827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_in_size</text:p>
          </table:table-cell>
          <table:table-cell office:value-type="float" office:value="0.998158078895575" calcext:value-type="float">
            <text:p>0,998158078895575</text:p>
          </table:table-cell>
          <table:table-cell office:value-type="float" office:value="0.995931891141465" calcext:value-type="float">
            <text:p>0,995931891141465</text:p>
          </table:table-cell>
          <table:table-cell office:value-type="float" office:value="0.997043720390996" calcext:value-type="float">
            <text:p>0,997043720390996</text:p>
          </table:table-cell>
          <table:table-cell office:value-type="float" office:value="0.997046941945177" calcext:value-type="float">
            <text:p>0,99704694194517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vorite_client_category</text:p>
          </table:table-cell>
          <table:table-cell office:value-type="float" office:value="0.998340262820286" calcext:value-type="float">
            <text:p>0,998340262820286</text:p>
          </table:table-cell>
          <table:table-cell office:value-type="float" office:value="0.995614766105593" calcext:value-type="float">
            <text:p>0,995614766105593</text:p>
          </table:table-cell>
          <table:table-cell office:value-type="float" office:value="0.996975604308874" calcext:value-type="float">
            <text:p>0,996975604308874</text:p>
          </table:table-cell>
          <table:table-cell office:value-type="float" office:value="0.996979808181363" calcext:value-type="float">
            <text:p>0,99697980818136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p_n_series_avg</text:p>
          </table:table-cell>
          <table:table-cell office:value-type="float" office:value="0.998119140937783" calcext:value-type="float">
            <text:p>0,998119140937783</text:p>
          </table:table-cell>
          <table:table-cell office:value-type="float" office:value="0.995801323863279" calcext:value-type="float">
            <text:p>0,995801323863279</text:p>
          </table:table-cell>
          <table:table-cell office:value-type="float" office:value="0.996958849084833" calcext:value-type="float">
            <text:p>0,996958849084833</text:p>
          </table:table-cell>
          <table:table-cell office:value-type="float" office:value="0.996962185247415" calcext:value-type="float">
            <text:p>0,99696218524741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ing_count</text:p>
          </table:table-cell>
          <table:table-cell office:value-type="float" office:value="0.99816515646573" calcext:value-type="float">
            <text:p>0,99816515646573</text:p>
          </table:table-cell>
          <table:table-cell office:value-type="float" office:value="0.995327532794057" calcext:value-type="float">
            <text:p>0,995327532794057</text:p>
          </table:table-cell>
          <table:table-cell office:value-type="float" office:value="0.996744302707566" calcext:value-type="float">
            <text:p>0,996744302707566</text:p>
          </table:table-cell>
          <table:table-cell office:value-type="float" office:value="0.996749034779357" calcext:value-type="float">
            <text:p>0,99674903477935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tio_follower_following</text:p>
          </table:table-cell>
          <table:table-cell office:value-type="float" office:value="0.99796880805575" calcext:value-type="float">
            <text:p>0,99796880805575</text:p>
          </table:table-cell>
          <table:table-cell office:value-type="float" office:value="0.99547180905862" calcext:value-type="float">
            <text:p>0,99547180905862</text:p>
          </table:table-cell>
          <table:table-cell office:value-type="float" office:value="0.996718712307517" calcext:value-type="float">
            <text:p>0,996718712307517</text:p>
          </table:table-cell>
          <table:table-cell office:value-type="float" office:value="0.99672302028162" calcext:value-type="float">
            <text:p>0,9967230202816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er_count</text:p>
          </table:table-cell>
          <table:table-cell office:value-type="float" office:value="0.99806102391139" calcext:value-type="float">
            <text:p>0,99806102391139</text:p>
          </table:table-cell>
          <table:table-cell office:value-type="float" office:value="0.995369339180468" calcext:value-type="float">
            <text:p>0,995369339180468</text:p>
          </table:table-cell>
          <table:table-cell office:value-type="float" office:value="0.996713333474455" calcext:value-type="float">
            <text:p>0,996713333474455</text:p>
          </table:table-cell>
          <table:table-cell office:value-type="float" office:value="0.996717984992647" calcext:value-type="float">
            <text:p>0,996717984992647</text:p>
          </table:table-cell>
          <table:table-cell table:number-columns-repeated="15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ubjectivity</text:p>
          </table:table-cell>
          <table:table-cell office:value-type="float" office:value="0.99863957941068" calcext:value-type="float">
            <text:p>0,99863957941068</text:p>
          </table:table-cell>
          <table:table-cell office:value-type="float" office:value="0.996744055920154" calcext:value-type="float">
            <text:p>0,996744055920154</text:p>
          </table:table-cell>
          <table:table-cell office:value-type="float" office:value="0.99769086399291" calcext:value-type="float">
            <text:p>0,99769086399291</text:p>
          </table:table-cell>
          <table:table-cell office:value-type="float" office:value="0.997693106934181" calcext:value-type="float">
            <text:p>0,99769310693418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motion_nr_4</text:p>
          </table:table-cell>
          <table:table-cell office:value-type="float" office:value="0.998651359179437" calcext:value-type="float">
            <text:p>0,998651359179437</text:p>
          </table:table-cell>
          <table:table-cell office:value-type="float" office:value="0.996690353379427" calcext:value-type="float">
            <text:p>0,996690353379427</text:p>
          </table:table-cell>
          <table:table-cell office:value-type="float" office:value="0.997669851829969" calcext:value-type="float">
            <text:p>0,997669851829969</text:p>
          </table:table-cell>
          <table:table-cell office:value-type="float" office:value="0.997672127563448" calcext:value-type="float">
            <text:p>0,99767212756344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ed_user_ratio_follower_following</text:p>
          </table:table-cell>
          <table:table-cell office:value-type="float" office:value="0.998636201219873" calcext:value-type="float">
            <text:p>0,998636201219873</text:p>
          </table:table-cell>
          <table:table-cell office:value-type="float" office:value="0.996703713132661" calcext:value-type="float">
            <text:p>0,996703713132661</text:p>
          </table:table-cell>
          <table:table-cell office:value-type="float" office:value="0.997668994689426" calcext:value-type="float">
            <text:p>0,997668994689426</text:p>
          </table:table-cell>
          <table:table-cell office:value-type="float" office:value="0.997671288045806" calcext:value-type="float">
            <text:p>0,9976712880458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rls_number</text:p>
          </table:table-cell>
          <table:table-cell office:value-type="float" office:value="0.998709870301382" calcext:value-type="float">
            <text:p>0,998709870301382</text:p>
          </table:table-cell>
          <table:table-cell office:value-type="float" office:value="0.996614905342693" calcext:value-type="float">
            <text:p>0,996614905342693</text:p>
          </table:table-cell>
          <table:table-cell office:value-type="float" office:value="0.997661258884739" calcext:value-type="float">
            <text:p>0,997661258884739</text:p>
          </table:table-cell>
          <table:table-cell office:value-type="float" office:value="0.997663735654593" calcext:value-type="float">
            <text:p>0,99766373565459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vg_similarity</text:p>
          </table:table-cell>
          <table:table-cell office:value-type="float" office:value="0.998931541656778" calcext:value-type="float">
            <text:p>0,998931541656778</text:p>
          </table:table-cell>
          <table:table-cell office:value-type="float" office:value="0.99631259910267" calcext:value-type="float">
            <text:p>0,99631259910267</text:p>
          </table:table-cell>
          <table:table-cell office:value-type="float" office:value="0.997620325820162" calcext:value-type="float">
            <text:p>0,997620325820162</text:p>
          </table:table-cell>
          <table:table-cell office:value-type="float" office:value="0.997623455201941" calcext:value-type="float">
            <text:p>0,99762345520194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rl_portal_category</text:p>
          </table:table-cell>
          <table:table-cell office:value-type="float" office:value="0.998552119104199" calcext:value-type="float">
            <text:p>0,998552119104199</text:p>
          </table:table-cell>
          <table:table-cell office:value-type="float" office:value="0.996673570763482" calcext:value-type="float">
            <text:p>0,996673570763482</text:p>
          </table:table-cell>
          <table:table-cell office:value-type="float" office:value="0.997611944458361" calcext:value-type="float">
            <text:p>0,997611944458361</text:p>
          </table:table-cell>
          <table:table-cell office:value-type="float" office:value="0.997614224592336" calcext:value-type="float">
            <text:p>0,99761422459233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motion_nr_5</text:p>
          </table:table-cell>
          <table:table-cell office:value-type="float" office:value="0.998622635441945" calcext:value-type="float">
            <text:p>0,998622635441945</text:p>
          </table:table-cell>
          <table:table-cell office:value-type="float" office:value="0.996578032157663" calcext:value-type="float">
            <text:p>0,996578032157663</text:p>
          </table:table-cell>
          <table:table-cell office:value-type="float" office:value="0.997599245231774" calcext:value-type="float">
            <text:p>0,997599245231774</text:p>
          </table:table-cell>
          <table:table-cell office:value-type="float" office:value="0.99760163707412" calcext:value-type="float">
            <text:p>0,997601637074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ashtags_count</text:p>
          </table:table-cell>
          <table:table-cell office:value-type="float" office:value="0.998639396955003" calcext:value-type="float">
            <text:p>0,998639396955003</text:p>
          </table:table-cell>
          <table:table-cell office:value-type="float" office:value="0.996522640868791" calcext:value-type="float">
            <text:p>0,996522640868791</text:p>
          </table:table-cell>
          <table:table-cell office:value-type="float" office:value="0.997579845147324" calcext:value-type="float">
            <text:p>0,997579845147324</text:p>
          </table:table-cell>
          <table:table-cell office:value-type="float" office:value="0.997582335816147" calcext:value-type="float">
            <text:p>0,99758233581614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um_of_similar_messages</text:p>
          </table:table-cell>
          <table:table-cell office:value-type="float" office:value="0.998634289509712" calcext:value-type="float">
            <text:p>0,998634289509712</text:p>
          </table:table-cell>
          <table:table-cell office:value-type="float" office:value="0.996440358406043" calcext:value-type="float">
            <text:p>0,996440358406043</text:p>
          </table:table-cell>
          <table:table-cell office:value-type="float" office:value="0.997536089652311" calcext:value-type="float">
            <text:p>0,997536089652311</text:p>
          </table:table-cell>
          <table:table-cell office:value-type="float" office:value="0.997538698715444" calcext:value-type="float">
            <text:p>0,997538698715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vorite_count</text:p>
          </table:table-cell>
          <table:table-cell office:value-type="float" office:value="0.998540397284149" calcext:value-type="float">
            <text:p>0,998540397284149</text:p>
          </table:table-cell>
          <table:table-cell office:value-type="float" office:value="0.996532578884365" calcext:value-type="float">
            <text:p>0,996532578884365</text:p>
          </table:table-cell>
          <table:table-cell office:value-type="float" office:value="0.997535448536479" calcext:value-type="float">
            <text:p>0,997535448536479</text:p>
          </table:table-cell>
          <table:table-cell office:value-type="float" office:value="0.997537859493573" calcext:value-type="float">
            <text:p>0,99753785949357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weet_client_category</text:p>
          </table:table-cell>
          <table:table-cell office:value-type="float" office:value="0.998671006333692" calcext:value-type="float">
            <text:p>0,998671006333692</text:p>
          </table:table-cell>
          <table:table-cell office:value-type="float" office:value="0.996374799884483" calcext:value-type="float">
            <text:p>0,996374799884483</text:p>
          </table:table-cell>
          <table:table-cell office:value-type="float" office:value="0.997521552907731" calcext:value-type="float">
            <text:p>0,997521552907731</text:p>
          </table:table-cell>
          <table:table-cell office:value-type="float" office:value="0.997524432837992" calcext:value-type="float">
            <text:p>0,99752443283799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_serie_size</text:p>
          </table:table-cell>
          <table:table-cell office:value-type="float" office:value="0.998442438548555" calcext:value-type="float">
            <text:p>0,998442438548555</text:p>
          </table:table-cell>
          <table:table-cell office:value-type="float" office:value="0.996327785591039" calcext:value-type="float">
            <text:p>0,996327785591039</text:p>
          </table:table-cell>
          <table:table-cell office:value-type="float" office:value="0.997383966414636" calcext:value-type="float">
            <text:p>0,997383966414636</text:p>
          </table:table-cell>
          <table:table-cell office:value-type="float" office:value="0.997386807746832" calcext:value-type="float">
            <text:p>0,99738680774683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r_mentions_count</text:p>
          </table:table-cell>
          <table:table-cell office:value-type="float" office:value="0.998043612380337" calcext:value-type="float">
            <text:p>0,998043612380337</text:p>
          </table:table-cell>
          <table:table-cell office:value-type="float" office:value="0.996584831879963" calcext:value-type="float">
            <text:p>0,996584831879963</text:p>
          </table:table-cell>
          <table:table-cell office:value-type="float" office:value="0.997313660701947" calcext:value-type="float">
            <text:p>0,997313660701947</text:p>
          </table:table-cell>
          <table:table-cell office:value-type="float" office:value="0.997315478155349" calcext:value-type="float">
            <text:p>0,99731547815534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_tweets_number_in_time_window</text:p>
          </table:table-cell>
          <table:table-cell office:value-type="float" office:value="0.998356592199021" calcext:value-type="float">
            <text:p>0,998356592199021</text:p>
          </table:table-cell>
          <table:table-cell office:value-type="float" office:value="0.996238703894707" calcext:value-type="float">
            <text:p>0,996238703894707</text:p>
          </table:table-cell>
          <table:table-cell office:value-type="float" office:value="0.997296484183196" calcext:value-type="float">
            <text:p>0,997296484183196</text:p>
          </table:table-cell>
          <table:table-cell office:value-type="float" office:value="0.997299534101757" calcext:value-type="float">
            <text:p>0,99729953410175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s_in_number</text:p>
          </table:table-cell>
          <table:table-cell office:value-type="float" office:value="0.998257849271097" calcext:value-type="float">
            <text:p>0,998257849271097</text:p>
          </table:table-cell>
          <table:table-cell office:value-type="float" office:value="0.996247285924455" calcext:value-type="float">
            <text:p>0,996247285924455</text:p>
          </table:table-cell>
          <table:table-cell office:value-type="float" office:value="0.997251519493695" calcext:value-type="float">
            <text:p>0,997251519493695</text:p>
          </table:table-cell>
          <table:table-cell office:value-type="float" office:value="0.997254218423512" calcext:value-type="float">
            <text:p>0,9972542184235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p_n_series_avg</text:p>
          </table:table-cell>
          <table:table-cell office:value-type="float" office:value="0.998348200869126" calcext:value-type="float">
            <text:p>0,998348200869126</text:p>
          </table:table-cell>
          <table:table-cell office:value-type="float" office:value="0.996146665244418" calcext:value-type="float">
            <text:p>0,996146665244418</text:p>
          </table:table-cell>
          <table:table-cell office:value-type="float" office:value="0.99724617337018" calcext:value-type="float">
            <text:p>0,99724617337018</text:p>
          </table:table-cell>
          <table:table-cell office:value-type="float" office:value="0.997249182782431" calcext:value-type="float">
            <text:p>0,9972491827824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vorite_client_category</text:p>
          </table:table-cell>
          <table:table-cell office:value-type="float" office:value="0.998471915761618" calcext:value-type="float">
            <text:p>0,998471915761618</text:p>
          </table:table-cell>
          <table:table-cell office:value-type="float" office:value="0.995862863976017" calcext:value-type="float">
            <text:p>0,995862863976017</text:p>
          </table:table-cell>
          <table:table-cell office:value-type="float" office:value="0.997165648195355" calcext:value-type="float">
            <text:p>0,997165648195355</text:p>
          </table:table-cell>
          <table:table-cell office:value-type="float" office:value="0.997169461746876" calcext:value-type="float">
            <text:p>0,99716946174687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_in_size</text:p>
          </table:table-cell>
          <table:table-cell office:value-type="float" office:value="0.998106709418903" calcext:value-type="float">
            <text:p>0,998106709418903</text:p>
          </table:table-cell>
          <table:table-cell office:value-type="float" office:value="0.996163384075632" calcext:value-type="float">
            <text:p>0,996163384075632</text:p>
          </table:table-cell>
          <table:table-cell office:value-type="float" office:value="0.997134067023066" calcext:value-type="float">
            <text:p>0,997134067023066</text:p>
          </table:table-cell>
          <table:table-cell office:value-type="float" office:value="0.997136733488256" calcext:value-type="float">
            <text:p>0,9971367334882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er_count</text:p>
          </table:table-cell>
          <table:table-cell office:value-type="float" office:value="0.998271956073432" calcext:value-type="float">
            <text:p>0,998271956073432</text:p>
          </table:table-cell>
          <table:table-cell office:value-type="float" office:value="0.995762116444019" calcext:value-type="float">
            <text:p>0,995762116444019</text:p>
          </table:table-cell>
          <table:table-cell office:value-type="float" office:value="0.997015419205148" calcext:value-type="float">
            <text:p>0,997015419205148</text:p>
          </table:table-cell>
          <table:table-cell office:value-type="float" office:value="0.997019249412144" calcext:value-type="float">
            <text:p>0,9970192494121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ing_count</text:p>
          </table:table-cell>
          <table:table-cell office:value-type="float" office:value="0.998330582310789" calcext:value-type="float">
            <text:p>0,998330582310789</text:p>
          </table:table-cell>
          <table:table-cell office:value-type="float" office:value="0.995676613284051" calcext:value-type="float">
            <text:p>0,995676613284051</text:p>
          </table:table-cell>
          <table:table-cell office:value-type="float" office:value="0.997001776882546" calcext:value-type="float">
            <text:p>0,997001776882546</text:p>
          </table:table-cell>
          <table:table-cell office:value-type="float" office:value="0.997005822172064" calcext:value-type="float">
            <text:p>0,99700582217206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tio_follower_following</text:p>
          </table:table-cell>
          <table:table-cell office:value-type="float" office:value="0.997962593563214" calcext:value-type="float">
            <text:p>0,997962593563214</text:p>
          </table:table-cell>
          <table:table-cell office:value-type="float" office:value="0.995535848013074" calcext:value-type="float">
            <text:p>0,995535848013074</text:p>
          </table:table-cell>
          <table:table-cell office:value-type="float" office:value="0.996747700312144" calcext:value-type="float">
            <text:p>0,996747700312144</text:p>
          </table:table-cell>
          <table:table-cell office:value-type="float" office:value="0.996751552529476" calcext:value-type="float">
            <text:p>0,996751552529476</text:p>
          </table:table-cell>
          <table:table-cell table:number-columns-repeated="15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emotion_nr_5</text:p>
          </table:table-cell>
          <table:table-cell office:value-type="float" office:value="0.998729088807616" calcext:value-type="float">
            <text:p>0,998729088807616</text:p>
          </table:table-cell>
          <table:table-cell office:value-type="float" office:value="0.996977605018245" calcext:value-type="float">
            <text:p>0,996977605018245</text:p>
          </table:table-cell>
          <table:table-cell office:value-type="float" office:value="0.997852566248226" calcext:value-type="float">
            <text:p>0,997852566248226</text:p>
          </table:table-cell>
          <table:table-cell office:value-type="float" office:value="0.99785422835043" calcext:value-type="float">
            <text:p>0,9978542283504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vg_similarity</text:p>
          </table:table-cell>
          <table:table-cell office:value-type="float" office:value="0.998990817682336" calcext:value-type="float">
            <text:p>0,998990817682336</text:p>
          </table:table-cell>
          <table:table-cell office:value-type="float" office:value="0.996712302924832" calcext:value-type="float">
            <text:p>0,996712302924832</text:p>
          </table:table-cell>
          <table:table-cell office:value-type="float" office:value="0.997850242714724" calcext:value-type="float">
            <text:p>0,997850242714724</text:p>
          </table:table-cell>
          <table:table-cell office:value-type="float" office:value="0.997852549871477" calcext:value-type="float">
            <text:p>0,99785254987147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rl_portal_category</text:p>
          </table:table-cell>
          <table:table-cell office:value-type="float" office:value="0.998698607916493" calcext:value-type="float">
            <text:p>0,998698607916493</text:p>
          </table:table-cell>
          <table:table-cell office:value-type="float" office:value="0.996886678567109" calcext:value-type="float">
            <text:p>0,996886678567109</text:p>
          </table:table-cell>
          <table:table-cell office:value-type="float" office:value="0.997791785688512" calcext:value-type="float">
            <text:p>0,997791785688512</text:p>
          </table:table-cell>
          <table:table-cell office:value-type="float" office:value="0.997793807847505" calcext:value-type="float">
            <text:p>0,9977938078475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ed_user_ratio_follower_following</text:p>
          </table:table-cell>
          <table:table-cell office:value-type="float" office:value="0.99873358121215" calcext:value-type="float">
            <text:p>0,99873358121215</text:p>
          </table:table-cell>
          <table:table-cell office:value-type="float" office:value="0.996846455930363" calcext:value-type="float">
            <text:p>0,996846455930363</text:p>
          </table:table-cell>
          <table:table-cell office:value-type="float" office:value="0.997789092612932" calcext:value-type="float">
            <text:p>0,997789092612932</text:p>
          </table:table-cell>
          <table:table-cell office:value-type="float" office:value="0.997791290287525" calcext:value-type="float">
            <text:p>0,99779129028752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ashtags_count</text:p>
          </table:table-cell>
          <table:table-cell office:value-type="float" office:value="0.998750262234439" calcext:value-type="float">
            <text:p>0,998750262234439</text:p>
          </table:table-cell>
          <table:table-cell office:value-type="float" office:value="0.996797669149352" calcext:value-type="float">
            <text:p>0,996797669149352</text:p>
          </table:table-cell>
          <table:table-cell office:value-type="float" office:value="0.997772989926001" calcext:value-type="float">
            <text:p>0,997772989926001</text:p>
          </table:table-cell>
          <table:table-cell office:value-type="float" office:value="0.997775346022668" calcext:value-type="float">
            <text:p>0,99777534602266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vorite_count</text:p>
          </table:table-cell>
          <table:table-cell office:value-type="float" office:value="0.998695026325286" calcext:value-type="float">
            <text:p>0,998695026325286</text:p>
          </table:table-cell>
          <table:table-cell office:value-type="float" office:value="0.99681647884283" calcext:value-type="float">
            <text:p>0,99681647884283</text:p>
          </table:table-cell>
          <table:table-cell office:value-type="float" office:value="0.997754843950014" calcext:value-type="float">
            <text:p>0,997754843950014</text:p>
          </table:table-cell>
          <table:table-cell office:value-type="float" office:value="0.997756883972482" calcext:value-type="float">
            <text:p>0,99775688397248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motion_nr_4</text:p>
          </table:table-cell>
          <table:table-cell office:value-type="float" office:value="0.998656167786579" calcext:value-type="float">
            <text:p>0,998656167786579</text:p>
          </table:table-cell>
          <table:table-cell office:value-type="float" office:value="0.996804469276499" calcext:value-type="float">
            <text:p>0,996804469276499</text:p>
          </table:table-cell>
          <table:table-cell office:value-type="float" office:value="0.997729414319615" calcext:value-type="float">
            <text:p>0,997729414319615</text:p>
          </table:table-cell>
          <table:table-cell office:value-type="float" office:value="0.997731708724785" calcext:value-type="float">
            <text:p>0,99773170872478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rls_number</text:p>
          </table:table-cell>
          <table:table-cell office:value-type="float" office:value="0.998784113503498" calcext:value-type="float">
            <text:p>0,998784113503498</text:p>
          </table:table-cell>
          <table:table-cell office:value-type="float" office:value="0.996667008413738" calcext:value-type="float">
            <text:p>0,996667008413738</text:p>
          </table:table-cell>
          <table:table-cell office:value-type="float" office:value="0.997724404821015" calcext:value-type="float">
            <text:p>0,997724404821015</text:p>
          </table:table-cell>
          <table:table-cell office:value-type="float" office:value="0.997726673520318" calcext:value-type="float">
            <text:p>0,99772667352031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um_of_similar_messages</text:p>
          </table:table-cell>
          <table:table-cell office:value-type="float" office:value="0.998609177703144" calcext:value-type="float">
            <text:p>0,998609177703144</text:p>
          </table:table-cell>
          <table:table-cell office:value-type="float" office:value="0.996678981797986" calcext:value-type="float">
            <text:p>0,996678981797986</text:p>
          </table:table-cell>
          <table:table-cell office:value-type="float" office:value="0.99764311486154" calcext:value-type="float">
            <text:p>0,99764311486154</text:p>
          </table:table-cell>
          <table:table-cell office:value-type="float" office:value="0.997645273857925" calcext:value-type="float">
            <text:p>0,99764527385792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weet_client_category</text:p>
          </table:table-cell>
          <table:table-cell office:value-type="float" office:value="0.998603723764083" calcext:value-type="float">
            <text:p>0,998603723764083</text:p>
          </table:table-cell>
          <table:table-cell office:value-type="float" office:value="0.996530857928782" calcext:value-type="float">
            <text:p>0,996530857928782</text:p>
          </table:table-cell>
          <table:table-cell office:value-type="float" office:value="0.997566173953382" calcext:value-type="float">
            <text:p>0,997566173953382</text:p>
          </table:table-cell>
          <table:table-cell office:value-type="float" office:value="0.99756890901268" calcext:value-type="float">
            <text:p>0,9975689090126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r_mentions_count</text:p>
          </table:table-cell>
          <table:table-cell office:value-type="float" office:value="0.998271774787608" calcext:value-type="float">
            <text:p>0,998271774787608</text:p>
          </table:table-cell>
          <table:table-cell office:value-type="float" office:value="0.996769377440068" calcext:value-type="float">
            <text:p>0,996769377440068</text:p>
          </table:table-cell>
          <table:table-cell office:value-type="float" office:value="0.997519984299282" calcext:value-type="float">
            <text:p>0,997519984299282</text:p>
          </table:table-cell>
          <table:table-cell office:value-type="float" office:value="0.997521915362518" calcext:value-type="float">
            <text:p>0,99752191536251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_tweets_number_in_time_window</text:p>
          </table:table-cell>
          <table:table-cell office:value-type="float" office:value="0.998494484004422" calcext:value-type="float">
            <text:p>0,998494484004422</text:p>
          </table:table-cell>
          <table:table-cell office:value-type="float" office:value="0.996421695388755" calcext:value-type="float">
            <text:p>0,996421695388755</text:p>
          </table:table-cell>
          <table:table-cell office:value-type="float" office:value="0.997456988542575" calcext:value-type="float">
            <text:p>0,997456988542575</text:p>
          </table:table-cell>
          <table:table-cell office:value-type="float" office:value="0.997459816303177" calcext:value-type="float">
            <text:p>0,99745981630317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x_serie_size</text:p>
          </table:table-cell>
          <table:table-cell office:value-type="float" office:value="0.99843101366753" calcext:value-type="float">
            <text:p>0,99843101366753</text:p>
          </table:table-cell>
          <table:table-cell office:value-type="float" office:value="0.996443905861904" calcext:value-type="float">
            <text:p>0,996443905861904</text:p>
          </table:table-cell>
          <table:table-cell office:value-type="float" office:value="0.997436447663771" calcext:value-type="float">
            <text:p>0,997436447663771</text:p>
          </table:table-cell>
          <table:table-cell office:value-type="float" office:value="0.997438836756389" calcext:value-type="float">
            <text:p>0,9974388367563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s_in_number</text:p>
          </table:table-cell>
          <table:table-cell office:value-type="float" office:value="0.998363660617486" calcext:value-type="float">
            <text:p>0,998363660617486</text:p>
          </table:table-cell>
          <table:table-cell office:value-type="float" office:value="0.996460267407068" calcext:value-type="float">
            <text:p>0,996460267407068</text:p>
          </table:table-cell>
          <table:table-cell office:value-type="float" office:value="0.997411033716887" calcext:value-type="float">
            <text:p>0,997411033716887</text:p>
          </table:table-cell>
          <table:table-cell office:value-type="float" office:value="0.997413661367849" calcext:value-type="float">
            <text:p>0,99741366136784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p_n_series_avg</text:p>
          </table:table-cell>
          <table:table-cell office:value-type="float" office:value="0.998325066179142" calcext:value-type="float">
            <text:p>0,998325066179142</text:p>
          </table:table-cell>
          <table:table-cell office:value-type="float" office:value="0.996338223831292" calcext:value-type="float">
            <text:p>0,996338223831292</text:p>
          </table:table-cell>
          <table:table-cell office:value-type="float" office:value="0.997330633484755" calcext:value-type="float">
            <text:p>0,997330633484755</text:p>
          </table:table-cell>
          <table:table-cell office:value-type="float" office:value="0.99733310044846" calcext:value-type="float">
            <text:p>0,9973331004484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tweet_maximal_clique_in_size</text:p>
          </table:table-cell>
          <table:table-cell office:value-type="float" office:value="0.998264636666824" calcext:value-type="float">
            <text:p>0,998264636666824</text:p>
          </table:table-cell>
          <table:table-cell office:value-type="float" office:value="0.9963799441884" calcext:value-type="float">
            <text:p>0,9963799441884</text:p>
          </table:table-cell>
          <table:table-cell office:value-type="float" office:value="0.997321344081955" calcext:value-type="float">
            <text:p>0,997321344081955</text:p>
          </table:table-cell>
          <table:table-cell office:value-type="float" office:value="0.997323869810686" calcext:value-type="float">
            <text:p>0,99732386981068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ing_count</text:p>
          </table:table-cell>
          <table:table-cell office:value-type="float" office:value="0.99837481564438" calcext:value-type="float">
            <text:p>0,99837481564438</text:p>
          </table:table-cell>
          <table:table-cell office:value-type="float" office:value="0.996064324613296" calcext:value-type="float">
            <text:p>0,996064324613296</text:p>
          </table:table-cell>
          <table:table-cell office:value-type="float" office:value="0.997218194748761" calcext:value-type="float">
            <text:p>0,997218194748761</text:p>
          </table:table-cell>
          <table:table-cell office:value-type="float" office:value="0.997221490242356" calcext:value-type="float">
            <text:p>0,9972214902423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avorite_client_category</text:p>
          </table:table-cell>
          <table:table-cell office:value-type="float" office:value="0.998401978947083" calcext:value-type="float">
            <text:p>0,998401978947083</text:p>
          </table:table-cell>
          <table:table-cell office:value-type="float" office:value="0.99601735292754" calcext:value-type="float">
            <text:p>0,99601735292754</text:p>
          </table:table-cell>
          <table:table-cell office:value-type="float" office:value="0.997208215648897" calcext:value-type="float">
            <text:p>0,997208215648897</text:p>
          </table:table-cell>
          <table:table-cell office:value-type="float" office:value="0.99721141992497" calcext:value-type="float">
            <text:p>0,9972114199249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ollower_count</text:p>
          </table:table-cell>
          <table:table-cell office:value-type="float" office:value="0.99830043615501" calcext:value-type="float">
            <text:p>0,99830043615501</text:p>
          </table:table-cell>
          <table:table-cell office:value-type="float" office:value="0.995889599390884" calcext:value-type="float">
            <text:p>0,995889599390884</text:p>
          </table:table-cell>
          <table:table-cell office:value-type="float" office:value="0.997093548891429" calcext:value-type="float">
            <text:p>0,997093548891429</text:p>
          </table:table-cell>
          <table:table-cell office:value-type="float" office:value="0.997097292595498" calcext:value-type="float">
            <text:p>0,99709729259549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tio_follower_following</text:p>
          </table:table-cell>
          <table:table-cell office:value-type="float" office:value="0.998142973067662" calcext:value-type="float">
            <text:p>0,998142973067662</text:p>
          </table:table-cell>
          <table:table-cell office:value-type="float" office:value="0.996044191496204" calcext:value-type="float">
            <text:p>0,996044191496204</text:p>
          </table:table-cell>
          <table:table-cell office:value-type="float" office:value="0.997092425263915" calcext:value-type="float">
            <text:p>0,997092425263915</text:p>
          </table:table-cell>
          <table:table-cell office:value-type="float" office:value="0.9970956137081" calcext:value-type="float">
            <text:p>0,9970956137081</text:p>
          </table:table-cell>
          <table:table-cell table:number-columns-repeated="15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table:number-columns-repeated="19"/>
        </table:table-row>
        <table:table-row table:style-name="ro1" table:number-rows-repeated="1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8</text:p>
          </table:table-cell>
          <table:table-cell table:number-columns-repeated="19"/>
        </table:table-row>
      </table:table>
      <table:table table:name="rozne klasyfikatory" table:style-name="ta1">
        <table:table-column table:style-name="co1" table:number-columns-repeated="4" table:default-cell-style-name="Default"/>
        <table:table-column table:style-name="co34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Zbiór 8 cech z metody eliminacji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Klasyfikato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dom Forest</text:p>
          </table:table-cell>
          <table:table-cell table:style-name="ce8" office:value-type="float" office:value="0.999644085085611" calcext:value-type="float">
            <text:p>0,99964</text:p>
          </table:table-cell>
          <table:table-cell table:style-name="ce8" office:value-type="float" office:value="0.999808581525869" calcext:value-type="float">
            <text:p>0,99981</text:p>
          </table:table-cell>
          <table:table-cell table:style-name="ce8" office:value-type="float" office:value="0.999479648743195" calcext:value-type="float">
            <text:p>0,99948</text:p>
          </table:table-cell>
          <table:table-cell table:style-name="ce8" office:value-type="float" office:value="0.999644189489832" calcext:value-type="float">
            <text:p>0,99964</text:p>
          </table:table-cell>
          <table:table-cell table:style-name="ce8" office:value-type="float" office:value="0.999868032802908" calcext:value-type="float">
            <text:p>0,999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T</text:p>
          </table:table-cell>
          <table:table-cell table:style-name="ce8" office:value-type="float" office:value="0.99927002364145" calcext:value-type="float">
            <text:p>0,99927</text:p>
          </table:table-cell>
          <table:table-cell table:style-name="ce8" office:value-type="float" office:value="0.998966612829142" calcext:value-type="float">
            <text:p>0,99897</text:p>
          </table:table-cell>
          <table:table-cell table:style-name="ce8" office:value-type="float" office:value="0.99957362727829" calcext:value-type="float">
            <text:p>0,99957</text:p>
          </table:table-cell>
          <table:table-cell table:style-name="ce8" office:value-type="float" office:value="0.999269917309755" calcext:value-type="float">
            <text:p>0,99927</text:p>
          </table:table-cell>
          <table:table-cell table:style-name="ce8" office:value-type="float" office:value="0.999305925389507" calcext:value-type="float">
            <text:p>0,999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tra Tree</text:p>
          </table:table-cell>
          <table:table-cell table:style-name="ce8" office:value-type="float" office:value="0.999263492762207" calcext:value-type="float">
            <text:p>0,99926</text:p>
          </table:table-cell>
          <table:table-cell table:style-name="ce8" office:value-type="float" office:value="0.998943415379711" calcext:value-type="float">
            <text:p>0,99894</text:p>
          </table:table-cell>
          <table:table-cell table:style-name="ce8" office:value-type="float" office:value="0.999583799744062" calcext:value-type="float">
            <text:p>0,99958</text:p>
          </table:table-cell>
          <table:table-cell table:style-name="ce8" office:value-type="float" office:value="0.999263204055907" calcext:value-type="float">
            <text:p>0,99926</text:p>
          </table:table-cell>
          <table:table-cell table:style-name="ce8" office:value-type="float" office:value="0.999293288695853" calcext:value-type="float">
            <text:p>0,999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-nearest neighbors (k=3)</text:p>
          </table:table-cell>
          <table:table-cell table:style-name="ce8" office:value-type="float" office:value="0.998438281953463" calcext:value-type="float">
            <text:p>0,99844</text:p>
          </table:table-cell>
          <table:table-cell table:style-name="ce8" office:value-type="float" office:value="0.997950925799635" calcext:value-type="float">
            <text:p>0,99795</text:p>
          </table:table-cell>
          <table:table-cell table:style-name="ce8" office:value-type="float" office:value="0.998926147269115" calcext:value-type="float">
            <text:p>0,99893</text:p>
          </table:table-cell>
          <table:table-cell table:style-name="ce8" office:value-type="float" office:value="0.998437455649764" calcext:value-type="float">
            <text:p>0,99844</text:p>
          </table:table-cell>
          <table:table-cell table:style-name="ce8" office:value-type="float" office:value="0.999363650911746" calcext:value-type="float">
            <text:p>0,99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neighborsClassifier (k=5)</text:p>
          </table:table-cell>
          <table:table-cell table:style-name="ce8" office:value-type="float" office:value="0.997737860406244" calcext:value-type="float">
            <text:p>0,99774</text:p>
          </table:table-cell>
          <table:table-cell table:style-name="ce8" office:value-type="float" office:value="0.9968651213981" calcext:value-type="float">
            <text:p>0,99687</text:p>
          </table:table-cell>
          <table:table-cell table:style-name="ce8" office:value-type="float" office:value="0.998612173152751" calcext:value-type="float">
            <text:p>0,99861</text:p>
          </table:table-cell>
          <table:table-cell table:style-name="ce8" office:value-type="float" office:value="0.997735904848224" calcext:value-type="float">
            <text:p>0,99774</text:p>
          </table:table-cell>
          <table:table-cell table:style-name="ce8" office:value-type="float" office:value="0.999400805694001" calcext:value-type="float">
            <text:p>0,999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neighborsClassifier (k=7)</text:p>
          </table:table-cell>
          <table:table-cell table:style-name="ce8" office:value-type="float" office:value="0.997034573381576" calcext:value-type="float">
            <text:p>0,99703</text:p>
          </table:table-cell>
          <table:table-cell table:style-name="ce8" office:value-type="float" office:value="0.995810967750524" calcext:value-type="float">
            <text:p>0,99581</text:p>
          </table:table-cell>
          <table:table-cell table:style-name="ce8" office:value-type="float" office:value="0.998261227804393" calcext:value-type="float">
            <text:p>0,99826</text:p>
          </table:table-cell>
          <table:table-cell table:style-name="ce8" office:value-type="float" office:value="0.997030997201454" calcext:value-type="float">
            <text:p>0,99703</text:p>
          </table:table-cell>
          <table:table-cell table:style-name="ce8" office:value-type="float" office:value="0.999427608544498" calcext:value-type="float">
            <text:p>0,999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aBoost</text:p>
          </table:table-cell>
          <table:table-cell table:style-name="ce8" office:value-type="float" office:value="0.915537184789501" calcext:value-type="float">
            <text:p>0,91554</text:p>
          </table:table-cell>
          <table:table-cell table:style-name="ce8" office:value-type="float" office:value="0.873104052480406" calcext:value-type="float">
            <text:p>0,87310</text:p>
          </table:table-cell>
          <table:table-cell table:style-name="ce8" office:value-type="float" office:value="0.962315341689178" calcext:value-type="float">
            <text:p>0,96232</text:p>
          </table:table-cell>
          <table:table-cell table:style-name="ce8" office:value-type="float" office:value="0.911221122758231" calcext:value-type="float">
            <text:p>0,91122</text:p>
          </table:table-cell>
          <table:table-cell table:style-name="ce8" office:value-type="float" office:value="0.969792117985307" calcext:value-type="float">
            <text:p>0,969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lti-layer Perceptron</text:p>
          </table:table-cell>
          <table:table-cell table:style-name="ce8" office:value-type="float" office:value="0.835746304632073" calcext:value-type="float">
            <text:p>0,83575</text:p>
          </table:table-cell>
          <table:table-cell table:style-name="ce8" office:value-type="float" office:value="0.850453733045728" calcext:value-type="float">
            <text:p>0,85045</text:p>
          </table:table-cell>
          <table:table-cell table:style-name="ce8" office:value-type="float" office:value="0.836157535382714" calcext:value-type="float">
            <text:p>0,83616</text:p>
          </table:table-cell>
          <table:table-cell table:style-name="ce8" office:value-type="float" office:value="0.841953073558854" calcext:value-type="float">
            <text:p>0,84195</text:p>
          </table:table-cell>
          <table:table-cell table:style-name="ce8" office:value-type="float" office:value="0.908501129789466" calcext:value-type="float">
            <text:p>0,908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gistic Regression</text:p>
          </table:table-cell>
          <table:table-cell table:style-name="ce8" office:value-type="float" office:value="0.83567965010948" calcext:value-type="float">
            <text:p>0,83568</text:p>
          </table:table-cell>
          <table:table-cell table:style-name="ce8" office:value-type="float" office:value="0.784915029597829" calcext:value-type="float">
            <text:p>0,78492</text:p>
          </table:table-cell>
          <table:table-cell table:style-name="ce8" office:value-type="float" office:value="0.899066068903123" calcext:value-type="float">
            <text:p>0,89907</text:p>
          </table:table-cell>
          <table:table-cell table:style-name="ce8" office:value-type="float" office:value="0.822451480083764" calcext:value-type="float">
            <text:p>0,82245</text:p>
          </table:table-cell>
          <table:table-cell table:style-name="ce8" office:value-type="float" office:value="0.870836646454557" calcext:value-type="float">
            <text:p>0,870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rnoulli Naive Bayes</text:p>
          </table:table-cell>
          <table:table-cell table:style-name="ce8" office:value-type="float" office:value="0.668096570493365" calcext:value-type="float">
            <text:p>0,66810</text:p>
          </table:table-cell>
          <table:table-cell table:style-name="ce8" office:value-type="float" office:value="0.503839930162343" calcext:value-type="float">
            <text:p>0,50384</text:p>
          </table:table-cell>
          <table:table-cell table:style-name="ce8" office:value-type="float" office:value="0.991257836315304" calcext:value-type="float">
            <text:p>0,99126</text:p>
          </table:table-cell>
          <table:table-cell table:style-name="ce8" office:value-type="float" office:value="0.507554255407696" calcext:value-type="float">
            <text:p>0,50755</text:p>
          </table:table-cell>
          <table:table-cell table:style-name="ce8" office:value-type="float" office:value="0.507554368568291" calcext:value-type="float">
            <text:p>0,507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adratic Discriminant Analysis</text:p>
          </table:table-cell>
          <table:table-cell table:style-name="ce8" office:value-type="float" office:value="0.66513151346493" calcext:value-type="float">
            <text:p>0,66513</text:p>
          </table:table-cell>
          <table:table-cell table:style-name="ce8" office:value-type="float" office:value="0.505968086676948" calcext:value-type="float">
            <text:p>0,50597</text:p>
          </table:table-cell>
          <table:table-cell table:style-name="ce8" office:value-type="float" office:value="0.970394061493789" calcext:value-type="float">
            <text:p>0,97039</text:p>
          </table:table-cell>
          <table:table-cell table:style-name="ce8" office:value-type="float" office:value="0.511443830127578" calcext:value-type="float">
            <text:p>0,51144</text:p>
          </table:table-cell>
          <table:table-cell table:style-name="ce8" office:value-type="float" office:value="0.867034687945821" calcext:value-type="float">
            <text:p>0,867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ussian Naive Bayes</text:p>
          </table:table-cell>
          <table:table-cell table:style-name="ce8" office:value-type="float" office:value="0.662871831410289" calcext:value-type="float">
            <text:p>0,66287</text:p>
          </table:table-cell>
          <table:table-cell table:style-name="ce8" office:value-type="float" office:value="0.500882125428864" calcext:value-type="float">
            <text:p>0,50088</text:p>
          </table:table-cell>
          <table:table-cell table:style-name="ce8" office:value-type="float" office:value="0.979725815009308" calcext:value-type="float">
            <text:p>0,97973</text:p>
          </table:table-cell>
          <table:table-cell table:style-name="ce8" office:value-type="float" office:value="0.501725341562372" calcext:value-type="float">
            <text:p>0,50173</text:p>
          </table:table-cell>
          <table:table-cell table:style-name="ce8" office:value-type="float" office:value="0.646055094938919" calcext:value-type="float">
            <text:p>0,646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ltinomial Naive Bayes</text:p>
          </table:table-cell>
          <table:table-cell table:style-name="ce8" office:value-type="float" office:value="0.614971854988657" calcext:value-type="float">
            <text:p>0,61497</text:p>
          </table:table-cell>
          <table:table-cell table:style-name="ce8" office:value-type="float" office:value="0.483816737594869" calcext:value-type="float">
            <text:p>0,48382</text:p>
          </table:table-cell>
          <table:table-cell table:style-name="ce8" office:value-type="float" office:value="0.8436830019069" calcext:value-type="float">
            <text:p>0,84368</text:p>
          </table:table-cell>
          <table:table-cell table:style-name="ce8" office:value-type="float" office:value="0.471780211177155" calcext:value-type="float">
            <text:p>0,47178</text:p>
          </table:table-cell>
          <table:table-cell table:style-name="ce8" office:value-type="float" office:value="0.484832395954722" calcext:value-type="float">
            <text:p>0,48483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earson + obserwujący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Klasyfikato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ROC AU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dom Forest</text:p>
          </table:table-cell>
          <table:table-cell table:style-name="ce8" office:value-type="float" office:value="0.99568172056091" calcext:value-type="float">
            <text:p>0,99568</text:p>
          </table:table-cell>
          <table:table-cell table:style-name="ce8" office:value-type="float" office:value="0.997208637606035" calcext:value-type="float">
            <text:p>0,99721</text:p>
          </table:table-cell>
          <table:table-cell table:style-name="ce8" office:value-type="float" office:value="0.994159622700011" calcext:value-type="float">
            <text:p>0,99416</text:p>
          </table:table-cell>
          <table:table-cell table:style-name="ce8" office:value-type="float" office:value="0.995688316685798" calcext:value-type="float">
            <text:p>0,99569</text:p>
          </table:table-cell>
          <table:table-cell table:style-name="ce8" office:value-type="float" office:value="0.999669089582898" calcext:value-type="float">
            <text:p>0,999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RT</text:p>
          </table:table-cell>
          <table:table-cell table:style-name="ce8" office:value-type="float" office:value="0.993527181586523" calcext:value-type="float">
            <text:p>0,99353</text:p>
          </table:table-cell>
          <table:table-cell table:style-name="ce8" office:value-type="float" office:value="0.992772064530862" calcext:value-type="float">
            <text:p>0,99277</text:p>
          </table:table-cell>
          <table:table-cell table:style-name="ce8" office:value-type="float" office:value="0.994283559377905" calcext:value-type="float">
            <text:p>0,99428</text:p>
          </table:table-cell>
          <table:table-cell table:style-name="ce8" office:value-type="float" office:value="0.993522405225389" calcext:value-type="float">
            <text:p>0,99352</text:p>
          </table:table-cell>
          <table:table-cell table:style-name="ce8" office:value-type="float" office:value="0.993522554601634" calcext:value-type="float">
            <text:p>0,993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aBoost</text:p>
          </table:table-cell>
          <table:table-cell table:style-name="ce8" office:value-type="float" office:value="0.965937074053613" calcext:value-type="float">
            <text:p>0,96594</text:p>
          </table:table-cell>
          <table:table-cell table:style-name="ce8" office:value-type="float" office:value="0.957627256598903" calcext:value-type="float">
            <text:p>0,95763</text:p>
          </table:table-cell>
          <table:table-cell table:style-name="ce8" office:value-type="float" office:value="0.974394205365216" calcext:value-type="float">
            <text:p>0,97439</text:p>
          </table:table-cell>
          <table:table-cell table:style-name="ce8" office:value-type="float" office:value="0.965639123788565" calcext:value-type="float">
            <text:p>0,96564</text:p>
          </table:table-cell>
          <table:table-cell table:style-name="ce8" office:value-type="float" office:value="0.994181517376292" calcext:value-type="float">
            <text:p>0,994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-nearest neighbors (k=3)</text:p>
          </table:table-cell>
          <table:table-cell table:style-name="ce8" office:value-type="float" office:value="0.961554024373529" calcext:value-type="float">
            <text:p>0,96155</text:p>
          </table:table-cell>
          <table:table-cell table:style-name="ce8" office:value-type="float" office:value="0.949859080030242" calcext:value-type="float">
            <text:p>0,94986</text:p>
          </table:table-cell>
          <table:table-cell table:style-name="ce8" office:value-type="float" office:value="0.973541358470553" calcext:value-type="float">
            <text:p>0,97354</text:p>
          </table:table-cell>
          <table:table-cell table:style-name="ce8" office:value-type="float" office:value="0.961075690560742" calcext:value-type="float">
            <text:p>0,96108</text:p>
          </table:table-cell>
          <table:table-cell table:style-name="ce8" office:value-type="float" office:value="0.982607347575874" calcext:value-type="float">
            <text:p>0,982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tra Tree</text:p>
          </table:table-cell>
          <table:table-cell table:style-name="ce8" office:value-type="float" office:value="0.95682457395406" calcext:value-type="float">
            <text:p>0,95682</text:p>
          </table:table-cell>
          <table:table-cell table:style-name="ce8" office:value-type="float" office:value="0.953634562897392" calcext:value-type="float">
            <text:p>0,95363</text:p>
          </table:table-cell>
          <table:table-cell table:style-name="ce8" office:value-type="float" office:value="0.960037544034715" calcext:value-type="float">
            <text:p>0,96004</text:p>
          </table:table-cell>
          <table:table-cell table:style-name="ce8" office:value-type="float" office:value="0.956675890943018" calcext:value-type="float">
            <text:p>0,95668</text:p>
          </table:table-cell>
          <table:table-cell table:style-name="ce8" office:value-type="float" office:value="0.956676520335195" calcext:value-type="float">
            <text:p>0,956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lti-layer Perceptron</text:p>
          </table:table-cell>
          <table:table-cell table:style-name="ce8" office:value-type="float" office:value="0.886750361970691" calcext:value-type="float">
            <text:p>0,88675</text:p>
          </table:table-cell>
          <table:table-cell table:style-name="ce8" office:value-type="float" office:value="0.904289812297732" calcext:value-type="float">
            <text:p>0,90429</text:p>
          </table:table-cell>
          <table:table-cell table:style-name="ce8" office:value-type="float" office:value="0.871898595834464" calcext:value-type="float">
            <text:p>0,87190</text:p>
          </table:table-cell>
          <table:table-cell table:style-name="ce8" office:value-type="float" office:value="0.888976250956954" calcext:value-type="float">
            <text:p>0,88898</text:p>
          </table:table-cell>
          <table:table-cell table:style-name="ce8" office:value-type="float" office:value="0.948959719787446" calcext:value-type="float">
            <text:p>0,948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rnoulli Naive Bayes</text:p>
          </table:table-cell>
          <table:table-cell table:style-name="ce8" office:value-type="float" office:value="0.712704572752137" calcext:value-type="float">
            <text:p>0,71270</text:p>
          </table:table-cell>
          <table:table-cell table:style-name="ce8" office:value-type="float" office:value="0.735930141512795" calcext:value-type="float">
            <text:p>0,73593</text:p>
          </table:table-cell>
          <table:table-cell table:style-name="ce8" office:value-type="float" office:value="0.690904420719415" calcext:value-type="float">
            <text:p>0,69090</text:p>
          </table:table-cell>
          <table:table-cell table:style-name="ce8" office:value-type="float" office:value="0.72149279271784" calcext:value-type="float">
            <text:p>0,72149</text:p>
          </table:table-cell>
          <table:table-cell table:style-name="ce8" office:value-type="float" office:value="0.79939886011626" calcext:value-type="float">
            <text:p>0,799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gistic Regression</text:p>
          </table:table-cell>
          <table:table-cell table:style-name="ce8" office:value-type="float" office:value="0.702466546042785" calcext:value-type="float">
            <text:p>0,70247</text:p>
          </table:table-cell>
          <table:table-cell table:style-name="ce8" office:value-type="float" office:value="0.717470984003869" calcext:value-type="float">
            <text:p>0,71747</text:p>
          </table:table-cell>
          <table:table-cell table:style-name="ce8" office:value-type="float" office:value="0.688159407059541" calcext:value-type="float">
            <text:p>0,68816</text:p>
          </table:table-cell>
          <table:table-cell table:style-name="ce8" office:value-type="float" office:value="0.708570319371052" calcext:value-type="float">
            <text:p>0,70857</text:p>
          </table:table-cell>
          <table:table-cell table:style-name="ce8" office:value-type="float" office:value="0.772424149345538" calcext:value-type="float">
            <text:p>0,772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ussian Naive Bayes</text:p>
          </table:table-cell>
          <table:table-cell table:style-name="ce8" office:value-type="float" office:value="0.676645461819708" calcext:value-type="float">
            <text:p>0,67665</text:p>
          </table:table-cell>
          <table:table-cell table:style-name="ce8" office:value-type="float" office:value="0.520295247916251" calcext:value-type="float">
            <text:p>0,52030</text:p>
          </table:table-cell>
          <table:table-cell table:style-name="ce8" office:value-type="float" office:value="0.967333606210773" calcext:value-type="float">
            <text:p>0,96733</text:p>
          </table:table-cell>
          <table:table-cell table:style-name="ce8" office:value-type="float" office:value="0.537733520976708" calcext:value-type="float">
            <text:p>0,53773</text:p>
          </table:table-cell>
          <table:table-cell table:style-name="ce8" office:value-type="float" office:value="0.716667175458588" calcext:value-type="float">
            <text:p>0,71667</text:p>
          </table:table-cell>
        </table:table-row>
      </table:table>
      <table:table table:name="Arkusz1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9" table:target-range-address="'rozne klasyfikatory'.E35:'rozne klasyfikatory'.J4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 number:title="Użytkownika">
      <number:number number:decimal-places="4" loext:min-decimal-places="4" number:min-integer-digits="1"/>
    </number:number-style>
    <number:number-style style:name="N110" number:title="Użytkownika">
      <number:number number:decimal-places="3" loext:min-decimal-places="3" number:min-integer-digits="1"/>
    </number:number-style>
    <number:number-style style:name="N111" number:title="Użytkownika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.00.0000</text:date>, <text:time style:data-style-name="N2" text:time-value="19:50:49.22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26:58.362000000</meta:creation-date>
    <dc:date>2020-08-24T19:52:36.145000000</dc:date>
    <meta:editing-duration>PT20H56M23S</meta:editing-duration>
    <meta:editing-cycles>61</meta:editing-cycles>
    <meta:generator>LibreOffice/6.3.3.2$Windows_X86_64 LibreOffice_project/a64200df03143b798afd1ec74a12ab50359878ed</meta:generator>
    <meta:document-statistic meta:table-count="11" meta:cell-count="3459" meta:object-count="0"/>
  </office:meta>
</office:document-meta>
</file>